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182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20.44pt"/>
    </style:style>
    <style:style style:name="co7" style:family="table-column">
      <style:table-column-properties fo:break-before="auto" style:column-width="113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7.29pt" fo:break-before="auto" style:use-optimal-row-height="fals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6.91pt" fo:break-before="auto" style:use-optimal-row-height="false"/>
    </style:style>
    <style:style style:name="ro5" style:family="table-row">
      <style:table-row-properties style:row-height="32.29pt" fo:break-before="auto" style:use-optimal-row-height="false"/>
    </style:style>
    <style:style style:name="ro6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  <style:text-properties fo:color="#ff0000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wrap-option="wrap"/>
      <style:text-properties fo:color="#ff3333"/>
    </style:style>
    <style:style style:name="ce7" style:family="table-cell" style:parent-style-name="Default" style:data-style-name="N122"/>
  </office:automatic-styles>
  <office:body>
    <office:spreadsheet>
      <table:calculation-settings table:automatic-find-labels="false"/>
      <table:table table:name="24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2</text:p>
          </table:table-cell>
          <table:table-cell table:number-columns-repeated="3"/>
          <table:table-cell office:value-type="float" office:value="0.0638058421318011" calcext:value-type="float">
            <text:p>0.0638058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_h_b_c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725" calcext:value-type="float">
            <text:p>156.7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nit_hoist_len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19652123374188" calcext:value-type="float">
            <text:p>0.1965212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_limit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885" calcext:value-type="float">
            <text:p>50.8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limit_decay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  <table:table-cell office:value-type="float" office:value="0.0519945041933756" calcext:value-type="float">
            <text:p>0.0519945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_mi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2.328" calcext:value-type="float">
            <text:p>192.3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a_state</text:p>
          </table:table-cell>
          <table:table-cell office:value-type="string" calcext:value-type="string">
            <text:p>1,8</text:p>
          </table:table-cell>
          <table:table-cell table:number-columns-repeated="3"/>
          <table:table-cell office:value-type="float" office:value="0.0746289315111692" calcext:value-type="float">
            <text:p>0.0746289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speed</text:p>
          </table:table-cell>
          <table:table-cell office:value-type="string" calcext:value-type="string">
            <text:p>9/6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996" calcext:value-type="float">
            <text:p>133.9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ramp_up</text:p>
          </table:table-cell>
          <table:table-cell office:value-type="string" calcext:value-type="string">
            <text:p>3s to half max</text:p>
          </table:table-cell>
          <table:table-cell table:number-columns-repeated="3"/>
          <table:table-cell office:value-type="float" office:value="0.0715966492137188" calcext:value-type="float">
            <text:p>0.07159664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cl</text:p>
          </table:table-cell>
          <table:table-cell office:value-type="string" calcext:value-type="string">
            <text:p>(4.5/60)/15</text:p>
          </table:table-cell>
          <table:table-cell table:style-name="ce3" office:value-type="string" calcext:value-type="string">
            <text:p>this is wrong, should be in second not in 0.2 second, should be (4.5/60)/3, however training is not effected because self.accl is not multiplied by self.dt, However, use the correct accl and accl*self.dt from next ex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9.671" calcext:value-type="float">
            <text:p>139.6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0.2s</text:p>
          </table:table-cell>
          <table:table-cell table:number-columns-repeated="3"/>
          <table:table-cell office:value-type="float" office:value="0.0235124849497037" calcext:value-type="float">
            <text:p>0.0235124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600s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reimpact_step</text:p>
          </table:table-cell>
          <table:table-cell office:value-type="string" calcext:value-type="string">
            <text:p>300 steps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ramp up for extra payout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  <table:table-cell office:value-type="float" office:value="0.120255382893673" calcext:value-type="float">
            <text:p>0.1202553829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tate len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cur_d_cb + cur_speed+ pred+ wave_heights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156" calcext:value-type="float">
            <text:p>83.1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string" calcext:value-type="string">
            <text:p>resp</text:p>
          </table:table-cell>
          <table:table-cell table:style-name="ce1" office:value-type="string" calcext:value-type="string">
            <text:p>changes of initial distance ct and barge</text:p>
          </table:table-cell>
          <table:table-cell office:value-type="string" calcext:value-type="string">
            <text:p>“relative_motion.stf_plt”</text:p>
          </table:table-cell>
          <table:table-cell table:number-columns-repeated="2"/>
          <table:table-cell office:value-type="float" office:value="0.146657534415953" calcext:value-type="float">
            <text:p>0.1466575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d_len</text:p>
          </table:table-cell>
          <table:table-cell office:value-type="string" calcext:value-type="string">
            <text:p>15s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pred</text:p>
          </table:table-cell>
          <table:table-cell table:style-name="ce1" office:value-type="string" calcext:value-type="string">
            <text:p>cur_d_cb + timetrace of resp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186" calcext:value-type="float">
            <text:p>68.1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1" office:value-type="string" calcext:value-type="string">
            <text:p>num_wave_height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138679861528184" calcext:value-type="float">
            <text:p>0.13867986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109" calcext:value-type="float">
            <text:p>72.1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  <table:table-cell office:value-type="float" office:value="0.113473977874516" calcext:value-type="float">
            <text:p>0.1134739779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vel</text:p>
          </table:table-cell>
          <table:table-cell table:style-name="ce1" office:value-type="string" calcext:value-type="string">
            <text:p>vel&lt;0.3;min(10 * 1 / vel, 200)</text:p>
          </table:table-cell>
          <table:table-cell table:style-name="ce1" office:value-type="string" calcext:value-type="string">
            <text:p>Vel Else: -3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126" calcext:value-type="float">
            <text:p>88.1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ouch limit</text:p>
          </table:table-cell>
          <table:table-cell table:style-name="ce1" office:value-type="string" calcext:value-type="string">
            <text:p>touch limit: -20</text:p>
          </table:table-cell>
          <table:table-cell table:number-columns-repeated="3"/>
          <table:table-cell office:value-type="float" office:value="0.0799240138633373" calcext:value-type="float">
            <text:p>0.0799240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impact</text:p>
          </table:table-cell>
          <table:table-cell table:style-name="ce1" office:value-type="string" calcext:value-type="string">
            <text:p>Reimpact: -10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119" calcext:value-type="float">
            <text:p>125.1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0.246776338111765" calcext:value-type="float">
            <text:p>0.2467763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523" calcext:value-type="float">
            <text:p>40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0.0802563440592508" calcext:value-type="float">
            <text:p>0.08025634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uch limit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4.601" calcext:value-type="float">
            <text:p>124.6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uch barge</text:p>
          </table:table-cell>
          <table:table-cell table:number-columns-repeated="4"/>
          <table:table-cell office:value-type="float" office:value="0.127786556056178" calcext:value-type="float">
            <text:p>0.12778655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255" calcext:value-type="float">
            <text:p>78.2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  <table:table-cell office:value-type="float" office:value="0.144452162743445" calcext:value-type="float">
            <text:p>0.1444521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-train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227" calcext:value-type="float">
            <text:p>69.2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101129317283899" calcext:value-type="float">
            <text:p>0.1011293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883" calcext:value-type="float">
            <text:p>98.8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" calcext:value-type="float">
            <text:p>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893024357632655" calcext:value-type="float">
            <text:p>0.0893024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979" calcext:value-type="float">
            <text:p>111.9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" office:value-type="float" office:value="0.001" calcext:value-type="float">
            <text:p>1.00E-03</text:p>
          </table:table-cell>
          <table:table-cell table:number-columns-repeated="3"/>
          <table:table-cell office:value-type="float" office:value="0.0556661463308483" calcext:value-type="float">
            <text:p>0.0556661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9.642" calcext:value-type="float">
            <text:p>179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0.0807712515887005" calcext:value-type="float">
            <text:p>0.08077125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3.806" calcext:value-type="float">
            <text:p>123.8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0.124862914515118" calcext:value-type="float">
            <text:p>0.12486291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088" calcext:value-type="float">
            <text:p>80.0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0.0883798723468665" calcext:value-type="float">
            <text:p>0.08837987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148" calcext:value-type="float">
            <text:p>113.1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0.0442894007513139" calcext:value-type="float">
            <text:p>0.04428940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0.0407117780952415" calcext:value-type="float">
            <text:p>0.04071177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0.067490059755837" calcext:value-type="float">
            <text:p>0.06749005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8.17" calcext:value-type="float">
            <text:p>148.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0.136515003049063" calcext:value-type="float">
            <text:p>0.1365150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252" calcext:value-type="float">
            <text:p>73.2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0.0482079471295549" calcext:value-type="float">
            <text:p>0.04820794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0.0497343415689144" calcext:value-type="float">
            <text:p>0.04973434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0.123205722731887" calcext:value-type="float">
            <text:p>0.12320572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65" calcext:value-type="float">
            <text:p>81.1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0.12398833869236" calcext:value-type="float">
            <text:p>0.12398833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653" calcext:value-type="float">
            <text:p>80.6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0.103088636242097" calcext:value-type="float">
            <text:p>0.10308863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004" calcext:value-type="float">
            <text:p>97.0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0.0431822165656826" calcext:value-type="float">
            <text:p>0.04318221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0.0521062433146469" calcext:value-type="float">
            <text:p>0.05210624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1.916" calcext:value-type="float">
            <text:p>191.9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0.0449952182823488" calcext:value-type="float">
            <text:p>0.04499521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0.046301306009422" calcext:value-type="float">
            <text:p>0.0463013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0.0451365553438521" calcext:value-type="float">
            <text:p>0.04513655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0.868267054154437" calcext:value-type="float">
            <text:p>0.86826705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.40302005805206" calcext:value-type="float">
            <text:p>1.40302005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0.147943454023141" calcext:value-type="float">
            <text:p>0.1479434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593" calcext:value-type="float">
            <text:p>67.5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.0845288431485702" calcext:value-type="float">
            <text:p>0.08452884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8.303" calcext:value-type="float">
            <text:p>118.3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0.058628074613214" calcext:value-type="float">
            <text:p>0.05862807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567" calcext:value-type="float">
            <text:p>170.5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0.147877371212397" calcext:value-type="float">
            <text:p>0.14787737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624" calcext:value-type="float">
            <text:p>67.6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0.102267856520655" calcext:value-type="float">
            <text:p>0.10226785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782" calcext:value-type="float">
            <text:p>97.7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0.131779025489172" calcext:value-type="float">
            <text:p>0.13177902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885" calcext:value-type="float">
            <text:p>75.8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0.101538391208118" calcext:value-type="float">
            <text:p>0.10153839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485" calcext:value-type="float">
            <text:p>98.4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0.0948369389541259" calcext:value-type="float">
            <text:p>0.0948369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444" calcext:value-type="float">
            <text:p>105.4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.0737205304520661" calcext:value-type="float">
            <text:p>0.07372053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5.647" calcext:value-type="float">
            <text:p>135.6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0.0298243085925609" calcext:value-type="float">
            <text:p>0.02982430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0.0502070039781444" calcext:value-type="float">
            <text:p>0.0502070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9.175" calcext:value-type="float">
            <text:p>199.1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0.218559485058352" calcext:value-type="float">
            <text:p>0.21855948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754" calcext:value-type="float">
            <text:p>45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0.0679188982835033" calcext:value-type="float">
            <text:p>0.06791889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234" calcext:value-type="float">
            <text:p>147.2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.0596780051903867" calcext:value-type="float">
            <text:p>0.05967800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566" calcext:value-type="float">
            <text:p>167.5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0.048658585308754" calcext:value-type="float">
            <text:p>0.04865858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.118921664082139" calcext:value-type="float">
            <text:p>0.11892166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089" calcext:value-type="float">
            <text:p>84.0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0.180101430629334" calcext:value-type="float">
            <text:p>0.18010143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524" calcext:value-type="float">
            <text:p>55.5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0.135148104696219" calcext:value-type="float">
            <text:p>0.13514810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993" calcext:value-type="float">
            <text:p>73.9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0.121435195151909" calcext:value-type="float">
            <text:p>0.12143519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348" calcext:value-type="float">
            <text:p>82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0.181799868814974" calcext:value-type="float">
            <text:p>0.18179986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006" calcext:value-type="float">
            <text:p>55.0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5"/>
          <table:table-cell office:value-type="float" office:value="0.200713425880616" calcext:value-type="float">
            <text:p>0.20071342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22" calcext:value-type="float">
            <text:p>49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0.0735044766954296" calcext:value-type="float">
            <text:p>0.07350447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6.046" calcext:value-type="float">
            <text:p>136.0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0.149212549590851" calcext:value-type="float">
            <text:p>0.14921254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018" calcext:value-type="float">
            <text:p>67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0.0883577099241428" calcext:value-type="float">
            <text:p>0.08835770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176" calcext:value-type="float">
            <text:p>113.1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0.0558450341047756" calcext:value-type="float">
            <text:p>0.05584503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9.067" calcext:value-type="float">
            <text:p>179.0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0.135023687550762" calcext:value-type="float">
            <text:p>0.13502368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061" calcext:value-type="float">
            <text:p>74.0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0.108230582396169" calcext:value-type="float">
            <text:p>0.10823058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395" calcext:value-type="float">
            <text:p>92.3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.100203339736815" calcext:value-type="float">
            <text:p>0.10020333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797" calcext:value-type="float">
            <text:p>99.7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0.0847504800303689" calcext:value-type="float">
            <text:p>0.084750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993" calcext:value-type="float">
            <text:p>117.9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0.090547141149262" calcext:value-type="float">
            <text:p>0.09054714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44" calcext:value-type="float">
            <text:p>110.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0.0612915803398284" calcext:value-type="float">
            <text:p>0.06129158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155" calcext:value-type="float">
            <text:p>163.1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0.118954009190411" calcext:value-type="float">
            <text:p>0.11895400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066" calcext:value-type="float">
            <text:p>84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0.0658927294363476" calcext:value-type="float">
            <text:p>0.06589272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762" calcext:value-type="float">
            <text:p>151.7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0.0596172081170021" calcext:value-type="float">
            <text:p>0.05961720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737" calcext:value-type="float">
            <text:p>167.7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0.100038249123013" calcext:value-type="float">
            <text:p>0.10003824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962" calcext:value-type="float">
            <text:p>99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0.0458094275511467" calcext:value-type="float">
            <text:p>0.04580942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0.108399088219171" calcext:value-type="float">
            <text:p>0.10839908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252" calcext:value-type="float">
            <text:p>92.2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0.133555642603627" calcext:value-type="float">
            <text:p>0.13355564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875" calcext:value-type="float">
            <text:p>74.8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0.156476563982375" calcext:value-type="float">
            <text:p>0.1564765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907" calcext:value-type="float">
            <text:p>63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0.0744721196377007" calcext:value-type="float">
            <text:p>0.07447211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4.278" calcext:value-type="float">
            <text:p>134.2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0.086703889872064" calcext:value-type="float">
            <text:p>0.08670388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5.335" calcext:value-type="float">
            <text:p>115.3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0.0906264340848928" calcext:value-type="float">
            <text:p>0.09062643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343" calcext:value-type="float">
            <text:p>110.3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0.134198726660237" calcext:value-type="float">
            <text:p>0.13419872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516" calcext:value-type="float">
            <text:p>74.5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0.121069584890492" calcext:value-type="float">
            <text:p>0.12106958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597" calcext:value-type="float">
            <text:p>82.5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0.0998144460054817" calcext:value-type="float">
            <text:p>0.0998144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186" calcext:value-type="float">
            <text:p>100.1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0.0700699917515291" calcext:value-type="float">
            <text:p>0.07006999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2.714" calcext:value-type="float">
            <text:p>142.7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0.0731906454891362" calcext:value-type="float">
            <text:p>0.07319064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6.629" calcext:value-type="float">
            <text:p>136.6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float" office:value="0.0606528501863934" calcext:value-type="float">
            <text:p>0.06065285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873" calcext:value-type="float">
            <text:p>164.8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0.104257096924805" calcext:value-type="float">
            <text:p>0.10425709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917" calcext:value-type="float">
            <text:p>95.9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0.153044424886675" calcext:value-type="float">
            <text:p>0.15304442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341" calcext:value-type="float">
            <text:p>65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0.0941641060563025" calcext:value-type="float">
            <text:p>0.09416410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198" calcext:value-type="float">
            <text:p>106.1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0.0299796877752989" calcext:value-type="float">
            <text:p>0.02997968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0.139686682357869" calcext:value-type="float">
            <text:p>0.13968668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589" calcext:value-type="float">
            <text:p>71.5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0.0940044954364261" calcext:value-type="float">
            <text:p>0.09400449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378" calcext:value-type="float">
            <text:p>106.3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.18445720660301" calcext:value-type="float">
            <text:p>0.18445720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213" calcext:value-type="float">
            <text:p>54.2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0.0258990441944551" calcext:value-type="float">
            <text:p>0.02589904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0.0358249929965648" calcext:value-type="float">
            <text:p>0.0358249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office:value-type="float" office:value="0.0801250377656793" calcext:value-type="float">
            <text:p>0.08012503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4.805" calcext:value-type="float">
            <text:p>124.8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0.062147186696615" calcext:value-type="float">
            <text:p>0.06214718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908" calcext:value-type="float">
            <text:p>160.9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0.11462778103871" calcext:value-type="float">
            <text:p>0.1146277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239" calcext:value-type="float">
            <text:p>87.2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0.0747443549179039" calcext:value-type="float">
            <text:p>0.07474435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789" calcext:value-type="float">
            <text:p>133.7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0.181618940928763" calcext:value-type="float">
            <text:p>0.18161894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06" calcext:value-type="float">
            <text:p>55.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0.0839884130839241" calcext:value-type="float">
            <text:p>0.08398841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064" calcext:value-type="float">
            <text:p>119.0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0.0587992243972568" calcext:value-type="float">
            <text:p>0.05879922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07" calcext:value-type="float">
            <text:p>170.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0.117178400669467" calcext:value-type="float">
            <text:p>0.11717840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34" calcext:value-type="float">
            <text:p>85.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.0590664540897112" calcext:value-type="float">
            <text:p>0.05906645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301" calcext:value-type="float">
            <text:p>169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0.13737397528435" calcext:value-type="float">
            <text:p>0.13737397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794" calcext:value-type="float">
            <text:p>72.7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0.218675784734286" calcext:value-type="float">
            <text:p>0.21867578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73" calcext:value-type="float">
            <text:p>45.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0.328379443013649" calcext:value-type="float">
            <text:p>0.3283794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0.123244749929698" calcext:value-type="float">
            <text:p>0.12324474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39" calcext:value-type="float">
            <text:p>81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0.156189265631443" calcext:value-type="float">
            <text:p>0.15618926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025" calcext:value-type="float">
            <text:p>64.0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5"/>
          <table:table-cell office:value-type="float" office:value="0.112413875678401" calcext:value-type="float">
            <text:p>0.11241387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957" calcext:value-type="float">
            <text:p>88.9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office:value-type="float" office:value="0.0441911533559036" calcext:value-type="float">
            <text:p>0.04419115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0.134275439718161" calcext:value-type="float">
            <text:p>0.13427543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474" calcext:value-type="float">
            <text:p>74.4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office:value-type="float" office:value="0.0493524471902251" calcext:value-type="float">
            <text:p>0.04935244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0.0667163361597378" calcext:value-type="float">
            <text:p>0.06671633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888" calcext:value-type="float">
            <text:p>149.8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0.130730258347631" calcext:value-type="float">
            <text:p>0.13073025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493" calcext:value-type="float">
            <text:p>76.4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0.187365914030471" calcext:value-type="float">
            <text:p>0.1873659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372" calcext:value-type="float">
            <text:p>53.3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0.128133534852006" calcext:value-type="float">
            <text:p>0.12813353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044" calcext:value-type="float">
            <text:p>78.0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0.107668899037741" calcext:value-type="float">
            <text:p>0.1076688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877" calcext:value-type="float">
            <text:p>92.8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0.094273311777533" calcext:value-type="float">
            <text:p>0.09427331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075" calcext:value-type="float">
            <text:p>106.0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0.11597580381097" calcext:value-type="float">
            <text:p>0.11597580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225" calcext:value-type="float">
            <text:p>86.2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123532279495908" calcext:value-type="float">
            <text:p>0.12353227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951" calcext:value-type="float">
            <text:p>80.9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0.0405263977507264" calcext:value-type="float">
            <text:p>0.04052639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0.0820775997508605" calcext:value-type="float">
            <text:p>0.08207759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1.836" calcext:value-type="float">
            <text:p>121.8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0.119091861746172" calcext:value-type="float">
            <text:p>0.11909186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969" calcext:value-type="float">
            <text:p>83.9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0.115473128844634" calcext:value-type="float">
            <text:p>0.11547312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6" calcext:value-type="float">
            <text:p>86.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0.0568272048977114" calcext:value-type="float">
            <text:p>0.05682720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972" calcext:value-type="float">
            <text:p>175.9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.0931405777684713" calcext:value-type="float">
            <text:p>0.09314057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365" calcext:value-type="float">
            <text:p>107.3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0.0637063739477028" calcext:value-type="float">
            <text:p>0.06370637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97" calcext:value-type="float">
            <text:p>156.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0.154826790269018" calcext:value-type="float">
            <text:p>0.15482679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588" calcext:value-type="float">
            <text:p>64.5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0.12072864436445" calcext:value-type="float">
            <text:p>0.12072864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83" calcext:value-type="float">
            <text:p>82.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0.0509942556382015" calcext:value-type="float">
            <text:p>0.05099425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6.101" calcext:value-type="float">
            <text:p>196.1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0.123063276114523" calcext:value-type="float">
            <text:p>0.12306327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259" calcext:value-type="float">
            <text:p>81.2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0.232194019416463" calcext:value-type="float">
            <text:p>0.23219401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067" calcext:value-type="float">
            <text:p>43.0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0.0363427475839728" calcext:value-type="float">
            <text:p>0.03634274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0.183051277789996" calcext:value-type="float">
            <text:p>0.18305127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63" calcext:value-type="float">
            <text:p>54.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0.0438096981340586" calcext:value-type="float">
            <text:p>0.04380969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0.114970660157061" calcext:value-type="float">
            <text:p>0.11497066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979" calcext:value-type="float">
            <text:p>86.9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0.109034064187599" calcext:value-type="float">
            <text:p>0.10903406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714" calcext:value-type="float">
            <text:p>91.7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0.265283230294369" calcext:value-type="float">
            <text:p>0.26528323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696" calcext:value-type="float">
            <text:p>37.6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float" office:value="0.178230229129159" calcext:value-type="float">
            <text:p>0.17823022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107" calcext:value-type="float">
            <text:p>56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0.028720989118769" calcext:value-type="float">
            <text:p>0.02872098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0.131231025898044" calcext:value-type="float">
            <text:p>0.13123102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201" calcext:value-type="float">
            <text:p>76.2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0.118353451189241" calcext:value-type="float">
            <text:p>0.11835345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493" calcext:value-type="float">
            <text:p>84.4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0.111778508700713" calcext:value-type="float">
            <text:p>0.11177850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463" calcext:value-type="float">
            <text:p>89.4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0419467268281881" calcext:value-type="float">
            <text:p>0.04194672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0.0248535273446215" calcext:value-type="float">
            <text:p>0.02485352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0.134927372430553" calcext:value-type="float">
            <text:p>0.13492737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114" calcext:value-type="float">
            <text:p>74.1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0.0971007298767379" calcext:value-type="float">
            <text:p>0.09710072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986" calcext:value-type="float">
            <text:p>102.9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0.0606897996915912" calcext:value-type="float">
            <text:p>0.06068979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772" calcext:value-type="float">
            <text:p>164.7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0.151609438522975" calcext:value-type="float">
            <text:p>0.15160943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959" calcext:value-type="float">
            <text:p>65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0.0722380574644355" calcext:value-type="float">
            <text:p>0.07223805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431" calcext:value-type="float">
            <text:p>138.4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0.0647136685539618" calcext:value-type="float">
            <text:p>0.06471366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527" calcext:value-type="float">
            <text:p>154.5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0.23688761906576" calcext:value-type="float">
            <text:p>0.23688761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214" calcext:value-type="float">
            <text:p>42.2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0.191946627979451" calcext:value-type="float">
            <text:p>0.1919466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098" calcext:value-type="float">
            <text:p>52.0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0.122930093642522" calcext:value-type="float">
            <text:p>0.12293009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347" calcext:value-type="float">
            <text:p>81.3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.125118426545825" calcext:value-type="float">
            <text:p>0.12511842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924" calcext:value-type="float">
            <text:p>79.9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0.132868156644355" calcext:value-type="float">
            <text:p>0.13286815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63" calcext:value-type="float">
            <text:p>75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0.220988781439146" calcext:value-type="float">
            <text:p>0.22098878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251" calcext:value-type="float">
            <text:p>45.2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0.0984813014364683" calcext:value-type="float">
            <text:p>0.09848130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542" calcext:value-type="float">
            <text:p>101.5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0.134673367835445" calcext:value-type="float">
            <text:p>0.13467336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254" calcext:value-type="float">
            <text:p>74.2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0.171635529512155" calcext:value-type="float">
            <text:p>0.17163552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263" calcext:value-type="float">
            <text:p>58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0.0525633957504468" calcext:value-type="float">
            <text:p>0.05256339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0.246" calcext:value-type="float">
            <text:p>190.2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0.00544662647040894" calcext:value-type="float">
            <text:p>0.00544662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5"/>
          <table:table-cell office:value-type="float" office:value="0.0629300997019033" calcext:value-type="float">
            <text:p>0.06293009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906" calcext:value-type="float">
            <text:p>158.9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0.165407231675481" calcext:value-type="float">
            <text:p>0.16540723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457" calcext:value-type="float">
            <text:p>60.4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0.067620242008708" calcext:value-type="float">
            <text:p>0.0676202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885" calcext:value-type="float">
            <text:p>147.8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0.0661715895176851" calcext:value-type="float">
            <text:p>0.06617158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122" calcext:value-type="float">
            <text:p>151.1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0.237160337784719" calcext:value-type="float">
            <text:p>0.23716033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166" calcext:value-type="float">
            <text:p>42.1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0.101594910168217" calcext:value-type="float">
            <text:p>0.10159491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43" calcext:value-type="float">
            <text:p>98.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.072286161206323" calcext:value-type="float">
            <text:p>0.07228616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339" calcext:value-type="float">
            <text:p>138.3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0.136286529805938" calcext:value-type="float">
            <text:p>0.13628652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375" calcext:value-type="float">
            <text:p>73.3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.048091436569333" calcext:value-type="float">
            <text:p>0.04809143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0.074665348938332" calcext:value-type="float">
            <text:p>0.07466534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931" calcext:value-type="float">
            <text:p>133.9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0.0148663271763283" calcext:value-type="float">
            <text:p>0.01486632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office:value-type="float" office:value="0.0717528947387347" calcext:value-type="float">
            <text:p>0.07175289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9.367" calcext:value-type="float">
            <text:p>139.3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0.284260478385159" calcext:value-type="float">
            <text:p>0.28426047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179" calcext:value-type="float">
            <text:p>35.1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0.10855182462298" calcext:value-type="float">
            <text:p>0.10855182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122" calcext:value-type="float">
            <text:p>92.1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0.0446650621972644" calcext:value-type="float">
            <text:p>0.04466506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0.0546330875686785" calcext:value-type="float">
            <text:p>0.05463308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039" calcext:value-type="float">
            <text:p>183.0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0.0735751530148576" calcext:value-type="float">
            <text:p>0.0735751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5.915" calcext:value-type="float">
            <text:p>135.9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0.0627469263826619" calcext:value-type="float">
            <text:p>0.06274692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37" calcext:value-type="float">
            <text:p>159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0.0853534368882159" calcext:value-type="float">
            <text:p>0.08535343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16" calcext:value-type="float">
            <text:p>117.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0.107746554885475" calcext:value-type="float">
            <text:p>0.10774655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81" calcext:value-type="float">
            <text:p>92.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0.162747441323896" calcext:value-type="float">
            <text:p>0.16274744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445" calcext:value-type="float">
            <text:p>61.4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0.148255355739026" calcext:value-type="float">
            <text:p>0.14825535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451" calcext:value-type="float">
            <text:p>67.4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office:value-type="float" office:value="0.0936487027264388" calcext:value-type="float">
            <text:p>0.09364870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782" calcext:value-type="float">
            <text:p>106.7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0.133044184246787" calcext:value-type="float">
            <text:p>0.13304418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163" calcext:value-type="float">
            <text:p>75.1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0.0145695641581156" calcext:value-type="float">
            <text:p>0.01456956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1.57877134044959" calcext:value-type="float">
            <text:p>1.57877134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0.075454801693855" calcext:value-type="float">
            <text:p>0.07545480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2.53" calcext:value-type="float">
            <text:p>132.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0.090438238021191" calcext:value-type="float">
            <text:p>0.0904382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573" calcext:value-type="float">
            <text:p>110.5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0.0262425594618865" calcext:value-type="float">
            <text:p>0.02624255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0.124496068363564" calcext:value-type="float">
            <text:p>0.12449606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324" calcext:value-type="float">
            <text:p>80.3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0.2403346457218" calcext:value-type="float">
            <text:p>0.24033464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609" calcext:value-type="float">
            <text:p>41.6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0.0711052522544442" calcext:value-type="float">
            <text:p>0.07110525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0.637" calcext:value-type="float">
            <text:p>140.6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0.142194035807925" calcext:value-type="float">
            <text:p>0.14219403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326" calcext:value-type="float">
            <text:p>70.3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0.101791756365852" calcext:value-type="float">
            <text:p>0.10179175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24" calcext:value-type="float">
            <text:p>98.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0.0362607119463387" calcext:value-type="float">
            <text:p>0.03626071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0.125439600332067" calcext:value-type="float">
            <text:p>0.12543960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72" calcext:value-type="float">
            <text:p>79.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0.142366116229358" calcext:value-type="float">
            <text:p>0.14236611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241" calcext:value-type="float">
            <text:p>70.2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0.117911902281316" calcext:value-type="float">
            <text:p>0.11791190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809" calcext:value-type="float">
            <text:p>84.8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5"/>
          <table:table-cell office:value-type="float" office:value="0.0912164258860049" calcext:value-type="float">
            <text:p>0.09121642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9.629" calcext:value-type="float">
            <text:p>109.6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0.100867578802442" calcext:value-type="float">
            <text:p>0.10086757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14" calcext:value-type="float">
            <text:p>99.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0.126331819704317" calcext:value-type="float">
            <text:p>0.12633181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157" calcext:value-type="float">
            <text:p>79.1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0.116181018735357" calcext:value-type="float">
            <text:p>0.11618101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073" calcext:value-type="float">
            <text:p>86.0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0.0978061106499784" calcext:value-type="float">
            <text:p>0.09780611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243" calcext:value-type="float">
            <text:p>102.2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0.618299836605649" calcext:value-type="float">
            <text:p>0.61829983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0.142353914122833" calcext:value-type="float">
            <text:p>0.14235391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247" calcext:value-type="float">
            <text:p>70.2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float" office:value="0.056936757753272" calcext:value-type="float">
            <text:p>0.05693675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633" calcext:value-type="float">
            <text:p>175.6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0.0748064344030031" calcext:value-type="float">
            <text:p>0.07480643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678" calcext:value-type="float">
            <text:p>133.6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0262339872625805" calcext:value-type="float">
            <text:p>0.02623398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0.0901124900558248" calcext:value-type="float">
            <text:p>0.09011249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972" calcext:value-type="float">
            <text:p>110.9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0.0877329075204525" calcext:value-type="float">
            <text:p>0.0877329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982" calcext:value-type="float">
            <text:p>113.9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0.14149702640351" calcext:value-type="float">
            <text:p>0.14149702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673" calcext:value-type="float">
            <text:p>70.6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0.0594529237432617" calcext:value-type="float">
            <text:p>0.05945292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2" calcext:value-type="float">
            <text:p>168.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0.182876654289386" calcext:value-type="float">
            <text:p>0.18287665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682" calcext:value-type="float">
            <text:p>54.6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office:value-type="float" office:value="0.0588605409213727" calcext:value-type="float">
            <text:p>0.05886054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93" calcext:value-type="float">
            <text:p>169.8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0.117032370304626" calcext:value-type="float">
            <text:p>0.11703237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446" calcext:value-type="float">
            <text:p>85.4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0.0206849419916555" calcext:value-type="float">
            <text:p>0.0206849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0.0219465818503473" calcext:value-type="float">
            <text:p>0.02194658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0.0398961672221354" calcext:value-type="float">
            <text:p>0.03989616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0.0938869158001499" calcext:value-type="float">
            <text:p>0.09388691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511" calcext:value-type="float">
            <text:p>106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float" office:value="0.117685655468653" calcext:value-type="float">
            <text:p>0.11768565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972" calcext:value-type="float">
            <text:p>84.9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0.187118162451565" calcext:value-type="float">
            <text:p>0.18711816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442" calcext:value-type="float">
            <text:p>53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0.142069244400043" calcext:value-type="float">
            <text:p>0.14206924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388" calcext:value-type="float">
            <text:p>70.3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0.0734263193169493" calcext:value-type="float">
            <text:p>0.07342631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6.191" calcext:value-type="float">
            <text:p>136.1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0.0669482748183992" calcext:value-type="float">
            <text:p>0.06694827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369" calcext:value-type="float">
            <text:p>149.3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0.0958866184330543" calcext:value-type="float">
            <text:p>0.09588661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29" calcext:value-type="float">
            <text:p>104.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0.0536089138615203" calcext:value-type="float">
            <text:p>0.05360891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536" calcext:value-type="float">
            <text:p>186.5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0.25972927453787" calcext:value-type="float">
            <text:p>0.25972927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502" calcext:value-type="float">
            <text:p>38.5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0.0646363207967671" calcext:value-type="float">
            <text:p>0.06463632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712" calcext:value-type="float">
            <text:p>154.7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0.0475836239576744" calcext:value-type="float">
            <text:p>0.0475836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0.109358446098238" calcext:value-type="float">
            <text:p>0.10935844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442" calcext:value-type="float">
            <text:p>91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0.20599698794765" calcext:value-type="float">
            <text:p>0.20599698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544" calcext:value-type="float">
            <text:p>48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0.0898583403276376" calcext:value-type="float">
            <text:p>0.08985834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286" calcext:value-type="float">
            <text:p>111.2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0.113204442802148" calcext:value-type="float">
            <text:p>0.11320444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336" calcext:value-type="float">
            <text:p>88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office:value-type="float" office:value="0.161842519587241" calcext:value-type="float">
            <text:p>0.16184251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788" calcext:value-type="float">
            <text:p>61.7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0.0635550868781376" calcext:value-type="float">
            <text:p>0.06355508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344" calcext:value-type="float">
            <text:p>157.3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0485829539760108" calcext:value-type="float">
            <text:p>0.0485829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0.119321004369519" calcext:value-type="float">
            <text:p>0.11932100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808" calcext:value-type="float">
            <text:p>83.8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0.0446269472525707" calcext:value-type="float">
            <text:p>0.04462694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0.137805907765101" calcext:value-type="float">
            <text:p>0.13780590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566" calcext:value-type="float">
            <text:p>72.5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0.0431845121060714" calcext:value-type="float">
            <text:p>0.04318451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0.0885941168630566" calcext:value-type="float">
            <text:p>0.08859411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874" calcext:value-type="float">
            <text:p>112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0.132410250689397" calcext:value-type="float">
            <text:p>0.13241025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523" calcext:value-type="float">
            <text:p>75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0.0134303181217632" calcext:value-type="float">
            <text:p>0.01343031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0.0679664068096564" calcext:value-type="float">
            <text:p>0.06796640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132" calcext:value-type="float">
            <text:p>147.1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0.0754481442558674" calcext:value-type="float">
            <text:p>0.07544814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2.541" calcext:value-type="float">
            <text:p>132.5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0.0349201964645474" calcext:value-type="float">
            <text:p>0.03492019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0.10491188245485" calcext:value-type="float">
            <text:p>0.10491188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318" calcext:value-type="float">
            <text:p>95.3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0.0825042147562272" calcext:value-type="float">
            <text:p>0.08250421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1.206" calcext:value-type="float">
            <text:p>121.2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0.121569342099459" calcext:value-type="float">
            <text:p>0.12156934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258" calcext:value-type="float">
            <text:p>82.2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0.0941641394370851" calcext:value-type="float">
            <text:p>0.09416413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198" calcext:value-type="float">
            <text:p>106.1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0.10976931866705" calcext:value-type="float">
            <text:p>0.10976931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1" calcext:value-type="float">
            <text:p>91.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0.013969625273802" calcext:value-type="float">
            <text:p>0.01396962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0.0755532295109429" calcext:value-type="float">
            <text:p>0.07555322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2.357" calcext:value-type="float">
            <text:p>132.3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0.148495516412366" calcext:value-type="float">
            <text:p>0.14849551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342" calcext:value-type="float">
            <text:p>67.3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0.140401909321781" calcext:value-type="float">
            <text:p>0.14040190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224" calcext:value-type="float">
            <text:p>71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0.0470884639240499" calcext:value-type="float">
            <text:p>0.04708846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0.108820080022909" calcext:value-type="float">
            <text:p>0.108820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895" calcext:value-type="float">
            <text:p>91.8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0.16389929946417" calcext:value-type="float">
            <text:p>0.16389929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013" calcext:value-type="float">
            <text:p>61.0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0.00469235347543062" calcext:value-type="float">
            <text:p>0.00469235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0.237531904265387" calcext:value-type="float">
            <text:p>0.23753190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1" calcext:value-type="float">
            <text:p>42.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0.0603882322629268" calcext:value-type="float">
            <text:p>0.06038823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595" calcext:value-type="float">
            <text:p>165.5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0.153365079733776" calcext:value-type="float">
            <text:p>0.15336507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204" calcext:value-type="float">
            <text:p>65.2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0.153619967823868" calcext:value-type="float">
            <text:p>0.15361996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096" calcext:value-type="float">
            <text:p>65.0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0.0965303649234173" calcext:value-type="float">
            <text:p>0.09653036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594" calcext:value-type="float">
            <text:p>103.5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0.0659079549190622" calcext:value-type="float">
            <text:p>0.06590795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727" calcext:value-type="float">
            <text:p>151.7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0.0860005183423507" calcext:value-type="float">
            <text:p>0.08600051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278" calcext:value-type="float">
            <text:p>116.2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0.111107263917285" calcext:value-type="float">
            <text:p>0.11110726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003" calcext:value-type="float">
            <text:p>90.0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0.125160426251494" calcext:value-type="float">
            <text:p>0.12516042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897" calcext:value-type="float">
            <text:p>79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0.119109222146161" calcext:value-type="float">
            <text:p>0.11910922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957" calcext:value-type="float">
            <text:p>83.9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0.152287372363285" calcext:value-type="float">
            <text:p>0.15228737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665" calcext:value-type="float">
            <text:p>65.6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0.0346121511159936" calcext:value-type="float">
            <text:p>0.03461215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0.0990848877389983" calcext:value-type="float">
            <text:p>0.09908488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924" calcext:value-type="float">
            <text:p>100.9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0.0931211689151201" calcext:value-type="float">
            <text:p>0.09312116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387" calcext:value-type="float">
            <text:p>107.3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0.0985053024538107" calcext:value-type="float">
            <text:p>0.09850530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517" calcext:value-type="float">
            <text:p>101.5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0.044852748932831" calcext:value-type="float">
            <text:p>0.04485274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5"/>
          <table:table-cell office:value-type="float" office:value="0.159220425074107" calcext:value-type="float">
            <text:p>0.15922042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806" calcext:value-type="float">
            <text:p>62.8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0.0610348550361906" calcext:value-type="float">
            <text:p>0.0610348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841" calcext:value-type="float">
            <text:p>163.8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0.040673003704601" calcext:value-type="float">
            <text:p>0.04067300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0.0333796764159811" calcext:value-type="float">
            <text:p>0.03337967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0.122848322240445" calcext:value-type="float">
            <text:p>0.12284832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401" calcext:value-type="float">
            <text:p>81.4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0.0356180562076069" calcext:value-type="float">
            <text:p>0.03561805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office:value-type="float" office:value="0.134449249135145" calcext:value-type="float">
            <text:p>0.13444924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378" calcext:value-type="float">
            <text:p>74.3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0.079487393287474" calcext:value-type="float">
            <text:p>0.07948739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806" calcext:value-type="float">
            <text:p>125.8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0.0535630853244928" calcext:value-type="float">
            <text:p>0.05356308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696" calcext:value-type="float">
            <text:p>186.6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0.038271347185832" calcext:value-type="float">
            <text:p>0.03827134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0.149804550746806" calcext:value-type="float">
            <text:p>0.14980455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54" calcext:value-type="float">
            <text:p>66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0.0519529111857864" calcext:value-type="float">
            <text:p>0.05195291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2.482" calcext:value-type="float">
            <text:p>192.4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0.0487782074361931" calcext:value-type="float">
            <text:p>0.04877820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0.0116965385856727" calcext:value-type="float">
            <text:p>0.01169653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0.107111820309864" calcext:value-type="float">
            <text:p>0.10711182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36" calcext:value-type="float">
            <text:p>93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0.0494330123469489" calcext:value-type="float">
            <text:p>0.04943301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0.013231782139691" calcext:value-type="float">
            <text:p>0.01323178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0.0798864166836744" calcext:value-type="float">
            <text:p>0.07988641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178" calcext:value-type="float">
            <text:p>125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office:value-type="float" office:value="0.121990024122676" calcext:value-type="float">
            <text:p>0.12199002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974" calcext:value-type="float">
            <text:p>81.9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5"/>
          <table:table-cell office:value-type="float" office:value="0.0948384563278015" calcext:value-type="float">
            <text:p>0.09483845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442" calcext:value-type="float">
            <text:p>105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0.0814706615064243" calcext:value-type="float">
            <text:p>0.08147066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744" calcext:value-type="float">
            <text:p>122.7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0.0160651267099521" calcext:value-type="float">
            <text:p>0.01606512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0.0860412235063368" calcext:value-type="float">
            <text:p>0.08604122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223" calcext:value-type="float">
            <text:p>116.2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0.16112349016284" calcext:value-type="float">
            <text:p>0.16112349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064" calcext:value-type="float">
            <text:p>62.0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0.0993265050853065" calcext:value-type="float">
            <text:p>0.09932650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678" calcext:value-type="float">
            <text:p>100.6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0.123236697152445" calcext:value-type="float">
            <text:p>0.12323669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45" calcext:value-type="float">
            <text:p>81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0.270716899193966" calcext:value-type="float">
            <text:p>0.27071689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939" calcext:value-type="float">
            <text:p>36.9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0.0979605779088555" calcext:value-type="float">
            <text:p>0.09796057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082" calcext:value-type="float">
            <text:p>102.0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0.106644677762437" calcext:value-type="float">
            <text:p>0.10664467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769" calcext:value-type="float">
            <text:p>93.7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0.0977773297730522" calcext:value-type="float">
            <text:p>0.09777732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273" calcext:value-type="float">
            <text:p>102.2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0.0543362364688971" calcext:value-type="float">
            <text:p>0.05433623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4.039" calcext:value-type="float">
            <text:p>184.0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float" office:value="0.104585281739133" calcext:value-type="float">
            <text:p>0.10458528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616" calcext:value-type="float">
            <text:p>95.6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0.053589492440187" calcext:value-type="float">
            <text:p>0.05358949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604" calcext:value-type="float">
            <text:p>186.6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0.142397809319794" calcext:value-type="float">
            <text:p>0.14239780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226" calcext:value-type="float">
            <text:p>70.2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0.0893217085353548" calcext:value-type="float">
            <text:p>0.08932170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955" calcext:value-type="float">
            <text:p>111.9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0491376182935888" calcext:value-type="float">
            <text:p>0.04913761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0.126949668261318" calcext:value-type="float">
            <text:p>0.12694966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771" calcext:value-type="float">
            <text:p>78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0.0494865337092687" calcext:value-type="float">
            <text:p>0.04948653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0.113608208129028" calcext:value-type="float">
            <text:p>0.11360820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022" calcext:value-type="float">
            <text:p>88.0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0.104493443539111" calcext:value-type="float">
            <text:p>0.10449344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0.0576348218903178" calcext:value-type="float">
            <text:p>0.05763482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506" calcext:value-type="float">
            <text:p>173.5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0.171727275553986" calcext:value-type="float">
            <text:p>0.17172727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232" calcext:value-type="float">
            <text:p>58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0.125031730862935" calcext:value-type="float">
            <text:p>0.12503173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98" calcext:value-type="float">
            <text:p>79.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0.140716533884069" calcext:value-type="float">
            <text:p>0.14071653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065" calcext:value-type="float">
            <text:p>71.0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0.0347822030524014" calcext:value-type="float">
            <text:p>0.03478220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.0369111471159833" calcext:value-type="float">
            <text:p>0.03691114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0783158219204427" calcext:value-type="float">
            <text:p>0.07831582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7.688" calcext:value-type="float">
            <text:p>127.6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0.112115928425114" calcext:value-type="float">
            <text:p>0.11211592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193" calcext:value-type="float">
            <text:p>89.1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0.183801569514301" calcext:value-type="float">
            <text:p>0.18380156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406" calcext:value-type="float">
            <text:p>54.4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0.0843721083417037" calcext:value-type="float">
            <text:p>0.08437210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8.523" calcext:value-type="float">
            <text:p>118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0.116680668641376" calcext:value-type="float">
            <text:p>0.11668066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704" calcext:value-type="float">
            <text:p>85.7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0.1308249703201" calcext:value-type="float">
            <text:p>0.13082497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438" calcext:value-type="float">
            <text:p>76.4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0.119678323869801" calcext:value-type="float">
            <text:p>0.11967832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557" calcext:value-type="float">
            <text:p>83.5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0.16441837060837" calcext:value-type="float">
            <text:p>0.16441837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82" calcext:value-type="float">
            <text:p>60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0.100149577577531" calcext:value-type="float">
            <text:p>0.10014957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851" calcext:value-type="float">
            <text:p>99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0.0368157065694508" calcext:value-type="float">
            <text:p>0.03681570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0.0130060349451533" calcext:value-type="float">
            <text:p>0.01300603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0.138008562619403" calcext:value-type="float">
            <text:p>0.13800856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459" calcext:value-type="float">
            <text:p>72.4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office:value-type="float" office:value="0.0988682961185994" calcext:value-type="float">
            <text:p>0.09886829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145" calcext:value-type="float">
            <text:p>101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0.0750174629187317" calcext:value-type="float">
            <text:p>0.07501746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302" calcext:value-type="float">
            <text:p>133.3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0.071182803659422" calcext:value-type="float">
            <text:p>0.07118280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0.0825806039613131" calcext:value-type="float">
            <text:p>0.0825806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1.094" calcext:value-type="float">
            <text:p>121.0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0.112846287533923" calcext:value-type="float">
            <text:p>0.11284628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616" calcext:value-type="float">
            <text:p>88.6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0.0688742429022948" calcext:value-type="float">
            <text:p>0.06887424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5.192" calcext:value-type="float">
            <text:p>145.1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0.0762373321584597" calcext:value-type="float">
            <text:p>0.07623733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1.169" calcext:value-type="float">
            <text:p>131.1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0.0879903249458281" calcext:value-type="float">
            <text:p>0.08799032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649" calcext:value-type="float">
            <text:p>113.6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0.0717042476517893" calcext:value-type="float">
            <text:p>0.07170424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9.462" calcext:value-type="float">
            <text:p>139.4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0.174625663187404" calcext:value-type="float">
            <text:p>0.17462566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265" calcext:value-type="float">
            <text:p>57.2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0.341217793571733" calcext:value-type="float">
            <text:p>0.34121779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0.138102297786915" calcext:value-type="float">
            <text:p>0.13810229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41" calcext:value-type="float">
            <text:p>72.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0.150722764988664" calcext:value-type="float">
            <text:p>0.1507227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347" calcext:value-type="float">
            <text:p>66.3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0.103413690186684" calcext:value-type="float">
            <text:p>0.10341369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699" calcext:value-type="float">
            <text:p>96.6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0.186945276464909" calcext:value-type="float">
            <text:p>0.18694527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492" calcext:value-type="float">
            <text:p>53.4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0.0970052843980263" calcext:value-type="float">
            <text:p>0.09700528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087" calcext:value-type="float">
            <text:p>103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0.210885119572213" calcext:value-type="float">
            <text:p>0.21088511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419" calcext:value-type="float">
            <text:p>47.4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0.0580596073618178" calcext:value-type="float">
            <text:p>0.05805960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237" calcext:value-type="float">
            <text:p>172.2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0.0734860586078057" calcext:value-type="float">
            <text:p>0.07348605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6.08" calcext:value-type="float">
            <text:p>136.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0.0793871822738801" calcext:value-type="float">
            <text:p>0.07938718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965" calcext:value-type="float">
            <text:p>125.9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0.130673045723402" calcext:value-type="float">
            <text:p>0.13067304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527" calcext:value-type="float">
            <text:p>76.5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.0847795880136282" calcext:value-type="float">
            <text:p>0.0847795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953" calcext:value-type="float">
            <text:p>117.9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5"/>
          <table:table-cell office:value-type="float" office:value="0.0399869993529212" calcext:value-type="float">
            <text:p>0.03998699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0.0845038429297684" calcext:value-type="float">
            <text:p>0.08450384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8.338" calcext:value-type="float">
            <text:p>118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5"/>
          <table:table-cell office:value-type="float" office:value="0.0681700668817609" calcext:value-type="float">
            <text:p>0.06817006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6.692" calcext:value-type="float">
            <text:p>146.6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0.128079375463246" calcext:value-type="float">
            <text:p>0.12807937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077" calcext:value-type="float">
            <text:p>78.0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0.0776258054289158" calcext:value-type="float">
            <text:p>0.07762580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8.823" calcext:value-type="float">
            <text:p>128.8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0.111029280768182" calcext:value-type="float">
            <text:p>0.11102928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066" calcext:value-type="float">
            <text:p>90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0.0464899314918999" calcext:value-type="float">
            <text:p>0.04648993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0.196173210392638" calcext:value-type="float">
            <text:p>0.19617321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975" calcext:value-type="float">
            <text:p>50.9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0.0769395845460252" calcext:value-type="float">
            <text:p>0.07693958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972" calcext:value-type="float">
            <text:p>129.9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0.0575788584651615" calcext:value-type="float">
            <text:p>0.05757885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675" calcext:value-type="float">
            <text:p>173.6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0.0450519877071543" calcext:value-type="float">
            <text:p>0.04505198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0.124355140929282" calcext:value-type="float">
            <text:p>0.12435514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415" calcext:value-type="float">
            <text:p>80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0.0935309149711827" calcext:value-type="float">
            <text:p>0.0935309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917" calcext:value-type="float">
            <text:p>106.9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5"/>
          <table:table-cell office:value-type="float" office:value="0.0489745443925926" calcext:value-type="float">
            <text:p>0.04897454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0.063258886794646" calcext:value-type="float">
            <text:p>0.06325888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081" calcext:value-type="float">
            <text:p>158.0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0.0855876739505046" calcext:value-type="float">
            <text:p>0.0855876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839" calcext:value-type="float">
            <text:p>116.8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0.088119180824684" calcext:value-type="float">
            <text:p>0.08811918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483" calcext:value-type="float">
            <text:p>113.4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0.132361142658386" calcext:value-type="float">
            <text:p>0.13236114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551" calcext:value-type="float">
            <text:p>75.5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0.0799281148050479" calcext:value-type="float">
            <text:p>0.07992811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112" calcext:value-type="float">
            <text:p>125.1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0.0355179355207902" calcext:value-type="float">
            <text:p>0.03551793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0.149798537788044" calcext:value-type="float">
            <text:p>0.14979853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56" calcext:value-type="float">
            <text:p>66.7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0.137683189503708" calcext:value-type="float">
            <text:p>0.13768318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631" calcext:value-type="float">
            <text:p>72.6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0.0663749838939776" calcext:value-type="float">
            <text:p>0.06637498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659" calcext:value-type="float">
            <text:p>150.6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float" office:value="0.0816998724184082" calcext:value-type="float">
            <text:p>0.08169987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399" calcext:value-type="float">
            <text:p>122.3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0.0903610724743942" calcext:value-type="float">
            <text:p>0.09036107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667" calcext:value-type="float">
            <text:p>110.6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0.0818928938471242" calcext:value-type="float">
            <text:p>0.08189289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111" calcext:value-type="float">
            <text:p>122.1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0.06993726906658" calcext:value-type="float">
            <text:p>0.06993726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2.985" calcext:value-type="float">
            <text:p>142.9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117140080290046" calcext:value-type="float">
            <text:p>0.11714008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368" calcext:value-type="float">
            <text:p>85.3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0.0917934056720604" calcext:value-type="float">
            <text:p>0.09179340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94" calcext:value-type="float">
            <text:p>108.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0.103145289609037" calcext:value-type="float">
            <text:p>0.10314528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951" calcext:value-type="float">
            <text:p>96.9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0.132803538811874" calcext:value-type="float">
            <text:p>0.13280353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99" calcext:value-type="float">
            <text:p>75.2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0.0295458562739892" calcext:value-type="float">
            <text:p>0.02954585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0.0857914899860379" calcext:value-type="float">
            <text:p>0.085791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562" calcext:value-type="float">
            <text:p>116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0.105213261553025" calcext:value-type="float">
            <text:p>0.10521326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045" calcext:value-type="float">
            <text:p>95.0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0.0948773865903707" calcext:value-type="float">
            <text:p>0.09487738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399" calcext:value-type="float">
            <text:p>105.3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0.186332903691486" calcext:value-type="float">
            <text:p>0.18633290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667" calcext:value-type="float">
            <text:p>53.6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0.0940129789768296" calcext:value-type="float">
            <text:p>0.0940129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368" calcext:value-type="float">
            <text:p>106.3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office:value-type="float" office:value="0.0487311879817032" calcext:value-type="float">
            <text:p>0.0487311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0.0676024945386367" calcext:value-type="float">
            <text:p>0.06760249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924" calcext:value-type="float">
            <text:p>147.9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0.0310167539857975" calcext:value-type="float">
            <text:p>0.0310167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0.0948227838587812" calcext:value-type="float">
            <text:p>0.09482278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46" calcext:value-type="float">
            <text:p>105.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0.197749265691183" calcext:value-type="float">
            <text:p>0.19774926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569" calcext:value-type="float">
            <text:p>50.5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0.34756642513651" calcext:value-type="float">
            <text:p>0.34756642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0.0480587220528417" calcext:value-type="float">
            <text:p>0.04805872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office:value-type="float" office:value="0.0661075765284913" calcext:value-type="float">
            <text:p>0.06610757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269" calcext:value-type="float">
            <text:p>151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0.0129759970677767" calcext:value-type="float">
            <text:p>0.01297599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0.360266950075072" calcext:value-type="float">
            <text:p>0.36026695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.0698560875913845" calcext:value-type="float">
            <text:p>0.06985608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3.151" calcext:value-type="float">
            <text:p>143.1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.0945512708503049" calcext:value-type="float">
            <text:p>0.09455127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763" calcext:value-type="float">
            <text:p>105.7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0.148679023822886" calcext:value-type="float">
            <text:p>0.14867902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259" calcext:value-type="float">
            <text:p>67.2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0674140151875946" calcext:value-type="float">
            <text:p>0.06741401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8.337" calcext:value-type="float">
            <text:p>148.3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0.16869213764255" calcext:value-type="float">
            <text:p>0.16869213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28" calcext:value-type="float">
            <text:p>59.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0.0330570746984549" calcext:value-type="float">
            <text:p>0.03305707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0.138092521014022" calcext:value-type="float">
            <text:p>0.1380925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415" calcext:value-type="float">
            <text:p>72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0.0336047238900772" calcext:value-type="float">
            <text:p>0.03360472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office:value-type="float" office:value="0.0917933481788236" calcext:value-type="float">
            <text:p>0.09179334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94" calcext:value-type="float">
            <text:p>108.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0.106262211089962" calcext:value-type="float">
            <text:p>0.10626221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107" calcext:value-type="float">
            <text:p>94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0.150824472055504" calcext:value-type="float">
            <text:p>0.15082447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302" calcext:value-type="float">
            <text:p>66.3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0.130805036072639" calcext:value-type="float">
            <text:p>0.13080503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45" calcext:value-type="float">
            <text:p>76.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0.0594246538326448" calcext:value-type="float">
            <text:p>0.05942465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28" calcext:value-type="float">
            <text:p>168.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0.156598372671057" calcext:value-type="float">
            <text:p>0.15659837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58" calcext:value-type="float">
            <text:p>63.8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0.086971691028781" calcext:value-type="float">
            <text:p>0.0869716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4.98" calcext:value-type="float">
            <text:p>114.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0.0975338964784722" calcext:value-type="float">
            <text:p>0.09753389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528" calcext:value-type="float">
            <text:p>102.5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0.105038635669201" calcext:value-type="float">
            <text:p>0.10503863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203" calcext:value-type="float">
            <text:p>95.2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0.0670400076015287" calcext:value-type="float">
            <text:p>0.06704000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165" calcext:value-type="float">
            <text:p>149.1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0.0900294639749344" calcext:value-type="float">
            <text:p>0.0900294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075" calcext:value-type="float">
            <text:p>111.0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0.181556657464874" calcext:value-type="float">
            <text:p>0.18155665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079" calcext:value-type="float">
            <text:p>55.0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0.557154571822389" calcext:value-type="float">
            <text:p>0.55715457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0.149817232281659" calcext:value-type="float">
            <text:p>0.14981723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48" calcext:value-type="float">
            <text:p>66.7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0.0936421277008215" calcext:value-type="float">
            <text:p>0.09364212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79" calcext:value-type="float">
            <text:p>106.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0.114992301101164" calcext:value-type="float">
            <text:p>0.11499230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962" calcext:value-type="float">
            <text:p>86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0.0969379494853584" calcext:value-type="float">
            <text:p>0.09693794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159" calcext:value-type="float">
            <text:p>103.1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0.0579641017852772" calcext:value-type="float">
            <text:p>0.05796410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521" calcext:value-type="float">
            <text:p>172.5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0.195296297089254" calcext:value-type="float">
            <text:p>0.19529629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204" calcext:value-type="float">
            <text:p>51.2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0.05450137327216" calcext:value-type="float">
            <text:p>0.05450137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482" calcext:value-type="float">
            <text:p>183.4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0.184158347381569" calcext:value-type="float">
            <text:p>0.18415834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301" calcext:value-type="float">
            <text:p>54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office:value-type="float" office:value="0.053733635850115" calcext:value-type="float">
            <text:p>0.05373363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103" calcext:value-type="float">
            <text:p>186.1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0.0982783983419822" calcext:value-type="float">
            <text:p>0.09827839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752" calcext:value-type="float">
            <text:p>101.7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0.0473958644845229" calcext:value-type="float">
            <text:p>0.04739586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0.204191877038271" calcext:value-type="float">
            <text:p>0.2041918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974" calcext:value-type="float">
            <text:p>48.9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0.105165205562248" calcext:value-type="float">
            <text:p>0.10516520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088" calcext:value-type="float">
            <text:p>95.0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0.108347652357965" calcext:value-type="float">
            <text:p>0.10834765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295" calcext:value-type="float">
            <text:p>92.2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0.0476383075007725" calcext:value-type="float">
            <text:p>0.0476383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0.151668720001945" calcext:value-type="float">
            <text:p>0.151668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933" calcext:value-type="float">
            <text:p>65.9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float" office:value="0.150751438501633" calcext:value-type="float">
            <text:p>0.15075143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334" calcext:value-type="float">
            <text:p>66.3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0.165715051997291" calcext:value-type="float">
            <text:p>0.1657150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345" calcext:value-type="float">
            <text:p>60.3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0.100665859651192" calcext:value-type="float">
            <text:p>0.10066585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339" calcext:value-type="float">
            <text:p>99.3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0.122049522631862" calcext:value-type="float">
            <text:p>0.12204952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934" calcext:value-type="float">
            <text:p>81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0.0595922635945723" calcext:value-type="float">
            <text:p>0.05959226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807" calcext:value-type="float">
            <text:p>167.8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0.139148768291415" calcext:value-type="float">
            <text:p>0.13914876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866" calcext:value-type="float">
            <text:p>71.8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5"/>
          <table:table-cell office:value-type="float" office:value="0.126555381861779" calcext:value-type="float">
            <text:p>0.12655538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017" calcext:value-type="float">
            <text:p>79.0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0.14591004945685" calcext:value-type="float">
            <text:p>0.14591004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535" calcext:value-type="float">
            <text:p>68.5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.11325509555645" calcext:value-type="float">
            <text:p>0.11325509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296" calcext:value-type="float">
            <text:p>88.2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0.143083674828439" calcext:value-type="float">
            <text:p>0.14308367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89" calcext:value-type="float">
            <text:p>69.8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0.112858703434577" calcext:value-type="float">
            <text:p>0.11285870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606" calcext:value-type="float">
            <text:p>88.6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0.0666586835673311" calcext:value-type="float">
            <text:p>0.06665868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018" calcext:value-type="float">
            <text:p>15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0.0978070563516109" calcext:value-type="float">
            <text:p>0.09780705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242" calcext:value-type="float">
            <text:p>102.2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0.0921508959142603" calcext:value-type="float">
            <text:p>0.09215089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518" calcext:value-type="float">
            <text:p>108.5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0.0806117318085775" calcext:value-type="float">
            <text:p>0.08061173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4.051" calcext:value-type="float">
            <text:p>124.0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0.0705784541032095" calcext:value-type="float">
            <text:p>0.07057845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1.686" calcext:value-type="float">
            <text:p>141.6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0.0717810672851016" calcext:value-type="float">
            <text:p>0.07178106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9.313" calcext:value-type="float">
            <text:p>139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0.0154664759634127" calcext:value-type="float">
            <text:p>0.0154664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0.0291585847516718" calcext:value-type="float">
            <text:p>0.02915858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0.15583779936196" calcext:value-type="float">
            <text:p>0.15583779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169" calcext:value-type="float">
            <text:p>64.1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0.0606265005437212" calcext:value-type="float">
            <text:p>0.0606265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944" calcext:value-type="float">
            <text:p>164.9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0.192817710913094" calcext:value-type="float">
            <text:p>0.19281771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862" calcext:value-type="float">
            <text:p>51.8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0.0798305579009551" calcext:value-type="float">
            <text:p>0.07983055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265" calcext:value-type="float">
            <text:p>125.2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0.188156587856261" calcext:value-type="float">
            <text:p>0.18815658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147" calcext:value-type="float">
            <text:p>53.1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0.167665260849681" calcext:value-type="float">
            <text:p>0.16766526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643" calcext:value-type="float">
            <text:p>59.6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0.195230846147014" calcext:value-type="float">
            <text:p>0.19523084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221" calcext:value-type="float">
            <text:p>51.2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0.0788907506390579" calcext:value-type="float">
            <text:p>0.07889075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6.758" calcext:value-type="float">
            <text:p>126.7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0455864435810227" calcext:value-type="float">
            <text:p>0.04558644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float" office:value="0.0751100519127324" calcext:value-type="float">
            <text:p>0.07511005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138" calcext:value-type="float">
            <text:p>133.1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0.121992908686783" calcext:value-type="float">
            <text:p>0.12199290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972" calcext:value-type="float">
            <text:p>81.9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0.20815860657196" calcext:value-type="float">
            <text:p>0.20815860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04" calcext:value-type="float">
            <text:p>48.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0.067581789482869" calcext:value-type="float">
            <text:p>0.06758178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969" calcext:value-type="float">
            <text:p>147.9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office:value-type="float" office:value="0.284870650467823" calcext:value-type="float">
            <text:p>0.28487065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104" calcext:value-type="float">
            <text:p>35.1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0.0895559096147292" calcext:value-type="float">
            <text:p>0.08955590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662" calcext:value-type="float">
            <text:p>111.6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0.0287073431284046" calcext:value-type="float">
            <text:p>0.02870734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0.0430343417899781" calcext:value-type="float">
            <text:p>0.04303434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0.242678820346081" calcext:value-type="float">
            <text:p>0.24267882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207" calcext:value-type="float">
            <text:p>41.2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0.569124365221567" calcext:value-type="float">
            <text:p>0.56912436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0.0832212817025546" calcext:value-type="float">
            <text:p>0.08322128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162" calcext:value-type="float">
            <text:p>120.1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office:value-type="float" office:value="0.205970685576418" calcext:value-type="float">
            <text:p>0.20597068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551" calcext:value-type="float">
            <text:p>48.5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0.0715028263379214" calcext:value-type="float">
            <text:p>0.07150282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9.855" calcext:value-type="float">
            <text:p>139.8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0.0921703412423103" calcext:value-type="float">
            <text:p>0.09217034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495" calcext:value-type="float">
            <text:p>108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0.0810537199669703" calcext:value-type="float">
            <text:p>0.081053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3.375" calcext:value-type="float">
            <text:p>123.3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0.208798703157136" calcext:value-type="float">
            <text:p>0.20879870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893" calcext:value-type="float">
            <text:p>47.8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0.094682519567586" calcext:value-type="float">
            <text:p>0.09468251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616" calcext:value-type="float">
            <text:p>105.6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0.123527343165657" calcext:value-type="float">
            <text:p>0.12352734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954" calcext:value-type="float">
            <text:p>80.9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float" office:value="0.0832371427431422" calcext:value-type="float">
            <text:p>0.08323714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139" calcext:value-type="float">
            <text:p>120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0.117823510041957" calcext:value-type="float">
            <text:p>0.117823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873" calcext:value-type="float">
            <text:p>84.8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0.0942106953160948" calcext:value-type="float">
            <text:p>0.09421069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145" calcext:value-type="float">
            <text:p>106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.213248973594116" calcext:value-type="float">
            <text:p>0.21324897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894" calcext:value-type="float">
            <text:p>46.8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0.185469900923083" calcext:value-type="float">
            <text:p>0.18546990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917" calcext:value-type="float">
            <text:p>53.9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0.104999013722482" calcext:value-type="float">
            <text:p>0.10499901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239" calcext:value-type="float">
            <text:p>95.2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office:value-type="float" office:value="0.0858126131499049" calcext:value-type="float">
            <text:p>0.08581261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533" calcext:value-type="float">
            <text:p>116.5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0.101703173710748" calcext:value-type="float">
            <text:p>0.10170317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325" calcext:value-type="float">
            <text:p>98.3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0.0774039290015161" calcext:value-type="float">
            <text:p>0.0774039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192" calcext:value-type="float">
            <text:p>129.1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0.107639125648076" calcext:value-type="float">
            <text:p>0.10763912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903" calcext:value-type="float">
            <text:p>92.9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0.150031063935847" calcext:value-type="float">
            <text:p>0.15003106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653" calcext:value-type="float">
            <text:p>66.6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0.0276804311833701" calcext:value-type="float">
            <text:p>0.02768043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0.111009304885217" calcext:value-type="float">
            <text:p>0.1110093049</text:p>
          </table:table-cell>
          <table:table-cell table:number-columns-repeated="9"/>
        </table:table-row>
      </table:table>
      <table:table table:name="24.2" table:style-name="ta1">
        <table:table-column table:style-name="co6" table:number-columns-repeated="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6"/>
          <table:table-cell office:value-type="float" office:value="0.174404282044458" calcext:value-type="float">
            <text:p>0.174404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2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338" calcext:value-type="float">
            <text:p>57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it_h_b_ct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200375231924488" calcext:value-type="float">
            <text:p>0.2003752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_hoist_len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906" calcext:value-type="float">
            <text:p>49.9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nit_limit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.222788762348198" calcext:value-type="float">
            <text:p>0.22278876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_decay</text:p>
          </table:table-cell>
          <table:table-cell office:value-type="float" office:value="0.998" calcext:value-type="float">
            <text:p>0.998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886" calcext:value-type="float">
            <text:p>44.8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imit_mi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073361458503225" calcext:value-type="float">
            <text:p>0.0733614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_state</text:p>
          </table:table-cell>
          <table:table-cell table:style-name="ce4" office:value-type="string" calcext:value-type="string">
            <text:p>1,5, 8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6.311" calcext:value-type="float">
            <text:p>136.3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x_speed</text:p>
          </table:table-cell>
          <table:table-cell office:value-type="string" calcext:value-type="string">
            <text:p>9/60</text:p>
          </table:table-cell>
          <table:table-cell table:number-columns-repeated="5"/>
          <table:table-cell office:value-type="float" office:value="0.16149412157243" calcext:value-type="float">
            <text:p>0.1614941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mp_up</text:p>
          </table:table-cell>
          <table:table-cell office:value-type="string" calcext:value-type="string">
            <text:p>3s to half max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922" calcext:value-type="float">
            <text:p>61.9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cl</text:p>
          </table:table-cell>
          <table:table-cell office:value-type="string" calcext:value-type="string">
            <text:p>(4.5/60)/3</text:p>
          </table:table-cell>
          <table:table-cell table:number-columns-repeated="5"/>
          <table:table-cell office:value-type="float" office:value="0.136570267329663" calcext:value-type="float">
            <text:p>0.1365702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222" calcext:value-type="float">
            <text:p>73.2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0.2s</text:p>
          </table:table-cell>
          <table:table-cell table:number-columns-repeated="5"/>
          <table:table-cell office:value-type="float" office:value="0.0708363519249922" calcext:value-type="float">
            <text:p>0.070836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600s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1.17" calcext:value-type="float">
            <text:p>141.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eimpact_step</text:p>
          </table:table-cell>
          <table:table-cell office:value-type="string" calcext:value-type="string">
            <text:p>300 steps</text:p>
          </table:table-cell>
          <table:table-cell table:number-columns-repeated="5"/>
          <table:table-cell office:value-type="float" office:value="0.133373886437926" calcext:value-type="float">
            <text:p>0.133373886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mp up for extra payout</text:p>
          </table:table-cell>
          <table:table-cell table:style-name="ce5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977" calcext:value-type="float">
            <text:p>74.9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7"/>
          <table:table-cell office:value-type="float" office:value="0.048463227423774" calcext:value-type="float">
            <text:p>0.04846322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state len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cur_d_cb + cur_speed+ pred+ wave_heights</text:p>
          </table:table-cell>
          <table:table-cell table:number-columns-repeated="4"/>
          <table:table-cell office:value-type="float" office:value="0.0905091496686161" calcext:value-type="float">
            <text:p>0.090509149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sp</text:p>
          </table:table-cell>
          <table:table-cell table:style-name="ce1" office:value-type="string" calcext:value-type="string">
            <text:p>changes of initial distance ct and barge</text:p>
          </table:table-cell>
          <table:table-cell office:value-type="string" calcext:value-type="string">
            <text:p>“relative_motion.stf_plt”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486" calcext:value-type="float">
            <text:p>110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ed_len</text:p>
          </table:table-cell>
          <table:table-cell office:value-type="string" calcext:value-type="string">
            <text:p>15s</text:p>
          </table:table-cell>
          <table:table-cell table:number-columns-repeated="5"/>
          <table:table-cell office:value-type="float" office:value="0.115777766303244" calcext:value-type="float">
            <text:p>0.115777766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red</text:p>
          </table:table-cell>
          <table:table-cell table:style-name="ce1" office:value-type="string" calcext:value-type="string">
            <text:p>cur_d_cb + timetrace of resp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372" calcext:value-type="float">
            <text:p>86.3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string" calcext:value-type="string">
            <text:p>num_wave_height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.141669832137525" calcext:value-type="float">
            <text:p>0.141669832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587" calcext:value-type="float">
            <text:p>70.5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6"/>
          <table:table-cell office:value-type="float" office:value="0.222535511502935" calcext:value-type="float">
            <text:p>0.222535511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vel</text:p>
          </table:table-cell>
          <table:table-cell table:style-name="ce6" office:value-type="string" calcext:value-type="string">
            <text:p>Vel&lt;0.5;min(10 * 1 / vel, 200)</text:p>
          </table:table-cell>
          <table:table-cell table:style-name="ce1" office:value-type="string" calcext:value-type="string">
            <text:p>Vel Else: -30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937" calcext:value-type="float">
            <text:p>44.9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uch limit</text:p>
          </table:table-cell>
          <table:table-cell table:style-name="ce1" office:value-type="string" calcext:value-type="string">
            <text:p>touch limit: -20</text:p>
          </table:table-cell>
          <table:table-cell table:number-columns-repeated="5"/>
          <table:table-cell office:value-type="float" office:value="0.044538751934633" calcext:value-type="float">
            <text:p>0.0445387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impact</text:p>
          </table:table-cell>
          <table:table-cell table:style-name="ce1" office:value-type="string" calcext:value-type="string">
            <text:p>Reimpact: -100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7"/>
          <table:table-cell office:value-type="float" office:value="0.122354662060529" calcext:value-type="float">
            <text:p>0.1223546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6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73" calcext:value-type="float">
            <text:p>81.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6"/>
          <table:table-cell office:value-type="float" office:value="0.0365421670576094" calcext:value-type="float">
            <text:p>0.03654216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uch limit</text:p>
          </table:table-cell>
          <table:table-cell table:number-columns-repeated="6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uch barge</text:p>
          </table:table-cell>
          <table:table-cell table:number-columns-repeated="6"/>
          <table:table-cell office:value-type="float" office:value="0.575562836280685" calcext:value-type="float">
            <text:p>0.575562836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6"/>
          <table:table-cell office:value-type="float" office:value="0.169727171045393" calcext:value-type="float">
            <text:p>0.169727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-train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918" calcext:value-type="float">
            <text:p>58.9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</text:p>
          </table:table-cell>
          <table:table-cell table:number-columns-repeated="5"/>
          <table:table-cell office:value-type="float" office:value="0.108655234927859" calcext:value-type="float">
            <text:p>0.1086552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034" calcext:value-type="float">
            <text:p>92.0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5"/>
          <table:table-cell office:value-type="float" office:value="0.161250715568944" calcext:value-type="float">
            <text:p>0.1612507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015" calcext:value-type="float">
            <text:p>62.0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float" office:value="0.0895595440629737" calcext:value-type="float">
            <text:p>0.08955954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658" calcext:value-type="float">
            <text:p>111.6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" office:value-type="float" office:value="0.001" calcext:value-type="float">
            <text:p>1.00E-03</text:p>
          </table:table-cell>
          <table:table-cell table:number-columns-repeated="5"/>
          <table:table-cell office:value-type="float" office:value="0.23405797211467" calcext:value-type="float">
            <text:p>0.23405797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724" calcext:value-type="float">
            <text:p>42.7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  <table:table-cell office:value-type="float" office:value="0.0223473916085837" calcext:value-type="float">
            <text:p>0.022347391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320318725974564" calcext:value-type="float">
            <text:p>0.32031872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219" calcext:value-type="float">
            <text:p>31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0.0171100624188991" calcext:value-type="float">
            <text:p>0.017110062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235131213308604" calcext:value-type="float">
            <text:p>0.235131213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529" calcext:value-type="float">
            <text:p>42.5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7"/>
          <table:table-cell office:value-type="float" office:value="0.0874933492173824" calcext:value-type="float">
            <text:p>0.087493349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4.294" calcext:value-type="float">
            <text:p>114.2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115269452491242" calcext:value-type="float">
            <text:p>0.11526945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753" calcext:value-type="float">
            <text:p>86.7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office:value-type="float" office:value="0.155281550496165" calcext:value-type="float">
            <text:p>0.155281550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399" calcext:value-type="float">
            <text:p>64.3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0.0833817886802191" calcext:value-type="float">
            <text:p>0.08338178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93" calcext:value-type="float">
            <text:p>119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0.25648532647919" calcext:value-type="float">
            <text:p>0.256485326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989" calcext:value-type="float">
            <text:p>38.9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office:value-type="float" office:value="0.360374318713728" calcext:value-type="float">
            <text:p>0.36037431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749" calcext:value-type="float">
            <text:p>27.7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0.118362496728199" calcext:value-type="float">
            <text:p>0.118362496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486" calcext:value-type="float">
            <text:p>84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7"/>
          <table:table-cell office:value-type="float" office:value="0.145318797265261" calcext:value-type="float">
            <text:p>0.145318797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814" calcext:value-type="float">
            <text:p>68.8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106359769435489" calcext:value-type="float">
            <text:p>0.106359769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021" calcext:value-type="float">
            <text:p>94.0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223902763617989" calcext:value-type="float">
            <text:p>0.22390276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662" calcext:value-type="float">
            <text:p>44.6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138414022630373" calcext:value-type="float">
            <text:p>0.138414022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247" calcext:value-type="float">
            <text:p>72.2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7"/>
          <table:table-cell office:value-type="float" office:value="0.109929619849476" calcext:value-type="float">
            <text:p>0.109929619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967" calcext:value-type="float">
            <text:p>90.9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7"/>
          <table:table-cell office:value-type="float" office:value="0.28723671172278" calcext:value-type="float">
            <text:p>0.287236711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814" calcext:value-type="float">
            <text:p>34.8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7"/>
          <table:table-cell office:value-type="float" office:value="0.158593359489148" calcext:value-type="float">
            <text:p>0.158593359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54" calcext:value-type="float">
            <text:p>63.0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office:value-type="float" office:value="0.114855411911456" calcext:value-type="float">
            <text:p>0.114855411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066" calcext:value-type="float">
            <text:p>87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  <table:table-cell office:value-type="float" office:value="0.356356539661791" calcext:value-type="float">
            <text:p>0.356356539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062" calcext:value-type="float">
            <text:p>28.0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7"/>
          <table:table-cell office:value-type="float" office:value="0.0893054497057833" calcext:value-type="float">
            <text:p>0.089305449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975" calcext:value-type="float">
            <text:p>111.9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office:value-type="float" office:value="0.097773282060718" calcext:value-type="float">
            <text:p>0.097773282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277" calcext:value-type="float">
            <text:p>102.2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200737461215157" calcext:value-type="float">
            <text:p>0.200737461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16" calcext:value-type="float">
            <text:p>49.8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260198333239119" calcext:value-type="float">
            <text:p>0.260198333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432" calcext:value-type="float">
            <text:p>38.4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0.221463381240952" calcext:value-type="float">
            <text:p>0.221463381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154" calcext:value-type="float">
            <text:p>45.1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7"/>
          <table:table-cell office:value-type="float" office:value="0.178688981995059" calcext:value-type="float">
            <text:p>0.17868898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63" calcext:value-type="float">
            <text:p>55.9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0866573583946639" calcext:value-type="float">
            <text:p>0.086657358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5.397" calcext:value-type="float">
            <text:p>115.3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0926500075010939" calcext:value-type="float">
            <text:p>0.09265000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933" calcext:value-type="float">
            <text:p>107.9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0.307436359431215" calcext:value-type="float">
            <text:p>0.307436359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527" calcext:value-type="float">
            <text:p>32.5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159489630743686" calcext:value-type="float">
            <text:p>0.159489630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7" calcext:value-type="float">
            <text:p>62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7"/>
          <table:table-cell office:value-type="float" office:value="0.0539896996915523" calcext:value-type="float">
            <text:p>0.053989699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5.221" calcext:value-type="float">
            <text:p>185.2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7"/>
          <table:table-cell office:value-type="float" office:value="0.211600587322343" calcext:value-type="float">
            <text:p>0.211600587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259" calcext:value-type="float">
            <text:p>47.2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187726711786977" calcext:value-type="float">
            <text:p>0.187726711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269" calcext:value-type="float">
            <text:p>53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7"/>
          <table:table-cell office:value-type="float" office:value="0.15002262500758" calcext:value-type="float">
            <text:p>0.1500226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657" calcext:value-type="float">
            <text:p>66.6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7"/>
          <table:table-cell office:value-type="float" office:value="0.409637360310473" calcext:value-type="float">
            <text:p>0.409637360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.412" calcext:value-type="float">
            <text:p>24.4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7"/>
          <table:table-cell office:value-type="float" office:value="0.256179881679817" calcext:value-type="float">
            <text:p>0.256179881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035" calcext:value-type="float">
            <text:p>39.0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7"/>
          <table:table-cell office:value-type="float" office:value="0.185196490215009" calcext:value-type="float">
            <text:p>0.185196490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997" calcext:value-type="float">
            <text:p>53.9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7"/>
          <table:table-cell office:value-type="float" office:value="0.16072645356247" calcext:value-type="float">
            <text:p>0.16072645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218" calcext:value-type="float">
            <text:p>62.2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7"/>
          <table:table-cell office:value-type="float" office:value="0.142685393253261" calcext:value-type="float">
            <text:p>0.142685393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084" calcext:value-type="float">
            <text:p>70.0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24597058138543" calcext:value-type="float">
            <text:p>0.124597058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259" calcext:value-type="float">
            <text:p>80.2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0.113589031724102" calcext:value-type="float">
            <text:p>0.113589031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037" calcext:value-type="float">
            <text:p>88.0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7"/>
          <table:table-cell office:value-type="float" office:value="0.0754681423680825" calcext:value-type="float">
            <text:p>0.075468142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2.506" calcext:value-type="float">
            <text:p>132.5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7"/>
          <table:table-cell office:value-type="float" office:value="0.188359369843072" calcext:value-type="float">
            <text:p>0.188359369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09" calcext:value-type="float">
            <text:p>53.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7"/>
          <table:table-cell office:value-type="float" office:value="0.20192613257036" calcext:value-type="float">
            <text:p>0.201926132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523" calcext:value-type="float">
            <text:p>49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0.0958212888127274" calcext:value-type="float">
            <text:p>0.095821288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361" calcext:value-type="float">
            <text:p>104.3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office:value-type="float" office:value="0.138983150427636" calcext:value-type="float">
            <text:p>0.138983150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951" calcext:value-type="float">
            <text:p>71.9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157817628149219" calcext:value-type="float">
            <text:p>0.157817628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364" calcext:value-type="float">
            <text:p>63.3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190182778703898" calcext:value-type="float">
            <text:p>0.19018277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  <table:table-cell office:value-type="float" office:value="0.367262627896636" calcext:value-type="float">
            <text:p>0.36726262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228" calcext:value-type="float">
            <text:p>27.2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0.165047699344711" calcext:value-type="float">
            <text:p>0.165047699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589" calcext:value-type="float">
            <text:p>60.5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  <table:table-cell office:value-type="float" office:value="0.183227339904848" calcext:value-type="float">
            <text:p>0.183227339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577" calcext:value-type="float">
            <text:p>54.5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154019026013517" calcext:value-type="float">
            <text:p>0.15401902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927" calcext:value-type="float">
            <text:p>64.9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146675412998549" calcext:value-type="float">
            <text:p>0.14667541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178" calcext:value-type="float">
            <text:p>68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float" office:value="0.153061346838586" calcext:value-type="float">
            <text:p>0.153061346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333" calcext:value-type="float">
            <text:p>65.3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  <table:table-cell office:value-type="float" office:value="0.290429457211037" calcext:value-type="float">
            <text:p>0.290429457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432" calcext:value-type="float">
            <text:p>34.4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office:value-type="float" office:value="0.0902734179073228" calcext:value-type="float">
            <text:p>0.09027341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775" calcext:value-type="float">
            <text:p>110.7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0.279785165327198" calcext:value-type="float">
            <text:p>0.279785165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742" calcext:value-type="float">
            <text:p>35.7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7"/>
          <table:table-cell office:value-type="float" office:value="0.0685407576486785" calcext:value-type="float">
            <text:p>0.068540757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5.899" calcext:value-type="float">
            <text:p>145.8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0.131803284402867" calcext:value-type="float">
            <text:p>0.131803284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871" calcext:value-type="float">
            <text:p>75.8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7"/>
          <table:table-cell office:value-type="float" office:value="0.227958666761792" calcext:value-type="float">
            <text:p>0.227958666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868" calcext:value-type="float">
            <text:p>43.8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7"/>
          <table:table-cell office:value-type="float" office:value="0.0290082929689461" calcext:value-type="float">
            <text:p>0.02900829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office:value-type="float" office:value="0.0796863571093098" calcext:value-type="float">
            <text:p>0.079686357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492" calcext:value-type="float">
            <text:p>125.4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7"/>
          <table:table-cell office:value-type="float" office:value="0.472626997451622" calcext:value-type="float">
            <text:p>0.47262699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.158" calcext:value-type="float">
            <text:p>21.1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office:value-type="float" office:value="0.283272871112041" calcext:value-type="float">
            <text:p>0.28327287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302" calcext:value-type="float">
            <text:p>35.3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7"/>
          <table:table-cell office:value-type="float" office:value="0.11320078334883" calcext:value-type="float">
            <text:p>0.113200783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339" calcext:value-type="float">
            <text:p>88.3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float" office:value="0.213223466262828" calcext:value-type="float">
            <text:p>0.213223466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899" calcext:value-type="float">
            <text:p>46.8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284621798496412" calcext:value-type="float">
            <text:p>0.284621798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134" calcext:value-type="float">
            <text:p>35.1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0.0243947222157015" calcext:value-type="float">
            <text:p>0.024394722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0.312068569972661" calcext:value-type="float">
            <text:p>0.3120685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044" calcext:value-type="float">
            <text:p>32.0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0.200916238085105" calcext:value-type="float">
            <text:p>0.200916238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772" calcext:value-type="float">
            <text:p>49.7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0.131276971249639" calcext:value-type="float">
            <text:p>0.131276971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175" calcext:value-type="float">
            <text:p>76.1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26573869779412" calcext:value-type="float">
            <text:p>0.126573869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005" calcext:value-type="float">
            <text:p>79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7"/>
          <table:table-cell office:value-type="float" office:value="0.0588580938209926" calcext:value-type="float">
            <text:p>0.058858093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9" calcext:value-type="float">
            <text:p>169.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0.340889233695494" calcext:value-type="float">
            <text:p>0.340889233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35" calcext:value-type="float">
            <text:p>29.3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7"/>
          <table:table-cell office:value-type="float" office:value="0.236336067691552" calcext:value-type="float">
            <text:p>0.236336067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313" calcext:value-type="float">
            <text:p>42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  <table:table-cell office:value-type="float" office:value="0.140196246178963" calcext:value-type="float">
            <text:p>0.140196246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329" calcext:value-type="float">
            <text:p>71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7"/>
          <table:table-cell office:value-type="float" office:value="0.219358777324858" calcext:value-type="float">
            <text:p>0.219358777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87" calcext:value-type="float">
            <text:p>45.5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207853942917406" calcext:value-type="float">
            <text:p>0.207853942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111" calcext:value-type="float">
            <text:p>48.1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180065696553431" calcext:value-type="float">
            <text:p>0.180065696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535" calcext:value-type="float">
            <text:p>55.5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7"/>
          <table:table-cell office:value-type="float" office:value="0.138372274558662" calcext:value-type="float">
            <text:p>0.138372274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269" calcext:value-type="float">
            <text:p>72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7"/>
          <table:table-cell office:value-type="float" office:value="0.205890400040492" calcext:value-type="float">
            <text:p>0.205890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57" calcext:value-type="float">
            <text:p>48.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7"/>
          <table:table-cell office:value-type="float" office:value="0.0489509326801496" calcext:value-type="float">
            <text:p>0.048950932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0.128930230322064" calcext:value-type="float">
            <text:p>0.128930230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561" calcext:value-type="float">
            <text:p>77.5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float" office:value="0.250023503699444" calcext:value-type="float">
            <text:p>0.250023503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996" calcext:value-type="float">
            <text:p>39.9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office:value-type="float" office:value="0.222724843049455" calcext:value-type="float">
            <text:p>0.22272484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898" calcext:value-type="float">
            <text:p>44.8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0.194399186200354" calcext:value-type="float">
            <text:p>0.194399186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441" calcext:value-type="float">
            <text:p>51.4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7"/>
          <table:table-cell office:value-type="float" office:value="0.0854192041996704" calcext:value-type="float">
            <text:p>0.085419204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07" calcext:value-type="float">
            <text:p>117.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office:value-type="float" office:value="0.146724068642143" calcext:value-type="float">
            <text:p>0.146724068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155" calcext:value-type="float">
            <text:p>68.1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7"/>
          <table:table-cell office:value-type="float" office:value="0.0994606341135285" calcext:value-type="float">
            <text:p>0.099460634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542" calcext:value-type="float">
            <text:p>100.5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223648926292226" calcext:value-type="float">
            <text:p>0.223648926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713" calcext:value-type="float">
            <text:p>44.7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  <table:table-cell office:value-type="float" office:value="0.0966442317925243" calcext:value-type="float">
            <text:p>0.096644231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472" calcext:value-type="float">
            <text:p>103.4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  <table:table-cell office:value-type="float" office:value="0.259949108773103" calcext:value-type="float">
            <text:p>0.259949108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469" calcext:value-type="float">
            <text:p>38.4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0.12547948205075" calcext:value-type="float">
            <text:p>0.125479482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694" calcext:value-type="float">
            <text:p>79.6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7"/>
          <table:table-cell office:value-type="float" office:value="0.123021497541256" calcext:value-type="float">
            <text:p>0.12302149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287" calcext:value-type="float">
            <text:p>81.2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7"/>
          <table:table-cell office:value-type="float" office:value="0.134975271070594" calcext:value-type="float">
            <text:p>0.13497527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088" calcext:value-type="float">
            <text:p>74.0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94132547340002" calcext:value-type="float">
            <text:p>0.194132547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511" calcext:value-type="float">
            <text:p>51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7"/>
          <table:table-cell office:value-type="float" office:value="0.150788507027491" calcext:value-type="float">
            <text:p>0.15078850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  <table:table-cell office:value-type="float" office:value="0.164253595115014" calcext:value-type="float">
            <text:p>0.164253595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881" calcext:value-type="float">
            <text:p>60.8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7"/>
          <table:table-cell office:value-type="float" office:value="0.153817796149909" calcext:value-type="float">
            <text:p>0.153817796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012" calcext:value-type="float">
            <text:p>65.0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0.13908175714529" calcext:value-type="float">
            <text:p>0.139081757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9" calcext:value-type="float">
            <text:p>71.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  <table:table-cell office:value-type="float" office:value="0.10342348755052" calcext:value-type="float">
            <text:p>0.103423487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69" calcext:value-type="float">
            <text:p>96.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7"/>
          <table:table-cell office:value-type="float" office:value="0.0552424446726008" calcext:value-type="float">
            <text:p>0.05524244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02" calcext:value-type="float">
            <text:p>181.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122822291374369" calcext:value-type="float">
            <text:p>0.122822291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418" calcext:value-type="float">
            <text:p>81.4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0.110709177394606" calcext:value-type="float">
            <text:p>0.110709177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327" calcext:value-type="float">
            <text:p>90.3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7"/>
          <table:table-cell office:value-type="float" office:value="0.21653078322462" calcext:value-type="float">
            <text:p>0.216530783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183" calcext:value-type="float">
            <text:p>46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float" office:value="0.138174473975177" calcext:value-type="float">
            <text:p>0.13817447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372" calcext:value-type="float">
            <text:p>72.3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7"/>
          <table:table-cell office:value-type="float" office:value="0.149335382858604" calcext:value-type="float">
            <text:p>0.149335382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963" calcext:value-type="float">
            <text:p>66.9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office:value-type="float" office:value="0.0866874819440699" calcext:value-type="float">
            <text:p>0.086687481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5.357" calcext:value-type="float">
            <text:p>115.3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office:value-type="float" office:value="0.230578130669317" calcext:value-type="float">
            <text:p>0.230578130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369" calcext:value-type="float">
            <text:p>43.3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7"/>
          <table:table-cell office:value-type="float" office:value="0.194771233346147" calcext:value-type="float">
            <text:p>0.194771233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342" calcext:value-type="float">
            <text:p>51.3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241887321623908" calcext:value-type="float">
            <text:p>0.241887321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342" calcext:value-type="float">
            <text:p>41.3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7"/>
          <table:table-cell office:value-type="float" office:value="0.137454720866117" calcext:value-type="float">
            <text:p>0.137454720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751" calcext:value-type="float">
            <text:p>72.7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7"/>
          <table:table-cell office:value-type="float" office:value="0.164543203016203" calcext:value-type="float">
            <text:p>0.16454320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74" calcext:value-type="float">
            <text:p>60.7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165821531131432" calcext:value-type="float">
            <text:p>0.16582153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306" calcext:value-type="float">
            <text:p>60.3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office:value-type="float" office:value="0.107456231134959" calcext:value-type="float">
            <text:p>0.10745623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061" calcext:value-type="float">
            <text:p>93.0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office:value-type="float" office:value="0.0827427502961164" calcext:value-type="float">
            <text:p>0.082742750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857" calcext:value-type="float">
            <text:p>120.8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0.210836173506639" calcext:value-type="float">
            <text:p>0.210836173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43" calcext:value-type="float">
            <text:p>47.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7"/>
          <table:table-cell office:value-type="float" office:value="0.203046857491556" calcext:value-type="float">
            <text:p>0.20304685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5" calcext:value-type="float">
            <text:p>49.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191945521847057" calcext:value-type="float">
            <text:p>0.191945521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098" calcext:value-type="float">
            <text:p>52.0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office:value-type="float" office:value="0.24620083192711" calcext:value-type="float">
            <text:p>0.246200831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617" calcext:value-type="float">
            <text:p>40.6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0.27020543708649" calcext:value-type="float">
            <text:p>0.270205437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009" calcext:value-type="float">
            <text:p>37.0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7"/>
          <table:table-cell office:value-type="float" office:value="0.25743306396671" calcext:value-type="float">
            <text:p>0.25743306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845" calcext:value-type="float">
            <text:p>38.8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7"/>
          <table:table-cell office:value-type="float" office:value="0.0752756411841826" calcext:value-type="float">
            <text:p>0.075275641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2.845" calcext:value-type="float">
            <text:p>132.8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7"/>
          <table:table-cell office:value-type="float" office:value="0.109506147603096" calcext:value-type="float">
            <text:p>0.109506147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office:value-type="float" office:value="0.19756873859329" calcext:value-type="float">
            <text:p>0.197568738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615" calcext:value-type="float">
            <text:p>50.6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7"/>
          <table:table-cell office:value-type="float" office:value="0.170704396488111" calcext:value-type="float">
            <text:p>0.170704396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581" calcext:value-type="float">
            <text:p>58.5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0.156292402522125" calcext:value-type="float">
            <text:p>0.15629240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983" calcext:value-type="float">
            <text:p>63.9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0.258243760082388" calcext:value-type="float">
            <text:p>0.258243760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723" calcext:value-type="float">
            <text:p>38.7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0685127576343536" calcext:value-type="float">
            <text:p>0.068512757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5.958" calcext:value-type="float">
            <text:p>145.9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  <table:table-cell office:value-type="float" office:value="0.105325960142313" calcext:value-type="float">
            <text:p>0.105325960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943" calcext:value-type="float">
            <text:p>94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  <table:table-cell office:value-type="float" office:value="0.223015928881871" calcext:value-type="float">
            <text:p>0.223015928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84" calcext:value-type="float">
            <text:p>44.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7"/>
          <table:table-cell office:value-type="float" office:value="0.113804377945597" calcext:value-type="float">
            <text:p>0.11380437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87" calcext:value-type="float">
            <text:p>87.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7"/>
          <table:table-cell office:value-type="float" office:value="0.234674895592697" calcext:value-type="float">
            <text:p>0.23467489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612" calcext:value-type="float">
            <text:p>42.6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7"/>
          <table:table-cell office:value-type="float" office:value="0.227068765006395" calcext:value-type="float">
            <text:p>0.22706876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04" calcext:value-type="float">
            <text:p>44.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office:value-type="float" office:value="0.127788424054147" calcext:value-type="float">
            <text:p>0.127788424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254" calcext:value-type="float">
            <text:p>78.2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7"/>
          <table:table-cell office:value-type="float" office:value="0.164686154777254" calcext:value-type="float">
            <text:p>0.164686154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22" calcext:value-type="float">
            <text:p>60.7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7"/>
          <table:table-cell office:value-type="float" office:value="0.112812385359087" calcext:value-type="float">
            <text:p>0.11281238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643" calcext:value-type="float">
            <text:p>88.6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  <table:table-cell office:value-type="float" office:value="0.383696725881872" calcext:value-type="float">
            <text:p>0.383696725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062" calcext:value-type="float">
            <text:p>26.0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7"/>
          <table:table-cell office:value-type="float" office:value="0.0917557369690414" calcext:value-type="float">
            <text:p>0.09175573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985" calcext:value-type="float">
            <text:p>108.9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7"/>
          <table:table-cell office:value-type="float" office:value="0.0742458580002658" calcext:value-type="float">
            <text:p>0.07424585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4.688" calcext:value-type="float">
            <text:p>134.6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7"/>
          <table:table-cell office:value-type="float" office:value="0.126643003527489" calcext:value-type="float">
            <text:p>0.126643003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962" calcext:value-type="float">
            <text:p>78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265036923546127" calcext:value-type="float">
            <text:p>0.265036923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731" calcext:value-type="float">
            <text:p>37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7"/>
          <table:table-cell office:value-type="float" office:value="0.185599196926036" calcext:value-type="float">
            <text:p>0.185599196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88" calcext:value-type="float">
            <text:p>53.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0471737954907337" calcext:value-type="float">
            <text:p>0.047173795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7"/>
          <table:table-cell office:value-type="float" office:value="0.0856768047998369" calcext:value-type="float">
            <text:p>0.085676804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718" calcext:value-type="float">
            <text:p>116.7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7"/>
          <table:table-cell office:value-type="float" office:value="0.203744247691571" calcext:value-type="float">
            <text:p>0.203744247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081" calcext:value-type="float">
            <text:p>49.0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7"/>
          <table:table-cell office:value-type="float" office:value="0.096821812222343" calcext:value-type="float">
            <text:p>0.096821812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283" calcext:value-type="float">
            <text:p>103.2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7"/>
          <table:table-cell office:value-type="float" office:value="0.185659114092003" calcext:value-type="float">
            <text:p>0.185659114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862" calcext:value-type="float">
            <text:p>53.8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7"/>
          <table:table-cell office:value-type="float" office:value="0.0997731325890961" calcext:value-type="float">
            <text:p>0.099773132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227" calcext:value-type="float">
            <text:p>100.2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152017139098488" calcext:value-type="float">
            <text:p>0.152017139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782" calcext:value-type="float">
            <text:p>65.7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7"/>
          <table:table-cell office:value-type="float" office:value="0.0553342292855064" calcext:value-type="float">
            <text:p>0.055334229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72" calcext:value-type="float">
            <text:p>180.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0.252398141110195" calcext:value-type="float">
            <text:p>0.25239814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62" calcext:value-type="float">
            <text:p>39.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7"/>
          <table:table-cell office:value-type="float" office:value="0.191692107218602" calcext:value-type="float">
            <text:p>0.191692107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167" calcext:value-type="float">
            <text:p>52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office:value-type="float" office:value="0.368573576587492" calcext:value-type="float">
            <text:p>0.368573576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132" calcext:value-type="float">
            <text:p>27.1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7"/>
          <table:table-cell office:value-type="float" office:value="0.122625211877647" calcext:value-type="float">
            <text:p>0.122625211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0.208611772774931" calcext:value-type="float">
            <text:p>0.208611772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936" calcext:value-type="float">
            <text:p>47.9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0.191616009629607" calcext:value-type="float">
            <text:p>0.191616009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188" calcext:value-type="float">
            <text:p>52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7"/>
          <table:table-cell office:value-type="float" office:value="0.085913614178077" calcext:value-type="float">
            <text:p>0.085913614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396" calcext:value-type="float">
            <text:p>116.3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7"/>
          <table:table-cell office:value-type="float" office:value="0.213805622190488" calcext:value-type="float">
            <text:p>0.213805622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71" calcext:value-type="float">
            <text:p>46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7"/>
          <table:table-cell office:value-type="float" office:value="0.280248525351867" calcext:value-type="float">
            <text:p>0.28024852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683" calcext:value-type="float">
            <text:p>35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7"/>
          <table:table-cell office:value-type="float" office:value="0.120196727477593" calcext:value-type="float">
            <text:p>0.12019672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197" calcext:value-type="float">
            <text:p>83.1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7"/>
          <table:table-cell office:value-type="float" office:value="0.125929831068854" calcext:value-type="float">
            <text:p>0.12592983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409" calcext:value-type="float">
            <text:p>79.4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7"/>
          <table:table-cell office:value-type="float" office:value="0.172331368227008" calcext:value-type="float">
            <text:p>0.172331368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028" calcext:value-type="float">
            <text:p>58.0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office:value-type="float" office:value="0.328656750547083" calcext:value-type="float">
            <text:p>0.328656750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27" calcext:value-type="float">
            <text:p>30.4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103886535767064" calcext:value-type="float">
            <text:p>0.103886535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259" calcext:value-type="float">
            <text:p>96.2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0.144022144722529" calcext:value-type="float">
            <text:p>0.14402214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434" calcext:value-type="float">
            <text:p>69.4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0.0641953982623189" calcext:value-type="float">
            <text:p>0.064195398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774" calcext:value-type="float">
            <text:p>155.7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7"/>
          <table:table-cell office:value-type="float" office:value="0.0929805063913936" calcext:value-type="float">
            <text:p>0.092980506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549" calcext:value-type="float">
            <text:p>107.5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21342004059278" calcext:value-type="float">
            <text:p>0.213420040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856" calcext:value-type="float">
            <text:p>46.8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7"/>
          <table:table-cell office:value-type="float" office:value="0.129252261669128" calcext:value-type="float">
            <text:p>0.129252261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368" calcext:value-type="float">
            <text:p>77.3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7"/>
          <table:table-cell office:value-type="float" office:value="0.162959514183756" calcext:value-type="float">
            <text:p>0.162959514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365" calcext:value-type="float">
            <text:p>61.3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0.182922187790604" calcext:value-type="float">
            <text:p>0.182922187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668" calcext:value-type="float">
            <text:p>54.6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0.263971447045144" calcext:value-type="float">
            <text:p>0.2639714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883" calcext:value-type="float">
            <text:p>37.8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145491297083549" calcext:value-type="float">
            <text:p>0.145491297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733" calcext:value-type="float">
            <text:p>68.7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7"/>
          <table:table-cell office:value-type="float" office:value="0.107216660151961" calcext:value-type="float">
            <text:p>0.107216660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269" calcext:value-type="float">
            <text:p>93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0.169023170894764" calcext:value-type="float">
            <text:p>0.169023170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163" calcext:value-type="float">
            <text:p>59.1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0.0563610810900883" calcext:value-type="float">
            <text:p>0.05636108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427" calcext:value-type="float">
            <text:p>177.4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0.166101169707691" calcext:value-type="float">
            <text:p>0.166101169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204" calcext:value-type="float">
            <text:p>60.2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0.225175180875903" calcext:value-type="float">
            <text:p>0.225175180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41" calcext:value-type="float">
            <text:p>44.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0.0133582539141219" calcext:value-type="float">
            <text:p>0.013358253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143184889079251" calcext:value-type="float">
            <text:p>0.143184889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4" calcext:value-type="float">
            <text:p>69.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7"/>
          <table:table-cell office:value-type="float" office:value="0.105263199577355" calcext:value-type="float">
            <text:p>0.105263199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0.300443216780897" calcext:value-type="float">
            <text:p>0.300443216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284" calcext:value-type="float">
            <text:p>33.2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7"/>
          <table:table-cell office:value-type="float" office:value="0.154398070214281" calcext:value-type="float">
            <text:p>0.154398070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68" calcext:value-type="float">
            <text:p>64.7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0.201603728859778" calcext:value-type="float">
            <text:p>0.201603728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602" calcext:value-type="float">
            <text:p>49.6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7"/>
          <table:table-cell office:value-type="float" office:value="0.0781983357054816" calcext:value-type="float">
            <text:p>0.078198335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7.88" calcext:value-type="float">
            <text:p>127.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0.0787602438585289" calcext:value-type="float">
            <text:p>0.078760243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6.968" calcext:value-type="float">
            <text:p>126.9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  <table:table-cell office:value-type="float" office:value="0.125701325925673" calcext:value-type="float">
            <text:p>0.125701325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554" calcext:value-type="float">
            <text:p>79.5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0.123862952219058" calcext:value-type="float">
            <text:p>0.123862952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734" calcext:value-type="float">
            <text:p>80.7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office:value-type="float" office:value="0.044980341220624" calcext:value-type="float">
            <text:p>0.044980341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20222069536322" calcext:value-type="float">
            <text:p>0.20222069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451" calcext:value-type="float">
            <text:p>49.4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7"/>
          <table:table-cell office:value-type="float" office:value="0.199069567750554" calcext:value-type="float">
            <text:p>0.199069567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234" calcext:value-type="float">
            <text:p>50.2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0.167358597310852" calcext:value-type="float">
            <text:p>0.167358597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752" calcext:value-type="float">
            <text:p>59.7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  <table:table-cell office:value-type="float" office:value="0.0748800539360861" calcext:value-type="float">
            <text:p>0.074880053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547" calcext:value-type="float">
            <text:p>133.5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112778546213423" calcext:value-type="float">
            <text:p>0.112778546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669" calcext:value-type="float">
            <text:p>88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office:value-type="float" office:value="0.117559221718277" calcext:value-type="float">
            <text:p>0.117559221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064" calcext:value-type="float">
            <text:p>85.0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0.195753761996675" calcext:value-type="float">
            <text:p>0.19575376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085" calcext:value-type="float">
            <text:p>51.0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244973788723986" calcext:value-type="float">
            <text:p>0.24497378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821" calcext:value-type="float">
            <text:p>40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7"/>
          <table:table-cell office:value-type="float" office:value="0.302073406416294" calcext:value-type="float">
            <text:p>0.302073406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7"/>
          <table:table-cell office:value-type="float" office:value="0.218036150703451" calcext:value-type="float">
            <text:p>0.218036150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864" calcext:value-type="float">
            <text:p>45.8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float" office:value="0.178729371955741" calcext:value-type="float">
            <text:p>0.17872937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51" calcext:value-type="float">
            <text:p>55.9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169448794347025" calcext:value-type="float">
            <text:p>0.169448794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015" calcext:value-type="float">
            <text:p>59.0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0.0646753078774687" calcext:value-type="float">
            <text:p>0.06467530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619" calcext:value-type="float">
            <text:p>154.6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0.101002437908271" calcext:value-type="float">
            <text:p>0.10100243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008" calcext:value-type="float">
            <text:p>99.0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0.110680416262356" calcext:value-type="float">
            <text:p>0.110680416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35" calcext:value-type="float">
            <text:p>90.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0.143494891334832" calcext:value-type="float">
            <text:p>0.143494891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689" calcext:value-type="float">
            <text:p>69.6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7"/>
          <table:table-cell office:value-type="float" office:value="0.144381424545035" calcext:value-type="float">
            <text:p>0.14438142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261" calcext:value-type="float">
            <text:p>69.2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office:value-type="float" office:value="0.171368555270019" calcext:value-type="float">
            <text:p>0.171368555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354" calcext:value-type="float">
            <text:p>58.3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0.34443807244747" calcext:value-type="float">
            <text:p>0.344438072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033" calcext:value-type="float">
            <text:p>29.0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0.0726737616051665" calcext:value-type="float">
            <text:p>0.072673761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7.601" calcext:value-type="float">
            <text:p>137.6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7"/>
          <table:table-cell office:value-type="float" office:value="0.25635993357481" calcext:value-type="float">
            <text:p>0.25635993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008" calcext:value-type="float">
            <text:p>39.0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0.0854577093822773" calcext:value-type="float">
            <text:p>0.085457709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017" calcext:value-type="float">
            <text:p>117.0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0.21103057153816" calcext:value-type="float">
            <text:p>0.211030571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86" calcext:value-type="float">
            <text:p>47.3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0.256682683445728" calcext:value-type="float">
            <text:p>0.256682683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959" calcext:value-type="float">
            <text:p>38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7"/>
          <table:table-cell office:value-type="float" office:value="0.234831483905307" calcext:value-type="float">
            <text:p>0.234831483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584" calcext:value-type="float">
            <text:p>42.5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7"/>
          <table:table-cell office:value-type="float" office:value="0.158573207645851" calcext:value-type="float">
            <text:p>0.158573207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62" calcext:value-type="float">
            <text:p>63.0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office:value-type="float" office:value="0.0820758159533419" calcext:value-type="float">
            <text:p>0.08207581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1.839" calcext:value-type="float">
            <text:p>121.8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0.188116462255072" calcext:value-type="float">
            <text:p>0.188116462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159" calcext:value-type="float">
            <text:p>53.1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office:value-type="float" office:value="0.317677473429327" calcext:value-type="float">
            <text:p>0.317677473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478" calcext:value-type="float">
            <text:p>31.4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324196867221804" calcext:value-type="float">
            <text:p>0.324196867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845" calcext:value-type="float">
            <text:p>30.8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7"/>
          <table:table-cell office:value-type="float" office:value="0.188711760390934" calcext:value-type="float">
            <text:p>0.188711760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991" calcext:value-type="float">
            <text:p>52.9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0.227543842752009" calcext:value-type="float">
            <text:p>0.227543842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948" calcext:value-type="float">
            <text:p>43.9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7"/>
          <table:table-cell office:value-type="float" office:value="0.165756427632333" calcext:value-type="float">
            <text:p>0.165756427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329" calcext:value-type="float">
            <text:p>60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137757749343539" calcext:value-type="float">
            <text:p>0.137757749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591" calcext:value-type="float">
            <text:p>72.5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float" office:value="0.123587717939762" calcext:value-type="float">
            <text:p>0.12358771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914" calcext:value-type="float">
            <text:p>80.9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office:value-type="float" office:value="0.235710765782837" calcext:value-type="float">
            <text:p>0.235710765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425" calcext:value-type="float">
            <text:p>42.4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7"/>
          <table:table-cell office:value-type="float" office:value="0.13284224358971" calcext:value-type="float">
            <text:p>0.13284224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77" calcext:value-type="float">
            <text:p>75.2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office:value-type="float" office:value="0.12936896480535" calcext:value-type="float">
            <text:p>0.129368964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298" calcext:value-type="float">
            <text:p>77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7"/>
          <table:table-cell office:value-type="float" office:value="0.0580507217140181" calcext:value-type="float">
            <text:p>0.058050721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263" calcext:value-type="float">
            <text:p>172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float" office:value="0.116070040314336" calcext:value-type="float">
            <text:p>0.116070040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155" calcext:value-type="float">
            <text:p>86.1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30545456363391" calcext:value-type="float">
            <text:p>0.130545456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602" calcext:value-type="float">
            <text:p>76.6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7"/>
          <table:table-cell office:value-type="float" office:value="0.150263985642578" calcext:value-type="float">
            <text:p>0.15026398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55" calcext:value-type="float">
            <text:p>66.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  <table:table-cell office:value-type="float" office:value="0.246616539974731" calcext:value-type="float">
            <text:p>0.246616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549" calcext:value-type="float">
            <text:p>40.5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0.150467900810547" calcext:value-type="float">
            <text:p>0.150467900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459" calcext:value-type="float">
            <text:p>66.4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0.0781201808502718" calcext:value-type="float">
            <text:p>0.078120180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15564728762978" calcext:value-type="float">
            <text:p>0.115564728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532" calcext:value-type="float">
            <text:p>86.5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7"/>
          <table:table-cell office:value-type="float" office:value="0.202207132537699" calcext:value-type="float">
            <text:p>0.20220713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454" calcext:value-type="float">
            <text:p>49.4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97829898681308" calcext:value-type="float">
            <text:p>0.19782989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7"/>
          <table:table-cell office:value-type="float" office:value="0.131254443472075" calcext:value-type="float">
            <text:p>0.131254443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188" calcext:value-type="float">
            <text:p>76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0.134444977887336" calcext:value-type="float">
            <text:p>0.13444497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38" calcext:value-type="float">
            <text:p>74.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0.326650537754949" calcext:value-type="float">
            <text:p>0.326650537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614" calcext:value-type="float">
            <text:p>30.6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7"/>
          <table:table-cell office:value-type="float" office:value="0.0624212715598294" calcext:value-type="float">
            <text:p>0.062421271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202" calcext:value-type="float">
            <text:p>160.2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office:value-type="float" office:value="0.325185538484689" calcext:value-type="float">
            <text:p>0.325185538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752" calcext:value-type="float">
            <text:p>30.7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169366120100731" calcext:value-type="float">
            <text:p>0.169366120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044" calcext:value-type="float">
            <text:p>59.0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503429738823007" calcext:value-type="float">
            <text:p>0.503429738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7"/>
          <table:table-cell office:value-type="float" office:value="0.117560207970513" calcext:value-type="float">
            <text:p>0.11756020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063" calcext:value-type="float">
            <text:p>85.0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7"/>
          <table:table-cell office:value-type="float" office:value="0.0638835747245281" calcext:value-type="float">
            <text:p>0.06388357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535" calcext:value-type="float">
            <text:p>156.5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7"/>
          <table:table-cell office:value-type="float" office:value="0.114397912541282" calcext:value-type="float">
            <text:p>0.11439791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414" calcext:value-type="float">
            <text:p>87.4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7"/>
          <table:table-cell office:value-type="float" office:value="0.0926206669070418" calcext:value-type="float">
            <text:p>0.092620666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967" calcext:value-type="float">
            <text:p>107.9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0.100565381704119" calcext:value-type="float">
            <text:p>0.100565381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438" calcext:value-type="float">
            <text:p>99.4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10459294566199" calcext:value-type="float">
            <text:p>0.104592945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609" calcext:value-type="float">
            <text:p>95.6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0.119920749316034" calcext:value-type="float">
            <text:p>0.119920749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388" calcext:value-type="float">
            <text:p>83.3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7"/>
          <table:table-cell office:value-type="float" office:value="0.124158152750704" calcext:value-type="float">
            <text:p>0.124158152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542" calcext:value-type="float">
            <text:p>80.5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0.301528537107538" calcext:value-type="float">
            <text:p>0.301528537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164" calcext:value-type="float">
            <text:p>33.1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165608416053704" calcext:value-type="float">
            <text:p>0.165608416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383" calcext:value-type="float">
            <text:p>60.3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0.34813925860913" calcext:value-type="float">
            <text:p>0.348139258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724" calcext:value-type="float">
            <text:p>28.7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252757636465848" calcext:value-type="float">
            <text:p>0.252757636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564" calcext:value-type="float">
            <text:p>39.5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162426641090727" calcext:value-type="float">
            <text:p>0.16242664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0834110075822458" calcext:value-type="float">
            <text:p>0.083411007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888" calcext:value-type="float">
            <text:p>119.8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0.133250124271882" calcext:value-type="float">
            <text:p>0.133250124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047" calcext:value-type="float">
            <text:p>75.0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0.128353633702956" calcext:value-type="float">
            <text:p>0.128353633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91" calcext:value-type="float">
            <text:p>77.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0.0701851316229174" calcext:value-type="float">
            <text:p>0.070185131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2.48" calcext:value-type="float">
            <text:p>142.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0.245764957390948" calcext:value-type="float">
            <text:p>0.245764957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689" calcext:value-type="float">
            <text:p>40.6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0884588705334544" calcext:value-type="float">
            <text:p>0.088458870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047" calcext:value-type="float">
            <text:p>113.0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0.0826459925427425" calcext:value-type="float">
            <text:p>0.08264599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998" calcext:value-type="float">
            <text:p>120.9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0.112195500223189" calcext:value-type="float">
            <text:p>0.112195500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13" calcext:value-type="float">
            <text:p>89.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533522539048006" calcext:value-type="float">
            <text:p>0.53352253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7"/>
          <table:table-cell office:value-type="float" office:value="0.131954287472915" calcext:value-type="float">
            <text:p>0.13195428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784" calcext:value-type="float">
            <text:p>75.7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7"/>
          <table:table-cell office:value-type="float" office:value="0.0840533760491802" calcext:value-type="float">
            <text:p>0.08405337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8.972" calcext:value-type="float">
            <text:p>118.9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137148366963356" calcext:value-type="float">
            <text:p>0.13714836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914" calcext:value-type="float">
            <text:p>72.9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0.21758399558192" calcext:value-type="float">
            <text:p>0.21758399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59" calcext:value-type="float">
            <text:p>45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0763583980789839" calcext:value-type="float">
            <text:p>0.076358398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0.961" calcext:value-type="float">
            <text:p>130.9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550607518721531" calcext:value-type="float">
            <text:p>0.55060751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7"/>
          <table:table-cell office:value-type="float" office:value="0.342432694445955" calcext:value-type="float">
            <text:p>0.342432694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03" calcext:value-type="float">
            <text:p>29.2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0.242800370579834" calcext:value-type="float">
            <text:p>0.242800370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186" calcext:value-type="float">
            <text:p>41.1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7"/>
          <table:table-cell office:value-type="float" office:value="0.199137376802154" calcext:value-type="float">
            <text:p>0.199137376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217" calcext:value-type="float">
            <text:p>50.2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7"/>
          <table:table-cell office:value-type="float" office:value="0.143472425293574" calcext:value-type="float">
            <text:p>0.143472425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7" calcext:value-type="float">
            <text:p>69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7"/>
          <table:table-cell office:value-type="float" office:value="0.0846616850233684" calcext:value-type="float">
            <text:p>0.08466168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8.117" calcext:value-type="float">
            <text:p>118.1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0.322884323890982" calcext:value-type="float">
            <text:p>0.322884323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971" calcext:value-type="float">
            <text:p>30.9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0.0889316372743032" calcext:value-type="float">
            <text:p>0.088931637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446" calcext:value-type="float">
            <text:p>112.4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183431978799886" calcext:value-type="float">
            <text:p>0.183431978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20434629658622" calcext:value-type="float">
            <text:p>0.204346296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937" calcext:value-type="float">
            <text:p>48.9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0.281291145614571" calcext:value-type="float">
            <text:p>0.28129114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55" calcext:value-type="float">
            <text:p>35.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0.26848764103681" calcext:value-type="float">
            <text:p>0.26848764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246" calcext:value-type="float">
            <text:p>37.2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7"/>
          <table:table-cell office:value-type="float" office:value="0.22197973425742" calcext:value-type="float">
            <text:p>0.221979734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049" calcext:value-type="float">
            <text:p>45.0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office:value-type="float" office:value="0.0957650991484638" calcext:value-type="float">
            <text:p>0.095765099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422" calcext:value-type="float">
            <text:p>104.4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0.175143453631703" calcext:value-type="float">
            <text:p>0.17514345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096" calcext:value-type="float">
            <text:p>57.0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0.196872852351069" calcext:value-type="float">
            <text:p>0.196872852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794" calcext:value-type="float">
            <text:p>50.7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7"/>
          <table:table-cell office:value-type="float" office:value="0.0559841098962099" calcext:value-type="float">
            <text:p>0.055984109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8.622" calcext:value-type="float">
            <text:p>178.6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7"/>
          <table:table-cell office:value-type="float" office:value="0.04549167424722" calcext:value-type="float">
            <text:p>0.045491674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7"/>
          <table:table-cell office:value-type="float" office:value="0.100224156289856" calcext:value-type="float">
            <text:p>0.100224156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776" calcext:value-type="float">
            <text:p>99.7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  <table:table-cell office:value-type="float" office:value="0.232674431978381" calcext:value-type="float">
            <text:p>0.23267443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79" calcext:value-type="float">
            <text:p>42.9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float" office:value="0.589560008866439" calcext:value-type="float">
            <text:p>0.589560008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7"/>
          <table:table-cell office:value-type="float" office:value="0.494925575881284" calcext:value-type="float">
            <text:p>0.494925575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.205" calcext:value-type="float">
            <text:p>20.2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7"/>
          <table:table-cell office:value-type="float" office:value="0.106068337281942" calcext:value-type="float">
            <text:p>0.106068337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279" calcext:value-type="float">
            <text:p>94.2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318499730483568" calcext:value-type="float">
            <text:p>0.318499730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397" calcext:value-type="float">
            <text:p>31.3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0.12967004602066" calcext:value-type="float">
            <text:p>0.12967004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119" calcext:value-type="float">
            <text:p>77.1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0.204427614810037" calcext:value-type="float">
            <text:p>0.204427614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917" calcext:value-type="float">
            <text:p>48.9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0.116873812983469" calcext:value-type="float">
            <text:p>0.11687381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562" calcext:value-type="float">
            <text:p>85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35476213495623" calcext:value-type="float">
            <text:p>0.35476213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188" calcext:value-type="float">
            <text:p>28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  <table:table-cell office:value-type="float" office:value="0.195666653980524" calcext:value-type="float">
            <text:p>0.1956666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107" calcext:value-type="float">
            <text:p>51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0.0754572993048086" calcext:value-type="float">
            <text:p>0.075457299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2.525" calcext:value-type="float">
            <text:p>132.5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7"/>
          <table:table-cell office:value-type="float" office:value="0.17800715080365" calcext:value-type="float">
            <text:p>0.178007150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178" calcext:value-type="float">
            <text:p>56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  <table:table-cell office:value-type="float" office:value="0.0651498749893698" calcext:value-type="float">
            <text:p>0.0651498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492" calcext:value-type="float">
            <text:p>153.4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7"/>
          <table:table-cell office:value-type="float" office:value="0.190312214532264" calcext:value-type="float">
            <text:p>0.19031221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545" calcext:value-type="float">
            <text:p>52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174015774384824" calcext:value-type="float">
            <text:p>0.174015774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466" calcext:value-type="float">
            <text:p>57.4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133578012854869" calcext:value-type="float">
            <text:p>0.133578012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863" calcext:value-type="float">
            <text:p>74.8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7"/>
          <table:table-cell office:value-type="float" office:value="0.179577229791965" calcext:value-type="float">
            <text:p>0.179577229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686" calcext:value-type="float">
            <text:p>55.6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0.184584865938229" calcext:value-type="float">
            <text:p>0.184584865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176" calcext:value-type="float">
            <text:p>54.1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7"/>
          <table:table-cell office:value-type="float" office:value="0.207586934212793" calcext:value-type="float">
            <text:p>0.207586934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173" calcext:value-type="float">
            <text:p>48.1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7"/>
          <table:table-cell office:value-type="float" office:value="0.14890332718779" calcext:value-type="float">
            <text:p>0.148903327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158" calcext:value-type="float">
            <text:p>67.1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0443861043863514" calcext:value-type="float">
            <text:p>0.044386104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0.370910561960498" calcext:value-type="float">
            <text:p>0.37091056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0.193632554162377" calcext:value-type="float">
            <text:p>0.193632554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644" calcext:value-type="float">
            <text:p>51.6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0.130501501468503" calcext:value-type="float">
            <text:p>0.130501501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627" calcext:value-type="float">
            <text:p>76.6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float" office:value="0.209075344339951" calcext:value-type="float">
            <text:p>0.209075344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83" calcext:value-type="float">
            <text:p>47.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7"/>
          <table:table-cell office:value-type="float" office:value="0.268332631318442" calcext:value-type="float">
            <text:p>0.268332631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267" calcext:value-type="float">
            <text:p>37.2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7"/>
          <table:table-cell office:value-type="float" office:value="0.255111762755096" calcext:value-type="float">
            <text:p>0.255111762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199" calcext:value-type="float">
            <text:p>39.1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7"/>
          <table:table-cell office:value-type="float" office:value="0.239284680062202" calcext:value-type="float">
            <text:p>0.239284680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791" calcext:value-type="float">
            <text:p>41.7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0.155577831038611" calcext:value-type="float">
            <text:p>0.15557783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277" calcext:value-type="float">
            <text:p>64.2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7"/>
          <table:table-cell office:value-type="float" office:value="0.102211452686669" calcext:value-type="float">
            <text:p>0.102211452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836" calcext:value-type="float">
            <text:p>97.8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0725236503602389" calcext:value-type="float">
            <text:p>0.072523650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7.886" calcext:value-type="float">
            <text:p>137.8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0.127832297834862" calcext:value-type="float">
            <text:p>0.127832297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227" calcext:value-type="float">
            <text:p>78.2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7"/>
          <table:table-cell office:value-type="float" office:value="0.171545942517071" calcext:value-type="float">
            <text:p>0.17154594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293" calcext:value-type="float">
            <text:p>58.2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126071214619765" calcext:value-type="float">
            <text:p>0.126071214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32" calcext:value-type="float">
            <text:p>79.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09421877970345" calcext:value-type="float">
            <text:p>0.094218779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136" calcext:value-type="float">
            <text:p>106.1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7"/>
          <table:table-cell office:value-type="float" office:value="0.0814634187802366" calcext:value-type="float">
            <text:p>0.081463418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754" calcext:value-type="float">
            <text:p>122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7"/>
          <table:table-cell office:value-type="float" office:value="0.0275425757082015" calcext:value-type="float">
            <text:p>0.027542575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128690453732467" calcext:value-type="float">
            <text:p>0.128690453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706" calcext:value-type="float">
            <text:p>77.7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0.0408844762838267" calcext:value-type="float">
            <text:p>0.040884476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155528382886407" calcext:value-type="float">
            <text:p>0.155528382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297" calcext:value-type="float">
            <text:p>64.2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7"/>
          <table:table-cell office:value-type="float" office:value="0.0836497324710006" calcext:value-type="float">
            <text:p>0.08364973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546" calcext:value-type="float">
            <text:p>119.5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0.415062794525367" calcext:value-type="float">
            <text:p>0.41506279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.093" calcext:value-type="float">
            <text:p>24.0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float" office:value="0.0981357677466655" calcext:value-type="float">
            <text:p>0.098135767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9" calcext:value-type="float">
            <text:p>101.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7"/>
          <table:table-cell office:value-type="float" office:value="0.183826446516902" calcext:value-type="float">
            <text:p>0.183826446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399" calcext:value-type="float">
            <text:p>54.3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7"/>
          <table:table-cell office:value-type="float" office:value="0.285710683490184" calcext:value-type="float">
            <text:p>0.285710683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float" office:value="0.160445310732644" calcext:value-type="float">
            <text:p>0.160445310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327" calcext:value-type="float">
            <text:p>62.3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7"/>
          <table:table-cell office:value-type="float" office:value="0.205678536252751" calcext:value-type="float">
            <text:p>0.205678536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62" calcext:value-type="float">
            <text:p>48.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224244420215909" calcext:value-type="float">
            <text:p>0.224244420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594" calcext:value-type="float">
            <text:p>44.5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212043655008287" calcext:value-type="float">
            <text:p>0.21204365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16" calcext:value-type="float">
            <text:p>47.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0.144291680893529" calcext:value-type="float">
            <text:p>0.144291680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304" calcext:value-type="float">
            <text:p>69.3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168927185604399" calcext:value-type="float">
            <text:p>0.16892718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197" calcext:value-type="float">
            <text:p>59.1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0.217727779633803" calcext:value-type="float">
            <text:p>0.217727779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29" calcext:value-type="float">
            <text:p>45.9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7"/>
          <table:table-cell office:value-type="float" office:value="0.11806762605107" calcext:value-type="float">
            <text:p>0.118067626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697" calcext:value-type="float">
            <text:p>84.6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7"/>
          <table:table-cell office:value-type="float" office:value="0.131491931006531" calcext:value-type="float">
            <text:p>0.13149193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05" calcext:value-type="float">
            <text:p>76.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office:value-type="float" office:value="0.22359072870735" calcext:value-type="float">
            <text:p>0.22359072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725" calcext:value-type="float">
            <text:p>44.7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0.21778096142941" calcext:value-type="float">
            <text:p>0.217780961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18" calcext:value-type="float">
            <text:p>45.9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float" office:value="0.148920559146051" calcext:value-type="float">
            <text:p>0.148920559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15" calcext:value-type="float">
            <text:p>67.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7"/>
          <table:table-cell office:value-type="float" office:value="0.15173895305491" calcext:value-type="float">
            <text:p>0.151738953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903" calcext:value-type="float">
            <text:p>65.9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149149603362826" calcext:value-type="float">
            <text:p>0.149149603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047" calcext:value-type="float">
            <text:p>67.0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7"/>
          <table:table-cell office:value-type="float" office:value="0.164604918053222" calcext:value-type="float">
            <text:p>0.164604918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52" calcext:value-type="float">
            <text:p>60.7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office:value-type="float" office:value="0.0808341097323684" calcext:value-type="float">
            <text:p>0.080834109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3.71" calcext:value-type="float">
            <text:p>123.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7"/>
          <table:table-cell office:value-type="float" office:value="0.101373381416625" calcext:value-type="float">
            <text:p>0.101373381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645" calcext:value-type="float">
            <text:p>98.6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7"/>
          <table:table-cell office:value-type="float" office:value="0.167388491160621" calcext:value-type="float">
            <text:p>0.167388491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741" calcext:value-type="float">
            <text:p>59.7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7"/>
          <table:table-cell office:value-type="float" office:value="0.0362542145929012" calcext:value-type="float">
            <text:p>0.036254214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office:value-type="float" office:value="0.128559528262144" calcext:value-type="float">
            <text:p>0.128559528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785" calcext:value-type="float">
            <text:p>77.7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194546519292533" calcext:value-type="float">
            <text:p>0.194546519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402" calcext:value-type="float">
            <text:p>51.4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  <table:table-cell office:value-type="float" office:value="0.150929362399923" calcext:value-type="float">
            <text:p>0.150929362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256" calcext:value-type="float">
            <text:p>66.2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7"/>
          <table:table-cell office:value-type="float" office:value="0.274033424577018" calcext:value-type="float">
            <text:p>0.274033424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492" calcext:value-type="float">
            <text:p>36.4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7"/>
          <table:table-cell office:value-type="float" office:value="0.223825673846347" calcext:value-type="float">
            <text:p>0.223825673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678" calcext:value-type="float">
            <text:p>44.6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7"/>
          <table:table-cell office:value-type="float" office:value="0.288969139971291" calcext:value-type="float">
            <text:p>0.2889691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606" calcext:value-type="float">
            <text:p>34.6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7"/>
          <table:table-cell office:value-type="float" office:value="0.110711836393431" calcext:value-type="float">
            <text:p>0.110711836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14604641804181" calcext:value-type="float">
            <text:p>0.114604641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257" calcext:value-type="float">
            <text:p>87.2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7"/>
          <table:table-cell office:value-type="float" office:value="0.218623092396042" calcext:value-type="float">
            <text:p>0.218623092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741" calcext:value-type="float">
            <text:p>45.7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12995991317788" calcext:value-type="float">
            <text:p>0.129959913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947" calcext:value-type="float">
            <text:p>76.9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7"/>
          <table:table-cell office:value-type="float" office:value="0.34699526364415" calcext:value-type="float">
            <text:p>0.34699526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819" calcext:value-type="float">
            <text:p>28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7"/>
          <table:table-cell office:value-type="float" office:value="0.241219594494035" calcext:value-type="float">
            <text:p>0.24121959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456" calcext:value-type="float">
            <text:p>41.4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0861065519666582" calcext:value-type="float">
            <text:p>0.08610655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135" calcext:value-type="float">
            <text:p>116.1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7"/>
          <table:table-cell office:value-type="float" office:value="0.188951209052046" calcext:value-type="float">
            <text:p>0.188951209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924" calcext:value-type="float">
            <text:p>52.9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0.346395647170068" calcext:value-type="float">
            <text:p>0.346395647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869" calcext:value-type="float">
            <text:p>28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7"/>
          <table:table-cell office:value-type="float" office:value="0.12397615437429" calcext:value-type="float">
            <text:p>0.123976154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661" calcext:value-type="float">
            <text:p>80.6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7"/>
          <table:table-cell office:value-type="float" office:value="0.2591842537809" calcext:value-type="float">
            <text:p>0.259184253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583" calcext:value-type="float">
            <text:p>38.5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7"/>
          <table:table-cell office:value-type="float" office:value="0.0917180785854832" calcext:value-type="float">
            <text:p>0.091718078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9.03" calcext:value-type="float">
            <text:p>109.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7"/>
          <table:table-cell office:value-type="float" office:value="0.0411094200903595" calcext:value-type="float">
            <text:p>0.041109420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0.090342625420945" calcext:value-type="float">
            <text:p>0.09034262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69" calcext:value-type="float">
            <text:p>110.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152878641960097" calcext:value-type="float">
            <text:p>0.15287864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411" calcext:value-type="float">
            <text:p>65.4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office:value-type="float" office:value="0.204273996029007" calcext:value-type="float">
            <text:p>0.20427399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954" calcext:value-type="float">
            <text:p>48.9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179047648092006" calcext:value-type="float">
            <text:p>0.179047648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851" calcext:value-type="float">
            <text:p>55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7"/>
          <table:table-cell office:value-type="float" office:value="0.107239012516205" calcext:value-type="float">
            <text:p>0.10723901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25" calcext:value-type="float">
            <text:p>93.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7"/>
          <table:table-cell office:value-type="float" office:value="0.190393264273574" calcext:value-type="float">
            <text:p>0.190393264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523" calcext:value-type="float">
            <text:p>52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0.164687268399462" calcext:value-type="float">
            <text:p>0.164687268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21" calcext:value-type="float">
            <text:p>60.7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0.201121885967739" calcext:value-type="float">
            <text:p>0.20112188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721" calcext:value-type="float">
            <text:p>49.7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7"/>
          <table:table-cell office:value-type="float" office:value="0.185012797878956" calcext:value-type="float">
            <text:p>0.18501279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05" calcext:value-type="float">
            <text:p>54.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095888427867088" calcext:value-type="float">
            <text:p>0.095888427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288" calcext:value-type="float">
            <text:p>104.2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7"/>
          <table:table-cell office:value-type="float" office:value="0.0822971869399503" calcext:value-type="float">
            <text:p>0.082297186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1.511" calcext:value-type="float">
            <text:p>121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0596914485768085" calcext:value-type="float">
            <text:p>0.059691448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float" office:value="0.101403906588109" calcext:value-type="float">
            <text:p>0.101403906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14043691466358" calcext:value-type="float">
            <text:p>0.14043691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206" calcext:value-type="float">
            <text:p>71.2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0.194850950043612" calcext:value-type="float">
            <text:p>0.1948509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321" calcext:value-type="float">
            <text:p>51.3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10992590729324" calcext:value-type="float">
            <text:p>0.109925907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97" calcext:value-type="float">
            <text:p>90.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7"/>
          <table:table-cell office:value-type="float" office:value="0.121595483604757" calcext:value-type="float">
            <text:p>0.12159548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24" calcext:value-type="float">
            <text:p>82.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7"/>
          <table:table-cell office:value-type="float" office:value="0.264713204592661" calcext:value-type="float">
            <text:p>0.264713204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777" calcext:value-type="float">
            <text:p>37.7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7"/>
          <table:table-cell office:value-type="float" office:value="0.143610586674683" calcext:value-type="float">
            <text:p>0.143610586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633" calcext:value-type="float">
            <text:p>69.6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7"/>
          <table:table-cell office:value-type="float" office:value="0.14344826342624" calcext:value-type="float">
            <text:p>0.143448263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712" calcext:value-type="float">
            <text:p>69.7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0.17970203329182" calcext:value-type="float">
            <text:p>0.179702033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648" calcext:value-type="float">
            <text:p>55.6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  <table:table-cell office:value-type="float" office:value="0.044804164446246" calcext:value-type="float">
            <text:p>0.044804164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0.0678952755992324" calcext:value-type="float">
            <text:p>0.06789527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286" calcext:value-type="float">
            <text:p>147.2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0.0268202978195386" calcext:value-type="float">
            <text:p>0.026820297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0.113511862379694" calcext:value-type="float">
            <text:p>0.113511862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259755520241347" calcext:value-type="float">
            <text:p>0.259755520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7"/>
          <table:table-cell office:value-type="float" office:value="0.250476862694207" calcext:value-type="float">
            <text:p>0.250476862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924" calcext:value-type="float">
            <text:p>39.9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7"/>
          <table:table-cell office:value-type="float" office:value="0.0824382415071945" calcext:value-type="float">
            <text:p>0.082438241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1.303" calcext:value-type="float">
            <text:p>121.3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office:value-type="float" office:value="0.142536815074692" calcext:value-type="float">
            <text:p>0.142536815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30290250048103" calcext:value-type="float">
            <text:p>0.302902500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014" calcext:value-type="float">
            <text:p>33.0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office:value-type="float" office:value="0.110705463576526" calcext:value-type="float">
            <text:p>0.11070546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33" calcext:value-type="float">
            <text:p>90.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0.268535894936726" calcext:value-type="float">
            <text:p>0.268535894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239" calcext:value-type="float">
            <text:p>37.2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169802907434073" calcext:value-type="float">
            <text:p>0.169802907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892" calcext:value-type="float">
            <text:p>58.8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0.189113539960442" calcext:value-type="float">
            <text:p>0.189113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878" calcext:value-type="float">
            <text:p>52.8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  <table:table-cell office:value-type="float" office:value="0.116454408433677" calcext:value-type="float">
            <text:p>0.116454408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871" calcext:value-type="float">
            <text:p>85.8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0.205111015873873" calcext:value-type="float">
            <text:p>0.205111015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754" calcext:value-type="float">
            <text:p>48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7"/>
          <table:table-cell office:value-type="float" office:value="0.437582517726609" calcext:value-type="float">
            <text:p>0.437582517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.853" calcext:value-type="float">
            <text:p>22.8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float" office:value="0.165013017198552" calcext:value-type="float">
            <text:p>0.165013017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601" calcext:value-type="float">
            <text:p>60.6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7"/>
          <table:table-cell office:value-type="float" office:value="0.21764094512486" calcext:value-type="float">
            <text:p>0.217640945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47" calcext:value-type="float">
            <text:p>45.9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7"/>
          <table:table-cell office:value-type="float" office:value="0.224834616660718" calcext:value-type="float">
            <text:p>0.224834616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477" calcext:value-type="float">
            <text:p>44.4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office:value-type="float" office:value="0.125461878704805" calcext:value-type="float">
            <text:p>0.12546187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705" calcext:value-type="float">
            <text:p>79.7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7"/>
          <table:table-cell office:value-type="float" office:value="0.131337941370884" calcext:value-type="float">
            <text:p>0.131337941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139" calcext:value-type="float">
            <text:p>76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172971664936679" calcext:value-type="float">
            <text:p>0.172971664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813" calcext:value-type="float">
            <text:p>57.8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/>
          <table:table-cell office:value-type="float" office:value="0.219780260514453" calcext:value-type="float">
            <text:p>0.219780260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7"/>
          <table:table-cell office:value-type="float" office:value="0.163699645979758" calcext:value-type="float">
            <text:p>0.16369964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087" calcext:value-type="float">
            <text:p>61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office:value-type="float" office:value="0.167417345930412" calcext:value-type="float">
            <text:p>0.167417345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731" calcext:value-type="float">
            <text:p>59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7"/>
          <table:table-cell office:value-type="float" office:value="0.106505554009884" calcext:value-type="float">
            <text:p>0.1065055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892" calcext:value-type="float">
            <text:p>93.8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7"/>
          <table:table-cell office:value-type="float" office:value="0.12237057867222" calcext:value-type="float">
            <text:p>0.12237057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719" calcext:value-type="float">
            <text:p>81.7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office:value-type="float" office:value="0.33023886159266" calcext:value-type="float">
            <text:p>0.330238861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81" calcext:value-type="float">
            <text:p>30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230964188534895" calcext:value-type="float">
            <text:p>0.230964188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297" calcext:value-type="float">
            <text:p>43.2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  <table:table-cell office:value-type="float" office:value="0.135987121258729" calcext:value-type="float">
            <text:p>0.135987121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536" calcext:value-type="float">
            <text:p>73.5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float" office:value="0.498802802581348" calcext:value-type="float">
            <text:p>0.498802802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.048" calcext:value-type="float">
            <text:p>20.0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7"/>
          <table:table-cell office:value-type="float" office:value="0.070626001871652" calcext:value-type="float">
            <text:p>0.070626001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1.591" calcext:value-type="float">
            <text:p>141.5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office:value-type="float" office:value="0.22723656000629" calcext:value-type="float">
            <text:p>0.227236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007" calcext:value-type="float">
            <text:p>44.0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float" office:value="0.271643297450623" calcext:value-type="float">
            <text:p>0.27164329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813" calcext:value-type="float">
            <text:p>36.8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7"/>
          <table:table-cell office:value-type="float" office:value="0.119092039366135" calcext:value-type="float">
            <text:p>0.119092039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969" calcext:value-type="float">
            <text:p>83.9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7"/>
          <table:table-cell office:value-type="float" office:value="0.135493256033872" calcext:value-type="float">
            <text:p>0.1354932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04" calcext:value-type="float">
            <text:p>73.8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16821793356303" calcext:value-type="float">
            <text:p>0.116821793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6" calcext:value-type="float">
            <text:p>85.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float" office:value="0.239644084645532" calcext:value-type="float">
            <text:p>0.239644084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729" calcext:value-type="float">
            <text:p>41.7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0.254207166218281" calcext:value-type="float">
            <text:p>0.254207166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338" calcext:value-type="float">
            <text:p>39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7"/>
          <table:table-cell office:value-type="float" office:value="0.307965141890083" calcext:value-type="float">
            <text:p>0.307965141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471" calcext:value-type="float">
            <text:p>32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7"/>
          <table:table-cell office:value-type="float" office:value="0.221224459473834" calcext:value-type="float">
            <text:p>0.221224459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203" calcext:value-type="float">
            <text:p>45.2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128509460780002" calcext:value-type="float">
            <text:p>0.128509460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815" calcext:value-type="float">
            <text:p>77.8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7"/>
          <table:table-cell office:value-type="float" office:value="0.0695107130190742" calcext:value-type="float">
            <text:p>0.06951071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3.863" calcext:value-type="float">
            <text:p>143.8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187817080017716" calcext:value-type="float">
            <text:p>0.1878170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243" calcext:value-type="float">
            <text:p>53.2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7"/>
          <table:table-cell office:value-type="float" office:value="0.217259570801351" calcext:value-type="float">
            <text:p>0.217259570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028" calcext:value-type="float">
            <text:p>46.0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7"/>
          <table:table-cell office:value-type="float" office:value="0.341551533422946" calcext:value-type="float">
            <text:p>0.341551533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78" calcext:value-type="float">
            <text:p>29.2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7"/>
          <table:table-cell office:value-type="float" office:value="0.10027676274567" calcext:value-type="float">
            <text:p>0.100276762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724" calcext:value-type="float">
            <text:p>99.7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office:value-type="float" office:value="0.328707097360601" calcext:value-type="float">
            <text:p>0.328707097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22" calcext:value-type="float">
            <text:p>30.4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0.26338644411112" calcext:value-type="float">
            <text:p>0.263386444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967" calcext:value-type="float">
            <text:p>37.9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7"/>
          <table:table-cell office:value-type="float" office:value="0.148461102681203" calcext:value-type="float">
            <text:p>0.148461102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358" calcext:value-type="float">
            <text:p>67.3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0.192907828254958" calcext:value-type="float">
            <text:p>0.192907828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838" calcext:value-type="float">
            <text:p>51.8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0.119010316499324" calcext:value-type="float">
            <text:p>0.119010316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026" calcext:value-type="float">
            <text:p>84.0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office:value-type="float" office:value="0.202993792057287" calcext:value-type="float">
            <text:p>0.202993792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63" calcext:value-type="float">
            <text:p>49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7"/>
          <table:table-cell office:value-type="float" office:value="0.102022269938384" calcext:value-type="float">
            <text:p>0.102022269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0.184701232528237" calcext:value-type="float">
            <text:p>0.184701232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141" calcext:value-type="float">
            <text:p>54.1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office:value-type="float" office:value="0.171419697418527" calcext:value-type="float">
            <text:p>0.171419697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336" calcext:value-type="float">
            <text:p>58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0.158214408725437" calcext:value-type="float">
            <text:p>0.158214408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205" calcext:value-type="float">
            <text:p>63.2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office:value-type="float" office:value="0.0775107689920418" calcext:value-type="float">
            <text:p>0.07751076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014" calcext:value-type="float">
            <text:p>129.0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0834924920537361" calcext:value-type="float">
            <text:p>0.083492492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771" calcext:value-type="float">
            <text:p>119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0.133676770244575" calcext:value-type="float">
            <text:p>0.133676770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807" calcext:value-type="float">
            <text:p>74.8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7"/>
          <table:table-cell office:value-type="float" office:value="0.0970810926501731" calcext:value-type="float">
            <text:p>0.097081092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007" calcext:value-type="float">
            <text:p>103.0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  <table:table-cell office:value-type="float" office:value="0.230772411702169" calcext:value-type="float">
            <text:p>0.230772411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333" calcext:value-type="float">
            <text:p>43.3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7"/>
          <table:table-cell office:value-type="float" office:value="0.0520851052079596" calcext:value-type="float">
            <text:p>0.052085105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1.993" calcext:value-type="float">
            <text:p>191.9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float" office:value="0.108566496210596" calcext:value-type="float">
            <text:p>0.108566496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109" calcext:value-type="float">
            <text:p>92.1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0.227769124670951" calcext:value-type="float">
            <text:p>0.22776912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904" calcext:value-type="float">
            <text:p>43.9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7"/>
          <table:table-cell office:value-type="float" office:value="0.0689970151860386" calcext:value-type="float">
            <text:p>0.068997015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4.934" calcext:value-type="float">
            <text:p>144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7"/>
          <table:table-cell office:value-type="float" office:value="0.0770622928708953" calcext:value-type="float">
            <text:p>0.077062292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765" calcext:value-type="float">
            <text:p>129.7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  <table:table-cell office:value-type="float" office:value="0.365230359028077" calcext:value-type="float">
            <text:p>0.36523035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38" calcext:value-type="float">
            <text:p>27.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office:value-type="float" office:value="0.179718785761143" calcext:value-type="float">
            <text:p>0.179718785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642" calcext:value-type="float">
            <text:p>55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0.177706615397728" calcext:value-type="float">
            <text:p>0.17770661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273" calcext:value-type="float">
            <text:p>56.2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float" office:value="0.149773971644152" calcext:value-type="float">
            <text:p>0.149773971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67" calcext:value-type="float">
            <text:p>66.7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7"/>
          <table:table-cell office:value-type="float" office:value="0.306396375506361" calcext:value-type="float">
            <text:p>0.306396375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637" calcext:value-type="float">
            <text:p>32.6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7"/>
          <table:table-cell office:value-type="float" office:value="0.220354668585738" calcext:value-type="float">
            <text:p>0.220354668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381" calcext:value-type="float">
            <text:p>45.3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7"/>
          <table:table-cell office:value-type="float" office:value="0.231239190882029" calcext:value-type="float">
            <text:p>0.231239190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245" calcext:value-type="float">
            <text:p>43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7"/>
          <table:table-cell office:value-type="float" office:value="0.215605575432569" calcext:value-type="float">
            <text:p>0.215605575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381" calcext:value-type="float">
            <text:p>46.3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0.201019443205883" calcext:value-type="float">
            <text:p>0.201019443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746" calcext:value-type="float">
            <text:p>49.7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7"/>
          <table:table-cell office:value-type="float" office:value="0.283714943402655" calcext:value-type="float">
            <text:p>0.283714943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247" calcext:value-type="float">
            <text:p>35.2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0.0554139669846965" calcext:value-type="float">
            <text:p>0.05541396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7"/>
          <table:table-cell office:value-type="float" office:value="0.0513720298832165" calcext:value-type="float">
            <text:p>0.051372029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658" calcext:value-type="float">
            <text:p>194.6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7"/>
          <table:table-cell office:value-type="float" office:value="0.0932734677578928" calcext:value-type="float">
            <text:p>0.093273467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212" calcext:value-type="float">
            <text:p>107.2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  <table:table-cell office:value-type="float" office:value="0.28903794100545" calcext:value-type="float">
            <text:p>0.28903794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598" calcext:value-type="float">
            <text:p>34.5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7"/>
          <table:table-cell office:value-type="float" office:value="0.168440765750972" calcext:value-type="float">
            <text:p>0.168440765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368" calcext:value-type="float">
            <text:p>59.3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7"/>
          <table:table-cell office:value-type="float" office:value="0.146599637716349" calcext:value-type="float">
            <text:p>0.146599637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pisod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213" calcext:value-type="float">
            <text:p>68.2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</table:table>
      <table:table table:name="24.2.1" table:style-name="ta1">
        <table:table-column table:style-name="co4" table:default-cell-style-name="Default"/>
        <table:table-row table:style-name="ro1">
          <table:table-cell office:value-type="string" calcext:value-type="string">
            <text:p>fine tuning on 24.2</text:p>
          </table:table-cell>
        </table:table-row>
        <table:table-row table:style-name="ro1">
          <table:table-cell office:value-type="string" calcext:value-type="string">
            <text:p>3000000 steps</text:p>
          </table:table-cell>
        </table:table-row>
      </table:table>
      <table:table table:name="24.2 on hs1, tp8" table:style-name="ta1"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228" calcext:value-type="float">
            <text:p>88.2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492" calcext:value-type="float">
            <text:p>112.4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558" calcext:value-type="float">
            <text:p>129.5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228" calcext:value-type="float">
            <text:p>122.2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358" calcext:value-type="float">
            <text:p>69.3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95" calcext:value-type="float">
            <text:p>47.7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919" calcext:value-type="float">
            <text:p>94.9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331" calcext:value-type="float">
            <text:p>149.3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155" calcext:value-type="float">
            <text:p>151.1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073" calcext:value-type="float">
            <text:p>86.0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7" calcext:value-type="float">
            <text:p>68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5" calcext:value-type="float">
            <text:p>181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738" calcext:value-type="float">
            <text:p>73.7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012" calcext:value-type="float">
            <text:p>51.0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571" calcext:value-type="float">
            <text:p>56.5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603" calcext:value-type="float">
            <text:p>51.6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31" calcext:value-type="float">
            <text:p>64.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676" calcext:value-type="float">
            <text:p>63.6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582" calcext:value-type="float">
            <text:p>71.5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21" calcext:value-type="float">
            <text:p>42.9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75" calcext:value-type="float">
            <text:p>122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207" calcext:value-type="float">
            <text:p>68.2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738" calcext:value-type="float">
            <text:p>173.7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603" calcext:value-type="float">
            <text:p>58.6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327" calcext:value-type="float">
            <text:p>53.3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05" calcext:value-type="float">
            <text:p>55.7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19" calcext:value-type="float">
            <text:p>75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955" calcext:value-type="float">
            <text:p>85.9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835" calcext:value-type="float">
            <text:p>85.8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86" calcext:value-type="float">
            <text:p>99.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143" calcext:value-type="float">
            <text:p>107.1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968" calcext:value-type="float">
            <text:p>94.9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125" calcext:value-type="float">
            <text:p>55.1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397" calcext:value-type="float">
            <text:p>76.3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581" calcext:value-type="float">
            <text:p>60.5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805" calcext:value-type="float">
            <text:p>82.8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135" calcext:value-type="float">
            <text:p>69.1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009" calcext:value-type="float">
            <text:p>48.0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426" calcext:value-type="float">
            <text:p>87.4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189" calcext:value-type="float">
            <text:p>58.1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188" calcext:value-type="float">
            <text:p>43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097" calcext:value-type="float">
            <text:p>37.0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556" calcext:value-type="float">
            <text:p>77.5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695" calcext:value-type="float">
            <text:p>49.6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783" calcext:value-type="float">
            <text:p>112.7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422" calcext:value-type="float">
            <text:p>56.4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881" calcext:value-type="float">
            <text:p>71.8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546" calcext:value-type="float">
            <text:p>91.5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149" calcext:value-type="float">
            <text:p>38.1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777" calcext:value-type="float">
            <text:p>84.7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362" calcext:value-type="float">
            <text:p>80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758" calcext:value-type="float">
            <text:p>87.7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732" calcext:value-type="float">
            <text:p>86.7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8.361" calcext:value-type="float">
            <text:p>198.3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566" calcext:value-type="float">
            <text:p>90.5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167" calcext:value-type="float">
            <text:p>105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067" calcext:value-type="float">
            <text:p>66.0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082" calcext:value-type="float">
            <text:p>58.0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82" calcext:value-type="float">
            <text:p>65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97" calcext:value-type="float">
            <text:p>50.4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682" calcext:value-type="float">
            <text:p>91.6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949" calcext:value-type="float">
            <text:p>79.9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476" calcext:value-type="float">
            <text:p>83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966" calcext:value-type="float">
            <text:p>52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77" calcext:value-type="float">
            <text:p>108.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435" calcext:value-type="float">
            <text:p>60.4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15" calcext:value-type="float">
            <text:p>120.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074" calcext:value-type="float">
            <text:p>79.0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222" calcext:value-type="float">
            <text:p>110.2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277" calcext:value-type="float">
            <text:p>98.2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7.532" calcext:value-type="float">
            <text:p>127.5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737" calcext:value-type="float">
            <text:p>40.7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606" calcext:value-type="float">
            <text:p>64.6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356" calcext:value-type="float">
            <text:p>73.3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63" calcext:value-type="float">
            <text:p>111.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821" calcext:value-type="float">
            <text:p>37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731" calcext:value-type="float">
            <text:p>100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8.329" calcext:value-type="float">
            <text:p>128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2.959" calcext:value-type="float">
            <text:p>192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848" calcext:value-type="float">
            <text:p>147.8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884" calcext:value-type="float">
            <text:p>61.8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03" calcext:value-type="float">
            <text:p>66.7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894" calcext:value-type="float">
            <text:p>31.8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16" calcext:value-type="float">
            <text:p>186.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838" calcext:value-type="float">
            <text:p>74.8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9.802" calcext:value-type="float">
            <text:p>179.8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342" calcext:value-type="float">
            <text:p>77.3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103" calcext:value-type="float">
            <text:p>66.1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977" calcext:value-type="float">
            <text:p>36.9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451" calcext:value-type="float">
            <text:p>104.4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713" calcext:value-type="float">
            <text:p>58.7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313" calcext:value-type="float">
            <text:p>113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685" calcext:value-type="float">
            <text:p>55.6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457" calcext:value-type="float">
            <text:p>89.4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698" calcext:value-type="float">
            <text:p>85.6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334" calcext:value-type="float">
            <text:p>63.3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27" calcext:value-type="float">
            <text:p>46.7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398" calcext:value-type="float">
            <text:p>52.3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012" calcext:value-type="float">
            <text:p>40.0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143" calcext:value-type="float">
            <text:p>64.1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1.53" calcext:value-type="float">
            <text:p>131.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061" calcext:value-type="float">
            <text:p>67.0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614" calcext:value-type="float">
            <text:p>159.6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156" calcext:value-type="float">
            <text:p>175.1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451" calcext:value-type="float">
            <text:p>40.4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23" calcext:value-type="float">
            <text:p>81.1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246" calcext:value-type="float">
            <text:p>33.2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071" calcext:value-type="float">
            <text:p>59.0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202" calcext:value-type="float">
            <text:p>93.2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169" calcext:value-type="float">
            <text:p>57.1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681" calcext:value-type="float">
            <text:p>53.6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062" calcext:value-type="float">
            <text:p>68.0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6" calcext:value-type="float">
            <text:p>76.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45" calcext:value-type="float">
            <text:p>66.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434" calcext:value-type="float">
            <text:p>72.4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168" calcext:value-type="float">
            <text:p>151.1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258" calcext:value-type="float">
            <text:p>51.2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767" calcext:value-type="float">
            <text:p>56.7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11" calcext:value-type="float">
            <text:p>78.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449" calcext:value-type="float">
            <text:p>56.4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674" calcext:value-type="float">
            <text:p>73.6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022" calcext:value-type="float">
            <text:p>56.0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64" calcext:value-type="float">
            <text:p>45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709" calcext:value-type="float">
            <text:p>119.7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277" calcext:value-type="float">
            <text:p>40.2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995" calcext:value-type="float">
            <text:p>129.9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22" calcext:value-type="float">
            <text:p>28.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107" calcext:value-type="float">
            <text:p>31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056" calcext:value-type="float">
            <text:p>89.0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1.354" calcext:value-type="float">
            <text:p>121.3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806" calcext:value-type="float">
            <text:p>119.8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305" calcext:value-type="float">
            <text:p>72.3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26" calcext:value-type="float">
            <text:p>59.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8.061" calcext:value-type="float">
            <text:p>178.0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471" calcext:value-type="float">
            <text:p>54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622" calcext:value-type="float">
            <text:p>46.6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786" calcext:value-type="float">
            <text:p>105.7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81" calcext:value-type="float">
            <text:p>65.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9.962" calcext:value-type="float">
            <text:p>109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468" calcext:value-type="float">
            <text:p>40.4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217" calcext:value-type="float">
            <text:p>79.2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108" calcext:value-type="float">
            <text:p>50.1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144" calcext:value-type="float">
            <text:p>104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316" calcext:value-type="float">
            <text:p>87.3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637" calcext:value-type="float">
            <text:p>93.6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221" calcext:value-type="float">
            <text:p>53.2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591" calcext:value-type="float">
            <text:p>36.5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418" calcext:value-type="float">
            <text:p>69.4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84" calcext:value-type="float">
            <text:p>51.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234" calcext:value-type="float">
            <text:p>117.2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915" calcext:value-type="float">
            <text:p>78.9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5.053" calcext:value-type="float">
            <text:p>185.0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67" calcext:value-type="float">
            <text:p>47.3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15" calcext:value-type="float">
            <text:p>60.7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495" calcext:value-type="float">
            <text:p>47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27" calcext:value-type="float">
            <text:p>70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828" calcext:value-type="float">
            <text:p>55.8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34" calcext:value-type="float">
            <text:p>85.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596" calcext:value-type="float">
            <text:p>47.5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095" calcext:value-type="float">
            <text:p>85.0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475" calcext:value-type="float">
            <text:p>84.4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475" calcext:value-type="float">
            <text:p>59.4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204" calcext:value-type="float">
            <text:p>157.2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4.583" calcext:value-type="float">
            <text:p>114.5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449" calcext:value-type="float">
            <text:p>74.4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227" calcext:value-type="float">
            <text:p>55.2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896" calcext:value-type="float">
            <text:p>52.8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762" calcext:value-type="float">
            <text:p>62.7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0.459" calcext:value-type="float">
            <text:p>140.4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266" calcext:value-type="float">
            <text:p>59.2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368" calcext:value-type="float">
            <text:p>53.3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255" calcext:value-type="float">
            <text:p>82.2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013" calcext:value-type="float">
            <text:p>180.0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618" calcext:value-type="float">
            <text:p>78.6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558" calcext:value-type="float">
            <text:p>58.5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76" calcext:value-type="float">
            <text:p>40.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407" calcext:value-type="float">
            <text:p>71.4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993" calcext:value-type="float">
            <text:p>61.9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047" calcext:value-type="float">
            <text:p>83.0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964" calcext:value-type="float">
            <text:p>64.9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5.358" calcext:value-type="float">
            <text:p>135.3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531" calcext:value-type="float">
            <text:p>103.5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007" calcext:value-type="float">
            <text:p>108.0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75" calcext:value-type="float">
            <text:p>120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937" calcext:value-type="float">
            <text:p>52.9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372" calcext:value-type="float">
            <text:p>94.3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" calcext:value-type="float">
            <text:p>45.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946" calcext:value-type="float">
            <text:p>57.9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52" calcext:value-type="float">
            <text:p>64.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153" calcext:value-type="float">
            <text:p>122.1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336" calcext:value-type="float">
            <text:p>76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125" calcext:value-type="float">
            <text:p>41.1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05" calcext:value-type="float">
            <text:p>70.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4.116" calcext:value-type="float">
            <text:p>114.1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539" calcext:value-type="float">
            <text:p>58.5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197" calcext:value-type="float">
            <text:p>68.1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168" calcext:value-type="float">
            <text:p>116.1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925" calcext:value-type="float">
            <text:p>79.9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976" calcext:value-type="float">
            <text:p>154.9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973" calcext:value-type="float">
            <text:p>98.9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263" calcext:value-type="float">
            <text:p>106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4.828" calcext:value-type="float">
            <text:p>114.8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612" calcext:value-type="float">
            <text:p>91.6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97" calcext:value-type="float">
            <text:p>63.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146" calcext:value-type="float">
            <text:p>59.1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712" calcext:value-type="float">
            <text:p>62.7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046" calcext:value-type="float">
            <text:p>38.0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642" calcext:value-type="float">
            <text:p>69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496" calcext:value-type="float">
            <text:p>71.4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122" calcext:value-type="float">
            <text:p>113.1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034" calcext:value-type="float">
            <text:p>64.0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153" calcext:value-type="float">
            <text:p>45.1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03" calcext:value-type="float">
            <text:p>63.8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448" calcext:value-type="float">
            <text:p>83.4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5.238" calcext:value-type="float">
            <text:p>145.2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326" calcext:value-type="float">
            <text:p>89.3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653" calcext:value-type="float">
            <text:p>69.6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892" calcext:value-type="float">
            <text:p>83.8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495" calcext:value-type="float">
            <text:p>62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478" calcext:value-type="float">
            <text:p>53.4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605" calcext:value-type="float">
            <text:p>41.6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324" calcext:value-type="float">
            <text:p>61.3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064" calcext:value-type="float">
            <text:p>68.0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073" calcext:value-type="float">
            <text:p>98.0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6" calcext:value-type="float">
            <text:p>56.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063" calcext:value-type="float">
            <text:p>50.0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.11234789477218" calcext:value-type="float">
            <text:p>3.1123478948</text:p>
          </table:table-cell>
          <table:table-cell table:number-columns-repeated="9"/>
        </table:table-row>
        <table:table-row table:style-name="ro1">
          <table:table-cell office:value-type="float" office:value="3.10597143655215" calcext:value-type="float">
            <text:p>3.105971436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145" calcext:value-type="float">
            <text:p>95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74437817378" calcext:value-type="float">
            <text:p>2.7443781738</text:p>
          </table:table-cell>
          <table:table-cell table:number-columns-repeated="9"/>
        </table:table-row>
        <table:table-row table:style-name="ro1">
          <table:table-cell office:value-type="float" office:value="2.53902326431819" calcext:value-type="float">
            <text:p>2.5390232643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03" calcext:value-type="float">
            <text:p>67.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13162885460852" calcext:value-type="float">
            <text:p>2.1316288546</text:p>
          </table:table-cell>
          <table:table-cell table:number-columns-repeated="9"/>
        </table:table-row>
        <table:table-row table:style-name="ro1">
          <table:table-cell table:style-name="ce7" office:value-type="float" office:value="0.354356003413132" calcext:value-type="float">
            <text:p>0.354356003413132,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519" calcext:value-type="float">
            <text:p>54.5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7" office:value-type="float" office:value="0.332892495994903" calcext:value-type="float">
            <text:p>0.332892495994903,</text:p>
          </table:table-cell>
          <table:table-cell table:number-columns-repeated="9"/>
        </table:table-row>
        <table:table-row table:style-name="ro1">
          <table:table-cell table:style-name="ce7" office:value-type="float" office:value="0.321470834719175" calcext:value-type="float">
            <text:p>0.321470834719175,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596" calcext:value-type="float">
            <text:p>113.5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7" office:value-type="float" office:value="0.319505093655819" calcext:value-type="float">
            <text:p>0.319505093655819,</text:p>
          </table:table-cell>
          <table:table-cell table:number-columns-repeated="9"/>
        </table:table-row>
        <table:table-row table:style-name="ro1">
          <table:table-cell table:style-name="ce7" office:value-type="float" office:value="0.313542400041857" calcext:value-type="float">
            <text:p>0.313542400041857,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7" office:value-type="float" office:value="0.300786832523503" calcext:value-type="float">
            <text:p>0.300786832523503,</text:p>
          </table:table-cell>
          <table:table-cell table:number-columns-repeated="9"/>
        </table:table-row>
        <table:table-row table:style-name="ro1">
          <table:table-cell table:style-name="ce7" office:value-type="float" office:value="0.299005468970348" calcext:value-type="float">
            <text:p>0.299005468970348,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314" calcext:value-type="float">
            <text:p>149.3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290075504395411" calcext:value-type="float">
            <text:p>0.290075504395411,</text:p>
          </table:table-cell>
          <table:table-cell table:number-columns-repeated="9"/>
        </table:table-row>
        <table:table-row table:style-name="ro1">
          <table:table-cell table:style-name="ce7" office:value-type="float" office:value="0.275626232752826" calcext:value-type="float">
            <text:p>0.275626232752826,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255" calcext:value-type="float">
            <text:p>64.2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7" office:value-type="float" office:value="0.273293058369886" calcext:value-type="float">
            <text:p>0.273293058369886,</text:p>
          </table:table-cell>
          <table:table-cell table:number-columns-repeated="9"/>
        </table:table-row>
        <table:table-row table:style-name="ro1">
          <table:table-cell table:style-name="ce7" office:value-type="float" office:value="0.270440754894317" calcext:value-type="float">
            <text:p>0.270440754894317,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071" calcext:value-type="float">
            <text:p>113.0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7" office:value-type="float" office:value="0.269563031813727" calcext:value-type="float">
            <text:p>0.269563031813727,</text:p>
          </table:table-cell>
          <table:table-cell table:number-columns-repeated="9"/>
        </table:table-row>
        <table:table-row table:style-name="ro1">
          <table:table-cell table:style-name="ce7" office:value-type="float" office:value="0.264402784806119" calcext:value-type="float">
            <text:p>0.264402784806119,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461" calcext:value-type="float">
            <text:p>120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262837736913086" calcext:value-type="float">
            <text:p>0.262837736913086,</text:p>
          </table:table-cell>
          <table:table-cell table:number-columns-repeated="9"/>
        </table:table-row>
        <table:table-row table:style-name="ro1">
          <table:table-cell table:style-name="ce7" office:value-type="float" office:value="0.262129414339949" calcext:value-type="float">
            <text:p>0.262129414339949,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853" calcext:value-type="float">
            <text:p>175.8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7" office:value-type="float" office:value="0.261196214926755" calcext:value-type="float">
            <text:p>0.261196214926755,</text:p>
          </table:table-cell>
          <table:table-cell table:number-columns-repeated="9"/>
        </table:table-row>
        <table:table-row table:style-name="ro1">
          <table:table-cell table:style-name="ce7" office:value-type="float" office:value="0.254177031885199" calcext:value-type="float">
            <text:p>0.254177031885199,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float" office:value="0.249927519783926" calcext:value-type="float">
            <text:p>0.249927519783926,</text:p>
          </table:table-cell>
          <table:table-cell table:number-columns-repeated="9"/>
        </table:table-row>
        <table:table-row table:style-name="ro1">
          <table:table-cell table:style-name="ce7" office:value-type="float" office:value="0.248279638350475" calcext:value-type="float">
            <text:p>0.248279638350475,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603" calcext:value-type="float">
            <text:p>156.6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7" office:value-type="float" office:value="0.247213442181575" calcext:value-type="float">
            <text:p>0.247213442181575,</text:p>
          </table:table-cell>
          <table:table-cell table:number-columns-repeated="9"/>
        </table:table-row>
        <table:table-row table:style-name="ro1">
          <table:table-cell table:style-name="ce7" office:value-type="float" office:value="0.247108185627063" calcext:value-type="float">
            <text:p>0.247108185627063,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603" calcext:value-type="float">
            <text:p>53.6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245476509431288" calcext:value-type="float">
            <text:p>0.245476509431288,</text:p>
          </table:table-cell>
          <table:table-cell table:number-columns-repeated="9"/>
        </table:table-row>
        <table:table-row table:style-name="ro1">
          <table:table-cell table:style-name="ce7" office:value-type="float" office:value="0.24533743216903" calcext:value-type="float">
            <text:p>0.24533743216903,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25" calcext:value-type="float">
            <text:p>47.0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7" office:value-type="float" office:value="0.244080702171114" calcext:value-type="float">
            <text:p>0.244080702171114,</text:p>
          </table:table-cell>
          <table:table-cell table:number-columns-repeated="9"/>
        </table:table-row>
        <table:table-row table:style-name="ro1">
          <table:table-cell table:style-name="ce7" office:value-type="float" office:value="0.243160293484967" calcext:value-type="float">
            <text:p>0.243160293484967,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856" calcext:value-type="float">
            <text:p>62.8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7" office:value-type="float" office:value="0.241778975361955" calcext:value-type="float">
            <text:p>0.241778975361955,</text:p>
          </table:table-cell>
          <table:table-cell table:number-columns-repeated="9"/>
        </table:table-row>
        <table:table-row table:style-name="ro1">
          <table:table-cell table:style-name="ce7" office:value-type="float" office:value="0.240356751865383" calcext:value-type="float">
            <text:p>0.240356751865383,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36" calcext:value-type="float">
            <text:p>41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7" office:value-type="float" office:value="0.232984956846396" calcext:value-type="float">
            <text:p>0.232984956846396,</text:p>
          </table:table-cell>
          <table:table-cell table:number-columns-repeated="9"/>
        </table:table-row>
        <table:table-row table:style-name="ro1">
          <table:table-cell table:style-name="ce7" office:value-type="float" office:value="0.231545965674567" calcext:value-type="float">
            <text:p>0.231545965674567,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676" calcext:value-type="float">
            <text:p>138.6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7" office:value-type="float" office:value="0.224553029011032" calcext:value-type="float">
            <text:p>0.224553029011032,</text:p>
          </table:table-cell>
          <table:table-cell table:number-columns-repeated="9"/>
        </table:table-row>
        <table:table-row table:style-name="ro1">
          <table:table-cell table:style-name="ce7" office:value-type="float" office:value="0.223879684433932" calcext:value-type="float">
            <text:p>0.223879684433932,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7" office:value-type="float" office:value="0.221467969542584" calcext:value-type="float">
            <text:p>0.221467969542584,</text:p>
          </table:table-cell>
          <table:table-cell table:number-columns-repeated="9"/>
        </table:table-row>
        <table:table-row table:style-name="ro1">
          <table:table-cell table:style-name="ce7" office:value-type="float" office:value="0.221368907142292" calcext:value-type="float">
            <text:p>0.221368907142292,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131" calcext:value-type="float">
            <text:p>84.1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7" office:value-type="float" office:value="0.219105284497498" calcext:value-type="float">
            <text:p>0.219105284497498,</text:p>
          </table:table-cell>
          <table:table-cell table:number-columns-repeated="9"/>
        </table:table-row>
        <table:table-row table:style-name="ro1">
          <table:table-cell table:style-name="ce7" office:value-type="float" office:value="0.217866884610407" calcext:value-type="float">
            <text:p>0.217866884610407,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7" office:value-type="float" office:value="0.216883236480081" calcext:value-type="float">
            <text:p>0.216883236480081,</text:p>
          </table:table-cell>
          <table:table-cell table:number-columns-repeated="9"/>
        </table:table-row>
        <table:table-row table:style-name="ro1">
          <table:table-cell table:style-name="ce7" office:value-type="float" office:value="0.214490524809623" calcext:value-type="float">
            <text:p>0.214490524809623,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353" calcext:value-type="float">
            <text:p>73.3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7" office:value-type="float" office:value="0.214009722718496" calcext:value-type="float">
            <text:p>0.214009722718496,</text:p>
          </table:table-cell>
          <table:table-cell table:number-columns-repeated="9"/>
        </table:table-row>
        <table:table-row table:style-name="ro1">
          <table:table-cell table:style-name="ce7" office:value-type="float" office:value="0.212650641489951" calcext:value-type="float">
            <text:p>0.212650641489951,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592" calcext:value-type="float">
            <text:p>85.5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7" office:value-type="float" office:value="0.211118467401636" calcext:value-type="float">
            <text:p>0.211118467401636,</text:p>
          </table:table-cell>
          <table:table-cell table:number-columns-repeated="9"/>
        </table:table-row>
        <table:table-row table:style-name="ro1">
          <table:table-cell table:style-name="ce7" office:value-type="float" office:value="0.21054911429343" calcext:value-type="float">
            <text:p>0.21054911429343,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672" calcext:value-type="float">
            <text:p>48.6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7" office:value-type="float" office:value="0.210100686544248" calcext:value-type="float">
            <text:p>0.210100686544248,</text:p>
          </table:table-cell>
          <table:table-cell table:number-columns-repeated="9"/>
        </table:table-row>
        <table:table-row table:style-name="ro1">
          <table:table-cell table:style-name="ce7" office:value-type="float" office:value="0.209228746205774" calcext:value-type="float">
            <text:p>0.209228746205774,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488" calcext:value-type="float">
            <text:p>49.4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7" office:value-type="float" office:value="0.208622199131971" calcext:value-type="float">
            <text:p>0.208622199131971,</text:p>
          </table:table-cell>
          <table:table-cell table:number-columns-repeated="9"/>
        </table:table-row>
        <table:table-row table:style-name="ro1">
          <table:table-cell table:style-name="ce7" office:value-type="float" office:value="0.208579102522224" calcext:value-type="float">
            <text:p>0.208579102522224,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171" calcext:value-type="float">
            <text:p>105.1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7" office:value-type="float" office:value="0.208293727235302" calcext:value-type="float">
            <text:p>0.208293727235302,</text:p>
          </table:table-cell>
          <table:table-cell table:number-columns-repeated="9"/>
        </table:table-row>
        <table:table-row table:style-name="ro1">
          <table:table-cell table:style-name="ce7" office:value-type="float" office:value="0.205457393661925" calcext:value-type="float">
            <text:p>0.205457393661925,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757" calcext:value-type="float">
            <text:p>103.7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7" office:value-type="float" office:value="0.204290986666553" calcext:value-type="float">
            <text:p>0.204290986666553,</text:p>
          </table:table-cell>
          <table:table-cell table:number-columns-repeated="9"/>
        </table:table-row>
        <table:table-row table:style-name="ro1">
          <table:table-cell table:style-name="ce7" office:value-type="float" office:value="0.203724718221885" calcext:value-type="float">
            <text:p>0.203724718221885,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222" calcext:value-type="float">
            <text:p>60.2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7" office:value-type="float" office:value="0.202069417641511" calcext:value-type="float">
            <text:p>0.202069417641511,</text:p>
          </table:table-cell>
          <table:table-cell table:number-columns-repeated="9"/>
        </table:table-row>
        <table:table-row table:style-name="ro1">
          <table:table-cell table:style-name="ce7" office:value-type="float" office:value="0.201228736243202" calcext:value-type="float">
            <text:p>0.201228736243202,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498" calcext:value-type="float">
            <text:p>102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199746894136785" calcext:value-type="float">
            <text:p>0.199746894136785,</text:p>
          </table:table-cell>
          <table:table-cell table:number-columns-repeated="9"/>
        </table:table-row>
        <table:table-row table:style-name="ro1">
          <table:table-cell table:style-name="ce7" office:value-type="float" office:value="0.199569655718852" calcext:value-type="float">
            <text:p>0.199569655718852,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198225456694852" calcext:value-type="float">
            <text:p>0.198225456694852,</text:p>
          </table:table-cell>
          <table:table-cell table:number-columns-repeated="9"/>
        </table:table-row>
        <table:table-row table:style-name="ro1">
          <table:table-cell table:style-name="ce7" office:value-type="float" office:value="0.198029966138789" calcext:value-type="float">
            <text:p>0.198029966138789,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797" calcext:value-type="float">
            <text:p>97.7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7" office:value-type="float" office:value="0.196030959256746" calcext:value-type="float">
            <text:p>0.196030959256746,</text:p>
          </table:table-cell>
          <table:table-cell table:number-columns-repeated="9"/>
        </table:table-row>
        <table:table-row table:style-name="ro1">
          <table:table-cell table:style-name="ce7" office:value-type="float" office:value="0.195091057427703" calcext:value-type="float">
            <text:p>0.195091057427703,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946" calcext:value-type="float">
            <text:p>54.9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7" office:value-type="float" office:value="0.193787284767453" calcext:value-type="float">
            <text:p>0.193787284767453,</text:p>
          </table:table-cell>
          <table:table-cell table:number-columns-repeated="9"/>
        </table:table-row>
        <table:table-row table:style-name="ro1">
          <table:table-cell table:style-name="ce7" office:value-type="float" office:value="0.192899653816045" calcext:value-type="float">
            <text:p>0.192899653816045,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173" calcext:value-type="float">
            <text:p>45.1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7" office:value-type="float" office:value="0.191831314430866" calcext:value-type="float">
            <text:p>0.191831314430866,</text:p>
          </table:table-cell>
          <table:table-cell table:number-columns-repeated="9"/>
        </table:table-row>
        <table:table-row table:style-name="ro1">
          <table:table-cell table:style-name="ce7" office:value-type="float" office:value="0.191771274769801" calcext:value-type="float">
            <text:p>0.191771274769801,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44" calcext:value-type="float">
            <text:p>138.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7" office:value-type="float" office:value="0.190847152973754" calcext:value-type="float">
            <text:p>0.190847152973754,</text:p>
          </table:table-cell>
          <table:table-cell table:number-columns-repeated="9"/>
        </table:table-row>
        <table:table-row table:style-name="ro1">
          <table:table-cell table:style-name="ce7" office:value-type="float" office:value="0.18992188281822" calcext:value-type="float">
            <text:p>0.18992188281822,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015" calcext:value-type="float">
            <text:p>60.0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7" office:value-type="float" office:value="0.189643561403843" calcext:value-type="float">
            <text:p>0.189643561403843,</text:p>
          </table:table-cell>
          <table:table-cell table:number-columns-repeated="9"/>
        </table:table-row>
        <table:table-row table:style-name="ro1">
          <table:table-cell table:style-name="ce7" office:value-type="float" office:value="0.189048749439609" calcext:value-type="float">
            <text:p>0.189048749439609,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25" calcext:value-type="float">
            <text:p>66.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float" office:value="0.188904185822656" calcext:value-type="float">
            <text:p>0.188904185822656,</text:p>
          </table:table-cell>
          <table:table-cell table:number-columns-repeated="9"/>
        </table:table-row>
        <table:table-row table:style-name="ro1">
          <table:table-cell table:style-name="ce7" office:value-type="float" office:value="0.188901662781555" calcext:value-type="float">
            <text:p>0.188901662781555,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032" calcext:value-type="float">
            <text:p>57.0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7" office:value-type="float" office:value="0.188799153490749" calcext:value-type="float">
            <text:p>0.188799153490749,</text:p>
          </table:table-cell>
          <table:table-cell table:number-columns-repeated="9"/>
        </table:table-row>
        <table:table-row table:style-name="ro1">
          <table:table-cell table:style-name="ce7" office:value-type="float" office:value="0.18839927608644" calcext:value-type="float">
            <text:p>0.18839927608644,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495" calcext:value-type="float">
            <text:p>120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7" office:value-type="float" office:value="0.187896852369756" calcext:value-type="float">
            <text:p>0.187896852369756,</text:p>
          </table:table-cell>
          <table:table-cell table:number-columns-repeated="9"/>
        </table:table-row>
        <table:table-row table:style-name="ro1">
          <table:table-cell table:style-name="ce7" office:value-type="float" office:value="0.187566923195712" calcext:value-type="float">
            <text:p>0.187566923195712,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62" calcext:value-type="float">
            <text:p>88.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float" office:value="0.18752142003601" calcext:value-type="float">
            <text:p>0.18752142003601,</text:p>
          </table:table-cell>
          <table:table-cell table:number-columns-repeated="9"/>
        </table:table-row>
        <table:table-row table:style-name="ro1">
          <table:table-cell table:style-name="ce7" office:value-type="float" office:value="0.18737930067096" calcext:value-type="float">
            <text:p>0.18737930067096,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977" calcext:value-type="float">
            <text:p>73.9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7" office:value-type="float" office:value="0.186991696660712" calcext:value-type="float">
            <text:p>0.186991696660712,</text:p>
          </table:table-cell>
          <table:table-cell table:number-columns-repeated="9"/>
        </table:table-row>
        <table:table-row table:style-name="ro1">
          <table:table-cell table:style-name="ce7" office:value-type="float" office:value="0.186556458667271" calcext:value-type="float">
            <text:p>0.186556458667271,</text:p>
          </table:table-cell>
          <table:table-cell table:number-columns-repeated="9"/>
        </table:table-row>
        <table:table-row table:style-name="ro1">
          <table:table-cell table:style-name="ce7" office:value-type="float" office:value="0.186285524249765" calcext:value-type="float">
            <text:p>0.186285524249765,</text:p>
          </table:table-cell>
          <table:table-cell table:number-columns-repeated="9"/>
        </table:table-row>
        <table:table-row table:style-name="ro1">
          <table:table-cell table:style-name="ce7" office:value-type="float" office:value="0.186219476633243" calcext:value-type="float">
            <text:p>0.186219476633243,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408" calcext:value-type="float">
            <text:p>180.4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float" office:value="0.186169127943359" calcext:value-type="float">
            <text:p>0.186169127943359,</text:p>
          </table:table-cell>
          <table:table-cell table:number-columns-repeated="9"/>
        </table:table-row>
        <table:table-row table:style-name="ro1">
          <table:table-cell table:style-name="ce7" office:value-type="float" office:value="0.1849609854772" calcext:value-type="float">
            <text:p>0.1849609854772,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09" calcext:value-type="float">
            <text:p>61.6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7" office:value-type="float" office:value="0.183585456081321" calcext:value-type="float">
            <text:p>0.183585456081321,</text:p>
          </table:table-cell>
          <table:table-cell table:number-columns-repeated="9"/>
        </table:table-row>
        <table:table-row table:style-name="ro1">
          <table:table-cell table:style-name="ce7" office:value-type="float" office:value="0.183420923400099" calcext:value-type="float">
            <text:p>0.183420923400099,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412" calcext:value-type="float">
            <text:p>104.4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7" office:value-type="float" office:value="0.182933689499425" calcext:value-type="float">
            <text:p>0.182933689499425,</text:p>
          </table:table-cell>
          <table:table-cell table:number-columns-repeated="9"/>
        </table:table-row>
        <table:table-row table:style-name="ro1">
          <table:table-cell table:style-name="ce7" office:value-type="float" office:value="0.182523632745637" calcext:value-type="float">
            <text:p>0.182523632745637,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84" calcext:value-type="float">
            <text:p>66.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7" office:value-type="float" office:value="0.181995308044449" calcext:value-type="float">
            <text:p>0.181995308044449,</text:p>
          </table:table-cell>
          <table:table-cell table:number-columns-repeated="9"/>
        </table:table-row>
        <table:table-row table:style-name="ro1">
          <table:table-cell table:style-name="ce7" office:value-type="float" office:value="0.181406073297108" calcext:value-type="float">
            <text:p>0.181406073297108,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377" calcext:value-type="float">
            <text:p>151.3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7" office:value-type="float" office:value="0.181069230373172" calcext:value-type="float">
            <text:p>0.181069230373172,</text:p>
          </table:table-cell>
          <table:table-cell table:number-columns-repeated="9"/>
        </table:table-row>
        <table:table-row table:style-name="ro1">
          <table:table-cell table:style-name="ce7" office:value-type="float" office:value="0.180429047817725" calcext:value-type="float">
            <text:p>0.180429047817725,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7" office:value-type="float" office:value="0.180019946715237" calcext:value-type="float">
            <text:p>0.180019946715237,</text:p>
          </table:table-cell>
          <table:table-cell table:number-columns-repeated="9"/>
        </table:table-row>
        <table:table-row table:style-name="ro1">
          <table:table-cell table:style-name="ce7" office:value-type="float" office:value="0.179862754026674" calcext:value-type="float">
            <text:p>0.179862754026674,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141" calcext:value-type="float">
            <text:p>86.1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7" office:value-type="float" office:value="0.179590689562597" calcext:value-type="float">
            <text:p>0.179590689562597,</text:p>
          </table:table-cell>
          <table:table-cell table:number-columns-repeated="9"/>
        </table:table-row>
        <table:table-row table:style-name="ro1">
          <table:table-cell table:style-name="ce7" office:value-type="float" office:value="0.1795808453421" calcext:value-type="float">
            <text:p>0.1795808453421,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022" calcext:value-type="float">
            <text:p>70.0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float" office:value="0.179518318732415" calcext:value-type="float">
            <text:p>0.179518318732415,</text:p>
          </table:table-cell>
          <table:table-cell table:number-columns-repeated="9"/>
        </table:table-row>
        <table:table-row table:style-name="ro1">
          <table:table-cell table:style-name="ce7" office:value-type="float" office:value="0.179122906773683" calcext:value-type="float">
            <text:p>0.179122906773683,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847" calcext:value-type="float">
            <text:p>70.8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178572218553077" calcext:value-type="float">
            <text:p>0.178572218553077,</text:p>
          </table:table-cell>
          <table:table-cell table:number-columns-repeated="9"/>
        </table:table-row>
        <table:table-row table:style-name="ro1">
          <table:table-cell table:style-name="ce7" office:value-type="float" office:value="0.17850219721069" calcext:value-type="float">
            <text:p>0.17850219721069,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1.155" calcext:value-type="float">
            <text:p>121.1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7" office:value-type="float" office:value="0.177234288382557" calcext:value-type="float">
            <text:p>0.177234288382557,</text:p>
          </table:table-cell>
          <table:table-cell table:number-columns-repeated="9"/>
        </table:table-row>
        <table:table-row table:style-name="ro1">
          <table:table-cell table:style-name="ce7" office:value-type="float" office:value="0.177177689743964" calcext:value-type="float">
            <text:p>0.177177689743964,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298" calcext:value-type="float">
            <text:p>31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7" office:value-type="float" office:value="0.177152097016915" calcext:value-type="float">
            <text:p>0.177152097016915,</text:p>
          </table:table-cell>
          <table:table-cell table:number-columns-repeated="9"/>
        </table:table-row>
        <table:table-row table:style-name="ro1">
          <table:table-cell table:style-name="ce7" office:value-type="float" office:value="0.176769133387609" calcext:value-type="float">
            <text:p>0.176769133387609,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632" calcext:value-type="float">
            <text:p>117.6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176678082024173" calcext:value-type="float">
            <text:p>0.176678082024173,</text:p>
          </table:table-cell>
          <table:table-cell table:number-columns-repeated="9"/>
        </table:table-row>
        <table:table-row table:style-name="ro1">
          <table:table-cell table:style-name="ce7" office:value-type="float" office:value="0.176159415039008" calcext:value-type="float">
            <text:p>0.176159415039008,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39" calcext:value-type="float">
            <text:p>69.8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7" office:value-type="float" office:value="0.175673802811183" calcext:value-type="float">
            <text:p>0.175673802811183,</text:p>
          </table:table-cell>
          <table:table-cell table:number-columns-repeated="9"/>
        </table:table-row>
        <table:table-row table:style-name="ro1">
          <table:table-cell table:style-name="ce7" office:value-type="float" office:value="0.175340261950394" calcext:value-type="float">
            <text:p>0.175340261950394,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5.601" calcext:value-type="float">
            <text:p>135.6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 office:value-type="float" office:value="0.17492016967795" calcext:value-type="float">
            <text:p>0.17492016967795,</text:p>
          </table:table-cell>
          <table:table-cell table:number-columns-repeated="9"/>
        </table:table-row>
        <table:table-row table:style-name="ro1">
          <table:table-cell table:style-name="ce7" office:value-type="float" office:value="0.174669479574741" calcext:value-type="float">
            <text:p>0.174669479574741,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7" office:value-type="float" office:value="0.173982935513344" calcext:value-type="float">
            <text:p>0.173982935513344,</text:p>
          </table:table-cell>
          <table:table-cell table:number-columns-repeated="9"/>
        </table:table-row>
        <table:table-row table:style-name="ro1">
          <table:table-cell table:style-name="ce7" office:value-type="float" office:value="0.173553387772776" calcext:value-type="float">
            <text:p>0.173553387772776,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9.172" calcext:value-type="float">
            <text:p>139.1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7" office:value-type="float" office:value="0.17325998733047" calcext:value-type="float">
            <text:p>0.17325998733047,</text:p>
          </table:table-cell>
          <table:table-cell table:number-columns-repeated="9"/>
        </table:table-row>
        <table:table-row table:style-name="ro1">
          <table:table-cell table:style-name="ce7" office:value-type="float" office:value="0.172573029454988" calcext:value-type="float">
            <text:p>0.172573029454988,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617" calcext:value-type="float">
            <text:p>108.6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7" office:value-type="float" office:value="0.172170877941849" calcext:value-type="float">
            <text:p>0.172170877941849,</text:p>
          </table:table-cell>
          <table:table-cell table:number-columns-repeated="9"/>
        </table:table-row>
        <table:table-row table:style-name="ro1">
          <table:table-cell table:style-name="ce7" office:value-type="float" office:value="0.171858195438928" calcext:value-type="float">
            <text:p>0.171858195438928,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642" calcext:value-type="float">
            <text:p>81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7" office:value-type="float" office:value="0.17185286339811" calcext:value-type="float">
            <text:p>0.17185286339811,</text:p>
          </table:table-cell>
          <table:table-cell table:number-columns-repeated="9"/>
        </table:table-row>
        <table:table-row table:style-name="ro1">
          <table:table-cell table:style-name="ce7" office:value-type="float" office:value="0.170826795693912" calcext:value-type="float">
            <text:p>0.170826795693912,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383" calcext:value-type="float">
            <text:p>110.3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 office:value-type="float" office:value="0.170771296105254" calcext:value-type="float">
            <text:p>0.170771296105254,</text:p>
          </table:table-cell>
          <table:table-cell table:number-columns-repeated="9"/>
        </table:table-row>
        <table:table-row table:style-name="ro1">
          <table:table-cell table:style-name="ce7" office:value-type="float" office:value="0.170640847602783" calcext:value-type="float">
            <text:p>0.170640847602783,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9" calcext:value-type="float">
            <text:p>75.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7" office:value-type="float" office:value="0.170321229551691" calcext:value-type="float">
            <text:p>0.170321229551691,</text:p>
          </table:table-cell>
          <table:table-cell table:number-columns-repeated="9"/>
        </table:table-row>
        <table:table-row table:style-name="ro1">
          <table:table-cell table:style-name="ce7" office:value-type="float" office:value="0.169813776377694" calcext:value-type="float">
            <text:p>0.169813776377694,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065" calcext:value-type="float">
            <text:p>54.0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float" office:value="0.169287011619126" calcext:value-type="float">
            <text:p>0.169287011619126,</text:p>
          </table:table-cell>
          <table:table-cell table:number-columns-repeated="9"/>
        </table:table-row>
        <table:table-row table:style-name="ro1">
          <table:table-cell table:style-name="ce7" office:value-type="float" office:value="0.169072964083679" calcext:value-type="float">
            <text:p>0.169072964083679,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829" calcext:value-type="float">
            <text:p>68.8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7" office:value-type="float" office:value="0.168746717417303" calcext:value-type="float">
            <text:p>0.168746717417303,</text:p>
          </table:table-cell>
          <table:table-cell table:number-columns-repeated="9"/>
        </table:table-row>
        <table:table-row table:style-name="ro1">
          <table:table-cell table:style-name="ce7" office:value-type="float" office:value="0.16873086035373" calcext:value-type="float">
            <text:p>0.16873086035373,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934" calcext:value-type="float">
            <text:p>47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7" office:value-type="float" office:value="0.168136591831143" calcext:value-type="float">
            <text:p>0.168136591831143,</text:p>
          </table:table-cell>
          <table:table-cell table:number-columns-repeated="9"/>
        </table:table-row>
        <table:table-row table:style-name="ro1">
          <table:table-cell table:style-name="ce7" office:value-type="float" office:value="0.167082391504421" calcext:value-type="float">
            <text:p>0.167082391504421,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659" calcext:value-type="float">
            <text:p>93.6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7" office:value-type="float" office:value="0.166625374892471" calcext:value-type="float">
            <text:p>0.166625374892471,</text:p>
          </table:table-cell>
          <table:table-cell table:number-columns-repeated="9"/>
        </table:table-row>
        <table:table-row table:style-name="ro1">
          <table:table-cell table:style-name="ce7" office:value-type="float" office:value="0.166495615360027" calcext:value-type="float">
            <text:p>0.166495615360027,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943" calcext:value-type="float">
            <text:p>60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7" office:value-type="float" office:value="0.166152096644368" calcext:value-type="float">
            <text:p>0.166152096644368,</text:p>
          </table:table-cell>
          <table:table-cell table:number-columns-repeated="9"/>
        </table:table-row>
        <table:table-row table:style-name="ro1">
          <table:table-cell table:style-name="ce7" office:value-type="float" office:value="0.166051768336848" calcext:value-type="float">
            <text:p>0.166051768336848,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079" calcext:value-type="float">
            <text:p>53.0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7" office:value-type="float" office:value="0.165465698841505" calcext:value-type="float">
            <text:p>0.165465698841505,</text:p>
          </table:table-cell>
          <table:table-cell table:number-columns-repeated="9"/>
        </table:table-row>
        <table:table-row table:style-name="ro1">
          <table:table-cell table:style-name="ce7" office:value-type="float" office:value="0.165182221761464" calcext:value-type="float">
            <text:p>0.165182221761464,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657" calcext:value-type="float">
            <text:p>94.6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7" office:value-type="float" office:value="0.165069602518937" calcext:value-type="float">
            <text:p>0.165069602518937,</text:p>
          </table:table-cell>
          <table:table-cell table:number-columns-repeated="9"/>
        </table:table-row>
        <table:table-row table:style-name="ro1">
          <table:table-cell table:style-name="ce7" office:value-type="float" office:value="0.16470435740815" calcext:value-type="float">
            <text:p>0.16470435740815,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7" calcext:value-type="float">
            <text:p>53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7" office:value-type="float" office:value="0.164088842025514" calcext:value-type="float">
            <text:p>0.164088842025514,</text:p>
          </table:table-cell>
          <table:table-cell table:number-columns-repeated="9"/>
        </table:table-row>
        <table:table-row table:style-name="ro1">
          <table:table-cell table:style-name="ce7" office:value-type="float" office:value="0.163828933967265" calcext:value-type="float">
            <text:p>0.163828933967265,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731" calcext:value-type="float">
            <text:p>52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163462642816823" calcext:value-type="float">
            <text:p>0.163462642816823,</text:p>
          </table:table-cell>
          <table:table-cell table:number-columns-repeated="9"/>
        </table:table-row>
        <table:table-row table:style-name="ro1">
          <table:table-cell table:style-name="ce7" office:value-type="float" office:value="0.163069560881022" calcext:value-type="float">
            <text:p>0.163069560881022,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85" calcext:value-type="float">
            <text:p>99.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float" office:value="0.162460194291008" calcext:value-type="float">
            <text:p>0.162460194291008,</text:p>
          </table:table-cell>
          <table:table-cell table:number-columns-repeated="9"/>
        </table:table-row>
        <table:table-row table:style-name="ro1">
          <table:table-cell table:style-name="ce7" office:value-type="float" office:value="0.162314534147967" calcext:value-type="float">
            <text:p>0.162314534147967,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458" calcext:value-type="float">
            <text:p>100.4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7" office:value-type="float" office:value="0.161591999362392" calcext:value-type="float">
            <text:p>0.161591999362392,</text:p>
          </table:table-cell>
          <table:table-cell table:number-columns-repeated="9"/>
        </table:table-row>
        <table:table-row table:style-name="ro1">
          <table:table-cell table:style-name="ce7" office:value-type="float" office:value="0.161308887550051" calcext:value-type="float">
            <text:p>0.161308887550051,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643" calcext:value-type="float">
            <text:p>68.6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7" office:value-type="float" office:value="0.161189040632346" calcext:value-type="float">
            <text:p>0.161189040632346,</text:p>
          </table:table-cell>
          <table:table-cell table:number-columns-repeated="9"/>
        </table:table-row>
        <table:table-row table:style-name="ro1">
          <table:table-cell table:style-name="ce7" office:value-type="float" office:value="0.160012757902184" calcext:value-type="float">
            <text:p>0.160012757902184,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8" calcext:value-type="float">
            <text:p>98.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7" office:value-type="float" office:value="0.159471857683498" calcext:value-type="float">
            <text:p>0.159471857683498,</text:p>
          </table:table-cell>
          <table:table-cell table:number-columns-repeated="9"/>
        </table:table-row>
        <table:table-row table:style-name="ro1">
          <table:table-cell table:style-name="ce7" office:value-type="float" office:value="0.159458256624641" calcext:value-type="float">
            <text:p>0.159458256624641,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598" calcext:value-type="float">
            <text:p>55.5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159333048556105" calcext:value-type="float">
            <text:p>0.159333048556105,</text:p>
          </table:table-cell>
          <table:table-cell table:number-columns-repeated="9"/>
        </table:table-row>
        <table:table-row table:style-name="ro1">
          <table:table-cell table:style-name="ce7" office:value-type="float" office:value="0.159094723566362" calcext:value-type="float">
            <text:p>0.159094723566362,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231" calcext:value-type="float">
            <text:p>95.2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7" office:value-type="float" office:value="0.158315640308189" calcext:value-type="float">
            <text:p>0.158315640308189,</text:p>
          </table:table-cell>
          <table:table-cell table:number-columns-repeated="9"/>
        </table:table-row>
        <table:table-row table:style-name="ro1">
          <table:table-cell table:style-name="ce7" office:value-type="float" office:value="0.157986311130518" calcext:value-type="float">
            <text:p>0.157986311130518,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969" calcext:value-type="float">
            <text:p>74.9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float" office:value="0.157894153952123" calcext:value-type="float">
            <text:p>0.157894153952123,</text:p>
          </table:table-cell>
          <table:table-cell table:number-columns-repeated="9"/>
        </table:table-row>
        <table:table-row table:style-name="ro1">
          <table:table-cell table:style-name="ce7" office:value-type="float" office:value="0.157045603037833" calcext:value-type="float">
            <text:p>0.157045603037833,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129" calcext:value-type="float">
            <text:p>52.1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float" office:value="0.156731998175443" calcext:value-type="float">
            <text:p>0.156731998175443,</text:p>
          </table:table-cell>
          <table:table-cell table:number-columns-repeated="9"/>
        </table:table-row>
        <table:table-row table:style-name="ro1">
          <table:table-cell table:style-name="ce7" office:value-type="float" office:value="0.156323268439165" calcext:value-type="float">
            <text:p>0.156323268439165,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423" calcext:value-type="float">
            <text:p>55.4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float" office:value="0.156167726492136" calcext:value-type="float">
            <text:p>0.156167726492136,</text:p>
          </table:table-cell>
          <table:table-cell table:number-columns-repeated="9"/>
        </table:table-row>
        <table:table-row table:style-name="ro1">
          <table:table-cell table:style-name="ce7" office:value-type="float" office:value="0.155900653374488" calcext:value-type="float">
            <text:p>0.155900653374488,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598" calcext:value-type="float">
            <text:p>73.5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7" office:value-type="float" office:value="0.155630759301042" calcext:value-type="float">
            <text:p>0.155630759301042,</text:p>
          </table:table-cell>
          <table:table-cell table:number-columns-repeated="9"/>
        </table:table-row>
        <table:table-row table:style-name="ro1">
          <table:table-cell table:style-name="ce7" office:value-type="float" office:value="0.155497692185049" calcext:value-type="float">
            <text:p>0.155497692185049,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836" calcext:value-type="float">
            <text:p>116.8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7" office:value-type="float" office:value="0.154991033259124" calcext:value-type="float">
            <text:p>0.154991033259124,</text:p>
          </table:table-cell>
          <table:table-cell table:number-columns-repeated="9"/>
        </table:table-row>
        <table:table-row table:style-name="ro1">
          <table:table-cell table:style-name="ce7" office:value-type="float" office:value="0.154809102021591" calcext:value-type="float">
            <text:p>0.154809102021591,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651" calcext:value-type="float">
            <text:p>94.6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7" office:value-type="float" office:value="0.154784420497514" calcext:value-type="float">
            <text:p>0.154784420497514,</text:p>
          </table:table-cell>
          <table:table-cell table:number-columns-repeated="9"/>
        </table:table-row>
        <table:table-row table:style-name="ro1">
          <table:table-cell table:style-name="ce7" office:value-type="float" office:value="0.153932575861644" calcext:value-type="float">
            <text:p>0.153932575861644,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float" office:value="0.15361679563199" calcext:value-type="float">
            <text:p>0.15361679563199,</text:p>
          </table:table-cell>
          <table:table-cell table:number-columns-repeated="9"/>
        </table:table-row>
        <table:table-row table:style-name="ro1">
          <table:table-cell table:style-name="ce7" office:value-type="float" office:value="0.152563106136183" calcext:value-type="float">
            <text:p>0.152563106136183,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307" calcext:value-type="float">
            <text:p>120.3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7" office:value-type="float" office:value="0.152306966474587" calcext:value-type="float">
            <text:p>0.152306966474587,</text:p>
          </table:table-cell>
          <table:table-cell table:number-columns-repeated="9"/>
        </table:table-row>
        <table:table-row table:style-name="ro1">
          <table:table-cell table:style-name="ce7" office:value-type="float" office:value="0.15195210578006" calcext:value-type="float">
            <text:p>0.15195210578006,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328" calcext:value-type="float">
            <text:p>85.3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7" office:value-type="float" office:value="0.151928506122134" calcext:value-type="float">
            <text:p>0.151928506122134,</text:p>
          </table:table-cell>
          <table:table-cell table:number-columns-repeated="9"/>
        </table:table-row>
        <table:table-row table:style-name="ro1">
          <table:table-cell table:style-name="ce7" office:value-type="float" office:value="0.15185114433045" calcext:value-type="float">
            <text:p>0.15185114433045,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938" calcext:value-type="float">
            <text:p>52.9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7" office:value-type="float" office:value="0.15143062756569" calcext:value-type="float">
            <text:p>0.15143062756569,</text:p>
          </table:table-cell>
          <table:table-cell table:number-columns-repeated="9"/>
        </table:table-row>
        <table:table-row table:style-name="ro1">
          <table:table-cell table:style-name="ce7" office:value-type="float" office:value="0.151360989095073" calcext:value-type="float">
            <text:p>0.151360989095073,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441" calcext:value-type="float">
            <text:p>56.4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7" office:value-type="float" office:value="0.151278285323588" calcext:value-type="float">
            <text:p>0.151278285323588,</text:p>
          </table:table-cell>
          <table:table-cell table:number-columns-repeated="9"/>
        </table:table-row>
        <table:table-row table:style-name="ro1">
          <table:table-cell table:style-name="ce7" office:value-type="float" office:value="0.150944008371976" calcext:value-type="float">
            <text:p>0.150944008371976,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877" calcext:value-type="float">
            <text:p>101.8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150489908708478" calcext:value-type="float">
            <text:p>0.150489908708478,</text:p>
          </table:table-cell>
          <table:table-cell table:number-columns-repeated="9"/>
        </table:table-row>
        <table:table-row table:style-name="ro1">
          <table:table-cell table:style-name="ce7" office:value-type="float" office:value="0.149917332185741" calcext:value-type="float">
            <text:p>0.149917332185741,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534" calcext:value-type="float">
            <text:p>77.5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7" office:value-type="float" office:value="0.14961180734538" calcext:value-type="float">
            <text:p>0.14961180734538,</text:p>
          </table:table-cell>
          <table:table-cell table:number-columns-repeated="9"/>
        </table:table-row>
        <table:table-row table:style-name="ro1">
          <table:table-cell table:style-name="ce7" office:value-type="float" office:value="0.149187903956998" calcext:value-type="float">
            <text:p>0.149187903956998,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285" calcext:value-type="float">
            <text:p>38.2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7" office:value-type="float" office:value="0.14911803842562" calcext:value-type="float">
            <text:p>0.14911803842562,</text:p>
          </table:table-cell>
          <table:table-cell table:number-columns-repeated="9"/>
        </table:table-row>
        <table:table-row table:style-name="ro1">
          <table:table-cell table:style-name="ce7" office:value-type="float" office:value="0.148423675690923" calcext:value-type="float">
            <text:p>0.148423675690923,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5.892" calcext:value-type="float">
            <text:p>185.8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7" office:value-type="float" office:value="0.146924230350223" calcext:value-type="float">
            <text:p>0.146924230350223,</text:p>
          </table:table-cell>
          <table:table-cell table:number-columns-repeated="9"/>
        </table:table-row>
        <table:table-row table:style-name="ro1">
          <table:table-cell table:style-name="ce7" office:value-type="float" office:value="0.146921556888806" calcext:value-type="float">
            <text:p>0.146921556888806,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883" calcext:value-type="float">
            <text:p>88.8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float" office:value="0.146634353554669" calcext:value-type="float">
            <text:p>0.146634353554669,</text:p>
          </table:table-cell>
          <table:table-cell table:number-columns-repeated="9"/>
        </table:table-row>
        <table:table-row table:style-name="ro1">
          <table:table-cell table:style-name="ce7" office:value-type="float" office:value="0.146612518989802" calcext:value-type="float">
            <text:p>0.146612518989802,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375" calcext:value-type="float">
            <text:p>67.3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7" office:value-type="float" office:value="0.145681821647781" calcext:value-type="float">
            <text:p>0.145681821647781,</text:p>
          </table:table-cell>
          <table:table-cell table:number-columns-repeated="9"/>
        </table:table-row>
        <table:table-row table:style-name="ro1">
          <table:table-cell table:style-name="ce7" office:value-type="float" office:value="0.145559951530627" calcext:value-type="float">
            <text:p>0.145559951530627,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901" calcext:value-type="float">
            <text:p>169.9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14528678779631" calcext:value-type="float">
            <text:p>0.14528678779631,</text:p>
          </table:table-cell>
          <table:table-cell table:number-columns-repeated="9"/>
        </table:table-row>
        <table:table-row table:style-name="ro1">
          <table:table-cell table:style-name="ce7" office:value-type="float" office:value="0.144644080987337" calcext:value-type="float">
            <text:p>0.144644080987337,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888" calcext:value-type="float">
            <text:p>58.8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144458833578423" calcext:value-type="float">
            <text:p>0.144458833578423,</text:p>
          </table:table-cell>
          <table:table-cell table:number-columns-repeated="9"/>
        </table:table-row>
        <table:table-row table:style-name="ro1">
          <table:table-cell table:style-name="ce7" office:value-type="float" office:value="0.144180191974392" calcext:value-type="float">
            <text:p>0.144180191974392,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762" calcext:value-type="float">
            <text:p>97.7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7" office:value-type="float" office:value="0.144055076422092" calcext:value-type="float">
            <text:p>0.144055076422092,</text:p>
          </table:table-cell>
          <table:table-cell table:number-columns-repeated="9"/>
        </table:table-row>
        <table:table-row table:style-name="ro1">
          <table:table-cell table:style-name="ce7" office:value-type="float" office:value="0.14359224885502" calcext:value-type="float">
            <text:p>0.14359224885502,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145" calcext:value-type="float">
            <text:p>52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7" office:value-type="float" office:value="0.143568450019798" calcext:value-type="float">
            <text:p>0.143568450019798,</text:p>
          </table:table-cell>
          <table:table-cell table:number-columns-repeated="9"/>
        </table:table-row>
        <table:table-row table:style-name="ro1">
          <table:table-cell table:style-name="ce7" office:value-type="float" office:value="0.143358912388427" calcext:value-type="float">
            <text:p>0.143358912388427,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186" calcext:value-type="float">
            <text:p>60.1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7" office:value-type="float" office:value="0.14318679596518" calcext:value-type="float">
            <text:p>0.14318679596518,</text:p>
          </table:table-cell>
          <table:table-cell table:number-columns-repeated="9"/>
        </table:table-row>
        <table:table-row table:style-name="ro1">
          <table:table-cell table:style-name="ce7" office:value-type="float" office:value="0.142811264930094" calcext:value-type="float">
            <text:p>0.142811264930094,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667" calcext:value-type="float">
            <text:p>44.6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float" office:value="0.1427543023929" calcext:value-type="float">
            <text:p>0.1427543023929,</text:p>
          </table:table-cell>
          <table:table-cell table:number-columns-repeated="9"/>
        </table:table-row>
        <table:table-row table:style-name="ro1">
          <table:table-cell table:style-name="ce7" office:value-type="float" office:value="0.142558795150638" calcext:value-type="float">
            <text:p>0.142558795150638,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039" calcext:value-type="float">
            <text:p>61.0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 office:value-type="float" office:value="0.142308309498311" calcext:value-type="float">
            <text:p>0.142308309498311,</text:p>
          </table:table-cell>
          <table:table-cell table:number-columns-repeated="9"/>
        </table:table-row>
        <table:table-row table:style-name="ro1">
          <table:table-cell table:style-name="ce7" office:value-type="float" office:value="0.141917157087947" calcext:value-type="float">
            <text:p>0.141917157087947,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599" calcext:value-type="float">
            <text:p>75.5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float" office:value="0.141150900857099" calcext:value-type="float">
            <text:p>0.141150900857099,</text:p>
          </table:table-cell>
          <table:table-cell table:number-columns-repeated="9"/>
        </table:table-row>
        <table:table-row table:style-name="ro1">
          <table:table-cell table:style-name="ce7" office:value-type="float" office:value="0.14114846891828" calcext:value-type="float">
            <text:p>0.14114846891828,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653" calcext:value-type="float">
            <text:p>95.6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7" office:value-type="float" office:value="0.140954842005936" calcext:value-type="float">
            <text:p>0.140954842005936,</text:p>
          </table:table-cell>
          <table:table-cell table:number-columns-repeated="9"/>
        </table:table-row>
        <table:table-row table:style-name="ro1">
          <table:table-cell table:style-name="ce7" office:value-type="float" office:value="0.140041570498815" calcext:value-type="float">
            <text:p>0.140041570498815,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6" calcext:value-type="float">
            <text:p>108.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7" office:value-type="float" office:value="0.139867646877034" calcext:value-type="float">
            <text:p>0.139867646877034,</text:p>
          </table:table-cell>
          <table:table-cell table:number-columns-repeated="9"/>
        </table:table-row>
        <table:table-row table:style-name="ro1">
          <table:table-cell table:style-name="ce7" office:value-type="float" office:value="0.139700644151972" calcext:value-type="float">
            <text:p>0.139700644151972,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871" calcext:value-type="float">
            <text:p>92.8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7" office:value-type="float" office:value="0.139119027253232" calcext:value-type="float">
            <text:p>0.139119027253232,</text:p>
          </table:table-cell>
          <table:table-cell table:number-columns-repeated="9"/>
        </table:table-row>
        <table:table-row table:style-name="ro1">
          <table:table-cell table:style-name="ce7" office:value-type="float" office:value="0.13904056066151" calcext:value-type="float">
            <text:p>0.13904056066151,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961" calcext:value-type="float">
            <text:p>88.9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float" office:value="0.138303960316968" calcext:value-type="float">
            <text:p>0.138303960316968,</text:p>
          </table:table-cell>
          <table:table-cell table:number-columns-repeated="9"/>
        </table:table-row>
        <table:table-row table:style-name="ro1">
          <table:table-cell table:style-name="ce7" office:value-type="float" office:value="0.138055877809329" calcext:value-type="float">
            <text:p>0.138055877809329,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251" calcext:value-type="float">
            <text:p>84.2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7" office:value-type="float" office:value="0.137365604692317" calcext:value-type="float">
            <text:p>0.137365604692317,</text:p>
          </table:table-cell>
          <table:table-cell table:number-columns-repeated="9"/>
        </table:table-row>
        <table:table-row table:style-name="ro1">
          <table:table-cell table:style-name="ce7" office:value-type="float" office:value="0.136327668434104" calcext:value-type="float">
            <text:p>0.136327668434104,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108" calcext:value-type="float">
            <text:p>46.1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7" office:value-type="float" office:value="0.136320825070531" calcext:value-type="float">
            <text:p>0.136320825070531,</text:p>
          </table:table-cell>
          <table:table-cell table:number-columns-repeated="9"/>
        </table:table-row>
        <table:table-row table:style-name="ro1">
          <table:table-cell table:style-name="ce7" office:value-type="float" office:value="0.135939312934363" calcext:value-type="float">
            <text:p>0.135939312934363,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715" calcext:value-type="float">
            <text:p>53.7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7" office:value-type="float" office:value="0.135872759698072" calcext:value-type="float">
            <text:p>0.135872759698072,</text:p>
          </table:table-cell>
          <table:table-cell table:number-columns-repeated="9"/>
        </table:table-row>
        <table:table-row table:style-name="ro1">
          <table:table-cell table:style-name="ce7" office:value-type="float" office:value="0.135732580465833" calcext:value-type="float">
            <text:p>0.135732580465833,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539" calcext:value-type="float">
            <text:p>60.5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7" office:value-type="float" office:value="0.13561461962575" calcext:value-type="float">
            <text:p>0.13561461962575,</text:p>
          </table:table-cell>
          <table:table-cell table:number-columns-repeated="9"/>
        </table:table-row>
        <table:table-row table:style-name="ro1">
          <table:table-cell table:style-name="ce7" office:value-type="float" office:value="0.135177443323409" calcext:value-type="float">
            <text:p>0.135177443323409,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854" calcext:value-type="float">
            <text:p>65.8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7" office:value-type="float" office:value="0.134350939662458" calcext:value-type="float">
            <text:p>0.134350939662458,</text:p>
          </table:table-cell>
          <table:table-cell table:number-columns-repeated="9"/>
        </table:table-row>
        <table:table-row table:style-name="ro1">
          <table:table-cell table:style-name="ce7" office:value-type="float" office:value="0.134319517845514" calcext:value-type="float">
            <text:p>0.134319517845514,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943" calcext:value-type="float">
            <text:p>47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 office:value-type="float" office:value="0.13362151989833" calcext:value-type="float">
            <text:p>0.13362151989833,</text:p>
          </table:table-cell>
          <table:table-cell table:number-columns-repeated="9"/>
        </table:table-row>
        <table:table-row table:style-name="ro1">
          <table:table-cell table:style-name="ce7" office:value-type="float" office:value="0.133387857612446" calcext:value-type="float">
            <text:p>0.133387857612446,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204" calcext:value-type="float">
            <text:p>97.2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7" office:value-type="float" office:value="0.132945104609021" calcext:value-type="float">
            <text:p>0.132945104609021,</text:p>
          </table:table-cell>
          <table:table-cell table:number-columns-repeated="9"/>
        </table:table-row>
        <table:table-row table:style-name="ro1">
          <table:table-cell table:style-name="ce7" office:value-type="float" office:value="0.132819995300286" calcext:value-type="float">
            <text:p>0.132819995300286,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432" calcext:value-type="float">
            <text:p>74.4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float" office:value="0.132277701884824" calcext:value-type="float">
            <text:p>0.132277701884824,</text:p>
          </table:table-cell>
          <table:table-cell table:number-columns-repeated="9"/>
        </table:table-row>
        <table:table-row table:style-name="ro1">
          <table:table-cell table:style-name="ce7" office:value-type="float" office:value="0.131398352405192" calcext:value-type="float">
            <text:p>0.131398352405192,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251" calcext:value-type="float">
            <text:p>57.2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7" office:value-type="float" office:value="0.130999092599611" calcext:value-type="float">
            <text:p>0.130999092599611,</text:p>
          </table:table-cell>
          <table:table-cell table:number-columns-repeated="9"/>
        </table:table-row>
        <table:table-row table:style-name="ro1">
          <table:table-cell table:style-name="ce7" office:value-type="float" office:value="0.130894877108636" calcext:value-type="float">
            <text:p>0.130894877108636,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444" calcext:value-type="float">
            <text:p>33.4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7" office:value-type="float" office:value="0.130548304316758" calcext:value-type="float">
            <text:p>0.130548304316758,</text:p>
          </table:table-cell>
          <table:table-cell table:number-columns-repeated="9"/>
        </table:table-row>
        <table:table-row table:style-name="ro1">
          <table:table-cell table:style-name="ce7" office:value-type="float" office:value="0.129734398815522" calcext:value-type="float">
            <text:p>0.129734398815522,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7" office:value-type="float" office:value="0.129689381590996" calcext:value-type="float">
            <text:p>0.129689381590996,</text:p>
          </table:table-cell>
          <table:table-cell table:number-columns-repeated="9"/>
        </table:table-row>
        <table:table-row table:style-name="ro1">
          <table:table-cell table:style-name="ce7" office:value-type="float" office:value="0.12949565821649" calcext:value-type="float">
            <text:p>0.12949565821649,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0.414" calcext:value-type="float">
            <text:p>190.4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7" office:value-type="float" office:value="0.129488091107763" calcext:value-type="float">
            <text:p>0.129488091107763,</text:p>
          </table:table-cell>
          <table:table-cell table:number-columns-repeated="9"/>
        </table:table-row>
        <table:table-row table:style-name="ro1">
          <table:table-cell table:style-name="ce7" office:value-type="float" office:value="0.129296084330566" calcext:value-type="float">
            <text:p>0.129296084330566,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23" calcext:value-type="float">
            <text:p>175.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12897604024249" calcext:value-type="float">
            <text:p>0.12897604024249,</text:p>
          </table:table-cell>
          <table:table-cell table:number-columns-repeated="9"/>
        </table:table-row>
        <table:table-row table:style-name="ro1">
          <table:table-cell table:style-name="ce7" office:value-type="float" office:value="0.128939027251063" calcext:value-type="float">
            <text:p>0.128939027251063,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128025025912226" calcext:value-type="float">
            <text:p>0.128025025912226,</text:p>
          </table:table-cell>
          <table:table-cell table:number-columns-repeated="9"/>
        </table:table-row>
        <table:table-row table:style-name="ro1">
          <table:table-cell table:style-name="ce7" office:value-type="float" office:value="0.127871412896825" calcext:value-type="float">
            <text:p>0.127871412896825,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475" calcext:value-type="float">
            <text:p>106.4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7" office:value-type="float" office:value="0.127210934548065" calcext:value-type="float">
            <text:p>0.127210934548065,</text:p>
          </table:table-cell>
          <table:table-cell table:number-columns-repeated="9"/>
        </table:table-row>
        <table:table-row table:style-name="ro1">
          <table:table-cell table:style-name="ce7" office:value-type="float" office:value="0.127196813594406" calcext:value-type="float">
            <text:p>0.127196813594406,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11" calcext:value-type="float">
            <text:p>164.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7" office:value-type="float" office:value="0.127067233644658" calcext:value-type="float">
            <text:p>0.127067233644658,</text:p>
          </table:table-cell>
          <table:table-cell table:number-columns-repeated="9"/>
        </table:table-row>
        <table:table-row table:style-name="ro1">
          <table:table-cell table:style-name="ce7" office:value-type="float" office:value="0.126719273367977" calcext:value-type="float">
            <text:p>0.126719273367977,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147" calcext:value-type="float">
            <text:p>90.1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126463652356135" calcext:value-type="float">
            <text:p>0.126463652356135,</text:p>
          </table:table-cell>
          <table:table-cell table:number-columns-repeated="9"/>
        </table:table-row>
        <table:table-row table:style-name="ro1">
          <table:table-cell table:style-name="ce7" office:value-type="float" office:value="0.126236229727139" calcext:value-type="float">
            <text:p>0.126236229727139,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204" calcext:value-type="float">
            <text:p>78.2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7" office:value-type="float" office:value="0.125536281694592" calcext:value-type="float">
            <text:p>0.125536281694592,</text:p>
          </table:table-cell>
          <table:table-cell table:number-columns-repeated="9"/>
        </table:table-row>
        <table:table-row table:style-name="ro1">
          <table:table-cell table:style-name="ce7" office:value-type="float" office:value="0.125117194782805" calcext:value-type="float">
            <text:p>0.125117194782805,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533" calcext:value-type="float">
            <text:p>44.5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125079053121668" calcext:value-type="float">
            <text:p>0.125079053121668,</text:p>
          </table:table-cell>
          <table:table-cell table:number-columns-repeated="9"/>
        </table:table-row>
        <table:table-row table:style-name="ro1">
          <table:table-cell table:style-name="ce7" office:value-type="float" office:value="0.124436272626021" calcext:value-type="float">
            <text:p>0.124436272626021,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619" calcext:value-type="float">
            <text:p>57.6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7" office:value-type="float" office:value="0.123868360761286" calcext:value-type="float">
            <text:p>0.123868360761286,</text:p>
          </table:table-cell>
          <table:table-cell table:number-columns-repeated="9"/>
        </table:table-row>
        <table:table-row table:style-name="ro1">
          <table:table-cell table:style-name="ce7" office:value-type="float" office:value="0.123433353951139" calcext:value-type="float">
            <text:p>0.123433353951139,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657" calcext:value-type="float">
            <text:p>65.6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7" office:value-type="float" office:value="0.123315352554609" calcext:value-type="float">
            <text:p>0.123315352554609,</text:p>
          </table:table-cell>
          <table:table-cell table:number-columns-repeated="9"/>
        </table:table-row>
        <table:table-row table:style-name="ro1">
          <table:table-cell table:style-name="ce7" office:value-type="float" office:value="0.123269644903239" calcext:value-type="float">
            <text:p>0.123269644903239,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479" calcext:value-type="float">
            <text:p>113.4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7" office:value-type="float" office:value="0.123153871140955" calcext:value-type="float">
            <text:p>0.123153871140955,</text:p>
          </table:table-cell>
          <table:table-cell table:number-columns-repeated="9"/>
        </table:table-row>
        <table:table-row table:style-name="ro1">
          <table:table-cell table:style-name="ce7" office:value-type="float" office:value="0.122485759316087" calcext:value-type="float">
            <text:p>0.122485759316087,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062" calcext:value-type="float">
            <text:p>60.0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float" office:value="0.122425926585859" calcext:value-type="float">
            <text:p>0.122425926585859,</text:p>
          </table:table-cell>
          <table:table-cell table:number-columns-repeated="9"/>
        </table:table-row>
        <table:table-row table:style-name="ro1">
          <table:table-cell table:style-name="ce7" office:value-type="float" office:value="0.122092235403972" calcext:value-type="float">
            <text:p>0.122092235403972,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104" calcext:value-type="float">
            <text:p>76.1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7" office:value-type="float" office:value="0.121573892586664" calcext:value-type="float">
            <text:p>0.121573892586664,</text:p>
          </table:table-cell>
          <table:table-cell table:number-columns-repeated="9"/>
        </table:table-row>
        <table:table-row table:style-name="ro1">
          <table:table-cell table:style-name="ce7" office:value-type="float" office:value="0.120765962406804" calcext:value-type="float">
            <text:p>0.120765962406804,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905" calcext:value-type="float">
            <text:p>81.9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120413155146357" calcext:value-type="float">
            <text:p>0.120413155146357,</text:p>
          </table:table-cell>
          <table:table-cell table:number-columns-repeated="9"/>
        </table:table-row>
        <table:table-row table:style-name="ro1">
          <table:table-cell table:style-name="ce7" office:value-type="float" office:value="0.120404835467749" calcext:value-type="float">
            <text:p>0.120404835467749,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107" calcext:value-type="float">
            <text:p>77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float" office:value="0.120127860962276" calcext:value-type="float">
            <text:p>0.120127860962276,</text:p>
          </table:table-cell>
          <table:table-cell table:number-columns-repeated="9"/>
        </table:table-row>
        <table:table-row table:style-name="ro1">
          <table:table-cell table:style-name="ce7" office:value-type="float" office:value="0.119834717122869" calcext:value-type="float">
            <text:p>0.119834717122869,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7" office:value-type="float" office:value="0.119795510577019" calcext:value-type="float">
            <text:p>0.119795510577019,</text:p>
          </table:table-cell>
          <table:table-cell table:number-columns-repeated="9"/>
        </table:table-row>
        <table:table-row table:style-name="ro1">
          <table:table-cell table:style-name="ce7" office:value-type="float" office:value="0.119297343727283" calcext:value-type="float">
            <text:p>0.119297343727283,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99" calcext:value-type="float">
            <text:p>81.1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 office:value-type="float" office:value="0.119200742106349" calcext:value-type="float">
            <text:p>0.119200742106349,</text:p>
          </table:table-cell>
          <table:table-cell table:number-columns-repeated="9"/>
        </table:table-row>
        <table:table-row table:style-name="ro1">
          <table:table-cell table:style-name="ce7" office:value-type="float" office:value="0.118862571568652" calcext:value-type="float">
            <text:p>0.118862571568652,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165" calcext:value-type="float">
            <text:p>63.1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7" office:value-type="float" office:value="0.118693065722164" calcext:value-type="float">
            <text:p>0.118693065722164,</text:p>
          </table:table-cell>
          <table:table-cell table:number-columns-repeated="9"/>
        </table:table-row>
        <table:table-row table:style-name="ro1">
          <table:table-cell table:style-name="ce7" office:value-type="float" office:value="0.118378574846112" calcext:value-type="float">
            <text:p>0.118378574846112,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845" calcext:value-type="float">
            <text:p>107.8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7" office:value-type="float" office:value="0.117956734768807" calcext:value-type="float">
            <text:p>0.117956734768807,</text:p>
          </table:table-cell>
          <table:table-cell table:number-columns-repeated="9"/>
        </table:table-row>
        <table:table-row table:style-name="ro1">
          <table:table-cell table:style-name="ce7" office:value-type="float" office:value="0.117516295449036" calcext:value-type="float">
            <text:p>0.117516295449036,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395" calcext:value-type="float">
            <text:p>97.3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 office:value-type="float" office:value="0.117195345544054" calcext:value-type="float">
            <text:p>0.117195345544054,</text:p>
          </table:table-cell>
          <table:table-cell table:number-columns-repeated="9"/>
        </table:table-row>
        <table:table-row table:style-name="ro1">
          <table:table-cell table:style-name="ce7" office:value-type="float" office:value="0.117178622123761" calcext:value-type="float">
            <text:p>0.117178622123761,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7.847" calcext:value-type="float">
            <text:p>137.8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float" office:value="0.117071021638857" calcext:value-type="float">
            <text:p>0.117071021638857,</text:p>
          </table:table-cell>
          <table:table-cell table:number-columns-repeated="9"/>
        </table:table-row>
        <table:table-row table:style-name="ro1">
          <table:table-cell table:style-name="ce7" office:value-type="float" office:value="0.116833459140375" calcext:value-type="float">
            <text:p>0.116833459140375,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106" calcext:value-type="float">
            <text:p>93.1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7" office:value-type="float" office:value="0.116689046263661" calcext:value-type="float">
            <text:p>0.116689046263661,</text:p>
          </table:table-cell>
          <table:table-cell table:number-columns-repeated="9"/>
        </table:table-row>
        <table:table-row table:style-name="ro1">
          <table:table-cell table:style-name="ce7" office:value-type="float" office:value="0.116502246751029" calcext:value-type="float">
            <text:p>0.116502246751029,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824" calcext:value-type="float">
            <text:p>83.8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7" office:value-type="float" office:value="0.116419948269781" calcext:value-type="float">
            <text:p>0.116419948269781,</text:p>
          </table:table-cell>
          <table:table-cell table:number-columns-repeated="9"/>
        </table:table-row>
        <table:table-row table:style-name="ro1">
          <table:table-cell table:style-name="ce7" office:value-type="float" office:value="0.116339838106727" calcext:value-type="float">
            <text:p>0.116339838106727,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188" calcext:value-type="float">
            <text:p>58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7" office:value-type="float" office:value="0.116180299696644" calcext:value-type="float">
            <text:p>0.116180299696644,</text:p>
          </table:table-cell>
          <table:table-cell table:number-columns-repeated="9"/>
        </table:table-row>
        <table:table-row table:style-name="ro1">
          <table:table-cell table:style-name="ce7" office:value-type="float" office:value="0.116088787159345" calcext:value-type="float">
            <text:p>0.116088787159345,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774" calcext:value-type="float">
            <text:p>87.7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7" office:value-type="float" office:value="0.115297348035668" calcext:value-type="float">
            <text:p>0.115297348035668,</text:p>
          </table:table-cell>
          <table:table-cell table:number-columns-repeated="9"/>
        </table:table-row>
        <table:table-row table:style-name="ro1">
          <table:table-cell table:style-name="ce7" office:value-type="float" office:value="0.114901791998756" calcext:value-type="float">
            <text:p>0.114901791998756,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822" calcext:value-type="float">
            <text:p>101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7" office:value-type="float" office:value="0.114527179795898" calcext:value-type="float">
            <text:p>0.114527179795898,</text:p>
          </table:table-cell>
          <table:table-cell table:number-columns-repeated="9"/>
        </table:table-row>
        <table:table-row table:style-name="ro1">
          <table:table-cell table:style-name="ce7" office:value-type="float" office:value="0.114382472406271" calcext:value-type="float">
            <text:p>0.114382472406271,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847" calcext:value-type="float">
            <text:p>116.8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7" office:value-type="float" office:value="0.114190411023261" calcext:value-type="float">
            <text:p>0.114190411023261,</text:p>
          </table:table-cell>
          <table:table-cell table:number-columns-repeated="9"/>
        </table:table-row>
        <table:table-row table:style-name="ro1">
          <table:table-cell table:style-name="ce7" office:value-type="float" office:value="0.113950374020328" calcext:value-type="float">
            <text:p>0.113950374020328,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8.031" calcext:value-type="float">
            <text:p>118.0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113929359219931" calcext:value-type="float">
            <text:p>0.113929359219931,</text:p>
          </table:table-cell>
          <table:table-cell table:number-columns-repeated="9"/>
        </table:table-row>
        <table:table-row table:style-name="ro1">
          <table:table-cell table:style-name="ce7" office:value-type="float" office:value="0.11375595463738" calcext:value-type="float">
            <text:p>0.11375595463738,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4" calcext:value-type="float">
            <text:p>104.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7" office:value-type="float" office:value="0.113356949366255" calcext:value-type="float">
            <text:p>0.113356949366255,</text:p>
          </table:table-cell>
          <table:table-cell table:number-columns-repeated="9"/>
        </table:table-row>
        <table:table-row table:style-name="ro1">
          <table:table-cell table:style-name="ce7" office:value-type="float" office:value="0.113343162005322" calcext:value-type="float">
            <text:p>0.113343162005322,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755" calcext:value-type="float">
            <text:p>69.7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7" office:value-type="float" office:value="0.112841443516478" calcext:value-type="float">
            <text:p>0.112841443516478,</text:p>
          </table:table-cell>
          <table:table-cell table:number-columns-repeated="9"/>
        </table:table-row>
        <table:table-row table:style-name="ro1">
          <table:table-cell table:style-name="ce7" office:value-type="float" office:value="0.112507595807161" calcext:value-type="float">
            <text:p>0.112507595807161,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227" calcext:value-type="float">
            <text:p>154.2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7" office:value-type="float" office:value="0.112408442601106" calcext:value-type="float">
            <text:p>0.112408442601106,</text:p>
          </table:table-cell>
          <table:table-cell table:number-columns-repeated="9"/>
        </table:table-row>
        <table:table-row table:style-name="ro1">
          <table:table-cell table:style-name="ce7" office:value-type="float" office:value="0.112288769535418" calcext:value-type="float">
            <text:p>0.112288769535418,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951" calcext:value-type="float">
            <text:p>164.9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 office:value-type="float" office:value="0.111948964394468" calcext:value-type="float">
            <text:p>0.111948964394468,</text:p>
          </table:table-cell>
          <table:table-cell table:number-columns-repeated="9"/>
        </table:table-row>
        <table:table-row table:style-name="ro1">
          <table:table-cell table:style-name="ce7" office:value-type="float" office:value="0.111872464441358" calcext:value-type="float">
            <text:p>0.111872464441358,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04" calcext:value-type="float">
            <text:p>30.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7" office:value-type="float" office:value="0.111785632170305" calcext:value-type="float">
            <text:p>0.111785632170305,</text:p>
          </table:table-cell>
          <table:table-cell table:number-columns-repeated="9"/>
        </table:table-row>
        <table:table-row table:style-name="ro1">
          <table:table-cell table:style-name="ce7" office:value-type="float" office:value="0.11093034922995" calcext:value-type="float">
            <text:p>0.11093034922995,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544" calcext:value-type="float">
            <text:p>151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7" office:value-type="float" office:value="0.110417176162452" calcext:value-type="float">
            <text:p>0.110417176162452,</text:p>
          </table:table-cell>
          <table:table-cell table:number-columns-repeated="9"/>
        </table:table-row>
        <table:table-row table:style-name="ro1">
          <table:table-cell table:style-name="ce7" office:value-type="float" office:value="0.110127359826997" calcext:value-type="float">
            <text:p>0.110127359826997,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731" calcext:value-type="float">
            <text:p>80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7" office:value-type="float" office:value="0.109234246023995" calcext:value-type="float">
            <text:p>0.109234246023995,</text:p>
          </table:table-cell>
          <table:table-cell table:number-columns-repeated="9"/>
        </table:table-row>
        <table:table-row table:style-name="ro1">
          <table:table-cell table:style-name="ce7" office:value-type="float" office:value="0.109156233192032" calcext:value-type="float">
            <text:p>0.109156233192032,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216" calcext:value-type="float">
            <text:p>116.2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7" office:value-type="float" office:value="0.109072496692209" calcext:value-type="float">
            <text:p>0.109072496692209,</text:p>
          </table:table-cell>
          <table:table-cell table:number-columns-repeated="9"/>
        </table:table-row>
        <table:table-row table:style-name="ro1">
          <table:table-cell table:style-name="ce7" office:value-type="float" office:value="0.108641086409111" calcext:value-type="float">
            <text:p>0.108641086409111,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846" calcext:value-type="float">
            <text:p>70.8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7" office:value-type="float" office:value="0.108498927940115" calcext:value-type="float">
            <text:p>0.108498927940115,</text:p>
          </table:table-cell>
          <table:table-cell table:number-columns-repeated="9"/>
        </table:table-row>
        <table:table-row table:style-name="ro1">
          <table:table-cell table:style-name="ce7" office:value-type="float" office:value="0.107675834663095" calcext:value-type="float">
            <text:p>0.107675834663095,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464" calcext:value-type="float">
            <text:p>70.4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7" office:value-type="float" office:value="0.107403932552002" calcext:value-type="float">
            <text:p>0.107403932552002,</text:p>
          </table:table-cell>
          <table:table-cell table:number-columns-repeated="9"/>
        </table:table-row>
        <table:table-row table:style-name="ro1">
          <table:table-cell table:style-name="ce7" office:value-type="float" office:value="0.107293759228364" calcext:value-type="float">
            <text:p>0.107293759228364,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921" calcext:value-type="float">
            <text:p>71.9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7" office:value-type="float" office:value="0.107057017171064" calcext:value-type="float">
            <text:p>0.107057017171064,</text:p>
          </table:table-cell>
          <table:table-cell table:number-columns-repeated="9"/>
        </table:table-row>
        <table:table-row table:style-name="ro1">
          <table:table-cell table:style-name="ce7" office:value-type="float" office:value="0.106795858913165" calcext:value-type="float">
            <text:p>0.106795858913165,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549" calcext:value-type="float">
            <text:p>55.5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7" office:value-type="float" office:value="0.106770696112397" calcext:value-type="float">
            <text:p>0.106770696112397,</text:p>
          </table:table-cell>
          <table:table-cell table:number-columns-repeated="9"/>
        </table:table-row>
        <table:table-row table:style-name="ro1">
          <table:table-cell table:style-name="ce7" office:value-type="float" office:value="0.105963291014328" calcext:value-type="float">
            <text:p>0.105963291014328,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155" calcext:value-type="float">
            <text:p>96.1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7" office:value-type="float" office:value="0.105831859126937" calcext:value-type="float">
            <text:p>0.105831859126937,</text:p>
          </table:table-cell>
          <table:table-cell table:number-columns-repeated="9"/>
        </table:table-row>
        <table:table-row table:style-name="ro1">
          <table:table-cell table:style-name="ce7" office:value-type="float" office:value="0.105651302799172" calcext:value-type="float">
            <text:p>0.105651302799172,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299" calcext:value-type="float">
            <text:p>95.2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105644881520819" calcext:value-type="float">
            <text:p>0.105644881520819,</text:p>
          </table:table-cell>
          <table:table-cell table:number-columns-repeated="9"/>
        </table:table-row>
        <table:table-row table:style-name="ro1">
          <table:table-cell table:style-name="ce7" office:value-type="float" office:value="0.105352543385395" calcext:value-type="float">
            <text:p>0.105352543385395,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804" calcext:value-type="float">
            <text:p>90.8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7" office:value-type="float" office:value="0.105298833162131" calcext:value-type="float">
            <text:p>0.105298833162131,</text:p>
          </table:table-cell>
          <table:table-cell table:number-columns-repeated="9"/>
        </table:table-row>
        <table:table-row table:style-name="ro1">
          <table:table-cell table:style-name="ce7" office:value-type="float" office:value="0.105102737598104" calcext:value-type="float">
            <text:p>0.105102737598104,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95" calcext:value-type="float">
            <text:p>48.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7" office:value-type="float" office:value="0.105008114670078" calcext:value-type="float">
            <text:p>0.105008114670078,</text:p>
          </table:table-cell>
          <table:table-cell table:number-columns-repeated="9"/>
        </table:table-row>
        <table:table-row table:style-name="ro1">
          <table:table-cell table:style-name="ce7" office:value-type="float" office:value="0.104933190179821" calcext:value-type="float">
            <text:p>0.104933190179821,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5.935" calcext:value-type="float">
            <text:p>115.9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7" office:value-type="float" office:value="0.10489524466986" calcext:value-type="float">
            <text:p>0.10489524466986,</text:p>
          </table:table-cell>
          <table:table-cell table:number-columns-repeated="9"/>
        </table:table-row>
        <table:table-row table:style-name="ro1">
          <table:table-cell table:style-name="ce7" office:value-type="float" office:value="0.104704050264965" calcext:value-type="float">
            <text:p>0.104704050264965,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07" calcext:value-type="float">
            <text:p>110.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10454407542448" calcext:value-type="float">
            <text:p>0.10454407542448,</text:p>
          </table:table-cell>
          <table:table-cell table:number-columns-repeated="9"/>
        </table:table-row>
        <table:table-row table:style-name="ro1">
          <table:table-cell table:style-name="ce7" office:value-type="float" office:value="0.103998976594131" calcext:value-type="float">
            <text:p>0.103998976594131,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7" office:value-type="float" office:value="0.102876506004144" calcext:value-type="float">
            <text:p>0.102876506004144,</text:p>
          </table:table-cell>
          <table:table-cell table:number-columns-repeated="9"/>
        </table:table-row>
        <table:table-row table:style-name="ro1">
          <table:table-cell table:style-name="ce7" office:value-type="float" office:value="0.102674567679548" calcext:value-type="float">
            <text:p>0.102674567679548,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053" calcext:value-type="float">
            <text:p>83.0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7" office:value-type="float" office:value="0.102592622846567" calcext:value-type="float">
            <text:p>0.102592622846567,</text:p>
          </table:table-cell>
          <table:table-cell table:number-columns-repeated="9"/>
        </table:table-row>
        <table:table-row table:style-name="ro1">
          <table:table-cell table:style-name="ce7" office:value-type="float" office:value="0.102289408984468" calcext:value-type="float">
            <text:p>0.102289408984468,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088" calcext:value-type="float">
            <text:p>117.0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7" office:value-type="float" office:value="0.102252415497599" calcext:value-type="float">
            <text:p>0.102252415497599,</text:p>
          </table:table-cell>
          <table:table-cell table:number-columns-repeated="9"/>
        </table:table-row>
        <table:table-row table:style-name="ro1">
          <table:table-cell table:style-name="ce7" office:value-type="float" office:value="0.101965122662868" calcext:value-type="float">
            <text:p>0.101965122662868,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756" calcext:value-type="float">
            <text:p>183.7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float" office:value="0.101752856619708" calcext:value-type="float">
            <text:p>0.101752856619708,</text:p>
          </table:table-cell>
          <table:table-cell table:number-columns-repeated="9"/>
        </table:table-row>
        <table:table-row table:style-name="ro1">
          <table:table-cell table:style-name="ce7" office:value-type="float" office:value="0.101214708887225" calcext:value-type="float">
            <text:p>0.101214708887225,</text:p>
          </table:table-cell>
          <table:table-cell table:number-columns-repeated="9"/>
        </table:table-row>
        <table:table-row table:style-name="ro1">
          <table:table-cell table:style-name="ce7" office:value-type="float" office:value="0.101037627166312" calcext:value-type="float">
            <text:p>0.101037627166312,</text:p>
          </table:table-cell>
          <table:table-cell table:number-columns-repeated="9"/>
        </table:table-row>
        <table:table-row table:style-name="ro1">
          <table:table-cell table:style-name="ce7" office:value-type="float" office:value="0.100149842782944" calcext:value-type="float">
            <text:p>0.100149842782944,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7" office:value-type="float" office:value="0.100139965763031" calcext:value-type="float">
            <text:p>0.100139965763031,</text:p>
          </table:table-cell>
          <table:table-cell table:number-columns-repeated="9"/>
        </table:table-row>
        <table:table-row table:style-name="ro1">
          <table:table-cell table:style-name="ce7" office:value-type="float" office:value="0.0995438454591557" calcext:value-type="float">
            <text:p>0.0995438454591557,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851" calcext:value-type="float">
            <text:p>59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0992746569099268" calcext:value-type="float">
            <text:p>0.0992746569099268,</text:p>
          </table:table-cell>
          <table:table-cell table:number-columns-repeated="9"/>
        </table:table-row>
        <table:table-row table:style-name="ro1">
          <table:table-cell table:style-name="ce7" office:value-type="float" office:value="0.0990103623938943" calcext:value-type="float">
            <text:p>0.0990103623938943,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388" calcext:value-type="float">
            <text:p>89.3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7" office:value-type="float" office:value="0.0982108604437482" calcext:value-type="float">
            <text:p>0.0982108604437482,</text:p>
          </table:table-cell>
          <table:table-cell table:number-columns-repeated="9"/>
        </table:table-row>
        <table:table-row table:style-name="ro1">
          <table:table-cell table:style-name="ce7" office:value-type="float" office:value="0.0981573922370238" calcext:value-type="float">
            <text:p>0.0981573922370238,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245" calcext:value-type="float">
            <text:p>83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7" office:value-type="float" office:value="0.0977602652017939" calcext:value-type="float">
            <text:p>0.0977602652017939,</text:p>
          </table:table-cell>
          <table:table-cell table:number-columns-repeated="9"/>
        </table:table-row>
        <table:table-row table:style-name="ro1">
          <table:table-cell table:style-name="ce7" office:value-type="float" office:value="0.0975628282905294" calcext:value-type="float">
            <text:p>0.0975628282905294,</text:p>
          </table:table-cell>
          <table:table-cell table:number-columns-repeated="9"/>
        </table:table-row>
        <table:table-row table:style-name="ro1">
          <table:table-cell table:style-name="ce7" office:value-type="float" office:value="0.0966512535794362" calcext:value-type="float">
            <text:p>0.0966512535794362,</text:p>
          </table:table-cell>
          <table:table-cell table:number-columns-repeated="9"/>
        </table:table-row>
        <table:table-row table:style-name="ro1">
          <table:table-cell table:style-name="ce7" office:value-type="float" office:value="0.0965895137131678" calcext:value-type="float">
            <text:p>0.0965895137131678,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0963787627279356" calcext:value-type="float">
            <text:p>0.0963787627279356,</text:p>
          </table:table-cell>
          <table:table-cell table:number-columns-repeated="9"/>
        </table:table-row>
        <table:table-row table:style-name="ro1">
          <table:table-cell table:style-name="ce7" office:value-type="float" office:value="0.096020889911328" calcext:value-type="float">
            <text:p>0.096020889911328,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924" calcext:value-type="float">
            <text:p>56.9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0957854640150746" calcext:value-type="float">
            <text:p>0.0957854640150746,</text:p>
          </table:table-cell>
          <table:table-cell table:number-columns-repeated="9"/>
        </table:table-row>
        <table:table-row table:style-name="ro1">
          <table:table-cell table:style-name="ce7" office:value-type="float" office:value="0.0957742078905266" calcext:value-type="float">
            <text:p>0.0957742078905266,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682" calcext:value-type="float">
            <text:p>55.6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7" office:value-type="float" office:value="0.0957390591348961" calcext:value-type="float">
            <text:p>0.0957390591348961,</text:p>
          </table:table-cell>
          <table:table-cell table:number-columns-repeated="9"/>
        </table:table-row>
        <table:table-row table:style-name="ro1">
          <table:table-cell table:style-name="ce7" office:value-type="float" office:value="0.0950864722259936" calcext:value-type="float">
            <text:p>0.0950864722259936,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573" calcext:value-type="float">
            <text:p>87.5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7" office:value-type="float" office:value="0.0950834793858579" calcext:value-type="float">
            <text:p>0.0950834793858579,</text:p>
          </table:table-cell>
          <table:table-cell table:number-columns-repeated="9"/>
        </table:table-row>
        <table:table-row table:style-name="ro1">
          <table:table-cell table:style-name="ce7" office:value-type="float" office:value="0.094962730482191" calcext:value-type="float">
            <text:p>0.094962730482191,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223" calcext:value-type="float">
            <text:p>77.2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7" office:value-type="float" office:value="0.0945302095676848" calcext:value-type="float">
            <text:p>0.0945302095676848,</text:p>
          </table:table-cell>
          <table:table-cell table:number-columns-repeated="9"/>
        </table:table-row>
        <table:table-row table:style-name="ro1">
          <table:table-cell table:style-name="ce7" office:value-type="float" office:value="0.0941061175858327" calcext:value-type="float">
            <text:p>0.0941061175858327,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218" calcext:value-type="float">
            <text:p>112.2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7" office:value-type="float" office:value="0.0939186047701668" calcext:value-type="float">
            <text:p>0.0939186047701668,</text:p>
          </table:table-cell>
          <table:table-cell table:number-columns-repeated="9"/>
        </table:table-row>
        <table:table-row table:style-name="ro1">
          <table:table-cell table:style-name="ce7" office:value-type="float" office:value="0.0933330862273785" calcext:value-type="float">
            <text:p>0.0933330862273785,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188" calcext:value-type="float">
            <text:p>160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float" office:value="0.0931839427463643" calcext:value-type="float">
            <text:p>0.0931839427463643,</text:p>
          </table:table-cell>
          <table:table-cell table:number-columns-repeated="9"/>
        </table:table-row>
        <table:table-row table:style-name="ro1">
          <table:table-cell table:style-name="ce7" office:value-type="float" office:value="0.0927253904707825" calcext:value-type="float">
            <text:p>0.0927253904707825,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8.391" calcext:value-type="float">
            <text:p>148.3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7" office:value-type="float" office:value="0.0925865186641062" calcext:value-type="float">
            <text:p>0.0925865186641062,</text:p>
          </table:table-cell>
          <table:table-cell table:number-columns-repeated="9"/>
        </table:table-row>
        <table:table-row table:style-name="ro1">
          <table:table-cell table:style-name="ce7" office:value-type="float" office:value="0.0925423396615877" calcext:value-type="float">
            <text:p>0.0925423396615877,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907" calcext:value-type="float">
            <text:p>87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7" office:value-type="float" office:value="0.0920809033545478" calcext:value-type="float">
            <text:p>0.0920809033545478,</text:p>
          </table:table-cell>
          <table:table-cell table:number-columns-repeated="9"/>
        </table:table-row>
        <table:table-row table:style-name="ro1">
          <table:table-cell table:style-name="ce7" office:value-type="float" office:value="0.092066314932282" calcext:value-type="float">
            <text:p>0.092066314932282,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167" calcext:value-type="float">
            <text:p>92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7" office:value-type="float" office:value="0.0919367303249175" calcext:value-type="float">
            <text:p>0.0919367303249175,</text:p>
          </table:table-cell>
          <table:table-cell table:number-columns-repeated="9"/>
        </table:table-row>
        <table:table-row table:style-name="ro1">
          <table:table-cell table:style-name="ce7" office:value-type="float" office:value="0.0909407080535463" calcext:value-type="float">
            <text:p>0.0909407080535463,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48" calcext:value-type="float">
            <text:p>50.4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7" office:value-type="float" office:value="0.0908515142397803" calcext:value-type="float">
            <text:p>0.0908515142397803,</text:p>
          </table:table-cell>
          <table:table-cell table:number-columns-repeated="9"/>
        </table:table-row>
        <table:table-row table:style-name="ro1">
          <table:table-cell table:style-name="ce7" office:value-type="float" office:value="0.0907261133154247" calcext:value-type="float">
            <text:p>0.0907261133154247,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698" calcext:value-type="float">
            <text:p>78.6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float" office:value="0.0905936150004472" calcext:value-type="float">
            <text:p>0.0905936150004472,</text:p>
          </table:table-cell>
          <table:table-cell table:number-columns-repeated="9"/>
        </table:table-row>
        <table:table-row table:style-name="ro1">
          <table:table-cell table:style-name="ce7" office:value-type="float" office:value="0.0904397117708911" calcext:value-type="float">
            <text:p>0.0904397117708911,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037" calcext:value-type="float">
            <text:p>66.0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7" office:value-type="float" office:value="0.0895819335951043" calcext:value-type="float">
            <text:p>0.0895819335951043,</text:p>
          </table:table-cell>
          <table:table-cell table:number-columns-repeated="9"/>
        </table:table-row>
        <table:table-row table:style-name="ro1">
          <table:table-cell table:style-name="ce7" office:value-type="float" office:value="0.08911187370507" calcext:value-type="float">
            <text:p>0.08911187370507,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5.99" calcext:value-type="float">
            <text:p>115.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7" office:value-type="float" office:value="0.0888954278200682" calcext:value-type="float">
            <text:p>0.0888954278200682,</text:p>
          </table:table-cell>
          <table:table-cell table:number-columns-repeated="9"/>
        </table:table-row>
        <table:table-row table:style-name="ro1">
          <table:table-cell table:style-name="ce7" office:value-type="float" office:value="0.0886661379819298" calcext:value-type="float">
            <text:p>0.0886661379819298,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665" calcext:value-type="float">
            <text:p>54.6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088440359758426" calcext:value-type="float">
            <text:p>0.088440359758426,</text:p>
          </table:table-cell>
          <table:table-cell table:number-columns-repeated="9"/>
        </table:table-row>
        <table:table-row table:style-name="ro1">
          <table:table-cell table:style-name="ce7" office:value-type="float" office:value="0.088400031612732" calcext:value-type="float">
            <text:p>0.088400031612732,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562" calcext:value-type="float">
            <text:p>73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7" office:value-type="float" office:value="0.0882514370190535" calcext:value-type="float">
            <text:p>0.0882514370190535,</text:p>
          </table:table-cell>
          <table:table-cell table:number-columns-repeated="9"/>
        </table:table-row>
        <table:table-row table:style-name="ro1">
          <table:table-cell table:style-name="ce7" office:value-type="float" office:value="0.0881218205569034" calcext:value-type="float">
            <text:p>0.0881218205569034,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571" calcext:value-type="float">
            <text:p>110.5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7" office:value-type="float" office:value="0.0880311969042591" calcext:value-type="float">
            <text:p>0.0880311969042591,</text:p>
          </table:table-cell>
          <table:table-cell table:number-columns-repeated="9"/>
        </table:table-row>
        <table:table-row table:style-name="ro1">
          <table:table-cell table:style-name="ce7" office:value-type="float" office:value="0.0876303869457473" calcext:value-type="float">
            <text:p>0.0876303869457473,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304" calcext:value-type="float">
            <text:p>105.3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0872727157634401" calcext:value-type="float">
            <text:p>0.0872727157634401,</text:p>
          </table:table-cell>
          <table:table-cell table:number-columns-repeated="9"/>
        </table:table-row>
        <table:table-row table:style-name="ro1">
          <table:table-cell table:style-name="ce7" office:value-type="float" office:value="0.0870864322208398" calcext:value-type="float">
            <text:p>0.0870864322208398,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658" calcext:value-type="float">
            <text:p>79.6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7" office:value-type="float" office:value="0.0863080553334505" calcext:value-type="float">
            <text:p>0.0863080553334505,</text:p>
          </table:table-cell>
          <table:table-cell table:number-columns-repeated="9"/>
        </table:table-row>
        <table:table-row table:style-name="ro1">
          <table:table-cell table:style-name="ce7" office:value-type="float" office:value="0.0862555727704262" calcext:value-type="float">
            <text:p>0.0862555727704262,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7" office:value-type="float" office:value="0.0862141432112385" calcext:value-type="float">
            <text:p>0.0862141432112385,</text:p>
          </table:table-cell>
          <table:table-cell table:number-columns-repeated="9"/>
        </table:table-row>
        <table:table-row table:style-name="ro1">
          <table:table-cell table:style-name="ce7" office:value-type="float" office:value="0.0860823606567518" calcext:value-type="float">
            <text:p>0.0860823606567518,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429" calcext:value-type="float">
            <text:p>166.4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7" office:value-type="float" office:value="0.0860466904310009" calcext:value-type="float">
            <text:p>0.0860466904310009,</text:p>
          </table:table-cell>
          <table:table-cell table:number-columns-repeated="9"/>
        </table:table-row>
        <table:table-row table:style-name="ro1">
          <table:table-cell table:style-name="ce7" office:value-type="float" office:value="0.0855899839834429" calcext:value-type="float">
            <text:p>0.0855899839834429,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5.864" calcext:value-type="float">
            <text:p>115.8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7" office:value-type="float" office:value="0.0855820416102304" calcext:value-type="float">
            <text:p>0.0855820416102304,</text:p>
          </table:table-cell>
          <table:table-cell table:number-columns-repeated="9"/>
        </table:table-row>
        <table:table-row table:style-name="ro1">
          <table:table-cell table:style-name="ce7" office:value-type="float" office:value="0.0854061279581231" calcext:value-type="float">
            <text:p>0.0854061279581231,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093" calcext:value-type="float">
            <text:p>81.0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7" office:value-type="float" office:value="0.085299153266476" calcext:value-type="float">
            <text:p>0.085299153266476,</text:p>
          </table:table-cell>
          <table:table-cell table:number-columns-repeated="9"/>
        </table:table-row>
        <table:table-row table:style-name="ro1">
          <table:table-cell table:style-name="ce7" office:value-type="float" office:value="0.0850110260584458" calcext:value-type="float">
            <text:p>0.0850110260584458,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7" office:value-type="float" office:value="0.0847235208104991" calcext:value-type="float">
            <text:p>0.0847235208104991,</text:p>
          </table:table-cell>
          <table:table-cell table:number-columns-repeated="9"/>
        </table:table-row>
        <table:table-row table:style-name="ro1">
          <table:table-cell table:style-name="ce7" office:value-type="float" office:value="0.0835359150839565" calcext:value-type="float">
            <text:p>0.0835359150839565,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798" calcext:value-type="float">
            <text:p>72.7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7" office:value-type="float" office:value="0.0834684015612996" calcext:value-type="float">
            <text:p>0.0834684015612996,</text:p>
          </table:table-cell>
          <table:table-cell table:number-columns-repeated="9"/>
        </table:table-row>
        <table:table-row table:style-name="ro1">
          <table:table-cell table:style-name="ce7" office:value-type="float" office:value="0.0832295818934181" calcext:value-type="float">
            <text:p>0.0832295818934181,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7" office:value-type="float" office:value="0.0831206705189569" calcext:value-type="float">
            <text:p>0.0831206705189569,</text:p>
          </table:table-cell>
          <table:table-cell table:number-columns-repeated="9"/>
        </table:table-row>
        <table:table-row table:style-name="ro1">
          <table:table-cell table:style-name="ce7" office:value-type="float" office:value="0.0830144913422437" calcext:value-type="float">
            <text:p>0.0830144913422437,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291" calcext:value-type="float">
            <text:p>102.2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7" office:value-type="float" office:value="0.0829909326611489" calcext:value-type="float">
            <text:p>0.0829909326611489,</text:p>
          </table:table-cell>
          <table:table-cell table:number-columns-repeated="9"/>
        </table:table-row>
        <table:table-row table:style-name="ro1">
          <table:table-cell table:style-name="ce7" office:value-type="float" office:value="0.0828158939395962" calcext:value-type="float">
            <text:p>0.0828158939395962,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315" calcext:value-type="float">
            <text:p>107.3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float" office:value="0.0825388173895814" calcext:value-type="float">
            <text:p>0.0825388173895814,</text:p>
          </table:table-cell>
          <table:table-cell table:number-columns-repeated="9"/>
        </table:table-row>
        <table:table-row table:style-name="ro1">
          <table:table-cell table:style-name="ce7" office:value-type="float" office:value="0.0824034708139898" calcext:value-type="float">
            <text:p>0.0824034708139898,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379" calcext:value-type="float">
            <text:p>152.3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7" office:value-type="float" office:value="0.0818648148378554" calcext:value-type="float">
            <text:p>0.0818648148378554,</text:p>
          </table:table-cell>
          <table:table-cell table:number-columns-repeated="9"/>
        </table:table-row>
        <table:table-row table:style-name="ro1">
          <table:table-cell table:style-name="ce7" office:value-type="float" office:value="0.0818145137538018" calcext:value-type="float">
            <text:p>0.0818145137538018,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4.48" calcext:value-type="float">
            <text:p>124.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7" office:value-type="float" office:value="0.081466593089603" calcext:value-type="float">
            <text:p>0.081466593089603,</text:p>
          </table:table-cell>
          <table:table-cell table:number-columns-repeated="9"/>
        </table:table-row>
        <table:table-row table:style-name="ro1">
          <table:table-cell table:style-name="ce7" office:value-type="float" office:value="0.0803344820783813" calcext:value-type="float">
            <text:p>0.0803344820783813,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146" calcext:value-type="float">
            <text:p>70.1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7" office:value-type="float" office:value="0.0792763614085956" calcext:value-type="float">
            <text:p>0.0792763614085956,</text:p>
          </table:table-cell>
          <table:table-cell table:number-columns-repeated="9"/>
        </table:table-row>
        <table:table-row table:style-name="ro1">
          <table:table-cell table:style-name="ce7" office:value-type="float" office:value="0.0784118102330744" calcext:value-type="float">
            <text:p>0.0784118102330744,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float" office:value="0.0782883523045985" calcext:value-type="float">
            <text:p>0.0782883523045985,</text:p>
          </table:table-cell>
          <table:table-cell table:number-columns-repeated="9"/>
        </table:table-row>
        <table:table-row table:style-name="ro1">
          <table:table-cell table:style-name="ce7" office:value-type="float" office:value="0.0779247170817055" calcext:value-type="float">
            <text:p>0.0779247170817055,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903" calcext:value-type="float">
            <text:p>164.9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7" office:value-type="float" office:value="0.077185271289224" calcext:value-type="float">
            <text:p>0.077185271289224,</text:p>
          </table:table-cell>
          <table:table-cell table:number-columns-repeated="9"/>
        </table:table-row>
        <table:table-row table:style-name="ro1">
          <table:table-cell table:style-name="ce7" office:value-type="float" office:value="0.0769262849772989" calcext:value-type="float">
            <text:p>0.0769262849772989,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015" calcext:value-type="float">
            <text:p>81.0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float" office:value="0.0766963565747592" calcext:value-type="float">
            <text:p>0.0766963565747592,</text:p>
          </table:table-cell>
          <table:table-cell table:number-columns-repeated="9"/>
        </table:table-row>
        <table:table-row table:style-name="ro1">
          <table:table-cell table:style-name="ce7" office:value-type="float" office:value="0.0760281407749286" calcext:value-type="float">
            <text:p>0.0760281407749286,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682" calcext:value-type="float">
            <text:p>81.6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7" office:value-type="float" office:value="0.0738780239014147" calcext:value-type="float">
            <text:p>0.0738780239014147,</text:p>
          </table:table-cell>
          <table:table-cell table:number-columns-repeated="9"/>
        </table:table-row>
        <table:table-row table:style-name="ro1">
          <table:table-cell table:style-name="ce7" office:value-type="float" office:value="0.0737458184618323" calcext:value-type="float">
            <text:p>0.0737458184618323,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6.756" calcext:value-type="float">
            <text:p>146.7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float" office:value="0.0732195348796871" calcext:value-type="float">
            <text:p>0.0732195348796871,</text:p>
          </table:table-cell>
          <table:table-cell table:number-columns-repeated="9"/>
        </table:table-row>
        <table:table-row table:style-name="ro1">
          <table:table-cell table:style-name="ce7" office:value-type="float" office:value="0.0726695656680132" calcext:value-type="float">
            <text:p>0.0726695656680132,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281" calcext:value-type="float">
            <text:p>36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7" office:value-type="float" office:value="0.0725443719745389" calcext:value-type="float">
            <text:p>0.0725443719745389,</text:p>
          </table:table-cell>
          <table:table-cell table:number-columns-repeated="9"/>
        </table:table-row>
        <table:table-row table:style-name="ro1">
          <table:table-cell table:style-name="ce7" office:value-type="float" office:value="0.0722334827615967" calcext:value-type="float">
            <text:p>0.0722334827615967,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477" calcext:value-type="float">
            <text:p>57.4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float" office:value="0.0721106337279132" calcext:value-type="float">
            <text:p>0.0721106337279132,</text:p>
          </table:table-cell>
          <table:table-cell table:number-columns-repeated="9"/>
        </table:table-row>
        <table:table-row table:style-name="ro1">
          <table:table-cell table:style-name="ce7" office:value-type="float" office:value="0.0718536732561059" calcext:value-type="float">
            <text:p>0.0718536732561059,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717" calcext:value-type="float">
            <text:p>57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7" office:value-type="float" office:value="0.0711952884787692" calcext:value-type="float">
            <text:p>0.0711952884787692,</text:p>
          </table:table-cell>
          <table:table-cell table:number-columns-repeated="9"/>
        </table:table-row>
        <table:table-row table:style-name="ro1">
          <table:table-cell table:style-name="ce7" office:value-type="float" office:value="0.0688527184239085" calcext:value-type="float">
            <text:p>0.0688527184239085,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086" calcext:value-type="float">
            <text:p>49.0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7" office:value-type="float" office:value="0.0681402797601383" calcext:value-type="float">
            <text:p>0.0681402797601383,</text:p>
          </table:table-cell>
          <table:table-cell table:number-columns-repeated="9"/>
        </table:table-row>
        <table:table-row table:style-name="ro1">
          <table:table-cell table:style-name="ce7" office:value-type="float" office:value="0.0676369915660935" calcext:value-type="float">
            <text:p>0.0676369915660935,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0.384" calcext:value-type="float">
            <text:p>130.3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7" office:value-type="float" office:value="0.0673893928411484" calcext:value-type="float">
            <text:p>0.0673893928411484,</text:p>
          </table:table-cell>
          <table:table-cell table:number-columns-repeated="9"/>
        </table:table-row>
        <table:table-row table:style-name="ro1">
          <table:table-cell table:style-name="ce7" office:value-type="float" office:value="0.0669731154077802" calcext:value-type="float">
            <text:p>0.0669731154077802,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61" calcext:value-type="float">
            <text:p>78.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float" office:value="0.066965143265989" calcext:value-type="float">
            <text:p>0.066965143265989,</text:p>
          </table:table-cell>
          <table:table-cell table:number-columns-repeated="9"/>
        </table:table-row>
        <table:table-row table:style-name="ro1">
          <table:table-cell table:style-name="ce7" office:value-type="float" office:value="0.066157157457063" calcext:value-type="float">
            <text:p>0.066157157457063,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6.576" calcext:value-type="float">
            <text:p>136.5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7" office:value-type="float" office:value="0.0661514783865247" calcext:value-type="float">
            <text:p>0.0661514783865247,</text:p>
          </table:table-cell>
          <table:table-cell table:number-columns-repeated="9"/>
        </table:table-row>
        <table:table-row table:style-name="ro1">
          <table:table-cell table:style-name="ce7" office:value-type="float" office:value="0.0660604513473118" calcext:value-type="float">
            <text:p>0.0660604513473118,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7.733" calcext:value-type="float">
            <text:p>127.7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0659872404306849" calcext:value-type="float">
            <text:p>0.0659872404306849,</text:p>
          </table:table-cell>
          <table:table-cell table:number-columns-repeated="9"/>
        </table:table-row>
        <table:table-row table:style-name="ro1">
          <table:table-cell table:style-name="ce7" office:value-type="float" office:value="0.0656257850388897" calcext:value-type="float">
            <text:p>0.0656257850388897,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97" calcext:value-type="float">
            <text:p>40.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7" office:value-type="float" office:value="0.0648396371848392" calcext:value-type="float">
            <text:p>0.0648396371848392,</text:p>
          </table:table-cell>
          <table:table-cell table:number-columns-repeated="9"/>
        </table:table-row>
        <table:table-row table:style-name="ro1">
          <table:table-cell table:style-name="ce7" office:value-type="float" office:value="0.0645260686368054" calcext:value-type="float">
            <text:p>0.0645260686368054,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046" calcext:value-type="float">
            <text:p>92.0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float" office:value="0.0638559094240243" calcext:value-type="float">
            <text:p>0.0638559094240243,</text:p>
          </table:table-cell>
          <table:table-cell table:number-columns-repeated="9"/>
        </table:table-row>
        <table:table-row table:style-name="ro1">
          <table:table-cell table:style-name="ce7" office:value-type="float" office:value="0.063611770761085" calcext:value-type="float">
            <text:p>0.063611770761085,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333" calcext:value-type="float">
            <text:p>95.3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7" office:value-type="float" office:value="0.0626511918257133" calcext:value-type="float">
            <text:p>0.0626511918257133,</text:p>
          </table:table-cell>
          <table:table-cell table:number-columns-repeated="9"/>
        </table:table-row>
        <table:table-row table:style-name="ro1">
          <table:table-cell table:style-name="ce7" office:value-type="float" office:value="0.0626467696882571" calcext:value-type="float">
            <text:p>0.0626467696882571,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896" calcext:value-type="float">
            <text:p>85.8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7" office:value-type="float" office:value="0.0624264559687049" calcext:value-type="float">
            <text:p>0.0624264559687049,</text:p>
          </table:table-cell>
          <table:table-cell table:number-columns-repeated="9"/>
        </table:table-row>
        <table:table-row table:style-name="ro1">
          <table:table-cell table:style-name="ce7" office:value-type="float" office:value="0.0609348642512053" calcext:value-type="float">
            <text:p>0.0609348642512053,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707" calcext:value-type="float">
            <text:p>62.7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7" office:value-type="float" office:value="0.0606417180943897" calcext:value-type="float">
            <text:p>0.0606417180943897,</text:p>
          </table:table-cell>
          <table:table-cell table:number-columns-repeated="9"/>
        </table:table-row>
        <table:table-row table:style-name="ro1">
          <table:table-cell table:style-name="ce7" office:value-type="float" office:value="0.0606241190258494" calcext:value-type="float">
            <text:p>0.0606241190258494,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554" calcext:value-type="float">
            <text:p>61.5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7" office:value-type="float" office:value="0.0600857366699081" calcext:value-type="float">
            <text:p>0.0600857366699081,</text:p>
          </table:table-cell>
          <table:table-cell table:number-columns-repeated="9"/>
        </table:table-row>
        <table:table-row table:style-name="ro1">
          <table:table-cell table:style-name="ce7" office:value-type="float" office:value="0.0588578278771568" calcext:value-type="float">
            <text:p>0.0588578278771568,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507" calcext:value-type="float">
            <text:p>95.5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7" office:value-type="float" office:value="0.0575579281313043" calcext:value-type="float">
            <text:p>0.0575579281313043,</text:p>
          </table:table-cell>
          <table:table-cell table:number-columns-repeated="9"/>
        </table:table-row>
        <table:table-row table:style-name="ro1">
          <table:table-cell table:style-name="ce7" office:value-type="float" office:value="0.0570920637929895" calcext:value-type="float">
            <text:p>0.0570920637929895,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408" calcext:value-type="float">
            <text:p>93.4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7" office:value-type="float" office:value="0.0570678286461579" calcext:value-type="float">
            <text:p>0.0570678286461579,</text:p>
          </table:table-cell>
          <table:table-cell table:number-columns-repeated="9"/>
        </table:table-row>
        <table:table-row table:style-name="ro1">
          <table:table-cell table:style-name="ce7" office:value-type="float" office:value="0.0568656180573335" calcext:value-type="float">
            <text:p>0.0568656180573335,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343" calcext:value-type="float">
            <text:p>39.3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7" office:value-type="float" office:value="0.0561604240162605" calcext:value-type="float">
            <text:p>0.0561604240162605,</text:p>
          </table:table-cell>
          <table:table-cell table:number-columns-repeated="9"/>
        </table:table-row>
        <table:table-row table:style-name="ro1">
          <table:table-cell table:style-name="ce7" office:value-type="float" office:value="0.0556167898471216" calcext:value-type="float">
            <text:p>0.0556167898471216,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7.609" calcext:value-type="float">
            <text:p>137.6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7" office:value-type="float" office:value="0.0555514567176463" calcext:value-type="float">
            <text:p>0.0555514567176463,</text:p>
          </table:table-cell>
          <table:table-cell table:number-columns-repeated="9"/>
        </table:table-row>
        <table:table-row table:style-name="ro1">
          <table:table-cell table:style-name="ce7" office:value-type="float" office:value="0.0554299572260586" calcext:value-type="float">
            <text:p>0.0554299572260586,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596" calcext:value-type="float">
            <text:p>64.5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7" office:value-type="float" office:value="0.0550962822280443" calcext:value-type="float">
            <text:p>0.0550962822280443,</text:p>
          </table:table-cell>
          <table:table-cell table:number-columns-repeated="9"/>
        </table:table-row>
        <table:table-row table:style-name="ro1">
          <table:table-cell table:style-name="ce7" office:value-type="float" office:value="0.0544201102423969" calcext:value-type="float">
            <text:p>0.0544201102423969,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945" calcext:value-type="float">
            <text:p>70.9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7" office:value-type="float" office:value="0.0540385568978419" calcext:value-type="float">
            <text:p>0.0540385568978419,</text:p>
          </table:table-cell>
          <table:table-cell table:number-columns-repeated="9"/>
        </table:table-row>
        <table:table-row table:style-name="ro1">
          <table:table-cell table:style-name="ce7" office:value-type="float" office:value="0.0537946900654251" calcext:value-type="float">
            <text:p>0.0537946900654251,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224" calcext:value-type="float">
            <text:p>69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float" office:value="0.0537171640891376" calcext:value-type="float">
            <text:p>0.0537171640891376,</text:p>
          </table:table-cell>
          <table:table-cell table:number-columns-repeated="9"/>
        </table:table-row>
        <table:table-row table:style-name="ro1">
          <table:table-cell table:style-name="ce7" office:value-type="float" office:value="0.0525172215282765" calcext:value-type="float">
            <text:p>0.0525172215282765,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039" calcext:value-type="float">
            <text:p>62.0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0518243979972777" calcext:value-type="float">
            <text:p>0.0518243979972777,</text:p>
          </table:table-cell>
          <table:table-cell table:number-columns-repeated="9"/>
        </table:table-row>
        <table:table-row table:style-name="ro1">
          <table:table-cell table:style-name="ce7" office:value-type="float" office:value="0.0504131593501711" calcext:value-type="float">
            <text:p>0.0504131593501711,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473" calcext:value-type="float">
            <text:p>97.4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7" office:value-type="float" office:value="0.0482700965140648" calcext:value-type="float">
            <text:p>0.0482700965140648,</text:p>
          </table:table-cell>
          <table:table-cell table:number-columns-repeated="9"/>
        </table:table-row>
        <table:table-row table:style-name="ro1">
          <table:table-cell table:style-name="ce7" office:value-type="float" office:value="0.0462040288280186" calcext:value-type="float">
            <text:p>0.0462040288280186,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418" calcext:value-type="float">
            <text:p>85.4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float" office:value="0.0459717998795206" calcext:value-type="float">
            <text:p>0.0459717998795206,</text:p>
          </table:table-cell>
          <table:table-cell table:number-columns-repeated="9"/>
        </table:table-row>
        <table:table-row table:style-name="ro1">
          <table:table-cell table:style-name="ce7" office:value-type="float" office:value="0.0454155960778202" calcext:value-type="float">
            <text:p>0.0454155960778202,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653" calcext:value-type="float">
            <text:p>52.6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0447468920786332" calcext:value-type="float">
            <text:p>0.0447468920786332,</text:p>
          </table:table-cell>
          <table:table-cell table:number-columns-repeated="9"/>
        </table:table-row>
        <table:table-row table:style-name="ro1">
          <table:table-cell table:style-name="ce7" office:value-type="float" office:value="0.043796589150551" calcext:value-type="float">
            <text:p>0.043796589150551,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465" calcext:value-type="float">
            <text:p>103.4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7" office:value-type="float" office:value="0.0436838047810539" calcext:value-type="float">
            <text:p>0.0436838047810539,</text:p>
          </table:table-cell>
          <table:table-cell table:number-columns-repeated="9"/>
        </table:table-row>
        <table:table-row table:style-name="ro1">
          <table:table-cell table:style-name="ce7" office:value-type="float" office:value="0.043006170035973" calcext:value-type="float">
            <text:p>0.043006170035973,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297" calcext:value-type="float">
            <text:p>63.2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7" office:value-type="float" office:value="0.0419070985154946" calcext:value-type="float">
            <text:p>0.0419070985154946,</text:p>
          </table:table-cell>
          <table:table-cell table:number-columns-repeated="9"/>
        </table:table-row>
        <table:table-row table:style-name="ro1">
          <table:table-cell table:style-name="ce7" office:value-type="float" office:value="0.0417200655233874" calcext:value-type="float">
            <text:p>0.0417200655233874,</text:p>
          </table:table-cell>
          <table:table-cell table:number-columns-repeated="9"/>
        </table:table-row>
        <table:table-row table:style-name="ro1">
          <table:table-cell table:style-name="ce7" office:value-type="float" office:value="0.0409210102052704" calcext:value-type="float">
            <text:p>0.0409210102052704,</text:p>
          </table:table-cell>
          <table:table-cell table:number-columns-repeated="9"/>
        </table:table-row>
        <table:table-row table:style-name="ro1">
          <table:table-cell table:style-name="ce7" office:value-type="float" office:value="0.0408380921706897" calcext:value-type="float">
            <text:p>0.0408380921706897,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547" calcext:value-type="float">
            <text:p>65.5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7" office:value-type="float" office:value="0.0395229411728781" calcext:value-type="float">
            <text:p>0.0395229411728781,</text:p>
          </table:table-cell>
          <table:table-cell table:number-columns-repeated="9"/>
        </table:table-row>
        <table:table-row table:style-name="ro1">
          <table:table-cell table:style-name="ce7" office:value-type="float" office:value="0.0394067176051038" calcext:value-type="float">
            <text:p>0.0394067176051038,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625" calcext:value-type="float">
            <text:p>159.6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7" office:value-type="float" office:value="0.0392798880892364" calcext:value-type="float">
            <text:p>0.0392798880892364,</text:p>
          </table:table-cell>
          <table:table-cell table:number-columns-repeated="9"/>
        </table:table-row>
        <table:table-row table:style-name="ro1">
          <table:table-cell table:style-name="ce7" office:value-type="float" office:value="0.0387153579303234" calcext:value-type="float">
            <text:p>0.0387153579303234,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787" calcext:value-type="float">
            <text:p>54.7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7" office:value-type="float" office:value="0.0378852112143591" calcext:value-type="float">
            <text:p>0.0378852112143591,</text:p>
          </table:table-cell>
          <table:table-cell table:number-columns-repeated="9"/>
        </table:table-row>
        <table:table-row table:style-name="ro1">
          <table:table-cell table:style-name="ce7" office:value-type="float" office:value="0.0374355606166255" calcext:value-type="float">
            <text:p>0.0374355606166255,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474" calcext:value-type="float">
            <text:p>34.4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7" office:value-type="float" office:value="0.0360993053609437" calcext:value-type="float">
            <text:p>0.0360993053609437,</text:p>
          </table:table-cell>
          <table:table-cell table:number-columns-repeated="9"/>
        </table:table-row>
        <table:table-row table:style-name="ro1">
          <table:table-cell table:style-name="ce7" office:value-type="float" office:value="0.0359266183642326" calcext:value-type="float">
            <text:p>0.0359266183642326,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081" calcext:value-type="float">
            <text:p>77.0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float" office:value="0.0359000495092943" calcext:value-type="float">
            <text:p>0.0359000495092943,</text:p>
          </table:table-cell>
          <table:table-cell table:number-columns-repeated="9"/>
        </table:table-row>
        <table:table-row table:style-name="ro1">
          <table:table-cell table:style-name="ce7" office:value-type="float" office:value="0.0358663348342425" calcext:value-type="float">
            <text:p>0.0358663348342425,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314" calcext:value-type="float">
            <text:p>53.3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7" office:value-type="float" office:value="0.0353492353312213" calcext:value-type="float">
            <text:p>0.0353492353312213,</text:p>
          </table:table-cell>
          <table:table-cell table:number-columns-repeated="9"/>
        </table:table-row>
        <table:table-row table:style-name="ro1">
          <table:table-cell table:style-name="ce7" office:value-type="float" office:value="0.0309522524334316" calcext:value-type="float">
            <text:p>0.0309522524334316,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49" calcext:value-type="float">
            <text:p>94.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0.0308991346569343" calcext:value-type="float">
            <text:p>0.0308991346569343,</text:p>
          </table:table-cell>
          <table:table-cell table:number-columns-repeated="9"/>
        </table:table-row>
        <table:table-row table:style-name="ro1">
          <table:table-cell table:style-name="ce7" office:value-type="float" office:value="0.0308149688801862" calcext:value-type="float">
            <text:p>0.0308149688801862,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7" office:value-type="float" office:value="0.03072495676812" calcext:value-type="float">
            <text:p>0.03072495676812,</text:p>
          </table:table-cell>
          <table:table-cell table:number-columns-repeated="9"/>
        </table:table-row>
        <table:table-row table:style-name="ro1">
          <table:table-cell table:style-name="ce7" office:value-type="float" office:value="0.0295847964674323" calcext:value-type="float">
            <text:p>0.0295847964674323,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227" calcext:value-type="float">
            <text:p>77.2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7" office:value-type="float" office:value="0.0287149297813016" calcext:value-type="float">
            <text:p>0.0287149297813016,</text:p>
          </table:table-cell>
          <table:table-cell table:number-columns-repeated="9"/>
        </table:table-row>
        <table:table-row table:style-name="ro1">
          <table:table-cell table:style-name="ce7" office:value-type="float" office:value="0.025522262190103" calcext:value-type="float">
            <text:p>0.025522262190103,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76" calcext:value-type="float">
            <text:p>61.1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7" office:value-type="float" office:value="0.0201935331019421" calcext:value-type="float">
            <text:p>0.0201935331019421,</text:p>
          </table:table-cell>
          <table:table-cell table:number-columns-repeated="9"/>
        </table:table-row>
        <table:table-row table:style-name="ro1">
          <table:table-cell table:style-name="ce7" office:value-type="float" office:value="0.0201924954981436" calcext:value-type="float">
            <text:p>0.0201924954981436,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7" office:value-type="float" office:value="0.017326347768396" calcext:value-type="float">
            <text:p>0.017326347768396,</text:p>
          </table:table-cell>
          <table:table-cell table:number-columns-repeated="9"/>
        </table:table-row>
        <table:table-row table:style-name="ro1">
          <table:table-cell table:style-name="ce7" office:value-type="float" office:value="0.0099386577811611" calcext:value-type="float">
            <text:p>0.0099386577811611,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031" calcext:value-type="float">
            <text:p>87.0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097" calcext:value-type="float">
            <text:p>65.0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500:.A988])" office:value-type="float" office:value="0.130509369024495" calcext:value-type="float">
            <text:p>0.13050936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6.141" calcext:value-type="float">
            <text:p>126.1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217" calcext:value-type="float">
            <text:p>88.2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059" calcext:value-type="float">
            <text:p>108.0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</table:table-row>
      </table:table>
      <table:table table:name="24.2 on hs1.5, tp8" table:style-name="ta1">
        <table:table-column table:style-name="co7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574" calcext:value-type="float">
            <text:p>106.5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069" calcext:value-type="float">
            <text:p>73.0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025" calcext:value-type="float">
            <text:p>77.0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242" calcext:value-type="float">
            <text:p>116.2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871" calcext:value-type="float">
            <text:p>56.8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856" calcext:value-type="float">
            <text:p>40.8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31" calcext:value-type="float">
            <text:p>54.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174" calcext:value-type="float">
            <text:p>96.1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943" calcext:value-type="float">
            <text:p>3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76" calcext:value-type="float">
            <text:p>69.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529" calcext:value-type="float">
            <text:p>149.5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06" calcext:value-type="float">
            <text:p>57.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184" calcext:value-type="float">
            <text:p>39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293" calcext:value-type="float">
            <text:p>69.2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45" calcext:value-type="float">
            <text:p>96.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163" calcext:value-type="float">
            <text:p>74.1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255" calcext:value-type="float">
            <text:p>34.2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188" calcext:value-type="float">
            <text:p>50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004" calcext:value-type="float">
            <text:p>69.0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876" calcext:value-type="float">
            <text:p>181.8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181" calcext:value-type="float">
            <text:p>54.1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844" calcext:value-type="float">
            <text:p>119.8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339" calcext:value-type="float">
            <text:p>75.3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752" calcext:value-type="float">
            <text:p>96.7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303" calcext:value-type="float">
            <text:p>117.3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359" calcext:value-type="float">
            <text:p>69.3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018" calcext:value-type="float">
            <text:p>66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72" calcext:value-type="float">
            <text:p>107.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261" calcext:value-type="float">
            <text:p>54.2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931" calcext:value-type="float">
            <text:p>77.9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549" calcext:value-type="float">
            <text:p>96.5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439" calcext:value-type="float">
            <text:p>70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163" calcext:value-type="float">
            <text:p>63.1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91" calcext:value-type="float">
            <text:p>92.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63" calcext:value-type="float">
            <text:p>87.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837" calcext:value-type="float">
            <text:p>40.8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341" calcext:value-type="float">
            <text:p>31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5" calcext:value-type="float">
            <text:p>50.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826" calcext:value-type="float">
            <text:p>71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729" calcext:value-type="float">
            <text:p>43.7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411" calcext:value-type="float">
            <text:p>57.4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548" calcext:value-type="float">
            <text:p>112.5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915" calcext:value-type="float">
            <text:p>36.9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643" calcext:value-type="float">
            <text:p>150.6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575" calcext:value-type="float">
            <text:p>60.5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366" calcext:value-type="float">
            <text:p>59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983" calcext:value-type="float">
            <text:p>93.9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498" calcext:value-type="float">
            <text:p>116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857" calcext:value-type="float">
            <text:p>35.8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0.527" calcext:value-type="float">
            <text:p>140.5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219" calcext:value-type="float">
            <text:p>106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75" calcext:value-type="float">
            <text:p>52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807" calcext:value-type="float">
            <text:p>68.8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734" calcext:value-type="float">
            <text:p>120.7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3.132" calcext:value-type="float">
            <text:p>143.1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281" calcext:value-type="float">
            <text:p>151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262" calcext:value-type="float">
            <text:p>156.2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098" calcext:value-type="float">
            <text:p>30.0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458" calcext:value-type="float">
            <text:p>160.4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491" calcext:value-type="float">
            <text:p>43.4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335" calcext:value-type="float">
            <text:p>78.3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727" calcext:value-type="float">
            <text:p>69.7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059" calcext:value-type="float">
            <text:p>52.0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5.241" calcext:value-type="float">
            <text:p>115.2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846" calcext:value-type="float">
            <text:p>51.8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831" calcext:value-type="float">
            <text:p>53.8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899" calcext:value-type="float">
            <text:p>53.8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454" calcext:value-type="float">
            <text:p>100.4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784" calcext:value-type="float">
            <text:p>106.7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198" calcext:value-type="float">
            <text:p>58.1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903" calcext:value-type="float">
            <text:p>101.9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502" calcext:value-type="float">
            <text:p>48.5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197" calcext:value-type="float">
            <text:p>58.1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769" calcext:value-type="float">
            <text:p>40.7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504" calcext:value-type="float">
            <text:p>72.5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717" calcext:value-type="float">
            <text:p>104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92" calcext:value-type="float">
            <text:p>47.7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689" calcext:value-type="float">
            <text:p>38.6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.696" calcext:value-type="float">
            <text:p>22.6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029" calcext:value-type="float">
            <text:p>69.0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564" calcext:value-type="float">
            <text:p>52.5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.617" calcext:value-type="float">
            <text:p>25.6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382" calcext:value-type="float">
            <text:p>76.3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811" calcext:value-type="float">
            <text:p>65.8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532" calcext:value-type="float">
            <text:p>75.5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758" calcext:value-type="float">
            <text:p>39.7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195" calcext:value-type="float">
            <text:p>91.1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67" calcext:value-type="float">
            <text:p>30.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7" calcext:value-type="float">
            <text:p>47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208" calcext:value-type="float">
            <text:p>177.2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82" calcext:value-type="float">
            <text:p>49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231" calcext:value-type="float">
            <text:p>38.2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706" calcext:value-type="float">
            <text:p>44.7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06" calcext:value-type="float">
            <text:p>42.9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62" calcext:value-type="float">
            <text:p>72.8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078" calcext:value-type="float">
            <text:p>40.0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26" calcext:value-type="float">
            <text:p>94.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065" calcext:value-type="float">
            <text:p>57.0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43" calcext:value-type="float">
            <text:p>30.2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012" calcext:value-type="float">
            <text:p>44.0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3.377" calcext:value-type="float">
            <text:p>113.3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646" calcext:value-type="float">
            <text:p>41.6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162" calcext:value-type="float">
            <text:p>56.1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792" calcext:value-type="float">
            <text:p>36.7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348" calcext:value-type="float">
            <text:p>154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44" calcext:value-type="float">
            <text:p>49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858" calcext:value-type="float">
            <text:p>66.8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839" calcext:value-type="float">
            <text:p>50.8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008" calcext:value-type="float">
            <text:p>37.0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004" calcext:value-type="float">
            <text:p>108.0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732" calcext:value-type="float">
            <text:p>34.7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623" calcext:value-type="float">
            <text:p>75.6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675" calcext:value-type="float">
            <text:p>80.6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.05" calcext:value-type="float">
            <text:p>22.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577" calcext:value-type="float">
            <text:p>96.5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789" calcext:value-type="float">
            <text:p>63.7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262" calcext:value-type="float">
            <text:p>87.2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811" calcext:value-type="float">
            <text:p>54.8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379" calcext:value-type="float">
            <text:p>42.3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545" calcext:value-type="float">
            <text:p>58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224" calcext:value-type="float">
            <text:p>80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253" calcext:value-type="float">
            <text:p>53.2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85" calcext:value-type="float">
            <text:p>30.2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425" calcext:value-type="float">
            <text:p>63.4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74" calcext:value-type="float">
            <text:p>79.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424" calcext:value-type="float">
            <text:p>79.4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.544" calcext:value-type="float">
            <text:p>21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721" calcext:value-type="float">
            <text:p>56.7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781" calcext:value-type="float">
            <text:p>72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008" calcext:value-type="float">
            <text:p>52.0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679" calcext:value-type="float">
            <text:p>41.6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054" calcext:value-type="float">
            <text:p>59.0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063" calcext:value-type="float">
            <text:p>57.0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583" calcext:value-type="float">
            <text:p>50.5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411" calcext:value-type="float">
            <text:p>81.4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64" calcext:value-type="float">
            <text:p>46.7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08" calcext:value-type="float">
            <text:p>79.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732" calcext:value-type="float">
            <text:p>52.7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822" calcext:value-type="float">
            <text:p>107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09" calcext:value-type="float">
            <text:p>83.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712" calcext:value-type="float">
            <text:p>36.7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311" calcext:value-type="float">
            <text:p>104.3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503" calcext:value-type="float">
            <text:p>95.5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198" calcext:value-type="float">
            <text:p>169.1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373" calcext:value-type="float">
            <text:p>65.3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859" calcext:value-type="float">
            <text:p>90.8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561" calcext:value-type="float">
            <text:p>99.5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29" calcext:value-type="float">
            <text:p>49.2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805" calcext:value-type="float">
            <text:p>111.8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454" calcext:value-type="float">
            <text:p>39.4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334" calcext:value-type="float">
            <text:p>53.3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381" calcext:value-type="float">
            <text:p>32.3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235" calcext:value-type="float">
            <text:p>43.2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75" calcext:value-type="float">
            <text:p>69.8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882" calcext:value-type="float">
            <text:p>33.8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4.315" calcext:value-type="float">
            <text:p>144.3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355" calcext:value-type="float">
            <text:p>54.3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219" calcext:value-type="float">
            <text:p>69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576" calcext:value-type="float">
            <text:p>34.5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877" calcext:value-type="float">
            <text:p>52.8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179" calcext:value-type="float">
            <text:p>68.1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437" calcext:value-type="float">
            <text:p>53.4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991" calcext:value-type="float">
            <text:p>156.9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507" calcext:value-type="float">
            <text:p>70.5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194" calcext:value-type="float">
            <text:p>39.1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358" calcext:value-type="float">
            <text:p>93.3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727" calcext:value-type="float">
            <text:p>54.7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846" calcext:value-type="float">
            <text:p>46.8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016" calcext:value-type="float">
            <text:p>112.0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805" calcext:value-type="float">
            <text:p>159.8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566" calcext:value-type="float">
            <text:p>26.5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3" calcext:value-type="float">
            <text:p>69.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005" calcext:value-type="float">
            <text:p>43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935" calcext:value-type="float">
            <text:p>30.9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093" calcext:value-type="float">
            <text:p>49.0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231" calcext:value-type="float">
            <text:p>72.2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02" calcext:value-type="float">
            <text:p>40.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172" calcext:value-type="float">
            <text:p>36.1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313" calcext:value-type="float">
            <text:p>27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553" calcext:value-type="float">
            <text:p>32.5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64" calcext:value-type="float">
            <text:p>33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496" calcext:value-type="float">
            <text:p>65.4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614" calcext:value-type="float">
            <text:p>84.6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914" calcext:value-type="float">
            <text:p>38.9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48" calcext:value-type="float">
            <text:p>73.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188" calcext:value-type="float">
            <text:p>31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442" calcext:value-type="float">
            <text:p>54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072" calcext:value-type="float">
            <text:p>30.0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003" calcext:value-type="float">
            <text:p>79.0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158" calcext:value-type="float">
            <text:p>74.1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334" calcext:value-type="float">
            <text:p>153.3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484" calcext:value-type="float">
            <text:p>71.4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808" calcext:value-type="float">
            <text:p>36.8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41" calcext:value-type="float">
            <text:p>78.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766" calcext:value-type="float">
            <text:p>79.7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.139" calcext:value-type="float">
            <text:p>20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158" calcext:value-type="float">
            <text:p>90.1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312" calcext:value-type="float">
            <text:p>40.3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498" calcext:value-type="float">
            <text:p>48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18" calcext:value-type="float">
            <text:p>64.7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747" calcext:value-type="float">
            <text:p>26.7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282" calcext:value-type="float">
            <text:p>73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5.344" calcext:value-type="float">
            <text:p>145.3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0.943" calcext:value-type="float">
            <text:p>140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13"/>
        </table:table-row>
        <table:table-row table:style-name="ro1">
          <table:table-cell table:style-name="ce7" office:value-type="float" office:value="0.57851578728279" calcext:value-type="float">
            <text:p>0.57851578728279,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338" calcext:value-type="float">
            <text:p>96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7" office:value-type="float" office:value="0.556922746452146" calcext:value-type="float">
            <text:p>0.556922746452146,</text:p>
          </table:table-cell>
          <table:table-cell table:number-columns-repeated="13"/>
        </table:table-row>
        <table:table-row table:style-name="ro1">
          <table:table-cell table:style-name="ce7" office:value-type="float" office:value="0.544941735221993" calcext:value-type="float">
            <text:p>0.544941735221993,</text:p>
          </table:table-cell>
          <table:table-cell table:number-columns-repeated="13"/>
        </table:table-row>
        <table:table-row table:style-name="ro1">
          <table:table-cell table:style-name="ce7" office:value-type="float" office:value="0.528315301090316" calcext:value-type="float">
            <text:p>0.528315301090316,</text:p>
          </table:table-cell>
          <table:table-cell table:number-columns-repeated="13"/>
        </table:table-row>
        <table:table-row table:style-name="ro1">
          <table:table-cell table:style-name="ce7" office:value-type="float" office:value="0.521912143877561" calcext:value-type="float">
            <text:p>0.521912143877561,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369" calcext:value-type="float">
            <text:p>45.3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511445244553421" calcext:value-type="float">
            <text:p>0.511445244553421,</text:p>
          </table:table-cell>
          <table:table-cell table:number-columns-repeated="13"/>
        </table:table-row>
        <table:table-row table:style-name="ro1">
          <table:table-cell table:style-name="ce7" office:value-type="float" office:value="0.496549640566686" calcext:value-type="float">
            <text:p>0.496549640566686,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92" calcext:value-type="float">
            <text:p>30.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7" office:value-type="float" office:value="0.48634053059943" calcext:value-type="float">
            <text:p>0.48634053059943,</text:p>
          </table:table-cell>
          <table:table-cell table:number-columns-repeated="13"/>
        </table:table-row>
        <table:table-row table:style-name="ro1">
          <table:table-cell table:style-name="ce7" office:value-type="float" office:value="0.472721243558141" calcext:value-type="float">
            <text:p>0.472721243558141,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035" calcext:value-type="float">
            <text:p>49.0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7" office:value-type="float" office:value="0.46416730169784" calcext:value-type="float">
            <text:p>0.46416730169784,</text:p>
          </table:table-cell>
          <table:table-cell table:number-columns-repeated="13"/>
        </table:table-row>
        <table:table-row table:style-name="ro1">
          <table:table-cell table:style-name="ce7" office:value-type="float" office:value="0.453505191182657" calcext:value-type="float">
            <text:p>0.453505191182657,</text:p>
          </table:table-cell>
          <table:table-cell table:number-columns-repeated="13"/>
        </table:table-row>
        <table:table-row table:style-name="ro1">
          <table:table-cell table:style-name="ce7" office:value-type="float" office:value="0.44059840550629" calcext:value-type="float">
            <text:p>0.44059840550629,</text:p>
          </table:table-cell>
          <table:table-cell table:number-columns-repeated="13"/>
        </table:table-row>
        <table:table-row table:style-name="ro1">
          <table:table-cell table:style-name="ce7" office:value-type="float" office:value="0.439748467805607" calcext:value-type="float">
            <text:p>0.439748467805607,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168" calcext:value-type="float">
            <text:p>104.1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7" office:value-type="float" office:value="0.403944556637459" calcext:value-type="float">
            <text:p>0.403944556637459,</text:p>
          </table:table-cell>
          <table:table-cell table:number-columns-repeated="13"/>
        </table:table-row>
        <table:table-row table:style-name="ro1">
          <table:table-cell table:style-name="ce7" office:value-type="float" office:value="0.402647530703799" calcext:value-type="float">
            <text:p>0.402647530703799,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797" calcext:value-type="float">
            <text:p>183.7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7" office:value-type="float" office:value="0.399473050190799" calcext:value-type="float">
            <text:p>0.399473050190799,</text:p>
          </table:table-cell>
          <table:table-cell table:number-columns-repeated="13"/>
        </table:table-row>
        <table:table-row table:style-name="ro1">
          <table:table-cell table:style-name="ce7" office:value-type="float" office:value="0.390368033858861" calcext:value-type="float">
            <text:p>0.390368033858861,</text:p>
          </table:table-cell>
          <table:table-cell table:number-columns-repeated="13"/>
        </table:table-row>
        <table:table-row table:style-name="ro1">
          <table:table-cell table:style-name="ce7" office:value-type="float" office:value="0.38531802372102" calcext:value-type="float">
            <text:p>0.38531802372102,</text:p>
          </table:table-cell>
          <table:table-cell table:number-columns-repeated="13"/>
        </table:table-row>
        <table:table-row table:style-name="ro1">
          <table:table-cell table:style-name="ce7" office:value-type="float" office:value="0.376418039249433" calcext:value-type="float">
            <text:p>0.376418039249433,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.033" calcext:value-type="float">
            <text:p>25.0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style-name="ce7" office:value-type="float" office:value="0.373880668516149" calcext:value-type="float">
            <text:p>0.373880668516149,</text:p>
          </table:table-cell>
          <table:table-cell table:number-columns-repeated="13"/>
        </table:table-row>
        <table:table-row table:style-name="ro1">
          <table:table-cell table:style-name="ce7" office:value-type="float" office:value="0.370367375474316" calcext:value-type="float">
            <text:p>0.370367375474316,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795" calcext:value-type="float">
            <text:p>45.7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7" office:value-type="float" office:value="0.367541544306347" calcext:value-type="float">
            <text:p>0.367541544306347,</text:p>
          </table:table-cell>
          <table:table-cell table:number-columns-repeated="13"/>
        </table:table-row>
        <table:table-row table:style-name="ro1">
          <table:table-cell table:style-name="ce7" office:value-type="float" office:value="0.366125461398354" calcext:value-type="float">
            <text:p>0.366125461398354,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141" calcext:value-type="float">
            <text:p>55.1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7" office:value-type="float" office:value="0.350111177218846" calcext:value-type="float">
            <text:p>0.350111177218846,</text:p>
          </table:table-cell>
          <table:table-cell table:number-columns-repeated="13"/>
        </table:table-row>
        <table:table-row table:style-name="ro1">
          <table:table-cell table:style-name="ce7" office:value-type="float" office:value="0.346123850072093" calcext:value-type="float">
            <text:p>0.346123850072093,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993" calcext:value-type="float">
            <text:p>75.9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7" office:value-type="float" office:value="0.332530884441979" calcext:value-type="float">
            <text:p>0.332530884441979,</text:p>
          </table:table-cell>
          <table:table-cell table:number-columns-repeated="13"/>
        </table:table-row>
        <table:table-row table:style-name="ro1">
          <table:table-cell table:style-name="ce7" office:value-type="float" office:value="0.332247559584129" calcext:value-type="float">
            <text:p>0.332247559584129,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722" calcext:value-type="float">
            <text:p>71.7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7" office:value-type="float" office:value="0.332196883260858" calcext:value-type="float">
            <text:p>0.332196883260858,</text:p>
          </table:table-cell>
          <table:table-cell table:number-columns-repeated="13"/>
        </table:table-row>
        <table:table-row table:style-name="ro1">
          <table:table-cell table:style-name="ce7" office:value-type="float" office:value="0.330649900376834" calcext:value-type="float">
            <text:p>0.330649900376834,</text:p>
          </table:table-cell>
          <table:table-cell table:number-columns-repeated="13"/>
        </table:table-row>
        <table:table-row table:style-name="ro1">
          <table:table-cell table:style-name="ce7" office:value-type="float" office:value="0.330201322045705" calcext:value-type="float">
            <text:p>0.330201322045705,</text:p>
          </table:table-cell>
          <table:table-cell table:number-columns-repeated="13"/>
        </table:table-row>
        <table:table-row table:style-name="ro1">
          <table:table-cell table:style-name="ce7" office:value-type="float" office:value="0.329067780612942" calcext:value-type="float">
            <text:p>0.329067780612942,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99" calcext:value-type="float">
            <text:p>61.6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style-name="ce7" office:value-type="float" office:value="0.326056725930686" calcext:value-type="float">
            <text:p>0.326056725930686,</text:p>
          </table:table-cell>
          <table:table-cell table:number-columns-repeated="13"/>
        </table:table-row>
        <table:table-row table:style-name="ro1">
          <table:table-cell table:style-name="ce7" office:value-type="float" office:value="0.323415115156154" calcext:value-type="float">
            <text:p>0.323415115156154,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551" calcext:value-type="float">
            <text:p>103.5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7" office:value-type="float" office:value="0.323258130893693" calcext:value-type="float">
            <text:p>0.323258130893693,</text:p>
          </table:table-cell>
          <table:table-cell table:number-columns-repeated="13"/>
        </table:table-row>
        <table:table-row table:style-name="ro1">
          <table:table-cell table:style-name="ce7" office:value-type="float" office:value="0.321878806907092" calcext:value-type="float">
            <text:p>0.321878806907092,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24" calcext:value-type="float">
            <text:p>68.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7" office:value-type="float" office:value="0.320631489881347" calcext:value-type="float">
            <text:p>0.320631489881347,</text:p>
          </table:table-cell>
          <table:table-cell table:number-columns-repeated="13"/>
        </table:table-row>
        <table:table-row table:style-name="ro1">
          <table:table-cell table:style-name="ce7" office:value-type="float" office:value="0.319067414434757" calcext:value-type="float">
            <text:p>0.319067414434757,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456" calcext:value-type="float">
            <text:p>80.4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7" office:value-type="float" office:value="0.31285129263857" calcext:value-type="float">
            <text:p>0.31285129263857,</text:p>
          </table:table-cell>
          <table:table-cell table:number-columns-repeated="13"/>
        </table:table-row>
        <table:table-row table:style-name="ro1">
          <table:table-cell table:style-name="ce7" office:value-type="float" office:value="0.312750278541074" calcext:value-type="float">
            <text:p>0.312750278541074,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039" calcext:value-type="float">
            <text:p>180.0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312183741000132" calcext:value-type="float">
            <text:p>0.312183741000132,</text:p>
          </table:table-cell>
          <table:table-cell table:number-columns-repeated="13"/>
        </table:table-row>
        <table:table-row table:style-name="ro1">
          <table:table-cell table:style-name="ce7" office:value-type="float" office:value="0.309656480323959" calcext:value-type="float">
            <text:p>0.309656480323959,</text:p>
          </table:table-cell>
          <table:table-cell table:number-columns-repeated="13"/>
        </table:table-row>
        <table:table-row table:style-name="ro1">
          <table:table-cell table:style-name="ce7" office:value-type="float" office:value="0.308896229039179" calcext:value-type="float">
            <text:p>0.308896229039179,</text:p>
          </table:table-cell>
          <table:table-cell table:number-columns-repeated="13"/>
        </table:table-row>
        <table:table-row table:style-name="ro1">
          <table:table-cell table:style-name="ce7" office:value-type="float" office:value="0.308824970633621" calcext:value-type="float">
            <text:p>0.308824970633621,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4.629" calcext:value-type="float">
            <text:p>134.6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style-name="ce7" office:value-type="float" office:value="0.307190161895123" calcext:value-type="float">
            <text:p>0.307190161895123,</text:p>
          </table:table-cell>
          <table:table-cell table:number-columns-repeated="13"/>
        </table:table-row>
        <table:table-row table:style-name="ro1">
          <table:table-cell table:style-name="ce7" office:value-type="float" office:value="0.303384005260767" calcext:value-type="float">
            <text:p>0.303384005260767,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944" calcext:value-type="float">
            <text:p>83.9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7" office:value-type="float" office:value="0.298603135432662" calcext:value-type="float">
            <text:p>0.298603135432662,</text:p>
          </table:table-cell>
          <table:table-cell table:number-columns-repeated="13"/>
        </table:table-row>
        <table:table-row table:style-name="ro1">
          <table:table-cell table:style-name="ce7" office:value-type="float" office:value="0.297268485763702" calcext:value-type="float">
            <text:p>0.297268485763702,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154" calcext:value-type="float">
            <text:p>53.1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7" office:value-type="float" office:value="0.295926847599643" calcext:value-type="float">
            <text:p>0.295926847599643,</text:p>
          </table:table-cell>
          <table:table-cell table:number-columns-repeated="13"/>
        </table:table-row>
        <table:table-row table:style-name="ro1">
          <table:table-cell table:style-name="ce7" office:value-type="float" office:value="0.295139591693179" calcext:value-type="float">
            <text:p>0.295139591693179,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381" calcext:value-type="float">
            <text:p>107.3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7" office:value-type="float" office:value="0.291928858436963" calcext:value-type="float">
            <text:p>0.291928858436963,</text:p>
          </table:table-cell>
          <table:table-cell table:number-columns-repeated="13"/>
        </table:table-row>
        <table:table-row table:style-name="ro1">
          <table:table-cell table:style-name="ce7" office:value-type="float" office:value="0.289742009016933" calcext:value-type="float">
            <text:p>0.289742009016933,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09" calcext:value-type="float">
            <text:p>61.1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7" office:value-type="float" office:value="0.289216150596214" calcext:value-type="float">
            <text:p>0.289216150596214,</text:p>
          </table:table-cell>
          <table:table-cell table:number-columns-repeated="13"/>
        </table:table-row>
        <table:table-row table:style-name="ro1">
          <table:table-cell table:style-name="ce7" office:value-type="float" office:value="0.287921920863425" calcext:value-type="float">
            <text:p>0.287921920863425,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208" calcext:value-type="float">
            <text:p>27.2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style-name="ce7" office:value-type="float" office:value="0.278882840473056" calcext:value-type="float">
            <text:p>0.278882840473056,</text:p>
          </table:table-cell>
          <table:table-cell table:number-columns-repeated="13"/>
        </table:table-row>
        <table:table-row table:style-name="ro1">
          <table:table-cell table:style-name="ce7" office:value-type="float" office:value="0.278295627778577" calcext:value-type="float">
            <text:p>0.278295627778577,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77" calcext:value-type="float">
            <text:p>55.7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style-name="ce7" office:value-type="float" office:value="0.276457524456193" calcext:value-type="float">
            <text:p>0.276457524456193,</text:p>
          </table:table-cell>
          <table:table-cell table:number-columns-repeated="13"/>
        </table:table-row>
        <table:table-row table:style-name="ro1">
          <table:table-cell table:style-name="ce7" office:value-type="float" office:value="0.273012844813278" calcext:value-type="float">
            <text:p>0.273012844813278,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141" calcext:value-type="float">
            <text:p>147.1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style-name="ce7" office:value-type="float" office:value="0.272387847333801" calcext:value-type="float">
            <text:p>0.272387847333801,</text:p>
          </table:table-cell>
          <table:table-cell table:number-columns-repeated="13"/>
        </table:table-row>
        <table:table-row table:style-name="ro1">
          <table:table-cell table:style-name="ce7" office:value-type="float" office:value="0.271798107812939" calcext:value-type="float">
            <text:p>0.271798107812939,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962" calcext:value-type="float">
            <text:p>61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7" office:value-type="float" office:value="0.271682464790244" calcext:value-type="float">
            <text:p>0.271682464790244,</text:p>
          </table:table-cell>
          <table:table-cell table:number-columns-repeated="13"/>
        </table:table-row>
        <table:table-row table:style-name="ro1">
          <table:table-cell table:style-name="ce7" office:value-type="float" office:value="0.270894885224129" calcext:value-type="float">
            <text:p>0.270894885224129,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77" calcext:value-type="float">
            <text:p>40.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7" office:value-type="float" office:value="0.270687154903548" calcext:value-type="float">
            <text:p>0.270687154903548,</text:p>
          </table:table-cell>
          <table:table-cell table:number-columns-repeated="13"/>
        </table:table-row>
        <table:table-row table:style-name="ro1">
          <table:table-cell table:style-name="ce7" office:value-type="float" office:value="0.270214512064602" calcext:value-type="float">
            <text:p>0.270214512064602,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575" calcext:value-type="float">
            <text:p>56.5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7" office:value-type="float" office:value="0.269425461933004" calcext:value-type="float">
            <text:p>0.269425461933004,</text:p>
          </table:table-cell>
          <table:table-cell table:number-columns-repeated="13"/>
        </table:table-row>
        <table:table-row table:style-name="ro1">
          <table:table-cell table:style-name="ce7" office:value-type="float" office:value="0.261567598271446" calcext:value-type="float">
            <text:p>0.261567598271446,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444" calcext:value-type="float">
            <text:p>88.4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7" office:value-type="float" office:value="0.260206142326602" calcext:value-type="float">
            <text:p>0.260206142326602,</text:p>
          </table:table-cell>
          <table:table-cell table:number-columns-repeated="13"/>
        </table:table-row>
        <table:table-row table:style-name="ro1">
          <table:table-cell table:style-name="ce7" office:value-type="float" office:value="0.258469966453161" calcext:value-type="float">
            <text:p>0.258469966453161,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933" calcext:value-type="float">
            <text:p>35.9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7" office:value-type="float" office:value="0.25697421226738" calcext:value-type="float">
            <text:p>0.25697421226738,</text:p>
          </table:table-cell>
          <table:table-cell table:number-columns-repeated="13"/>
        </table:table-row>
        <table:table-row table:style-name="ro1">
          <table:table-cell table:style-name="ce7" office:value-type="float" office:value="0.256732243988909" calcext:value-type="float">
            <text:p>0.256732243988909,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458" calcext:value-type="float">
            <text:p>77.4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7" office:value-type="float" office:value="0.256642125393292" calcext:value-type="float">
            <text:p>0.256642125393292,</text:p>
          </table:table-cell>
          <table:table-cell table:number-columns-repeated="13"/>
        </table:table-row>
        <table:table-row table:style-name="ro1">
          <table:table-cell table:style-name="ce7" office:value-type="float" office:value="0.25520475814937" calcext:value-type="float">
            <text:p>0.25520475814937,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27" calcext:value-type="float">
            <text:p>54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" office:value-type="float" office:value="0.255138650825986" calcext:value-type="float">
            <text:p>0.255138650825986,</text:p>
          </table:table-cell>
          <table:table-cell table:number-columns-repeated="13"/>
        </table:table-row>
        <table:table-row table:style-name="ro1">
          <table:table-cell table:style-name="ce7" office:value-type="float" office:value="0.253456973871096" calcext:value-type="float">
            <text:p>0.253456973871096,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239" calcext:value-type="float">
            <text:p>47.2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style-name="ce7" office:value-type="float" office:value="0.252430454148707" calcext:value-type="float">
            <text:p>0.252430454148707,</text:p>
          </table:table-cell>
          <table:table-cell table:number-columns-repeated="13"/>
        </table:table-row>
        <table:table-row table:style-name="ro1">
          <table:table-cell table:style-name="ce7" office:value-type="float" office:value="0.25151990840202" calcext:value-type="float">
            <text:p>0.25151990840202,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1.936" calcext:value-type="float">
            <text:p>141.9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7" office:value-type="float" office:value="0.249874225621172" calcext:value-type="float">
            <text:p>0.249874225621172,</text:p>
          </table:table-cell>
          <table:table-cell table:number-columns-repeated="13"/>
        </table:table-row>
        <table:table-row table:style-name="ro1">
          <table:table-cell table:style-name="ce7" office:value-type="float" office:value="0.249515057434211" calcext:value-type="float">
            <text:p>0.249515057434211,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08" calcext:value-type="float">
            <text:p>47.0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7" office:value-type="float" office:value="0.248063081046732" calcext:value-type="float">
            <text:p>0.248063081046732,</text:p>
          </table:table-cell>
          <table:table-cell table:number-columns-repeated="13"/>
        </table:table-row>
        <table:table-row table:style-name="ro1">
          <table:table-cell table:style-name="ce7" office:value-type="float" office:value="0.245404340873367" calcext:value-type="float">
            <text:p>0.245404340873367,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867" calcext:value-type="float">
            <text:p>106.8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7" office:value-type="float" office:value="0.245285943159388" calcext:value-type="float">
            <text:p>0.245285943159388,</text:p>
          </table:table-cell>
          <table:table-cell table:number-columns-repeated="13"/>
        </table:table-row>
        <table:table-row table:style-name="ro1">
          <table:table-cell table:style-name="ce7" office:value-type="float" office:value="0.245280029460009" calcext:value-type="float">
            <text:p>0.245280029460009,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7" office:value-type="float" office:value="0.244874877984111" calcext:value-type="float">
            <text:p>0.244874877984111,</text:p>
          </table:table-cell>
          <table:table-cell table:number-columns-repeated="13"/>
        </table:table-row>
        <table:table-row table:style-name="ro1">
          <table:table-cell table:style-name="ce7" office:value-type="float" office:value="0.244765066305312" calcext:value-type="float">
            <text:p>0.244765066305312,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.756" calcext:value-type="float">
            <text:p>24.7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7" office:value-type="float" office:value="0.240119953618345" calcext:value-type="float">
            <text:p>0.240119953618345,</text:p>
          </table:table-cell>
          <table:table-cell table:number-columns-repeated="13"/>
        </table:table-row>
        <table:table-row table:style-name="ro1">
          <table:table-cell table:style-name="ce7" office:value-type="float" office:value="0.239926988955412" calcext:value-type="float">
            <text:p>0.239926988955412,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489" calcext:value-type="float">
            <text:p>52.4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7" office:value-type="float" office:value="0.239123037331304" calcext:value-type="float">
            <text:p>0.239123037331304,</text:p>
          </table:table-cell>
          <table:table-cell table:number-columns-repeated="13"/>
        </table:table-row>
        <table:table-row table:style-name="ro1">
          <table:table-cell table:style-name="ce7" office:value-type="float" office:value="0.238492939007378" calcext:value-type="float">
            <text:p>0.238492939007378,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471" calcext:value-type="float">
            <text:p>43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style-name="ce7" office:value-type="float" office:value="0.236167941675935" calcext:value-type="float">
            <text:p>0.236167941675935,</text:p>
          </table:table-cell>
          <table:table-cell table:number-columns-repeated="13"/>
        </table:table-row>
        <table:table-row table:style-name="ro1">
          <table:table-cell table:style-name="ce7" office:value-type="float" office:value="0.235967823538221" calcext:value-type="float">
            <text:p>0.235967823538221,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103" calcext:value-type="float">
            <text:p>30.1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7" office:value-type="float" office:value="0.234861822537171" calcext:value-type="float">
            <text:p>0.234861822537171,</text:p>
          </table:table-cell>
          <table:table-cell table:number-columns-repeated="13"/>
        </table:table-row>
        <table:table-row table:style-name="ro1">
          <table:table-cell table:style-name="ce7" office:value-type="float" office:value="0.233661373684102" calcext:value-type="float">
            <text:p>0.233661373684102,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742" calcext:value-type="float">
            <text:p>96.7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7" office:value-type="float" office:value="0.233646523465403" calcext:value-type="float">
            <text:p>0.233646523465403,</text:p>
          </table:table-cell>
          <table:table-cell table:number-columns-repeated="13"/>
        </table:table-row>
        <table:table-row table:style-name="ro1">
          <table:table-cell table:style-name="ce7" office:value-type="float" office:value="0.233070205385593" calcext:value-type="float">
            <text:p>0.233070205385593,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739" calcext:value-type="float">
            <text:p>82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7" office:value-type="float" office:value="0.232532172960074" calcext:value-type="float">
            <text:p>0.232532172960074,</text:p>
          </table:table-cell>
          <table:table-cell table:number-columns-repeated="13"/>
        </table:table-row>
        <table:table-row table:style-name="ro1">
          <table:table-cell table:style-name="ce7" office:value-type="float" office:value="0.232043087424536" calcext:value-type="float">
            <text:p>0.232043087424536,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7" office:value-type="float" office:value="0.231294695730737" calcext:value-type="float">
            <text:p>0.231294695730737,</text:p>
          </table:table-cell>
          <table:table-cell table:number-columns-repeated="13"/>
        </table:table-row>
        <table:table-row table:style-name="ro1">
          <table:table-cell table:style-name="ce7" office:value-type="float" office:value="0.230288520986504" calcext:value-type="float">
            <text:p>0.230288520986504,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102" calcext:value-type="float">
            <text:p>86.1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style-name="ce7" office:value-type="float" office:value="0.230038992396748" calcext:value-type="float">
            <text:p>0.230038992396748,</text:p>
          </table:table-cell>
          <table:table-cell table:number-columns-repeated="13"/>
        </table:table-row>
        <table:table-row table:style-name="ro1">
          <table:table-cell table:style-name="ce7" office:value-type="float" office:value="0.229933514356562" calcext:value-type="float">
            <text:p>0.229933514356562,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18" calcext:value-type="float">
            <text:p>106.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7" office:value-type="float" office:value="0.229886206065881" calcext:value-type="float">
            <text:p>0.229886206065881,</text:p>
          </table:table-cell>
          <table:table-cell table:number-columns-repeated="13"/>
        </table:table-row>
        <table:table-row table:style-name="ro1">
          <table:table-cell table:style-name="ce7" office:value-type="float" office:value="0.229459730289072" calcext:value-type="float">
            <text:p>0.229459730289072,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.749" calcext:value-type="float">
            <text:p>40.7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7" office:value-type="float" office:value="0.228682119132575" calcext:value-type="float">
            <text:p>0.228682119132575,</text:p>
          </table:table-cell>
          <table:table-cell table:number-columns-repeated="13"/>
        </table:table-row>
        <table:table-row table:style-name="ro1">
          <table:table-cell table:style-name="ce7" office:value-type="float" office:value="0.227210540185281" calcext:value-type="float">
            <text:p>0.227210540185281,</text:p>
          </table:table-cell>
          <table:table-cell table:number-columns-repeated="13"/>
        </table:table-row>
        <table:table-row table:style-name="ro1">
          <table:table-cell table:style-name="ce7" office:value-type="float" office:value="0.226227433053152" calcext:value-type="float">
            <text:p>0.226227433053152,</text:p>
          </table:table-cell>
          <table:table-cell table:number-columns-repeated="13"/>
        </table:table-row>
        <table:table-row table:style-name="ro1">
          <table:table-cell table:style-name="ce7" office:value-type="float" office:value="0.2254866275754" calcext:value-type="float">
            <text:p>0.2254866275754,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28" calcext:value-type="float">
            <text:p>61.6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7" office:value-type="float" office:value="0.225026415816529" calcext:value-type="float">
            <text:p>0.225026415816529,</text:p>
          </table:table-cell>
          <table:table-cell table:number-columns-repeated="13"/>
        </table:table-row>
        <table:table-row table:style-name="ro1">
          <table:table-cell table:style-name="ce7" office:value-type="float" office:value="0.223773969623435" calcext:value-type="float">
            <text:p>0.223773969623435,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35" calcext:value-type="float">
            <text:p>55.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7" office:value-type="float" office:value="0.223681839391991" calcext:value-type="float">
            <text:p>0.223681839391991,</text:p>
          </table:table-cell>
          <table:table-cell table:number-columns-repeated="13"/>
        </table:table-row>
        <table:table-row table:style-name="ro1">
          <table:table-cell table:style-name="ce7" office:value-type="float" office:value="0.220414424492397" calcext:value-type="float">
            <text:p>0.220414424492397,</text:p>
          </table:table-cell>
          <table:table-cell table:number-columns-repeated="13"/>
        </table:table-row>
        <table:table-row table:style-name="ro1">
          <table:table-cell table:style-name="ce7" office:value-type="float" office:value="0.218362405469694" calcext:value-type="float">
            <text:p>0.218362405469694,</text:p>
          </table:table-cell>
          <table:table-cell table:number-columns-repeated="13"/>
        </table:table-row>
        <table:table-row table:style-name="ro1">
          <table:table-cell table:style-name="ce7" office:value-type="float" office:value="0.218288628797865" calcext:value-type="float">
            <text:p>0.218288628797865,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98" calcext:value-type="float">
            <text:p>112.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style-name="ce7" office:value-type="float" office:value="0.217650313130244" calcext:value-type="float">
            <text:p>0.217650313130244,</text:p>
          </table:table-cell>
          <table:table-cell table:number-columns-repeated="13"/>
        </table:table-row>
        <table:table-row table:style-name="ro1">
          <table:table-cell table:style-name="ce7" office:value-type="float" office:value="0.214591784525444" calcext:value-type="float">
            <text:p>0.214591784525444,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195" calcext:value-type="float">
            <text:p>76.1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7" office:value-type="float" office:value="0.213838705407285" calcext:value-type="float">
            <text:p>0.213838705407285,</text:p>
          </table:table-cell>
          <table:table-cell table:number-columns-repeated="13"/>
        </table:table-row>
        <table:table-row table:style-name="ro1">
          <table:table-cell table:style-name="ce7" office:value-type="float" office:value="0.213463606781925" calcext:value-type="float">
            <text:p>0.213463606781925,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3.27" calcext:value-type="float">
            <text:p>123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7" office:value-type="float" office:value="0.21272759865294" calcext:value-type="float">
            <text:p>0.21272759865294,</text:p>
          </table:table-cell>
          <table:table-cell table:number-columns-repeated="13"/>
        </table:table-row>
        <table:table-row table:style-name="ro1">
          <table:table-cell table:style-name="ce7" office:value-type="float" office:value="0.211688983097913" calcext:value-type="float">
            <text:p>0.211688983097913,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81" calcext:value-type="float">
            <text:p>75.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7" office:value-type="float" office:value="0.211102385697357" calcext:value-type="float">
            <text:p>0.211102385697357,</text:p>
          </table:table-cell>
          <table:table-cell table:number-columns-repeated="13"/>
        </table:table-row>
        <table:table-row table:style-name="ro1">
          <table:table-cell table:style-name="ce7" office:value-type="float" office:value="0.210821244312358" calcext:value-type="float">
            <text:p>0.210821244312358,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634" calcext:value-type="float">
            <text:p>49.6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7" office:value-type="float" office:value="0.209241024009437" calcext:value-type="float">
            <text:p>0.209241024009437,</text:p>
          </table:table-cell>
          <table:table-cell table:number-columns-repeated="13"/>
        </table:table-row>
        <table:table-row table:style-name="ro1">
          <table:table-cell table:style-name="ce7" office:value-type="float" office:value="0.20785104011555" calcext:value-type="float">
            <text:p>0.20785104011555,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555" calcext:value-type="float">
            <text:p>104.5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style-name="ce7" office:value-type="float" office:value="0.20728055463664" calcext:value-type="float">
            <text:p>0.20728055463664,</text:p>
          </table:table-cell>
          <table:table-cell table:number-columns-repeated="13"/>
        </table:table-row>
        <table:table-row table:style-name="ro1">
          <table:table-cell table:style-name="ce7" office:value-type="float" office:value="0.206781370313314" calcext:value-type="float">
            <text:p>0.206781370313314,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89" calcext:value-type="float">
            <text:p>30.3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table:style-name="ce7" office:value-type="float" office:value="0.206192595442234" calcext:value-type="float">
            <text:p>0.206192595442234,</text:p>
          </table:table-cell>
          <table:table-cell table:number-columns-repeated="13"/>
        </table:table-row>
        <table:table-row table:style-name="ro1">
          <table:table-cell table:style-name="ce7" office:value-type="float" office:value="0.206175063343279" calcext:value-type="float">
            <text:p>0.206175063343279,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4.933" calcext:value-type="float">
            <text:p>184.9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204918055079757" calcext:value-type="float">
            <text:p>0.204918055079757,</text:p>
          </table:table-cell>
          <table:table-cell table:number-columns-repeated="13"/>
        </table:table-row>
        <table:table-row table:style-name="ro1">
          <table:table-cell table:style-name="ce7" office:value-type="float" office:value="0.2047208478435" calcext:value-type="float">
            <text:p>0.2047208478435,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36" calcext:value-type="float">
            <text:p>48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7" office:value-type="float" office:value="0.204290379687313" calcext:value-type="float">
            <text:p>0.204290379687313,</text:p>
          </table:table-cell>
          <table:table-cell table:number-columns-repeated="13"/>
        </table:table-row>
        <table:table-row table:style-name="ro1">
          <table:table-cell table:style-name="ce7" office:value-type="float" office:value="0.203934950694666" calcext:value-type="float">
            <text:p>0.203934950694666,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style-name="ce7" office:value-type="float" office:value="0.203694577910065" calcext:value-type="float">
            <text:p>0.203694577910065,</text:p>
          </table:table-cell>
          <table:table-cell table:number-columns-repeated="13"/>
        </table:table-row>
        <table:table-row table:style-name="ro1">
          <table:table-cell table:style-name="ce7" office:value-type="float" office:value="0.203485584025369" calcext:value-type="float">
            <text:p>0.203485584025369,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244" calcext:value-type="float">
            <text:p>48.2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7" office:value-type="float" office:value="0.203130986289741" calcext:value-type="float">
            <text:p>0.203130986289741,</text:p>
          </table:table-cell>
          <table:table-cell table:number-columns-repeated="13"/>
        </table:table-row>
        <table:table-row table:style-name="ro1">
          <table:table-cell table:style-name="ce7" office:value-type="float" office:value="0.20291288344664" calcext:value-type="float">
            <text:p>0.20291288344664,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42" calcext:value-type="float">
            <text:p>67.9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ce7" office:value-type="float" office:value="0.202331373503002" calcext:value-type="float">
            <text:p>0.202331373503002,</text:p>
          </table:table-cell>
          <table:table-cell table:number-columns-repeated="13"/>
        </table:table-row>
        <table:table-row table:style-name="ro1">
          <table:table-cell table:style-name="ce7" office:value-type="float" office:value="0.201472920579588" calcext:value-type="float">
            <text:p>0.201472920579588,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641" calcext:value-type="float">
            <text:p>60.6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ce7" office:value-type="float" office:value="0.199467996983707" calcext:value-type="float">
            <text:p>0.199467996983707,</text:p>
          </table:table-cell>
          <table:table-cell table:number-columns-repeated="13"/>
        </table:table-row>
        <table:table-row table:style-name="ro1">
          <table:table-cell table:style-name="ce7" office:value-type="float" office:value="0.19935978440528" calcext:value-type="float">
            <text:p>0.19935978440528,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391" calcext:value-type="float">
            <text:p>51.3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style-name="ce7" office:value-type="float" office:value="0.199251308513553" calcext:value-type="float">
            <text:p>0.199251308513553,</text:p>
          </table:table-cell>
          <table:table-cell table:number-columns-repeated="13"/>
        </table:table-row>
        <table:table-row table:style-name="ro1">
          <table:table-cell table:style-name="ce7" office:value-type="float" office:value="0.198925580373057" calcext:value-type="float">
            <text:p>0.198925580373057,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228" calcext:value-type="float">
            <text:p>62.2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7" office:value-type="float" office:value="0.198214496796707" calcext:value-type="float">
            <text:p>0.198214496796707,</text:p>
          </table:table-cell>
          <table:table-cell table:number-columns-repeated="13"/>
        </table:table-row>
        <table:table-row table:style-name="ro1">
          <table:table-cell table:style-name="ce7" office:value-type="float" office:value="0.197750831766355" calcext:value-type="float">
            <text:p>0.197750831766355,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88" calcext:value-type="float">
            <text:p>55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7" office:value-type="float" office:value="0.197693788369744" calcext:value-type="float">
            <text:p>0.197693788369744,</text:p>
          </table:table-cell>
          <table:table-cell table:number-columns-repeated="13"/>
        </table:table-row>
        <table:table-row table:style-name="ro1">
          <table:table-cell table:style-name="ce7" office:value-type="float" office:value="0.196698180085857" calcext:value-type="float">
            <text:p>0.196698180085857,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569" calcext:value-type="float">
            <text:p>50.5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7" office:value-type="float" office:value="0.195653145151997" calcext:value-type="float">
            <text:p>0.195653145151997,</text:p>
          </table:table-cell>
          <table:table-cell table:number-columns-repeated="13"/>
        </table:table-row>
        <table:table-row table:style-name="ro1">
          <table:table-cell table:style-name="ce7" office:value-type="float" office:value="0.19458587180277" calcext:value-type="float">
            <text:p>0.19458587180277,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83" calcext:value-type="float">
            <text:p>55.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7" office:value-type="float" office:value="0.193884211410706" calcext:value-type="float">
            <text:p>0.193884211410706,</text:p>
          </table:table-cell>
          <table:table-cell table:number-columns-repeated="13"/>
        </table:table-row>
        <table:table-row table:style-name="ro1">
          <table:table-cell table:style-name="ce7" office:value-type="float" office:value="0.193159381362218" calcext:value-type="float">
            <text:p>0.193159381362218,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819" calcext:value-type="float">
            <text:p>41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7" office:value-type="float" office:value="0.192880122868608" calcext:value-type="float">
            <text:p>0.192880122868608,</text:p>
          </table:table-cell>
          <table:table-cell table:number-columns-repeated="13"/>
        </table:table-row>
        <table:table-row table:style-name="ro1">
          <table:table-cell table:style-name="ce7" office:value-type="float" office:value="0.192279187822661" calcext:value-type="float">
            <text:p>0.192279187822661,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133" calcext:value-type="float">
            <text:p>50.1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7" office:value-type="float" office:value="0.192089735425434" calcext:value-type="float">
            <text:p>0.192089735425434,</text:p>
          </table:table-cell>
          <table:table-cell table:number-columns-repeated="13"/>
        </table:table-row>
        <table:table-row table:style-name="ro1">
          <table:table-cell table:style-name="ce7" office:value-type="float" office:value="0.191904561650524" calcext:value-type="float">
            <text:p>0.191904561650524,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151" calcext:value-type="float">
            <text:p>66.1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7" office:value-type="float" office:value="0.190810475384149" calcext:value-type="float">
            <text:p>0.190810475384149,</text:p>
          </table:table-cell>
          <table:table-cell table:number-columns-repeated="13"/>
        </table:table-row>
        <table:table-row table:style-name="ro1">
          <table:table-cell table:style-name="ce7" office:value-type="float" office:value="0.190515357265308" calcext:value-type="float">
            <text:p>0.190515357265308,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93" calcext:value-type="float">
            <text:p>41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7" office:value-type="float" office:value="0.190242896892245" calcext:value-type="float">
            <text:p>0.190242896892245,</text:p>
          </table:table-cell>
          <table:table-cell table:number-columns-repeated="13"/>
        </table:table-row>
        <table:table-row table:style-name="ro1">
          <table:table-cell table:style-name="ce7" office:value-type="float" office:value="0.190147894087485" calcext:value-type="float">
            <text:p>0.190147894087485,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035" calcext:value-type="float">
            <text:p>86.0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7" office:value-type="float" office:value="0.18963847438286" calcext:value-type="float">
            <text:p>0.18963847438286,</text:p>
          </table:table-cell>
          <table:table-cell table:number-columns-repeated="13"/>
        </table:table-row>
        <table:table-row table:style-name="ro1">
          <table:table-cell table:style-name="ce7" office:value-type="float" office:value="0.189574485641915" calcext:value-type="float">
            <text:p>0.189574485641915,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425" calcext:value-type="float">
            <text:p>77.4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7" office:value-type="float" office:value="0.189119379629492" calcext:value-type="float">
            <text:p>0.189119379629492,</text:p>
          </table:table-cell>
          <table:table-cell table:number-columns-repeated="13"/>
        </table:table-row>
        <table:table-row table:style-name="ro1">
          <table:table-cell table:style-name="ce7" office:value-type="float" office:value="0.188889083988704" calcext:value-type="float">
            <text:p>0.188889083988704,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.953" calcext:value-type="float">
            <text:p>25.9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style-name="ce7" office:value-type="float" office:value="0.18867111865779" calcext:value-type="float">
            <text:p>0.18867111865779,</text:p>
          </table:table-cell>
          <table:table-cell table:number-columns-repeated="13"/>
        </table:table-row>
        <table:table-row table:style-name="ro1">
          <table:table-cell table:style-name="ce7" office:value-type="float" office:value="0.188133209153936" calcext:value-type="float">
            <text:p>0.188133209153936,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565" calcext:value-type="float">
            <text:p>92.5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7" office:value-type="float" office:value="0.18778199363652" calcext:value-type="float">
            <text:p>0.18778199363652,</text:p>
          </table:table-cell>
          <table:table-cell table:number-columns-repeated="13"/>
        </table:table-row>
        <table:table-row table:style-name="ro1">
          <table:table-cell table:style-name="ce7" office:value-type="float" office:value="0.187498325835538" calcext:value-type="float">
            <text:p>0.187498325835538,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611" calcext:value-type="float">
            <text:p>100.6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7" office:value-type="float" office:value="0.187135339410593" calcext:value-type="float">
            <text:p>0.187135339410593,</text:p>
          </table:table-cell>
          <table:table-cell table:number-columns-repeated="13"/>
        </table:table-row>
        <table:table-row table:style-name="ro1">
          <table:table-cell table:style-name="ce7" office:value-type="float" office:value="0.185766885028871" calcext:value-type="float">
            <text:p>0.185766885028871,</text:p>
          </table:table-cell>
          <table:table-cell table:number-columns-repeated="13"/>
        </table:table-row>
        <table:table-row table:style-name="ro1">
          <table:table-cell table:style-name="ce7" office:value-type="float" office:value="0.185532392065602" calcext:value-type="float">
            <text:p>0.185532392065602,</text:p>
          </table:table-cell>
          <table:table-cell table:number-columns-repeated="13"/>
        </table:table-row>
        <table:table-row table:style-name="ro1">
          <table:table-cell table:style-name="ce7" office:value-type="float" office:value="0.185299113192334" calcext:value-type="float">
            <text:p>0.185299113192334,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553" calcext:value-type="float">
            <text:p>84.5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7" office:value-type="float" office:value="0.184566986189365" calcext:value-type="float">
            <text:p>0.184566986189365,</text:p>
          </table:table-cell>
          <table:table-cell table:number-columns-repeated="13"/>
        </table:table-row>
        <table:table-row table:style-name="ro1">
          <table:table-cell table:style-name="ce7" office:value-type="float" office:value="0.184295096999998" calcext:value-type="float">
            <text:p>0.184295096999998,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658" calcext:value-type="float">
            <text:p>91.6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7" office:value-type="float" office:value="0.184262680770164" calcext:value-type="float">
            <text:p>0.184262680770164,</text:p>
          </table:table-cell>
          <table:table-cell table:number-columns-repeated="13"/>
        </table:table-row>
        <table:table-row table:style-name="ro1">
          <table:table-cell table:style-name="ce7" office:value-type="float" office:value="0.184233895874701" calcext:value-type="float">
            <text:p>0.184233895874701,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753" calcext:value-type="float">
            <text:p>62.7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184128854273791" calcext:value-type="float">
            <text:p>0.184128854273791,</text:p>
          </table:table-cell>
          <table:table-cell table:number-columns-repeated="13"/>
        </table:table-row>
        <table:table-row table:style-name="ro1">
          <table:table-cell table:style-name="ce7" office:value-type="float" office:value="0.183975431271097" calcext:value-type="float">
            <text:p>0.183975431271097,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35" calcext:value-type="float">
            <text:p>59.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7" office:value-type="float" office:value="0.18368021981007" calcext:value-type="float">
            <text:p>0.18368021981007,</text:p>
          </table:table-cell>
          <table:table-cell table:number-columns-repeated="13"/>
        </table:table-row>
        <table:table-row table:style-name="ro1">
          <table:table-cell table:style-name="ce7" office:value-type="float" office:value="0.182725653878162" calcext:value-type="float">
            <text:p>0.182725653878162,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14" calcext:value-type="float">
            <text:p>73.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7" office:value-type="float" office:value="0.18261367371629" calcext:value-type="float">
            <text:p>0.18261367371629,</text:p>
          </table:table-cell>
          <table:table-cell table:number-columns-repeated="13"/>
        </table:table-row>
        <table:table-row table:style-name="ro1">
          <table:table-cell table:style-name="ce7" office:value-type="float" office:value="0.182444747918646" calcext:value-type="float">
            <text:p>0.182444747918646,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002" calcext:value-type="float">
            <text:p>53.0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7" office:value-type="float" office:value="0.181949065525693" calcext:value-type="float">
            <text:p>0.181949065525693,</text:p>
          </table:table-cell>
          <table:table-cell table:number-columns-repeated="13"/>
        </table:table-row>
        <table:table-row table:style-name="ro1">
          <table:table-cell table:style-name="ce7" office:value-type="float" office:value="0.18135309100983" calcext:value-type="float">
            <text:p>0.18135309100983,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318" calcext:value-type="float">
            <text:p>55.3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7" office:value-type="float" office:value="0.180941143692124" calcext:value-type="float">
            <text:p>0.180941143692124,</text:p>
          </table:table-cell>
          <table:table-cell table:number-columns-repeated="13"/>
        </table:table-row>
        <table:table-row table:style-name="ro1">
          <table:table-cell table:style-name="ce7" office:value-type="float" office:value="0.180773079148349" calcext:value-type="float">
            <text:p>0.180773079148349,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8.437" calcext:value-type="float">
            <text:p>118.4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7" office:value-type="float" office:value="0.180669435314806" calcext:value-type="float">
            <text:p>0.180669435314806,</text:p>
          </table:table-cell>
          <table:table-cell table:number-columns-repeated="13"/>
        </table:table-row>
        <table:table-row table:style-name="ro1">
          <table:table-cell table:style-name="ce7" office:value-type="float" office:value="0.179770037929448" calcext:value-type="float">
            <text:p>0.179770037929448,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425" calcext:value-type="float">
            <text:p>58.4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table:style-name="ce7" office:value-type="float" office:value="0.179699134189422" calcext:value-type="float">
            <text:p>0.179699134189422,</text:p>
          </table:table-cell>
          <table:table-cell table:number-columns-repeated="13"/>
        </table:table-row>
        <table:table-row table:style-name="ro1">
          <table:table-cell table:style-name="ce7" office:value-type="float" office:value="0.179399124264021" calcext:value-type="float">
            <text:p>0.179399124264021,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95" calcext:value-type="float">
            <text:p>48.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7" office:value-type="float" office:value="0.179285473536881" calcext:value-type="float">
            <text:p>0.179285473536881,</text:p>
          </table:table-cell>
          <table:table-cell table:number-columns-repeated="13"/>
        </table:table-row>
        <table:table-row table:style-name="ro1">
          <table:table-cell table:style-name="ce7" office:value-type="float" office:value="0.179115867117279" calcext:value-type="float">
            <text:p>0.179115867117279,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.154" calcext:value-type="float">
            <text:p>21.1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7" office:value-type="float" office:value="0.17877419424317" calcext:value-type="float">
            <text:p>0.17877419424317,</text:p>
          </table:table-cell>
          <table:table-cell table:number-columns-repeated="13"/>
        </table:table-row>
        <table:table-row table:style-name="ro1">
          <table:table-cell table:style-name="ce7" office:value-type="float" office:value="0.178608973519561" calcext:value-type="float">
            <text:p>0.178608973519561,</text:p>
          </table:table-cell>
          <table:table-cell table:number-columns-repeated="13"/>
        </table:table-row>
        <table:table-row table:style-name="ro1">
          <table:table-cell table:style-name="ce7" office:value-type="float" office:value="0.178607692247441" calcext:value-type="float">
            <text:p>0.178607692247441,</text:p>
          </table:table-cell>
          <table:table-cell table:number-columns-repeated="13"/>
        </table:table-row>
        <table:table-row table:style-name="ro1">
          <table:table-cell table:style-name="ce7" office:value-type="float" office:value="0.178057697915426" calcext:value-type="float">
            <text:p>0.178057697915426,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499" calcext:value-type="float">
            <text:p>63.4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7" office:value-type="float" office:value="0.17717316271928" calcext:value-type="float">
            <text:p>0.17717316271928,</text:p>
          </table:table-cell>
          <table:table-cell table:number-columns-repeated="13"/>
        </table:table-row>
        <table:table-row table:style-name="ro1">
          <table:table-cell table:style-name="ce7" office:value-type="float" office:value="0.176757167529269" calcext:value-type="float">
            <text:p>0.176757167529269,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905" calcext:value-type="float">
            <text:p>61.9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7" office:value-type="float" office:value="0.176438733385691" calcext:value-type="float">
            <text:p>0.176438733385691,</text:p>
          </table:table-cell>
          <table:table-cell table:number-columns-repeated="13"/>
        </table:table-row>
        <table:table-row table:style-name="ro1">
          <table:table-cell table:style-name="ce7" office:value-type="float" office:value="0.176313509492374" calcext:value-type="float">
            <text:p>0.176313509492374,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656" calcext:value-type="float">
            <text:p>108.6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7" office:value-type="float" office:value="0.176301056937387" calcext:value-type="float">
            <text:p>0.176301056937387,</text:p>
          </table:table-cell>
          <table:table-cell table:number-columns-repeated="13"/>
        </table:table-row>
        <table:table-row table:style-name="ro1">
          <table:table-cell table:style-name="ce7" office:value-type="float" office:value="0.175837539647219" calcext:value-type="float">
            <text:p>0.175837539647219,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701" calcext:value-type="float">
            <text:p>57.7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style-name="ce7" office:value-type="float" office:value="0.175266833391374" calcext:value-type="float">
            <text:p>0.175266833391374,</text:p>
          </table:table-cell>
          <table:table-cell table:number-columns-repeated="13"/>
        </table:table-row>
        <table:table-row table:style-name="ro1">
          <table:table-cell table:style-name="ce7" office:value-type="float" office:value="0.17525407424011" calcext:value-type="float">
            <text:p>0.17525407424011,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615" calcext:value-type="float">
            <text:p>39.6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7" office:value-type="float" office:value="0.175244220929276" calcext:value-type="float">
            <text:p>0.175244220929276,</text:p>
          </table:table-cell>
          <table:table-cell table:number-columns-repeated="13"/>
        </table:table-row>
        <table:table-row table:style-name="ro1">
          <table:table-cell table:style-name="ce7" office:value-type="float" office:value="0.17524021593454" calcext:value-type="float">
            <text:p>0.17524021593454,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688" calcext:value-type="float">
            <text:p>44.6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7" office:value-type="float" office:value="0.174181496379715" calcext:value-type="float">
            <text:p>0.174181496379715,</text:p>
          </table:table-cell>
          <table:table-cell table:number-columns-repeated="13"/>
        </table:table-row>
        <table:table-row table:style-name="ro1">
          <table:table-cell table:style-name="ce7" office:value-type="float" office:value="0.173308441313544" calcext:value-type="float">
            <text:p>0.173308441313544,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15" calcext:value-type="float">
            <text:p>111.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" office:value-type="float" office:value="0.172149996992594" calcext:value-type="float">
            <text:p>0.172149996992594,</text:p>
          </table:table-cell>
          <table:table-cell table:number-columns-repeated="13"/>
        </table:table-row>
        <table:table-row table:style-name="ro1">
          <table:table-cell table:style-name="ce7" office:value-type="float" office:value="0.171970714400915" calcext:value-type="float">
            <text:p>0.171970714400915,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7" office:value-type="float" office:value="0.17183081177568" calcext:value-type="float">
            <text:p>0.17183081177568,</text:p>
          </table:table-cell>
          <table:table-cell table:number-columns-repeated="13"/>
        </table:table-row>
        <table:table-row table:style-name="ro1">
          <table:table-cell table:style-name="ce7" office:value-type="float" office:value="0.171827309223174" calcext:value-type="float">
            <text:p>0.171827309223174,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235" calcext:value-type="float">
            <text:p>60.2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7" office:value-type="float" office:value="0.171160466984048" calcext:value-type="float">
            <text:p>0.171160466984048,</text:p>
          </table:table-cell>
          <table:table-cell table:number-columns-repeated="13"/>
        </table:table-row>
        <table:table-row table:style-name="ro1">
          <table:table-cell table:style-name="ce7" office:value-type="float" office:value="0.17080921032079" calcext:value-type="float">
            <text:p>0.17080921032079,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577" calcext:value-type="float">
            <text:p>51.5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7" office:value-type="float" office:value="0.169335312707446" calcext:value-type="float">
            <text:p>0.169335312707446,</text:p>
          </table:table-cell>
          <table:table-cell table:number-columns-repeated="13"/>
        </table:table-row>
        <table:table-row table:style-name="ro1">
          <table:table-cell table:style-name="ce7" office:value-type="float" office:value="0.16849058504147" calcext:value-type="float">
            <text:p>0.16849058504147,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4.019" calcext:value-type="float">
            <text:p>84.0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7" office:value-type="float" office:value="0.16844770774135" calcext:value-type="float">
            <text:p>0.16844770774135,</text:p>
          </table:table-cell>
          <table:table-cell table:number-columns-repeated="13"/>
        </table:table-row>
        <table:table-row table:style-name="ro1">
          <table:table-cell table:style-name="ce7" office:value-type="float" office:value="0.166461339055442" calcext:value-type="float">
            <text:p>0.166461339055442,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5" calcext:value-type="float">
            <text:p>43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7" office:value-type="float" office:value="0.166060633772771" calcext:value-type="float">
            <text:p>0.166060633772771,</text:p>
          </table:table-cell>
          <table:table-cell table:number-columns-repeated="13"/>
        </table:table-row>
        <table:table-row table:style-name="ro1">
          <table:table-cell table:style-name="ce7" office:value-type="float" office:value="0.166017804428451" calcext:value-type="float">
            <text:p>0.166017804428451,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439" calcext:value-type="float">
            <text:p>44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7" office:value-type="float" office:value="0.165952610704778" calcext:value-type="float">
            <text:p>0.165952610704778,</text:p>
          </table:table-cell>
          <table:table-cell table:number-columns-repeated="13"/>
        </table:table-row>
        <table:table-row table:style-name="ro1">
          <table:table-cell table:style-name="ce7" office:value-type="float" office:value="0.165910546471215" calcext:value-type="float">
            <text:p>0.165910546471215,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578" calcext:value-type="float">
            <text:p>42.5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7" office:value-type="float" office:value="0.165468378788196" calcext:value-type="float">
            <text:p>0.165468378788196,</text:p>
          </table:table-cell>
          <table:table-cell table:number-columns-repeated="13"/>
        </table:table-row>
        <table:table-row table:style-name="ro1">
          <table:table-cell table:style-name="ce7" office:value-type="float" office:value="0.16508517557889" calcext:value-type="float">
            <text:p>0.16508517557889,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715" calcext:value-type="float">
            <text:p>103.7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style-name="ce7" office:value-type="float" office:value="0.164905739335337" calcext:value-type="float">
            <text:p>0.164905739335337,</text:p>
          </table:table-cell>
          <table:table-cell table:number-columns-repeated="13"/>
        </table:table-row>
        <table:table-row table:style-name="ro1">
          <table:table-cell table:style-name="ce7" office:value-type="float" office:value="0.16428195352522" calcext:value-type="float">
            <text:p>0.16428195352522,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965" calcext:value-type="float">
            <text:p>38.9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7" office:value-type="float" office:value="0.16364208534954" calcext:value-type="float">
            <text:p>0.16364208534954,</text:p>
          </table:table-cell>
          <table:table-cell table:number-columns-repeated="13"/>
        </table:table-row>
        <table:table-row table:style-name="ro1">
          <table:table-cell table:style-name="ce7" office:value-type="float" office:value="0.163341691757131" calcext:value-type="float">
            <text:p>0.163341691757131,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959" calcext:value-type="float">
            <text:p>61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7" office:value-type="float" office:value="0.163005299124572" calcext:value-type="float">
            <text:p>0.163005299124572,</text:p>
          </table:table-cell>
          <table:table-cell table:number-columns-repeated="13"/>
        </table:table-row>
        <table:table-row table:style-name="ro1">
          <table:table-cell table:style-name="ce7" office:value-type="float" office:value="0.162378018157661" calcext:value-type="float">
            <text:p>0.162378018157661,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089" calcext:value-type="float">
            <text:p>58.0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7" office:value-type="float" office:value="0.162263970658056" calcext:value-type="float">
            <text:p>0.162263970658056,</text:p>
          </table:table-cell>
          <table:table-cell table:number-columns-repeated="13"/>
        </table:table-row>
        <table:table-row table:style-name="ro1">
          <table:table-cell table:style-name="ce7" office:value-type="float" office:value="0.16207790187198" calcext:value-type="float">
            <text:p>0.16207790187198,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807" calcext:value-type="float">
            <text:p>98.8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7" office:value-type="float" office:value="0.16153904914046" calcext:value-type="float">
            <text:p>0.16153904914046,</text:p>
          </table:table-cell>
          <table:table-cell table:number-columns-repeated="13"/>
        </table:table-row>
        <table:table-row table:style-name="ro1">
          <table:table-cell table:style-name="ce7" office:value-type="float" office:value="0.161397400796268" calcext:value-type="float">
            <text:p>0.161397400796268,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412" calcext:value-type="float">
            <text:p>74.4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table:style-name="ce7" office:value-type="float" office:value="0.161389309788555" calcext:value-type="float">
            <text:p>0.161389309788555,</text:p>
          </table:table-cell>
          <table:table-cell table:number-columns-repeated="13"/>
        </table:table-row>
        <table:table-row table:style-name="ro1">
          <table:table-cell table:style-name="ce7" office:value-type="float" office:value="0.161111152277291" calcext:value-type="float">
            <text:p>0.161111152277291,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962" calcext:value-type="float">
            <text:p>32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7" office:value-type="float" office:value="0.160698583382874" calcext:value-type="float">
            <text:p>0.160698583382874,</text:p>
          </table:table-cell>
          <table:table-cell table:number-columns-repeated="13"/>
        </table:table-row>
        <table:table-row table:style-name="ro1">
          <table:table-cell table:style-name="ce7" office:value-type="float" office:value="0.159659611163088" calcext:value-type="float">
            <text:p>0.159659611163088,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755" calcext:value-type="float">
            <text:p>159.7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7" office:value-type="float" office:value="0.159355013930069" calcext:value-type="float">
            <text:p>0.159355013930069,</text:p>
          </table:table-cell>
          <table:table-cell table:number-columns-repeated="13"/>
        </table:table-row>
        <table:table-row table:style-name="ro1">
          <table:table-cell table:style-name="ce7" office:value-type="float" office:value="0.158320177598625" calcext:value-type="float">
            <text:p>0.158320177598625,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45" calcext:value-type="float">
            <text:p>45.9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7" office:value-type="float" office:value="0.158190932762388" calcext:value-type="float">
            <text:p>0.158190932762388,</text:p>
          </table:table-cell>
          <table:table-cell table:number-columns-repeated="13"/>
        </table:table-row>
        <table:table-row table:style-name="ro1">
          <table:table-cell table:style-name="ce7" office:value-type="float" office:value="0.158163490187402" calcext:value-type="float">
            <text:p>0.158163490187402,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161" calcext:value-type="float">
            <text:p>50.1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7" office:value-type="float" office:value="0.157666875759679" calcext:value-type="float">
            <text:p>0.157666875759679,</text:p>
          </table:table-cell>
          <table:table-cell table:number-columns-repeated="13"/>
        </table:table-row>
        <table:table-row table:style-name="ro1">
          <table:table-cell table:style-name="ce7" office:value-type="float" office:value="0.157482247844412" calcext:value-type="float">
            <text:p>0.157482247844412,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435" calcext:value-type="float">
            <text:p>60.4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style-name="ce7" office:value-type="float" office:value="0.157435844620917" calcext:value-type="float">
            <text:p>0.157435844620917,</text:p>
          </table:table-cell>
          <table:table-cell table:number-columns-repeated="13"/>
        </table:table-row>
        <table:table-row table:style-name="ro1">
          <table:table-cell table:style-name="ce7" office:value-type="float" office:value="0.15701830125602" calcext:value-type="float">
            <text:p>0.15701830125602,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.836" calcext:value-type="float">
            <text:p>24.8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style-name="ce7" office:value-type="float" office:value="0.156766308451726" calcext:value-type="float">
            <text:p>0.156766308451726,</text:p>
          </table:table-cell>
          <table:table-cell table:number-columns-repeated="13"/>
        </table:table-row>
        <table:table-row table:style-name="ro1">
          <table:table-cell table:style-name="ce7" office:value-type="float" office:value="0.154515708710878" calcext:value-type="float">
            <text:p>0.154515708710878,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9.015" calcext:value-type="float">
            <text:p>119.0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7" office:value-type="float" office:value="0.153953155081634" calcext:value-type="float">
            <text:p>0.153953155081634,</text:p>
          </table:table-cell>
          <table:table-cell table:number-columns-repeated="13"/>
        </table:table-row>
        <table:table-row table:style-name="ro1">
          <table:table-cell table:style-name="ce7" office:value-type="float" office:value="0.15296910183408" calcext:value-type="float">
            <text:p>0.15296910183408,</text:p>
          </table:table-cell>
          <table:table-cell table:number-columns-repeated="13"/>
        </table:table-row>
        <table:table-row table:style-name="ro1">
          <table:table-cell table:style-name="ce7" office:value-type="float" office:value="0.152680275750958" calcext:value-type="float">
            <text:p>0.152680275750958,</text:p>
          </table:table-cell>
          <table:table-cell table:number-columns-repeated="13"/>
        </table:table-row>
        <table:table-row table:style-name="ro1">
          <table:table-cell table:style-name="ce7" office:value-type="float" office:value="0.151951047950547" calcext:value-type="float">
            <text:p>0.151951047950547,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9.655" calcext:value-type="float">
            <text:p>79.6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151474942988914" calcext:value-type="float">
            <text:p>0.151474942988914,</text:p>
          </table:table-cell>
          <table:table-cell table:number-columns-repeated="13"/>
        </table:table-row>
        <table:table-row table:style-name="ro1">
          <table:table-cell table:style-name="ce7" office:value-type="float" office:value="0.151168627977158" calcext:value-type="float">
            <text:p>0.151168627977158,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349" calcext:value-type="float">
            <text:p>44.3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style-name="ce7" office:value-type="float" office:value="0.150034002566182" calcext:value-type="float">
            <text:p>0.150034002566182,</text:p>
          </table:table-cell>
          <table:table-cell table:number-columns-repeated="13"/>
        </table:table-row>
        <table:table-row table:style-name="ro1">
          <table:table-cell table:style-name="ce7" office:value-type="float" office:value="0.149571337119987" calcext:value-type="float">
            <text:p>0.149571337119987,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122" calcext:value-type="float">
            <text:p>77.1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7" office:value-type="float" office:value="0.147184500899193" calcext:value-type="float">
            <text:p>0.147184500899193,</text:p>
          </table:table-cell>
          <table:table-cell table:number-columns-repeated="13"/>
        </table:table-row>
        <table:table-row table:style-name="ro1">
          <table:table-cell table:style-name="ce7" office:value-type="float" office:value="0.146673032327174" calcext:value-type="float">
            <text:p>0.146673032327174,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811" calcext:value-type="float">
            <text:p>45.8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style-name="ce7" office:value-type="float" office:value="0.146540655208831" calcext:value-type="float">
            <text:p>0.146540655208831,</text:p>
          </table:table-cell>
          <table:table-cell table:number-columns-repeated="13"/>
        </table:table-row>
        <table:table-row table:style-name="ro1">
          <table:table-cell table:style-name="ce7" office:value-type="float" office:value="0.146523370821399" calcext:value-type="float">
            <text:p>0.146523370821399,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2.712" calcext:value-type="float">
            <text:p>142.7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style-name="ce7" office:value-type="float" office:value="0.146014906095129" calcext:value-type="float">
            <text:p>0.146014906095129,</text:p>
          </table:table-cell>
          <table:table-cell table:number-columns-repeated="13"/>
        </table:table-row>
        <table:table-row table:style-name="ro1">
          <table:table-cell table:style-name="ce7" office:value-type="float" office:value="0.14573346032182" calcext:value-type="float">
            <text:p>0.14573346032182,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8.323" calcext:value-type="float">
            <text:p>98.3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7" office:value-type="float" office:value="0.145691948309414" calcext:value-type="float">
            <text:p>0.145691948309414,</text:p>
          </table:table-cell>
          <table:table-cell table:number-columns-repeated="13"/>
        </table:table-row>
        <table:table-row table:style-name="ro1">
          <table:table-cell table:style-name="ce7" office:value-type="float" office:value="0.145333139745132" calcext:value-type="float">
            <text:p>0.145333139745132,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591" calcext:value-type="float">
            <text:p>52.5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7" office:value-type="float" office:value="0.1449187784847" calcext:value-type="float">
            <text:p>0.1449187784847,</text:p>
          </table:table-cell>
          <table:table-cell table:number-columns-repeated="13"/>
        </table:table-row>
        <table:table-row table:style-name="ro1">
          <table:table-cell table:style-name="ce7" office:value-type="float" office:value="0.144867270852949" calcext:value-type="float">
            <text:p>0.144867270852949,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777" calcext:value-type="float">
            <text:p>138.7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7" office:value-type="float" office:value="0.144468985068658" calcext:value-type="float">
            <text:p>0.144468985068658,</text:p>
          </table:table-cell>
          <table:table-cell table:number-columns-repeated="13"/>
        </table:table-row>
        <table:table-row table:style-name="ro1">
          <table:table-cell table:style-name="ce7" office:value-type="float" office:value="0.144338231342873" calcext:value-type="float">
            <text:p>0.144338231342873,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215" calcext:value-type="float">
            <text:p>63.2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7" office:value-type="float" office:value="0.144318458326946" calcext:value-type="float">
            <text:p>0.144318458326946,</text:p>
          </table:table-cell>
          <table:table-cell table:number-columns-repeated="13"/>
        </table:table-row>
        <table:table-row table:style-name="ro1">
          <table:table-cell table:style-name="ce7" office:value-type="float" office:value="0.144313720624112" calcext:value-type="float">
            <text:p>0.144313720624112,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633" calcext:value-type="float">
            <text:p>62.6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7" office:value-type="float" office:value="0.144300695127981" calcext:value-type="float">
            <text:p>0.144300695127981,</text:p>
          </table:table-cell>
          <table:table-cell table:number-columns-repeated="13"/>
        </table:table-row>
        <table:table-row table:style-name="ro1">
          <table:table-cell table:style-name="ce7" office:value-type="float" office:value="0.144176468901751" calcext:value-type="float">
            <text:p>0.144176468901751,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7" office:value-type="float" office:value="0.143417455564512" calcext:value-type="float">
            <text:p>0.143417455564512,</text:p>
          </table:table-cell>
          <table:table-cell table:number-columns-repeated="13"/>
        </table:table-row>
        <table:table-row table:style-name="ro1">
          <table:table-cell table:style-name="ce7" office:value-type="float" office:value="0.143349482411441" calcext:value-type="float">
            <text:p>0.143349482411441,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951" calcext:value-type="float">
            <text:p>38.9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7" office:value-type="float" office:value="0.143112711147237" calcext:value-type="float">
            <text:p>0.143112711147237,</text:p>
          </table:table-cell>
          <table:table-cell table:number-columns-repeated="13"/>
        </table:table-row>
        <table:table-row table:style-name="ro1">
          <table:table-cell table:style-name="ce7" office:value-type="float" office:value="0.142937026391685" calcext:value-type="float">
            <text:p>0.142937026391685,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518" calcext:value-type="float">
            <text:p>63.5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7" office:value-type="float" office:value="0.142336595358827" calcext:value-type="float">
            <text:p>0.142336595358827,</text:p>
          </table:table-cell>
          <table:table-cell table:number-columns-repeated="13"/>
        </table:table-row>
        <table:table-row table:style-name="ro1">
          <table:table-cell table:style-name="ce7" office:value-type="float" office:value="0.141966121481012" calcext:value-type="float">
            <text:p>0.141966121481012,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198" calcext:value-type="float">
            <text:p>120.1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7" office:value-type="float" office:value="0.14195415370577" calcext:value-type="float">
            <text:p>0.14195415370577,</text:p>
          </table:table-cell>
          <table:table-cell table:number-columns-repeated="13"/>
        </table:table-row>
        <table:table-row table:style-name="ro1">
          <table:table-cell table:style-name="ce7" office:value-type="float" office:value="0.141829231687431" calcext:value-type="float">
            <text:p>0.141829231687431,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561" calcext:value-type="float">
            <text:p>111.5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140412277987068" calcext:value-type="float">
            <text:p>0.140412277987068,</text:p>
          </table:table-cell>
          <table:table-cell table:number-columns-repeated="13"/>
        </table:table-row>
        <table:table-row table:style-name="ro1">
          <table:table-cell table:style-name="ce7" office:value-type="float" office:value="0.139890538314695" calcext:value-type="float">
            <text:p>0.139890538314695,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439" calcext:value-type="float">
            <text:p>81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7" office:value-type="float" office:value="0.139426442428086" calcext:value-type="float">
            <text:p>0.139426442428086,</text:p>
          </table:table-cell>
          <table:table-cell table:number-columns-repeated="13"/>
        </table:table-row>
        <table:table-row table:style-name="ro1">
          <table:table-cell table:style-name="ce7" office:value-type="float" office:value="0.139224800280537" calcext:value-type="float">
            <text:p>0.139224800280537,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291" calcext:value-type="float">
            <text:p>69.2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138566611512641" calcext:value-type="float">
            <text:p>0.138566611512641,</text:p>
          </table:table-cell>
          <table:table-cell table:number-columns-repeated="13"/>
        </table:table-row>
        <table:table-row table:style-name="ro1">
          <table:table-cell table:style-name="ce7" office:value-type="float" office:value="0.138445156676168" calcext:value-type="float">
            <text:p>0.138445156676168,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847" calcext:value-type="float">
            <text:p>48.8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7" office:value-type="float" office:value="0.138390951063521" calcext:value-type="float">
            <text:p>0.138390951063521,</text:p>
          </table:table-cell>
          <table:table-cell table:number-columns-repeated="13"/>
        </table:table-row>
        <table:table-row table:style-name="ro1">
          <table:table-cell table:style-name="ce7" office:value-type="float" office:value="0.138271818758291" calcext:value-type="float">
            <text:p>0.138271818758291,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116" calcext:value-type="float">
            <text:p>37.1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ce7" office:value-type="float" office:value="0.137922882232751" calcext:value-type="float">
            <text:p>0.137922882232751,</text:p>
          </table:table-cell>
          <table:table-cell table:number-columns-repeated="13"/>
        </table:table-row>
        <table:table-row table:style-name="ro1">
          <table:table-cell table:style-name="ce7" office:value-type="float" office:value="0.137699261441284" calcext:value-type="float">
            <text:p>0.137699261441284,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378" calcext:value-type="float">
            <text:p>89.3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7" office:value-type="float" office:value="0.137399373854636" calcext:value-type="float">
            <text:p>0.137399373854636,</text:p>
          </table:table-cell>
          <table:table-cell table:number-columns-repeated="13"/>
        </table:table-row>
        <table:table-row table:style-name="ro1">
          <table:table-cell table:style-name="ce7" office:value-type="float" office:value="0.137246603387613" calcext:value-type="float">
            <text:p>0.137246603387613,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282" calcext:value-type="float">
            <text:p>69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style-name="ce7" office:value-type="float" office:value="0.136857645823438" calcext:value-type="float">
            <text:p>0.136857645823438,</text:p>
          </table:table-cell>
          <table:table-cell table:number-columns-repeated="13"/>
        </table:table-row>
        <table:table-row table:style-name="ro1">
          <table:table-cell table:style-name="ce7" office:value-type="float" office:value="0.136795953213627" calcext:value-type="float">
            <text:p>0.136795953213627,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226" calcext:value-type="float">
            <text:p>63.2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7" office:value-type="float" office:value="0.13672470640131" calcext:value-type="float">
            <text:p>0.13672470640131,</text:p>
          </table:table-cell>
          <table:table-cell table:number-columns-repeated="13"/>
        </table:table-row>
        <table:table-row table:style-name="ro1">
          <table:table-cell table:style-name="ce7" office:value-type="float" office:value="0.136560558287018" calcext:value-type="float">
            <text:p>0.136560558287018,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286" calcext:value-type="float">
            <text:p>93.2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style-name="ce7" office:value-type="float" office:value="0.136458991899264" calcext:value-type="float">
            <text:p>0.136458991899264,</text:p>
          </table:table-cell>
          <table:table-cell table:number-columns-repeated="13"/>
        </table:table-row>
        <table:table-row table:style-name="ro1">
          <table:table-cell table:style-name="ce7" office:value-type="float" office:value="0.136091278274186" calcext:value-type="float">
            <text:p>0.136091278274186,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902" calcext:value-type="float">
            <text:p>103.9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7" office:value-type="float" office:value="0.134846792593901" calcext:value-type="float">
            <text:p>0.134846792593901,</text:p>
          </table:table-cell>
          <table:table-cell table:number-columns-repeated="13"/>
        </table:table-row>
        <table:table-row table:style-name="ro1">
          <table:table-cell table:style-name="ce7" office:value-type="float" office:value="0.134837576072675" calcext:value-type="float">
            <text:p>0.134837576072675,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328" calcext:value-type="float">
            <text:p>107.3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" office:value-type="float" office:value="0.1343868491346" calcext:value-type="float">
            <text:p>0.1343868491346,</text:p>
          </table:table-cell>
          <table:table-cell table:number-columns-repeated="13"/>
        </table:table-row>
        <table:table-row table:style-name="ro1">
          <table:table-cell table:style-name="ce7" office:value-type="float" office:value="0.133008264223573" calcext:value-type="float">
            <text:p>0.133008264223573,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408" calcext:value-type="float">
            <text:p>52.4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" office:value-type="float" office:value="0.132733303441341" calcext:value-type="float">
            <text:p>0.132733303441341,</text:p>
          </table:table-cell>
          <table:table-cell table:number-columns-repeated="13"/>
        </table:table-row>
        <table:table-row table:style-name="ro1">
          <table:table-cell table:style-name="ce7" office:value-type="float" office:value="0.132393914355973" calcext:value-type="float">
            <text:p>0.132393914355973,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562" calcext:value-type="float">
            <text:p>28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7" office:value-type="float" office:value="0.132235002318675" calcext:value-type="float">
            <text:p>0.132235002318675,</text:p>
          </table:table-cell>
          <table:table-cell table:number-columns-repeated="13"/>
        </table:table-row>
        <table:table-row table:style-name="ro1">
          <table:table-cell table:style-name="ce7" office:value-type="float" office:value="0.131908559173368" calcext:value-type="float">
            <text:p>0.131908559173368,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622" calcext:value-type="float">
            <text:p>72.6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7" office:value-type="float" office:value="0.131590824383903" calcext:value-type="float">
            <text:p>0.131590824383903,</text:p>
          </table:table-cell>
          <table:table-cell table:number-columns-repeated="13"/>
        </table:table-row>
        <table:table-row table:style-name="ro1">
          <table:table-cell table:style-name="ce7" office:value-type="float" office:value="0.131242232586661" calcext:value-type="float">
            <text:p>0.131242232586661,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281" calcext:value-type="float">
            <text:p>138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7" office:value-type="float" office:value="0.13112009659352" calcext:value-type="float">
            <text:p>0.13112009659352,</text:p>
          </table:table-cell>
          <table:table-cell table:number-columns-repeated="13"/>
        </table:table-row>
        <table:table-row table:style-name="ro1">
          <table:table-cell table:style-name="ce7" office:value-type="float" office:value="0.130920683834574" calcext:value-type="float">
            <text:p>0.130920683834574,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111" calcext:value-type="float">
            <text:p>48.1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style-name="ce7" office:value-type="float" office:value="0.129828614522722" calcext:value-type="float">
            <text:p>0.129828614522722,</text:p>
          </table:table-cell>
          <table:table-cell table:number-columns-repeated="13"/>
        </table:table-row>
        <table:table-row table:style-name="ro1">
          <table:table-cell table:style-name="ce7" office:value-type="float" office:value="0.12966448580312" calcext:value-type="float">
            <text:p>0.12966448580312,</text:p>
          </table:table-cell>
          <table:table-cell table:number-columns-repeated="13"/>
        </table:table-row>
        <table:table-row table:style-name="ro1">
          <table:table-cell table:style-name="ce7" office:value-type="float" office:value="0.12915644060036" calcext:value-type="float">
            <text:p>0.12915644060036,</text:p>
          </table:table-cell>
          <table:table-cell table:number-columns-repeated="13"/>
        </table:table-row>
        <table:table-row table:style-name="ro1">
          <table:table-cell table:style-name="ce7" office:value-type="float" office:value="0.129102273122745" calcext:value-type="float">
            <text:p>0.129102273122745,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677" calcext:value-type="float">
            <text:p>56.6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style-name="ce7" office:value-type="float" office:value="0.128938199921951" calcext:value-type="float">
            <text:p>0.128938199921951,</text:p>
          </table:table-cell>
          <table:table-cell table:number-columns-repeated="13"/>
        </table:table-row>
        <table:table-row table:style-name="ro1">
          <table:table-cell table:style-name="ce7" office:value-type="float" office:value="0.128318683927136" calcext:value-type="float">
            <text:p>0.128318683927136,</text:p>
          </table:table-cell>
          <table:table-cell table:number-columns-repeated="13"/>
        </table:table-row>
        <table:table-row table:style-name="ro1">
          <table:table-cell table:style-name="ce7" office:value-type="float" office:value="0.127656952366229" calcext:value-type="float">
            <text:p>0.127656952366229,</text:p>
          </table:table-cell>
          <table:table-cell table:number-columns-repeated="13"/>
        </table:table-row>
        <table:table-row table:style-name="ro1">
          <table:table-cell table:style-name="ce7" office:value-type="float" office:value="0.127534820958077" calcext:value-type="float">
            <text:p>0.127534820958077,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183" calcext:value-type="float">
            <text:p>75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7" office:value-type="float" office:value="0.127512630833841" calcext:value-type="float">
            <text:p>0.127512630833841,</text:p>
          </table:table-cell>
          <table:table-cell table:number-columns-repeated="13"/>
        </table:table-row>
        <table:table-row table:style-name="ro1">
          <table:table-cell table:style-name="ce7" office:value-type="float" office:value="0.126578100792774" calcext:value-type="float">
            <text:p>0.126578100792774,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" office:value-type="float" office:value="0.126453808136908" calcext:value-type="float">
            <text:p>0.126453808136908,</text:p>
          </table:table-cell>
          <table:table-cell table:number-columns-repeated="13"/>
        </table:table-row>
        <table:table-row table:style-name="ro1">
          <table:table-cell table:style-name="ce7" office:value-type="float" office:value="0.125906779115264" calcext:value-type="float">
            <text:p>0.125906779115264,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96" calcext:value-type="float">
            <text:p>54.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style-name="ce7" office:value-type="float" office:value="0.125541752150875" calcext:value-type="float">
            <text:p>0.125541752150875,</text:p>
          </table:table-cell>
          <table:table-cell table:number-columns-repeated="13"/>
        </table:table-row>
        <table:table-row table:style-name="ro1">
          <table:table-cell table:style-name="ce7" office:value-type="float" office:value="0.125407291991868" calcext:value-type="float">
            <text:p>0.125407291991868,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7.612" calcext:value-type="float">
            <text:p>117.6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ce7" office:value-type="float" office:value="0.125367274518648" calcext:value-type="float">
            <text:p>0.125367274518648,</text:p>
          </table:table-cell>
          <table:table-cell table:number-columns-repeated="13"/>
        </table:table-row>
        <table:table-row table:style-name="ro1">
          <table:table-cell table:style-name="ce7" office:value-type="float" office:value="0.124795460101197" calcext:value-type="float">
            <text:p>0.124795460101197,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27" calcext:value-type="float">
            <text:p>50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style-name="ce7" office:value-type="float" office:value="0.124650513731641" calcext:value-type="float">
            <text:p>0.124650513731641,</text:p>
          </table:table-cell>
          <table:table-cell table:number-columns-repeated="13"/>
        </table:table-row>
        <table:table-row table:style-name="ro1">
          <table:table-cell table:style-name="ce7" office:value-type="float" office:value="0.124292162925608" calcext:value-type="float">
            <text:p>0.124292162925608,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267" calcext:value-type="float">
            <text:p>55.2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7" office:value-type="float" office:value="0.123954593903584" calcext:value-type="float">
            <text:p>0.123954593903584,</text:p>
          </table:table-cell>
          <table:table-cell table:number-columns-repeated="13"/>
        </table:table-row>
        <table:table-row table:style-name="ro1">
          <table:table-cell table:style-name="ce7" office:value-type="float" office:value="0.123146151348728" calcext:value-type="float">
            <text:p>0.123146151348728,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221" calcext:value-type="float">
            <text:p>61.2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7" office:value-type="float" office:value="0.122832892249374" calcext:value-type="float">
            <text:p>0.122832892249374,</text:p>
          </table:table-cell>
          <table:table-cell table:number-columns-repeated="13"/>
        </table:table-row>
        <table:table-row table:style-name="ro1">
          <table:table-cell table:style-name="ce7" office:value-type="float" office:value="0.122791946862844" calcext:value-type="float">
            <text:p>0.122791946862844,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131" calcext:value-type="float">
            <text:p>80.1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table:style-name="ce7" office:value-type="float" office:value="0.120862040227392" calcext:value-type="float">
            <text:p>0.120862040227392,</text:p>
          </table:table-cell>
          <table:table-cell table:number-columns-repeated="13"/>
        </table:table-row>
        <table:table-row table:style-name="ro1">
          <table:table-cell table:style-name="ce7" office:value-type="float" office:value="0.120350985097639" calcext:value-type="float">
            <text:p>0.120350985097639,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095" calcext:value-type="float">
            <text:p>43.0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7" office:value-type="float" office:value="0.11960337140942" calcext:value-type="float">
            <text:p>0.11960337140942,</text:p>
          </table:table-cell>
          <table:table-cell table:number-columns-repeated="13"/>
        </table:table-row>
        <table:table-row table:style-name="ro1">
          <table:table-cell table:style-name="ce7" office:value-type="float" office:value="0.119561263652148" calcext:value-type="float">
            <text:p>0.119561263652148,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032" calcext:value-type="float">
            <text:p>32.0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119127698329899" calcext:value-type="float">
            <text:p>0.119127698329899,</text:p>
          </table:table-cell>
          <table:table-cell table:number-columns-repeated="13"/>
        </table:table-row>
        <table:table-row table:style-name="ro1">
          <table:table-cell table:style-name="ce7" office:value-type="float" office:value="0.119020413748885" calcext:value-type="float">
            <text:p>0.119020413748885,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557" calcext:value-type="float">
            <text:p>77.5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7" office:value-type="float" office:value="0.118268386992151" calcext:value-type="float">
            <text:p>0.118268386992151,</text:p>
          </table:table-cell>
          <table:table-cell table:number-columns-repeated="13"/>
        </table:table-row>
        <table:table-row table:style-name="ro1">
          <table:table-cell table:style-name="ce7" office:value-type="float" office:value="0.118184407092254" calcext:value-type="float">
            <text:p>0.118184407092254,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856" calcext:value-type="float">
            <text:p>93.8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style-name="ce7" office:value-type="float" office:value="0.116596668821929" calcext:value-type="float">
            <text:p>0.116596668821929,</text:p>
          </table:table-cell>
          <table:table-cell table:number-columns-repeated="13"/>
        </table:table-row>
        <table:table-row table:style-name="ro1">
          <table:table-cell table:style-name="ce7" office:value-type="float" office:value="0.116231564075315" calcext:value-type="float">
            <text:p>0.116231564075315,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4.432" calcext:value-type="float">
            <text:p>114.4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7" office:value-type="float" office:value="0.116141888780605" calcext:value-type="float">
            <text:p>0.116141888780605,</text:p>
          </table:table-cell>
          <table:table-cell table:number-columns-repeated="13"/>
        </table:table-row>
        <table:table-row table:style-name="ro1">
          <table:table-cell table:style-name="ce7" office:value-type="float" office:value="0.114596835481837" calcext:value-type="float">
            <text:p>0.114596835481837,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112" calcext:value-type="float">
            <text:p>155.1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7" office:value-type="float" office:value="0.114116546803107" calcext:value-type="float">
            <text:p>0.114116546803107,</text:p>
          </table:table-cell>
          <table:table-cell table:number-columns-repeated="13"/>
        </table:table-row>
        <table:table-row table:style-name="ro1">
          <table:table-cell table:style-name="ce7" office:value-type="float" office:value="0.113065298901978" calcext:value-type="float">
            <text:p>0.113065298901978,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355" calcext:value-type="float">
            <text:p>93.3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7" office:value-type="float" office:value="0.111884621819138" calcext:value-type="float">
            <text:p>0.111884621819138,</text:p>
          </table:table-cell>
          <table:table-cell table:number-columns-repeated="13"/>
        </table:table-row>
        <table:table-row table:style-name="ro1">
          <table:table-cell table:style-name="ce7" office:value-type="float" office:value="0.110915876393944" calcext:value-type="float">
            <text:p>0.110915876393944,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256" calcext:value-type="float">
            <text:p>70.2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style-name="ce7" office:value-type="float" office:value="0.110060456346455" calcext:value-type="float">
            <text:p>0.110060456346455,</text:p>
          </table:table-cell>
          <table:table-cell table:number-columns-repeated="13"/>
        </table:table-row>
        <table:table-row table:style-name="ro1">
          <table:table-cell table:style-name="ce7" office:value-type="float" office:value="0.109655064070529" calcext:value-type="float">
            <text:p>0.109655064070529,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203" calcext:value-type="float">
            <text:p>44.2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style-name="ce7" office:value-type="float" office:value="0.109101149082473" calcext:value-type="float">
            <text:p>0.109101149082473,</text:p>
          </table:table-cell>
          <table:table-cell table:number-columns-repeated="13"/>
        </table:table-row>
        <table:table-row table:style-name="ro1">
          <table:table-cell table:style-name="ce7" office:value-type="float" office:value="0.108403898395473" calcext:value-type="float">
            <text:p>0.108403898395473,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797" calcext:value-type="float">
            <text:p>42.7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style-name="ce7" office:value-type="float" office:value="0.108031924199619" calcext:value-type="float">
            <text:p>0.108031924199619,</text:p>
          </table:table-cell>
          <table:table-cell table:number-columns-repeated="13"/>
        </table:table-row>
        <table:table-row table:style-name="ro1">
          <table:table-cell table:style-name="ce7" office:value-type="float" office:value="0.107631288460492" calcext:value-type="float">
            <text:p>0.107631288460492,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955" calcext:value-type="float">
            <text:p>64.9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7" office:value-type="float" office:value="0.107197410930393" calcext:value-type="float">
            <text:p>0.107197410930393,</text:p>
          </table:table-cell>
          <table:table-cell table:number-columns-repeated="13"/>
        </table:table-row>
        <table:table-row table:style-name="ro1">
          <table:table-cell table:style-name="ce7" office:value-type="float" office:value="0.107118016770631" calcext:value-type="float">
            <text:p>0.107118016770631,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957" calcext:value-type="float">
            <text:p>107.9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7" office:value-type="float" office:value="0.107114739027674" calcext:value-type="float">
            <text:p>0.107114739027674,</text:p>
          </table:table-cell>
          <table:table-cell table:number-columns-repeated="13"/>
        </table:table-row>
        <table:table-row table:style-name="ro1">
          <table:table-cell table:style-name="ce7" office:value-type="float" office:value="0.106591862561061" calcext:value-type="float">
            <text:p>0.106591862561061,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219" calcext:value-type="float">
            <text:p>60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7" office:value-type="float" office:value="0.106545979145043" calcext:value-type="float">
            <text:p>0.106545979145043,</text:p>
          </table:table-cell>
          <table:table-cell table:number-columns-repeated="13"/>
        </table:table-row>
        <table:table-row table:style-name="ro1">
          <table:table-cell table:style-name="ce7" office:value-type="float" office:value="0.10640201865006" calcext:value-type="float">
            <text:p>0.10640201865006,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219" calcext:value-type="float">
            <text:p>71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7" office:value-type="float" office:value="0.106090023677634" calcext:value-type="float">
            <text:p>0.106090023677634,</text:p>
          </table:table-cell>
          <table:table-cell table:number-columns-repeated="13"/>
        </table:table-row>
        <table:table-row table:style-name="ro1">
          <table:table-cell table:style-name="ce7" office:value-type="float" office:value="0.104708220595926" calcext:value-type="float">
            <text:p>0.104708220595926,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228" calcext:value-type="float">
            <text:p>73.2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7" office:value-type="float" office:value="0.103977729863711" calcext:value-type="float">
            <text:p>0.103977729863711,</text:p>
          </table:table-cell>
          <table:table-cell table:number-columns-repeated="13"/>
        </table:table-row>
        <table:table-row table:style-name="ro1">
          <table:table-cell table:style-name="ce7" office:value-type="float" office:value="0.103801113159516" calcext:value-type="float">
            <text:p>0.103801113159516,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259" calcext:value-type="float">
            <text:p>72.2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7" office:value-type="float" office:value="0.103680129135988" calcext:value-type="float">
            <text:p>0.103680129135988,</text:p>
          </table:table-cell>
          <table:table-cell table:number-columns-repeated="13"/>
        </table:table-row>
        <table:table-row table:style-name="ro1">
          <table:table-cell table:style-name="ce7" office:value-type="float" office:value="0.103574456192854" calcext:value-type="float">
            <text:p>0.103574456192854,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3.639" calcext:value-type="float">
            <text:p>83.6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style-name="ce7" office:value-type="float" office:value="0.103543909581649" calcext:value-type="float">
            <text:p>0.103543909581649,</text:p>
          </table:table-cell>
          <table:table-cell table:number-columns-repeated="13"/>
        </table:table-row>
        <table:table-row table:style-name="ro1">
          <table:table-cell table:style-name="ce7" office:value-type="float" office:value="0.10336822182027" calcext:value-type="float">
            <text:p>0.10336822182027,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36" calcext:value-type="float">
            <text:p>55.9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" office:value-type="float" office:value="0.103356545759983" calcext:value-type="float">
            <text:p>0.103356545759983,</text:p>
          </table:table-cell>
          <table:table-cell table:number-columns-repeated="13"/>
        </table:table-row>
        <table:table-row table:style-name="ro1">
          <table:table-cell table:style-name="ce7" office:value-type="float" office:value="0.102875130750073" calcext:value-type="float">
            <text:p>0.102875130750073,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499" calcext:value-type="float">
            <text:p>138.4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style-name="ce7" office:value-type="float" office:value="0.101705120816895" calcext:value-type="float">
            <text:p>0.101705120816895,</text:p>
          </table:table-cell>
          <table:table-cell table:number-columns-repeated="13"/>
        </table:table-row>
        <table:table-row table:style-name="ro1">
          <table:table-cell table:style-name="ce7" office:value-type="float" office:value="0.10120762642055" calcext:value-type="float">
            <text:p>0.10120762642055,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652" calcext:value-type="float">
            <text:p>66.6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7" office:value-type="float" office:value="0.100441218448415" calcext:value-type="float">
            <text:p>0.100441218448415,</text:p>
          </table:table-cell>
          <table:table-cell table:number-columns-repeated="13"/>
        </table:table-row>
        <table:table-row table:style-name="ro1">
          <table:table-cell table:style-name="ce7" office:value-type="float" office:value="0.0996299224046737" calcext:value-type="float">
            <text:p>0.0996299224046737,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424" calcext:value-type="float">
            <text:p>49.4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7" office:value-type="float" office:value="0.0995477247352206" calcext:value-type="float">
            <text:p>0.0995477247352206,</text:p>
          </table:table-cell>
          <table:table-cell table:number-columns-repeated="13"/>
        </table:table-row>
        <table:table-row table:style-name="ro1">
          <table:table-cell table:style-name="ce7" office:value-type="float" office:value="0.0993923794620244" calcext:value-type="float">
            <text:p>0.0993923794620244,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871" calcext:value-type="float">
            <text:p>60.8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7" office:value-type="float" office:value="0.0981320799063212" calcext:value-type="float">
            <text:p>0.0981320799063212,</text:p>
          </table:table-cell>
          <table:table-cell table:number-columns-repeated="13"/>
        </table:table-row>
        <table:table-row table:style-name="ro1">
          <table:table-cell table:style-name="ce7" office:value-type="float" office:value="0.0965706311733783" calcext:value-type="float">
            <text:p>0.0965706311733783,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266" calcext:value-type="float">
            <text:p>76.2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style-name="ce7" office:value-type="float" office:value="0.0964180657019309" calcext:value-type="float">
            <text:p>0.0964180657019309,</text:p>
          </table:table-cell>
          <table:table-cell table:number-columns-repeated="13"/>
        </table:table-row>
        <table:table-row table:style-name="ro1">
          <table:table-cell table:style-name="ce7" office:value-type="float" office:value="0.0962442996397695" calcext:value-type="float">
            <text:p>0.0962442996397695,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51" calcext:value-type="float">
            <text:p>170.4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" office:value-type="float" office:value="0.0959992027004031" calcext:value-type="float">
            <text:p>0.0959992027004031,</text:p>
          </table:table-cell>
          <table:table-cell table:number-columns-repeated="13"/>
        </table:table-row>
        <table:table-row table:style-name="ro1">
          <table:table-cell table:style-name="ce7" office:value-type="float" office:value="0.0958670618104929" calcext:value-type="float">
            <text:p>0.0958670618104929,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445" calcext:value-type="float">
            <text:p>70.4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7" office:value-type="float" office:value="0.095643132277905" calcext:value-type="float">
            <text:p>0.095643132277905,</text:p>
          </table:table-cell>
          <table:table-cell table:number-columns-repeated="13"/>
        </table:table-row>
        <table:table-row table:style-name="ro1">
          <table:table-cell table:style-name="ce7" office:value-type="float" office:value="0.095535903290287" calcext:value-type="float">
            <text:p>0.095535903290287,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76" calcext:value-type="float">
            <text:p>54.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style-name="ce7" office:value-type="float" office:value="0.0954953758292731" calcext:value-type="float">
            <text:p>0.0954953758292731,</text:p>
          </table:table-cell>
          <table:table-cell table:number-columns-repeated="13"/>
        </table:table-row>
        <table:table-row table:style-name="ro1">
          <table:table-cell table:style-name="ce7" office:value-type="float" office:value="0.0941799289907319" calcext:value-type="float">
            <text:p>0.0941799289907319,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248" calcext:value-type="float">
            <text:p>68.2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7" office:value-type="float" office:value="0.0941447363277703" calcext:value-type="float">
            <text:p>0.0941447363277703,</text:p>
          </table:table-cell>
          <table:table-cell table:number-columns-repeated="13"/>
        </table:table-row>
        <table:table-row table:style-name="ro1">
          <table:table-cell table:style-name="ce7" office:value-type="float" office:value="0.093831345715838" calcext:value-type="float">
            <text:p>0.093831345715838,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056" calcext:value-type="float">
            <text:p>57.0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7" office:value-type="float" office:value="0.0936471614616341" calcext:value-type="float">
            <text:p>0.0936471614616341,</text:p>
          </table:table-cell>
          <table:table-cell table:number-columns-repeated="13"/>
        </table:table-row>
        <table:table-row table:style-name="ro1">
          <table:table-cell table:style-name="ce7" office:value-type="float" office:value="0.0936319453783163" calcext:value-type="float">
            <text:p>0.0936319453783163,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431" calcext:value-type="float">
            <text:p>38.4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7" office:value-type="float" office:value="0.0935743226140762" calcext:value-type="float">
            <text:p>0.0935743226140762,</text:p>
          </table:table-cell>
          <table:table-cell table:number-columns-repeated="13"/>
        </table:table-row>
        <table:table-row table:style-name="ro1">
          <table:table-cell table:style-name="ce7" office:value-type="float" office:value="0.0931719534813258" calcext:value-type="float">
            <text:p>0.0931719534813258,</text:p>
          </table:table-cell>
          <table:table-cell table:number-columns-repeated="13"/>
        </table:table-row>
        <table:table-row table:style-name="ro1">
          <table:table-cell table:style-name="ce7" office:value-type="float" office:value="0.0931261550054252" calcext:value-type="float">
            <text:p>0.0931261550054252,</text:p>
          </table:table-cell>
          <table:table-cell table:number-columns-repeated="13"/>
        </table:table-row>
        <table:table-row table:style-name="ro1">
          <table:table-cell table:style-name="ce7" office:value-type="float" office:value="0.0928335103289424" calcext:value-type="float">
            <text:p>0.0928335103289424,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258" calcext:value-type="float">
            <text:p>60.2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7" office:value-type="float" office:value="0.0927451244550426" calcext:value-type="float">
            <text:p>0.0927451244550426,</text:p>
          </table:table-cell>
          <table:table-cell table:number-columns-repeated="13"/>
        </table:table-row>
        <table:table-row table:style-name="ro1">
          <table:table-cell table:style-name="ce7" office:value-type="float" office:value="0.092629707311378" calcext:value-type="float">
            <text:p>0.092629707311378,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0.0925888752968884" calcext:value-type="float">
            <text:p>0.0925888752968884,</text:p>
          </table:table-cell>
          <table:table-cell table:number-columns-repeated="13"/>
        </table:table-row>
        <table:table-row table:style-name="ro1">
          <table:table-cell table:style-name="ce7" office:value-type="float" office:value="0.092033809733687" calcext:value-type="float">
            <text:p>0.092033809733687,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434" calcext:value-type="float">
            <text:p>47.4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7" office:value-type="float" office:value="0.0899687591919207" calcext:value-type="float">
            <text:p>0.0899687591919207,</text:p>
          </table:table-cell>
          <table:table-cell table:number-columns-repeated="13"/>
        </table:table-row>
        <table:table-row table:style-name="ro1">
          <table:table-cell table:style-name="ce7" office:value-type="float" office:value="0.0896367876749604" calcext:value-type="float">
            <text:p>0.0896367876749604,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628" calcext:value-type="float">
            <text:p>36.6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style-name="ce7" office:value-type="float" office:value="0.0894641211818037" calcext:value-type="float">
            <text:p>0.0894641211818037,</text:p>
          </table:table-cell>
          <table:table-cell table:number-columns-repeated="13"/>
        </table:table-row>
        <table:table-row table:style-name="ro1">
          <table:table-cell table:style-name="ce7" office:value-type="float" office:value="0.0894417745074616" calcext:value-type="float">
            <text:p>0.0894417745074616,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6.389" calcext:value-type="float">
            <text:p>146.3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style-name="ce7" office:value-type="float" office:value="0.0892726549066936" calcext:value-type="float">
            <text:p>0.0892726549066936,</text:p>
          </table:table-cell>
          <table:table-cell table:number-columns-repeated="13"/>
        </table:table-row>
        <table:table-row table:style-name="ro1">
          <table:table-cell table:style-name="ce7" office:value-type="float" office:value="0.0888513690359894" calcext:value-type="float">
            <text:p>0.0888513690359894,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941" calcext:value-type="float">
            <text:p>52.9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style-name="ce7" office:value-type="float" office:value="0.0885110370691589" calcext:value-type="float">
            <text:p>0.0885110370691589,</text:p>
          </table:table-cell>
          <table:table-cell table:number-columns-repeated="13"/>
        </table:table-row>
        <table:table-row table:style-name="ro1">
          <table:table-cell table:style-name="ce7" office:value-type="float" office:value="0.088201382155555" calcext:value-type="float">
            <text:p>0.088201382155555,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167" calcext:value-type="float">
            <text:p>72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7" office:value-type="float" office:value="0.0873883869436209" calcext:value-type="float">
            <text:p>0.0873883869436209,</text:p>
          </table:table-cell>
          <table:table-cell table:number-columns-repeated="13"/>
        </table:table-row>
        <table:table-row table:style-name="ro1">
          <table:table-cell table:style-name="ce7" office:value-type="float" office:value="0.0867745983539159" calcext:value-type="float">
            <text:p>0.0867745983539159,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974" calcext:value-type="float">
            <text:p>31.9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style-name="ce7" office:value-type="float" office:value="0.0866746778966743" calcext:value-type="float">
            <text:p>0.0866746778966743,</text:p>
          </table:table-cell>
          <table:table-cell table:number-columns-repeated="13"/>
        </table:table-row>
        <table:table-row table:style-name="ro1">
          <table:table-cell table:style-name="ce7" office:value-type="float" office:value="0.0860276442252683" calcext:value-type="float">
            <text:p>0.0860276442252683,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373" calcext:value-type="float">
            <text:p>32.3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table:style-name="ce7" office:value-type="float" office:value="0.0858385336965917" calcext:value-type="float">
            <text:p>0.0858385336965917,</text:p>
          </table:table-cell>
          <table:table-cell table:number-columns-repeated="13"/>
        </table:table-row>
        <table:table-row table:style-name="ro1">
          <table:table-cell table:style-name="ce7" office:value-type="float" office:value="0.0852492481530387" calcext:value-type="float">
            <text:p>0.0852492481530387,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7" office:value-type="float" office:value="0.0850255975166814" calcext:value-type="float">
            <text:p>0.0850255975166814,</text:p>
          </table:table-cell>
          <table:table-cell table:number-columns-repeated="13"/>
        </table:table-row>
        <table:table-row table:style-name="ro1">
          <table:table-cell table:style-name="ce7" office:value-type="float" office:value="0.0844328690057328" calcext:value-type="float">
            <text:p>0.0844328690057328,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7" office:value-type="float" office:value="0.0840231869268582" calcext:value-type="float">
            <text:p>0.0840231869268582,</text:p>
          </table:table-cell>
          <table:table-cell table:number-columns-repeated="13"/>
        </table:table-row>
        <table:table-row table:style-name="ro1">
          <table:table-cell table:style-name="ce7" office:value-type="float" office:value="0.0834421204473834" calcext:value-type="float">
            <text:p>0.0834421204473834,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687" calcext:value-type="float">
            <text:p>63.6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7" office:value-type="float" office:value="0.0831958060172244" calcext:value-type="float">
            <text:p>0.0831958060172244,</text:p>
          </table:table-cell>
          <table:table-cell table:number-columns-repeated="13"/>
        </table:table-row>
        <table:table-row table:style-name="ro1">
          <table:table-cell table:style-name="ce7" office:value-type="float" office:value="0.0828264956027258" calcext:value-type="float">
            <text:p>0.0828264956027258,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964" calcext:value-type="float">
            <text:p>31.9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7" office:value-type="float" office:value="0.0811229258285806" calcext:value-type="float">
            <text:p>0.0811229258285806,</text:p>
          </table:table-cell>
          <table:table-cell table:number-columns-repeated="13"/>
        </table:table-row>
        <table:table-row table:style-name="ro1">
          <table:table-cell table:style-name="ce7" office:value-type="float" office:value="0.0742783461503471" calcext:value-type="float">
            <text:p>0.0742783461503471,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111" calcext:value-type="float">
            <text:p>51.1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7" office:value-type="float" office:value="0.0742421343707278" calcext:value-type="float">
            <text:p>0.0742421343707278,</text:p>
          </table:table-cell>
          <table:table-cell table:number-columns-repeated="13"/>
        </table:table-row>
        <table:table-row table:style-name="ro1">
          <table:table-cell table:style-name="ce7" office:value-type="float" office:value="0.0723162906656327" calcext:value-type="float">
            <text:p>0.0723162906656327,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618" calcext:value-type="float">
            <text:p>68.6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7" office:value-type="float" office:value="0.0722026758147454" calcext:value-type="float">
            <text:p>0.0722026758147454,</text:p>
          </table:table-cell>
          <table:table-cell table:number-columns-repeated="13"/>
        </table:table-row>
        <table:table-row table:style-name="ro1">
          <table:table-cell table:style-name="ce7" office:value-type="float" office:value="0.0720581508258977" calcext:value-type="float">
            <text:p>0.0720581508258977,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279" calcext:value-type="float">
            <text:p>54.2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7" office:value-type="float" office:value="0.0711605917280433" calcext:value-type="float">
            <text:p>0.0711605917280433,</text:p>
          </table:table-cell>
          <table:table-cell table:number-columns-repeated="13"/>
        </table:table-row>
        <table:table-row table:style-name="ro1">
          <table:table-cell table:style-name="ce7" office:value-type="float" office:value="0.0709505418749323" calcext:value-type="float">
            <text:p>0.0709505418749323,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638" calcext:value-type="float">
            <text:p>68.6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7" office:value-type="float" office:value="0.0704544714783317" calcext:value-type="float">
            <text:p>0.0704544714783317,</text:p>
          </table:table-cell>
          <table:table-cell table:number-columns-repeated="13"/>
        </table:table-row>
        <table:table-row table:style-name="ro1">
          <table:table-cell table:style-name="ce7" office:value-type="float" office:value="0.0700711375219409" calcext:value-type="float">
            <text:p>0.0700711375219409,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273" calcext:value-type="float">
            <text:p>60.2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7" office:value-type="float" office:value="0.069865454998661" calcext:value-type="float">
            <text:p>0.069865454998661,</text:p>
          </table:table-cell>
          <table:table-cell table:number-columns-repeated="13"/>
        </table:table-row>
        <table:table-row table:style-name="ro1">
          <table:table-cell table:style-name="ce7" office:value-type="float" office:value="0.0694878274179622" calcext:value-type="float">
            <text:p>0.0694878274179622,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248" calcext:value-type="float">
            <text:p>92.2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style-name="ce7" office:value-type="float" office:value="0.0692929327181613" calcext:value-type="float">
            <text:p>0.0692929327181613,</text:p>
          </table:table-cell>
          <table:table-cell table:number-columns-repeated="13"/>
        </table:table-row>
        <table:table-row table:style-name="ro1">
          <table:table-cell table:style-name="ce7" office:value-type="float" office:value="0.0688023223545731" calcext:value-type="float">
            <text:p>0.0688023223545731,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7" office:value-type="float" office:value="0.0683109985306718" calcext:value-type="float">
            <text:p>0.0683109985306718,</text:p>
          </table:table-cell>
          <table:table-cell table:number-columns-repeated="13"/>
        </table:table-row>
        <table:table-row table:style-name="ro1">
          <table:table-cell table:style-name="ce7" office:value-type="float" office:value="0.0679621806237574" calcext:value-type="float">
            <text:p>0.0679621806237574,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1.777" calcext:value-type="float">
            <text:p>111.7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" office:value-type="float" office:value="0.0668765934765858" calcext:value-type="float">
            <text:p>0.0668765934765858,</text:p>
          </table:table-cell>
          <table:table-cell table:number-columns-repeated="13"/>
        </table:table-row>
        <table:table-row table:style-name="ro1">
          <table:table-cell table:style-name="ce7" office:value-type="float" office:value="0.066382198837136" calcext:value-type="float">
            <text:p>0.066382198837136,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321" calcext:value-type="float">
            <text:p>72.3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7" office:value-type="float" office:value="0.0661021028338826" calcext:value-type="float">
            <text:p>0.0661021028338826,</text:p>
          </table:table-cell>
          <table:table-cell table:number-columns-repeated="13"/>
        </table:table-row>
        <table:table-row table:style-name="ro1">
          <table:table-cell table:style-name="ce7" office:value-type="float" office:value="0.0652172417806263" calcext:value-type="float">
            <text:p>0.0652172417806263,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585" calcext:value-type="float">
            <text:p>61.5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style-name="ce7" office:value-type="float" office:value="0.0647884897177598" calcext:value-type="float">
            <text:p>0.0647884897177598,</text:p>
          </table:table-cell>
          <table:table-cell table:number-columns-repeated="13"/>
        </table:table-row>
        <table:table-row table:style-name="ro1">
          <table:table-cell table:style-name="ce7" office:value-type="float" office:value="0.0644693847023792" calcext:value-type="float">
            <text:p>0.0644693847023792,</text:p>
          </table:table-cell>
          <table:table-cell table:number-columns-repeated="13"/>
        </table:table-row>
        <table:table-row table:style-name="ro1">
          <table:table-cell table:style-name="ce7" office:value-type="float" office:value="0.0639951170360842" calcext:value-type="float">
            <text:p>0.0639951170360842,</text:p>
          </table:table-cell>
          <table:table-cell table:number-columns-repeated="13"/>
        </table:table-row>
        <table:table-row table:style-name="ro1">
          <table:table-cell table:style-name="ce7" office:value-type="float" office:value="0.0636980927192798" calcext:value-type="float">
            <text:p>0.0636980927192798,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343" calcext:value-type="float">
            <text:p>42.3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style-name="ce7" office:value-type="float" office:value="0.0625956590816124" calcext:value-type="float">
            <text:p>0.0625956590816124,</text:p>
          </table:table-cell>
          <table:table-cell table:number-columns-repeated="13"/>
        </table:table-row>
        <table:table-row table:style-name="ro1">
          <table:table-cell table:style-name="ce7" office:value-type="float" office:value="0.0625763079309927" calcext:value-type="float">
            <text:p>0.0625763079309927,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771" calcext:value-type="float">
            <text:p>51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7" office:value-type="float" office:value="0.0623215726823645" calcext:value-type="float">
            <text:p>0.0623215726823645,</text:p>
          </table:table-cell>
          <table:table-cell table:number-columns-repeated="13"/>
        </table:table-row>
        <table:table-row table:style-name="ro1">
          <table:table-cell table:style-name="ce7" office:value-type="float" office:value="0.0591024185075995" calcext:value-type="float">
            <text:p>0.0591024185075995,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891" calcext:value-type="float">
            <text:p>28.8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style-name="ce7" office:value-type="float" office:value="0.0586678105576066" calcext:value-type="float">
            <text:p>0.0586678105576066,</text:p>
          </table:table-cell>
          <table:table-cell table:number-columns-repeated="13"/>
        </table:table-row>
        <table:table-row table:style-name="ro1">
          <table:table-cell table:style-name="ce7" office:value-type="float" office:value="0.0574105126591373" calcext:value-type="float">
            <text:p>0.0574105126591373,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486" calcext:value-type="float">
            <text:p>68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style-name="ce7" office:value-type="float" office:value="0.0571729763396878" calcext:value-type="float">
            <text:p>0.0571729763396878,</text:p>
          </table:table-cell>
          <table:table-cell table:number-columns-repeated="13"/>
        </table:table-row>
        <table:table-row table:style-name="ro1">
          <table:table-cell table:style-name="ce7" office:value-type="float" office:value="0.0567277263612365" calcext:value-type="float">
            <text:p>0.0567277263612365,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7" office:value-type="float" office:value="0.0564309488757786" calcext:value-type="float">
            <text:p>0.0564309488757786,</text:p>
          </table:table-cell>
          <table:table-cell table:number-columns-repeated="13"/>
        </table:table-row>
        <table:table-row table:style-name="ro1">
          <table:table-cell table:style-name="ce7" office:value-type="float" office:value="0.055543514046672" calcext:value-type="float">
            <text:p>0.055543514046672,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149" calcext:value-type="float">
            <text:p>58.1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7" office:value-type="float" office:value="0.0549826105736262" calcext:value-type="float">
            <text:p>0.0549826105736262,</text:p>
          </table:table-cell>
          <table:table-cell table:number-columns-repeated="13"/>
        </table:table-row>
        <table:table-row table:style-name="ro1">
          <table:table-cell table:style-name="ce7" office:value-type="float" office:value="0.0544078814033799" calcext:value-type="float">
            <text:p>0.0544078814033799,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4.694" calcext:value-type="float">
            <text:p>134.6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7" office:value-type="float" office:value="0.0540735774191425" calcext:value-type="float">
            <text:p>0.0540735774191425,</text:p>
          </table:table-cell>
          <table:table-cell table:number-columns-repeated="13"/>
        </table:table-row>
        <table:table-row table:style-name="ro1">
          <table:table-cell table:style-name="ce7" office:value-type="float" office:value="0.0513907032187611" calcext:value-type="float">
            <text:p>0.0513907032187611,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3.91" calcext:value-type="float">
            <text:p>143.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7" office:value-type="float" office:value="0.0494863989917249" calcext:value-type="float">
            <text:p>0.0494863989917249,</text:p>
          </table:table-cell>
          <table:table-cell table:number-columns-repeated="13"/>
        </table:table-row>
        <table:table-row table:style-name="ro1">
          <table:table-cell table:style-name="ce7" office:value-type="float" office:value="0.0488308350013877" calcext:value-type="float">
            <text:p>0.0488308350013877,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.562" calcext:value-type="float">
            <text:p>20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style-name="ce7" office:value-type="float" office:value="0.0478253752961244" calcext:value-type="float">
            <text:p>0.0478253752961244,</text:p>
          </table:table-cell>
          <table:table-cell table:number-columns-repeated="13"/>
        </table:table-row>
        <table:table-row table:style-name="ro1">
          <table:table-cell table:style-name="ce7" office:value-type="float" office:value="0.0472282850738282" calcext:value-type="float">
            <text:p>0.0472282850738282,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673" calcext:value-type="float">
            <text:p>104.6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7" office:value-type="float" office:value="0.0441742436756609" calcext:value-type="float">
            <text:p>0.0441742436756609,</text:p>
          </table:table-cell>
          <table:table-cell table:number-columns-repeated="13"/>
        </table:table-row>
        <table:table-row table:style-name="ro1">
          <table:table-cell table:style-name="ce7" office:value-type="float" office:value="0.0436943674883583" calcext:value-type="float">
            <text:p>0.0436943674883583,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442" calcext:value-type="float">
            <text:p>56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7" office:value-type="float" office:value="0.0431705868143517" calcext:value-type="float">
            <text:p>0.0431705868143517,</text:p>
          </table:table-cell>
          <table:table-cell table:number-columns-repeated="13"/>
        </table:table-row>
        <table:table-row table:style-name="ro1">
          <table:table-cell table:style-name="ce7" office:value-type="float" office:value="0.0420930830269661" calcext:value-type="float">
            <text:p>0.0420930830269661,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371" calcext:value-type="float">
            <text:p>100.3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7" office:value-type="float" office:value="0.041471717444761" calcext:value-type="float">
            <text:p>0.041471717444761,</text:p>
          </table:table-cell>
          <table:table-cell table:number-columns-repeated="13"/>
        </table:table-row>
        <table:table-row table:style-name="ro1">
          <table:table-cell table:style-name="ce7" office:value-type="float" office:value="0.0400313153461074" calcext:value-type="float">
            <text:p>0.0400313153461074,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068" calcext:value-type="float">
            <text:p>31.0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7" office:value-type="float" office:value="0.0375106859230723" calcext:value-type="float">
            <text:p>0.0375106859230723,</text:p>
          </table:table-cell>
          <table:table-cell table:number-columns-repeated="13"/>
        </table:table-row>
        <table:table-row table:style-name="ro1">
          <table:table-cell table:style-name="ce7" office:value-type="float" office:value="0.0372739366294539" calcext:value-type="float">
            <text:p>0.0372739366294539,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89" calcext:value-type="float">
            <text:p>55.9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style-name="ce7" office:value-type="float" office:value="0.0356685249152111" calcext:value-type="float">
            <text:p>0.0356685249152111,</text:p>
          </table:table-cell>
          <table:table-cell table:number-columns-repeated="13"/>
        </table:table-row>
        <table:table-row table:style-name="ro1">
          <table:table-cell table:style-name="ce7" office:value-type="float" office:value="0.0355882948283437" calcext:value-type="float">
            <text:p>0.0355882948283437,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348" calcext:value-type="float">
            <text:p>61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7" office:value-type="float" office:value="0.0260122369455207" calcext:value-type="float">
            <text:p>0.0260122369455207,</text:p>
          </table:table-cell>
          <table:table-cell table:number-columns-repeated="13"/>
        </table:table-row>
        <table:table-row table:style-name="ro1">
          <table:table-cell table:style-name="ce7" office:value-type="float" office:value="0.0237712915031008" calcext:value-type="float">
            <text:p>0.0237712915031008,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801" calcext:value-type="float">
            <text:p>106.8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style-name="ce7" office:value-type="float" office:value="0.0226159054007535" calcext:value-type="float">
            <text:p>0.0226159054007535,</text:p>
          </table:table-cell>
          <table:table-cell table:number-columns-repeated="13"/>
        </table:table-row>
        <table:table-row table:style-name="ro1">
          <table:table-cell table:style-name="ce7" office:value-type="float" office:value="0.0223676633680725" calcext:value-type="float">
            <text:p>0.0223676633680725,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967" calcext:value-type="float">
            <text:p>53.9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7" office:value-type="float" office:value="0.0210298760413519" calcext:value-type="float">
            <text:p>0.0210298760413519,</text:p>
          </table:table-cell>
          <table:table-cell table:number-columns-repeated="13"/>
        </table:table-row>
        <table:table-row table:style-name="ro1">
          <table:table-cell table:style-name="ce7" office:value-type="float" office:value="0.0158076000474416" calcext:value-type="float">
            <text:p>0.0158076000474416,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513" calcext:value-type="float">
            <text:p>34.5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style-name="ce7" office:value-type="float" office:value="0.0134673098546845" calcext:value-type="float">
            <text:p>0.0134673098546845,</text:p>
          </table:table-cell>
          <table:table-cell table:number-columns-repeated="13"/>
        </table:table-row>
        <table:table-row table:style-name="ro1">
          <table:table-cell table:style-name="ce7" office:value-type="float" office:value="0.0119181070118835" calcext:value-type="float">
            <text:p>0.0119181070118835,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792" calcext:value-type="float">
            <text:p>33.7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102" calcext:value-type="float">
            <text:p>73.1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205" calcext:value-type="float">
            <text:p>97.2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42" calcext:value-type="float">
            <text:p>55.7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204" calcext:value-type="float">
            <text:p>81.2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109" calcext:value-type="float">
            <text:p>52.1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6" calcext:value-type="float">
            <text:p>46.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816" calcext:value-type="float">
            <text:p>93.8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649" calcext:value-type="float">
            <text:p>55.6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.74" calcext:value-type="float">
            <text:p>22.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489" calcext:value-type="float">
            <text:p>33.4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281" calcext:value-type="float">
            <text:p>176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294" calcext:value-type="float">
            <text:p>32.2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074" calcext:value-type="float">
            <text:p>60.0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627" calcext:value-type="float">
            <text:p>55.6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8" calcext:value-type="float">
            <text:p>42.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588" calcext:value-type="float">
            <text:p>194.5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424" calcext:value-type="float">
            <text:p>43.4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766" calcext:value-type="float">
            <text:p>85.7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424" calcext:value-type="float">
            <text:p>78.4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581" calcext:value-type="float">
            <text:p>43.5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069" calcext:value-type="float">
            <text:p>62.0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4.908" calcext:value-type="float">
            <text:p>174.9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961" calcext:value-type="float">
            <text:p>69.9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717" calcext:value-type="float">
            <text:p>56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4.184" calcext:value-type="float">
            <text:p>174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</table:table>
      <table:table table:name="24.3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2</text:p>
          </table:table-cell>
          <table:table-cell/>
        </table:table-row>
        <table:table-row table:style-name="ro1">
          <table:table-cell office:value-type="string" calcext:value-type="string">
            <text:p>init_h_b_c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it_hoist_l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it_limi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mit_decay</text:p>
          </table:table-cell>
          <table:table-cell office:value-type="float" office:value="0.998" calcext:value-type="float">
            <text:p>0.998</text:p>
          </table:table-cell>
          <table:table-cell/>
        </table:table-row>
        <table:table-row table:style-name="ro1">
          <table:table-cell office:value-type="string" calcext:value-type="string">
            <text:p>limit_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a_state</text:p>
          </table:table-cell>
          <table:table-cell table:style-name="ce4" office:value-type="string" calcext:value-type="string">
            <text:p>1, 8</text:p>
          </table:table-cell>
          <table:table-cell/>
        </table:table-row>
        <table:table-row table:style-name="ro1">
          <table:table-cell office:value-type="string" calcext:value-type="string">
            <text:p>max_speed</text:p>
          </table:table-cell>
          <table:table-cell office:value-type="string" calcext:value-type="string">
            <text:p>9/60</text:p>
          </table:table-cell>
          <table:table-cell/>
        </table:table-row>
        <table:table-row table:style-name="ro1">
          <table:table-cell office:value-type="string" calcext:value-type="string">
            <text:p>ramp_up</text:p>
          </table:table-cell>
          <table:table-cell office:value-type="string" calcext:value-type="string">
            <text:p>3s to half max</text:p>
          </table:table-cell>
          <table:table-cell/>
        </table:table-row>
        <table:table-row table:style-name="ro1">
          <table:table-cell office:value-type="string" calcext:value-type="string">
            <text:p>accl</text:p>
          </table:table-cell>
          <table:table-cell office:value-type="string" calcext:value-type="string">
            <text:p>(4.5/60)/3</text:p>
          </table:table-cell>
          <table:table-cell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0.2s</text:p>
          </table:table-cell>
          <table:table-cell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600s</text:p>
          </table:table-cell>
          <table:table-cell/>
        </table:table-row>
        <table:table-row table:style-name="ro1">
          <table:table-cell office:value-type="string" calcext:value-type="string">
            <text:p>reimpact_step</text:p>
          </table:table-cell>
          <table:table-cell office:value-type="string" calcext:value-type="string">
            <text:p>300 steps</text:p>
          </table:table-cell>
          <table:table-cell/>
        </table:table-row>
        <table:table-row table:style-name="ro1">
          <table:table-cell table:style-name="ce1" office:value-type="string" calcext:value-type="string">
            <text:p>ramp up for extra payout</text:p>
          </table:table-cell>
          <table:table-cell table:style-name="ce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ate len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cur_d_cb + cur_speed+ pred+ wave_heights</text:p>
          </table:table-cell>
        </table:table-row>
        <table:table-row table:style-name="ro3">
          <table:table-cell office:value-type="string" calcext:value-type="string">
            <text:p>resp</text:p>
          </table:table-cell>
          <table:table-cell table:style-name="ce1" office:value-type="string" calcext:value-type="string">
            <text:p>changes of initial distance ct and barge</text:p>
          </table:table-cell>
          <table:table-cell office:value-type="string" calcext:value-type="string">
            <text:p>“relative_motion.stf_plt”</text:p>
          </table:table-cell>
        </table:table-row>
        <table:table-row table:style-name="ro1">
          <table:table-cell office:value-type="string" calcext:value-type="string">
            <text:p>pred_len</text:p>
          </table:table-cell>
          <table:table-cell office:value-type="string" calcext:value-type="string">
            <text:p>15s</text:p>
          </table:table-cell>
          <table:table-cell/>
        </table:table-row>
        <table:table-row table:style-name="ro3">
          <table:table-cell office:value-type="string" calcext:value-type="string">
            <text:p>pred</text:p>
          </table:table-cell>
          <table:table-cell table:style-name="ce1" office:value-type="string" calcext:value-type="string">
            <text:p>cur_d_cb + timetrace of resp</text:p>
          </table:table-cell>
          <table:table-cell/>
        </table:table-row>
        <table:table-row table:style-name="ro1">
          <table:table-cell table:style-name="ce1" office:value-type="string" calcext:value-type="string">
            <text:p>num_wave_heigh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el</text:p>
          </table:table-cell>
          <table:table-cell table:style-name="ce6" office:value-type="string" calcext:value-type="string">
            <text:p>Vel&lt;0.5;min(10 * 1 / vel, 200)</text:p>
          </table:table-cell>
          <table:table-cell table:style-name="ce1" office:value-type="string" calcext:value-type="string">
            <text:p>Vel Else: -30</text:p>
          </table:table-cell>
        </table:table-row>
        <table:table-row table:style-name="ro1">
          <table:table-cell office:value-type="string" calcext:value-type="string">
            <text:p>touch limit</text:p>
          </table:table-cell>
          <table:table-cell table:style-name="ce1" office:value-type="string" calcext:value-type="string">
            <text:p>touch limit: -20</text:p>
          </table:table-cell>
          <table:table-cell/>
        </table:table-row>
        <table:table-row table:style-name="ro1">
          <table:table-cell office:value-type="string" calcext:value-type="string">
            <text:p>reimpact</text:p>
          </table:table-cell>
          <table:table-cell table:style-name="ce1" office:value-type="string" calcext:value-type="string">
            <text:p>Reimpact: -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 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 barg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trai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"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/>
        </table:table-row>
      </table:table>
      <table:named-expressions/>
      <table:database-ranges>
        <table:database-range table:name="__Anonymous_Sheet_DB__0" table:target-range-address="'24.1'.K1:'24.1'.K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4.2 on hs1, tp8'.F1:'24.2 on hs1, tp8'.F1000" table:display-filter-buttons="true"/>
        <table:database-range table:name="__Anonymous_Sheet_DB__4" table:target-range-address="'24.2 on hs1.5, tp8'.F1:'24.2 on hs1.5, tp8'.F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0:46:39.316973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8:26:19.693312712</meta:creation-date>
    <dc:date>2018-06-07T11:46:08.341268197</dc:date>
    <meta:editing-duration>PT10H57M31S</meta:editing-duration>
    <meta:editing-cycles>27</meta:editing-cycles>
    <meta:generator>LibreOffice/5.1.6.2$Linux_X86_64 LibreOffice_project/10m0$Build-2</meta:generator>
    <meta:document-statistic meta:table-count="6" meta:cell-count="13993" meta:object-count="0"/>
  </office:meta>
</office:document-meta>
</file>